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83.34pt"/>
    </style:style>
    <style:style style:name="co5" style:family="table-column">
      <style:table-column-properties fo:break-before="auto" style:column-width="129.4pt"/>
    </style:style>
    <style:style style:name="co6" style:family="table-column">
      <style:table-column-properties fo:break-before="auto" style:column-width="134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igarette_20__26__20_Vaping_20_Data">
      <style:table-properties table:display="true" style:writing-mode="lr-tb"/>
    </style:style>
    <style:style style:name="ta2" style:family="table" style:master-page-name="PageStyle_5f_Darth_20_Vapor">
      <style:table-properties table:display="true" style:writing-mode="lr-tb"/>
    </style:style>
    <style:style style:name="ta3" style:family="table" style:master-page-name="PageStyle_5f_Above_20_or_20_Under_20_the_20_Influence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PageStyle_5f_Rippl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d9e1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d9e1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9e1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garette &amp; Vaping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4" table:number-rows-spanned="1">
            <text:p>8th Graders</text:p>
          </table:table-cell>
          <table:covered-table-cell table:number-columns-repeated="2" table:style-name="ce22"/>
          <table:covered-table-cell table:style-name="ce23"/>
          <table:table-cell table:style-name="ce14" office:value-type="string" calcext:value-type="string" table:number-columns-spanned="4" table:number-rows-spanned="1">
            <text:p>10th Graders</text:p>
          </table:table-cell>
          <table:covered-table-cell table:number-columns-repeated="2" table:style-name="ce22"/>
          <table:covered-table-cell table:style-name="ce23"/>
          <table:table-cell table:style-name="ce14" office:value-type="string" calcext:value-type="string" table:number-columns-spanned="4" table:number-rows-spanned="1">
            <text:p>12th Graders</text:p>
          </table:table-cell>
          <table:covered-table-cell table:number-columns-repeated="2" table:style-name="ce22"/>
          <table:covered-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17" calcext:value-type="float">
            <text:p>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17" calcext:value-type="float">
            <text:p>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17" calcext:value-type="float">
            <text:p>2017</text:p>
          </table:table-cell>
          <table:table-cell table:style-name="ce14" office:value-type="float" office:value="2018" calcext:value-type="float">
            <text:p>20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ny Vaping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17.5" calcext:value-type="float">
            <text:p>17.5</text:p>
          </table:table-cell>
          <table:table-cell table:style-name="ce15" office:value-type="float" office:value="18.5" calcext:value-type="float">
            <text:p>18.5</text:p>
          </table:table-cell>
          <table:table-cell table:style-name="ce24" office:value-type="string" calcext:value-type="string">
            <text:p>[21.50]</text:p>
          </table:table-cell>
          <table:table-cell table:style-name="ce15" office:value-type="float" office:value="32.8" calcext:value-type="float">
            <text:p>32.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.9" calcext:value-type="float">
            <text:p>30.9</text:p>
          </table:table-cell>
          <table:table-cell table:style-name="ce24" office:value-type="string" calcext:value-type="string">
            <text:p>[36.90]</text:p>
          </table:table-cell>
          <table:table-cell table:style-name="ce15" office:value-type="float" office:value="35.5" calcext:value-type="float">
            <text:p>35.5</text:p>
          </table:table-cell>
          <table:table-cell table:style-name="ce15" office:value-type="float" office:value="33.8" calcext:value-type="float">
            <text:p>33.8</text:p>
          </table:table-cell>
          <table:table-cell table:style-name="ce15" office:value-type="float" office:value="35.8" calcext:value-type="float">
            <text:p>35.8</text:p>
          </table:table-cell>
          <table:table-cell table:style-name="ce24" office:value-type="string" calcext:value-type="string">
            <text:p>[42.50]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igarettes</text:p>
          </table:table-cell>
          <table:table-cell table:style-name="ce15" office:value-type="float" office:value="13.3" calcext:value-type="float">
            <text:p>13.3</text:p>
          </table:table-cell>
          <table:table-cell table:style-name="ce15" office:value-type="string" calcext:value-type="string">
            <text:p>[9.80]</text:p>
          </table:table-cell>
          <table:table-cell table:style-name="ce15" office:value-type="float" office:value="9.4" calcext:value-type="float">
            <text:p>9.4</text:p>
          </table:table-cell>
          <table:table-cell table:style-name="ce24" office:value-type="float" office:value="9.1" calcext:value-type="float">
            <text:p>9.1</text:p>
          </table:table-cell>
          <table:table-cell table:style-name="ce15" office:value-type="string" calcext:value-type="string">
            <text:p>[19.90]</text:p>
          </table:table-cell>
          <table:table-cell table:style-name="ce15" office:value-type="string" calcext:value-type="string">
            <text:p>[17.50]</text:p>
          </table:table-cell>
          <table:table-cell table:style-name="ce15" office:value-type="float" office:value="15.9" calcext:value-type="float">
            <text:p>15.9</text:p>
          </table:table-cell>
          <table:table-cell table:style-name="ce24" office:value-type="float" office:value="16" calcext:value-type="float">
            <text:p>16</text:p>
          </table:table-cell>
          <table:table-cell table:style-name="ce15" office:value-type="string" calcext:value-type="string">
            <text:p>[31.10]</text:p>
          </table:table-cell>
          <table:table-cell table:style-name="ce15" office:value-type="string" calcext:value-type="string">
            <text:p>[28.30]</text:p>
          </table:table-cell>
          <table:table-cell table:style-name="ce15" office:value-type="float" office:value="26.6" calcext:value-type="float">
            <text:p>26.6</text:p>
          </table:table-cell>
          <table:table-cell table:style-name="ce24" office:value-type="string" calcext:value-type="string">
            <text:p>[23.80]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Cigarette &amp; Vaping Data'.K27" table:end-x="13.32pt" table:end-y="7.48pt" draw:z-index="0" draw:name="Chart 1" draw:style-name="gr1" draw:text-style-name="P1" svg:width="449.97pt" svg:height="278.22pt" svg:x="44.25pt" svg:y="12.76pt">
              <draw:object draw:notify-on-update-of-ranges="'Cigarette &amp; Vaping Data'.A12:'Cigarette &amp; Vaping Data'.A15 'Cigarette &amp; Vaping Data'.B11:'Cigarette &amp; Vaping Data'.B11 'Cigarette &amp; Vaping Data'.B12:'Cigarette &amp; Vaping Data'.B15 'Cigarette &amp; Vaping Data'.C11:'Cigarette &amp; Vaping Data'.C11 'Cigarette &amp; Vaping Data'.C12:'Cigarette &amp; Vaping Data'.C15 'Cigarette &amp; Vaping Data'.D11:'Cigarette &amp; Vaping Data'.D11 'Cigarette &amp; Vaping Data'.D12:'Cigarette &amp; Vaping Data'.D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Cigarette &amp; Vaping Data'.Q27" table:end-x="49.21pt" table:end-y="7.48pt" draw:z-index="1" draw:name="Chart 2" draw:style-name="gr1" draw:text-style-name="P1" svg:width="449.97pt" svg:height="278.22pt" svg:x="0pt" svg:y="12.76pt">
              <draw:object draw:notify-on-update-of-ranges="'Cigarette &amp; Vaping Data'.A24:'Cigarette &amp; Vaping Data'.A26 'Cigarette &amp; Vaping Data'.B22:'Cigarette &amp; Vaping Data'.B23 'Cigarette &amp; Vaping Data'.B24:'Cigarette &amp; Vaping Data'.B26 'Cigarette &amp; Vaping Data'.C22:'Cigarette &amp; Vaping Data'.C23 'Cigarette &amp; Vaping Data'.C24:'Cigarette &amp; Vaping Data'.C26 'Cigarette &amp; Vaping Data'.D22:'Cigarette &amp; Vaping Data'.D23 'Cigarette &amp; Vaping Data'.D24:'Cigarette &amp; Vaping Data'.D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Cigarrettes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8th Graders</text:p>
          </table:table-cell>
          <table:table-cell table:style-name="ce16" office:value-type="string" calcext:value-type="string">
            <text:p>10th Grader</text:p>
          </table:table-cell>
          <table:table-cell table:style-name="ce16" office:value-type="string" calcext:value-type="string">
            <text:p>12th Graders</text:p>
          </table:table-cell>
          <table:table-cell table:number-columns-repeated="1020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17" office:value-type="percentage" office:value="0.133" calcext:value-type="percentage">
            <text:p>13.30%</text:p>
          </table:table-cell>
          <table:table-cell table:style-name="ce17" office:value-type="percentage" office:value="0.199" calcext:value-type="percentage">
            <text:p>19.90%</text:p>
          </table:table-cell>
          <table:table-cell table:style-name="ce17" office:value-type="percentage" office:value="0.311" calcext:value-type="percentage">
            <text:p>31.10%</text:p>
          </table:table-cell>
          <table:table-cell table:number-columns-repeated="1020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17" office:value-type="percentage" office:value="0.098" calcext:value-type="percentage">
            <text:p>9.80%</text:p>
          </table:table-cell>
          <table:table-cell table:style-name="ce17" office:value-type="percentage" office:value="0.175" calcext:value-type="percentage">
            <text:p>17.50%</text:p>
          </table:table-cell>
          <table:table-cell table:style-name="ce17" office:value-type="percentage" office:value="0.283" calcext:value-type="percentage">
            <text:p>28.30%</text:p>
          </table:table-cell>
          <table:table-cell table:number-columns-repeated="1020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7" office:value-type="percentage" office:value="0.094" calcext:value-type="percentage">
            <text:p>9.40%</text:p>
          </table:table-cell>
          <table:table-cell table:style-name="ce17" office:value-type="percentage" office:value="0.159" calcext:value-type="percentage">
            <text:p>15.90%</text:p>
          </table:table-cell>
          <table:table-cell table:style-name="ce17" office:value-type="percentage" office:value="0.266" calcext:value-type="percentage">
            <text:p>26.60%</text:p>
          </table:table-cell>
          <table:table-cell table:number-columns-repeated="1020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17" office:value-type="percentage" office:value="0.091" calcext:value-type="percentage">
            <text:p>9.10%</text:p>
          </table:table-cell>
          <table:table-cell table:style-name="ce17" office:value-type="percentage" office:value="0.16" calcext:value-type="percentage">
            <text:p>16.00%</text:p>
          </table:table-cell>
          <table:table-cell table:style-name="ce17" office:value-type="percentage" office:value="0.238" calcext:value-type="percentage">
            <text:p>23.80%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ny Vaping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8th Graders</text:p>
          </table:table-cell>
          <table:table-cell table:style-name="ce4" office:value-type="string" calcext:value-type="string">
            <text:p>10th Graders</text:p>
          </table:table-cell>
          <table:table-cell table:style-name="ce4" office:value-type="string" calcext:value-type="string">
            <text:p>12th Graders</text:p>
          </table:table-cell>
          <table:table-cell table:number-columns-repeated="1020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17" office:value-type="percentage" office:value="0.217" calcext:value-type="percentage">
            <text:p>21.70%</text:p>
          </table:table-cell>
          <table:table-cell table:style-name="ce17" office:value-type="percentage" office:value="0.328" calcext:value-type="percentage">
            <text:p>32.80%</text:p>
          </table:table-cell>
          <table:table-cell table:style-name="ce17" office:value-type="percentage" office:value="0.355" calcext:value-type="percentage">
            <text:p>35.50%</text:p>
          </table:table-cell>
          <table:table-cell table:number-columns-repeated="1020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17" office:value-type="percentage" office:value="0.175" calcext:value-type="percentage">
            <text:p>17.50%</text:p>
          </table:table-cell>
          <table:table-cell table:style-name="ce17" office:value-type="percentage" office:value="0.29" calcext:value-type="percentage">
            <text:p>29.00%</text:p>
          </table:table-cell>
          <table:table-cell table:style-name="ce17" office:value-type="percentage" office:value="0.338" calcext:value-type="percentage">
            <text:p>33.80%</text:p>
          </table:table-cell>
          <table:table-cell table:number-columns-repeated="1020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7" office:value-type="percentage" office:value="0.185" calcext:value-type="percentage">
            <text:p>18.50%</text:p>
          </table:table-cell>
          <table:table-cell table:style-name="ce17" office:value-type="percentage" office:value="0.309" calcext:value-type="percentage">
            <text:p>30.90%</text:p>
          </table:table-cell>
          <table:table-cell table:style-name="ce17" office:value-type="percentage" office:value="0.358" calcext:value-type="percentage">
            <text:p>35.80%</text:p>
          </table:table-cell>
          <table:table-cell table:number-columns-repeated="1020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17" office:value-type="percentage" office:value="0.215" calcext:value-type="percentage">
            <text:p>21.50%</text:p>
          </table:table-cell>
          <table:table-cell table:style-name="ce17" office:value-type="percentage" office:value="0.369" calcext:value-type="percentage">
            <text:p>36.90%</text:p>
          </table:table-cell>
          <table:table-cell table:style-name="ce17" office:value-type="percentage" office:value="0.425" calcext:value-type="percentage">
            <text:p>42.50%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1" table:number-rows-spanned="1">
            <text:p>Percentage of high school students who used e-cigarettes in the past 30 daysa, by gender and race/ethnicity; National Youth Tobacco Survey (NYTS) 2011–2015</text:p>
          </table:table-cell>
          <table:covered-table-cell table:number-columns-repeated="10" table:style-name="ce18"/>
          <table:table-cell table:number-columns-repeated="1013"/>
        </table:table-row>
        <table:table-row table:style-name="ro1">
          <table:table-cell table:style-name="ce6"/>
          <table:table-cell table:style-name="ce19" office:value-type="float" office:value="2011" calcext:value-type="float">
            <text:p>2011</text:p>
          </table:table-cell>
          <table:table-cell table:style-name="ce19"/>
          <table:table-cell table:style-name="ce19" office:value-type="float" office:value="2012" calcext:value-type="float">
            <text:p>2012</text:p>
          </table:table-cell>
          <table:table-cell table:style-name="ce19"/>
          <table:table-cell table:style-name="ce25" office:value-type="float" office:value="2013" calcext:value-type="float">
            <text:p>2013</text:p>
          </table:table-cell>
          <table:table-cell table:style-name="ce25"/>
          <table:table-cell table:style-name="ce25" office:value-type="float" office:value="2014" calcext:value-type="float">
            <text:p>2014</text:p>
          </table:table-cell>
          <table:table-cell table:style-name="ce25"/>
          <table:table-cell table:style-name="ce25" office:value-type="float" office:value="2015" calcext:value-type="float">
            <text:p>2015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7" office:value-type="string" calcext:value-type="string">
            <text:p>Characteristic</text:p>
          </table:table-cell>
          <table:table-cell table:style-name="ce19" office:value-type="string" calcext:value-type="string">
            <text:p>% (95% CI)</text:p>
          </table:table-cell>
          <table:table-cell table:style-name="ce19" office:value-type="string" calcext:value-type="string">
            <text:p>SE</text:p>
          </table:table-cell>
          <table:table-cell table:style-name="ce19" office:value-type="string" calcext:value-type="string">
            <text:p>% (95% CI)</text:p>
          </table:table-cell>
          <table:table-cell table:style-name="ce19" office:value-type="string" calcext:value-type="string">
            <text:p>SE</text:p>
          </table:table-cell>
          <table:table-cell table:style-name="ce19" office:value-type="string" calcext:value-type="string">
            <text:p>% (95% CI)</text:p>
          </table:table-cell>
          <table:table-cell table:style-name="ce19" office:value-type="string" calcext:value-type="string">
            <text:p>SE</text:p>
          </table:table-cell>
          <table:table-cell table:style-name="ce19" office:value-type="string" calcext:value-type="string">
            <text:p>% (95% CI)</text:p>
          </table:table-cell>
          <table:table-cell table:style-name="ce19" office:value-type="string" calcext:value-type="string">
            <text:p>SE</text:p>
          </table:table-cell>
          <table:table-cell table:style-name="ce19" office:value-type="string" calcext:value-type="string">
            <text:p>% (95% CI)</text:p>
          </table:table-cell>
          <table:table-cell table:style-name="ce19" office:value-type="string" calcext:value-type="string">
            <text:p>S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20" office:value-type="string" calcext:value-type="string">
            <text:p>1.5 (1.2–2.0)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string" calcext:value-type="string">
            <text:p>2.8 (2.3–3.5)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string" calcext:value-type="string">
            <text:p>4.5 (3.8–5.3)</text:p>
          </table:table-cell>
          <table:table-cell table:style-name="ce20" office:value-type="float" office:value="0.4" calcext:value-type="float">
            <text:p>0.4</text:p>
          </table:table-cell>
          <table:table-cell table:style-name="ce20" office:value-type="string" calcext:value-type="string">
            <text:p>13.4 (11.2–16.1)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string" calcext:value-type="string">
            <text:p>16.0 (14.1–18.0)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Gender</text:p>
          </table:table-cell>
          <table:table-cell table:style-name="ce21" table:number-columns-repeated="10"/>
          <table:table-cell table:number-columns-repeated="1013"/>
        </table:table-row>
        <table:table-row table:style-name="ro1">
          <table:table-cell table:style-name="ce6" office:value-type="string" calcext:value-type="string">
            <text:p>Female</text:p>
          </table:table-cell>
          <table:table-cell table:style-name="ce20" office:value-type="string" calcext:value-type="string">
            <text:p>0.7 (0.5–1.0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string" calcext:value-type="string">
            <text:p>1.9 (1.5–2.4)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string" calcext:value-type="string">
            <text:p>3.5 (2.8–4.3)</text:p>
          </table:table-cell>
          <table:table-cell table:style-name="ce20" office:value-type="float" office:value="0.4" calcext:value-type="float">
            <text:p>0.4</text:p>
          </table:table-cell>
          <table:table-cell table:style-name="ce20" office:value-type="string" calcext:value-type="string">
            <text:p>11.9 (9.7–14.5)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string" calcext:value-type="string">
            <text:p>12.8 (11.0–15.0)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Male</text:p>
          </table:table-cell>
          <table:table-cell table:style-name="ce21" office:value-type="string" calcext:value-type="string">
            <text:p>2.3 (1.7–3.2)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3.7 (2.9–4.8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5.5 (4.5–6.8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15.0 (12.4–18.2)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string" calcext:value-type="string">
            <text:p>19.0 (16.5–21.7)</text:p>
          </table:table-cell>
          <table:table-cell table:style-name="ce21" office:value-type="float" office:value="1.3" calcext:value-type="float">
            <text:p>1.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Race/ethnicity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1" office:value-type="string" calcext:value-type="string">
            <text:p>1.8 (1.3–2.4)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string" calcext:value-type="string">
            <text:p>3.4 (2.7–4.2)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4.8 (3.8–6.1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15.3 (12.4–18.8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17.2 (14.7–19.9)</text:p>
          </table:table-cell>
          <table:table-cell table:style-name="ce21" office:value-type="float" office:value="1.3" calcext:value-type="float">
            <text:p>1.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lack or African American</text:p>
          </table:table-cell>
          <table:table-cell table:number-columns-repeated="2" table:style-name="ce20" office:value-type="string" calcext:value-type="string">
            <text:p>—</text:p>
          </table:table-cell>
          <table:table-cell table:style-name="ce20" office:value-type="string" calcext:value-type="string">
            <text:p>1.1 (0.7–1.9)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string" calcext:value-type="string">
            <text:p>2.7 (1.9–3.9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5.6 (3.7–8.5)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string" calcext:value-type="string">
            <text:p>8.9 (7.4–10.8)</text:p>
          </table:table-cell>
          <table:table-cell table:style-name="ce20"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Hispanic or Latino</text:p>
          </table:table-cell>
          <table:table-cell table:style-name="ce21" office:value-type="string" calcext:value-type="string">
            <text:p>1.3 (0.8–2.1)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string" calcext:value-type="string">
            <text:p>2.7 (1.9–3.8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5.3 (4.2–6.6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15.3 (11.8–19.5)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16.4 (14.1–19.0)</text:p>
          </table:table-cell>
          <table:table-cell table:style-name="ce21" office:value-type="float" office:value="1.2" calcext:value-type="float">
            <text:p>1.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b</text:p>
          </table:table-cell>
          <table:table-cell table:number-columns-repeated="4" table:style-name="ce20" office:value-type="string" calcext:value-type="string">
            <text:p>—</text:p>
          </table:table-cell>
          <table:table-cell table:style-name="ce20" office:value-type="string" calcext:value-type="string">
            <text:p>4.0 (2.3–6.9)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string" calcext:value-type="string">
            <text:p>9.4 (6.8–12.9)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.9 (10.3–32.2)</text:p>
          </table:table-cell>
          <table:table-cell table:style-name="ce20" office:value-type="float" office:value="5.5" calcext:value-type="float">
            <text:p>5.5</text:p>
          </table:table-cell>
          <table:table-cell table:number-columns-repeated="1013"/>
        </table:table-row>
        <table:table-row table:style-name="ro2">
          <table:table-cell table:style-name="ce11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Notes: CI =confidence interval;SE =standard error. An em dash (—) indicates that data are statistically unstable because of a relative standard error &gt;40%. Wording of questions used to measure e-cigarette use varied from 2011 to 2015.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11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aIncludes those who reported using e-cigarettes on 1 or more of the past 30 days. This is also considered “current use” in this survey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bIncludes non-Hispanic Asian, non-Hispanic Native Hawaiian/Other Pacific Islander, and non-Hispanic American Indian/Alaska Native.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th Vapor" table:style-name="ta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Cigarrettes</text:p>
          </table:table-cell>
          <table:table-cell table:style-name="ce4" office:value-type="string" calcext:value-type="string">
            <text:p>8th Graders</text:p>
          </table:table-cell>
          <table:table-cell table:style-name="ce4" office:value-type="string" calcext:value-type="string">
            <text:p>10th Graders</text:p>
          </table:table-cell>
          <table:table-cell table:style-name="ce4" office:value-type="string" calcext:value-type="string">
            <text:p>12th Graders</text:p>
          </table:table-cell>
          <table:table-cell table:number-columns-repeated="2"/>
          <table:table-cell>
            <draw:frame table:end-cell-address="'Darth Vapor'.L15" table:end-x="22.22pt" table:end-y="13.49pt" draw:z-index="0" draw:name="Chart 3" draw:style-name="gr1" draw:text-style-name="P1" svg:width="360.71pt" svg:height="222.72pt" svg:x="62.25pt" svg:y="11.25pt">
              <draw:object draw:notify-on-update-of-ranges="'Darth Vapor'.A2:'Darth Vapor'.A15 'Darth Vapor'.B1:'Darth Vapor'.B1 'Darth Vapor'.B2:'Darth Vapor'.B15 'Darth Vapor'.C1:'Darth Vapor'.C1 'Darth Vapor'.C2:'Darth Vapor'.C15 'Darth Vapor'.D1:'Darth Vapor'.D1 'Darth Vapor'.D2:'Darth Vapor'.D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27" table:formula="of:=SUM(PRODUCT(-0.013;[.A2]); 26.3)" office:value-type="percentage" office:value="0.104999999999997" calcext:value-type="percentage">
            <text:p>10.50%</text:p>
          </table:table-cell>
          <table:table-cell table:style-name="ce27" table:formula="of:=SUM(PRODUCT(-0.0133; [.A2]); 27)" office:value-type="percentage" office:value="0.200499999999998" calcext:value-type="percentage">
            <text:p>20.05%</text:p>
          </table:table-cell>
          <table:table-cell table:style-name="ce27" table:formula="of:=SUM(PRODUCT(-0.0236; [.A2]); 47.9)" office:value-type="percentage" office:value="0.345999999999997" calcext:value-type="percentage">
            <text:p>34.60%</text:p>
          </table:table-cell>
          <table:table-cell/>
          <table:table-cell table:formula="of:=forcast(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27" table:formula="of:=SUM(PRODUCT(-0.013;[.A3]); 26.3)" office:value-type="percentage" office:value="0.0919999999999988" calcext:value-type="percentage">
            <text:p>9.20%</text:p>
          </table:table-cell>
          <table:table-cell table:style-name="ce27" table:formula="of:=SUM(PRODUCT(-0.0133; [.A3]); 27)" office:value-type="percentage" office:value="0.187199999999997" calcext:value-type="percentage">
            <text:p>18.72%</text:p>
          </table:table-cell>
          <table:table-cell table:style-name="ce27" table:formula="of:=SUM(PRODUCT(-0.0236; [.A3]); 47.9)" office:value-type="percentage" office:value="0.322400000000002" calcext:value-type="percentage">
            <text:p>32.24%</text:p>
          </table:table-cell>
          <table:table-cell table:number-columns-repeated="1020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27" table:formula="of:=SUM(PRODUCT(-0.013;[.A4]); 26.3)" office:value-type="percentage" office:value="0.0789999999999971" calcext:value-type="percentage">
            <text:p>7.90%</text:p>
          </table:table-cell>
          <table:table-cell table:style-name="ce27" table:formula="of:=SUM(PRODUCT(-0.0133; [.A4]); 27)" office:value-type="percentage" office:value="0.173899999999996" calcext:value-type="percentage">
            <text:p>17.39%</text:p>
          </table:table-cell>
          <table:table-cell table:style-name="ce27" table:formula="of:=SUM(PRODUCT(-0.0236; [.A4]); 47.9)" office:value-type="percentage" office:value="0.2988" calcext:value-type="percentage">
            <text:p>29.88%</text:p>
          </table:table-cell>
          <table:table-cell table:number-columns-repeated="1020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27" table:formula="of:=SUM(PRODUCT(-0.013;[.A5]); 26.3)" office:value-type="percentage" office:value="0.065999999999999" calcext:value-type="percentage">
            <text:p>6.60%</text:p>
          </table:table-cell>
          <table:table-cell table:style-name="ce27" table:formula="of:=SUM(PRODUCT(-0.0133; [.A5]); 27)" office:value-type="percentage" office:value="0.160599999999999" calcext:value-type="percentage">
            <text:p>16.06%</text:p>
          </table:table-cell>
          <table:table-cell table:style-name="ce27" table:formula="of:=SUM(PRODUCT(-0.0236; [.A5]); 47.9)" office:value-type="percentage" office:value="0.275199999999998" calcext:value-type="percentage">
            <text:p>27.52%</text:p>
          </table:table-cell>
          <table:table-cell table:number-columns-repeated="1020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27" table:formula="of:=SUM(PRODUCT(-0.013;[.A6]); 26.3)" office:value-type="percentage" office:value="0.0529999999999973" calcext:value-type="percentage">
            <text:p>5.30%</text:p>
          </table:table-cell>
          <table:table-cell table:style-name="ce27" table:formula="of:=SUM(PRODUCT(-0.0133; [.A6]); 27)" office:value-type="percentage" office:value="0.147299999999998" calcext:value-type="percentage">
            <text:p>14.73%</text:p>
          </table:table-cell>
          <table:table-cell table:style-name="ce27" table:formula="of:=SUM(PRODUCT(-0.0236; [.A6]); 47.9)" office:value-type="percentage" office:value="0.251599999999996" calcext:value-type="percentage">
            <text:p>25.16%</text:p>
          </table:table-cell>
          <table:table-cell table:number-columns-repeated="1020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27" table:formula="of:=SUM(PRODUCT(-0.013;[.A7]); 26.3)" office:value-type="percentage" office:value="0.0399999999999991" calcext:value-type="percentage">
            <text:p>4.00%</text:p>
          </table:table-cell>
          <table:table-cell table:style-name="ce27" table:formula="of:=SUM(PRODUCT(-0.0133; [.A7]); 27)" office:value-type="percentage" office:value="0.133999999999997" calcext:value-type="percentage">
            <text:p>13.40%</text:p>
          </table:table-cell>
          <table:table-cell table:style-name="ce27" table:formula="of:=SUM(PRODUCT(-0.0236; [.A7]); 47.9)" office:value-type="percentage" office:value="0.228000000000002" calcext:value-type="percentage">
            <text:p>22.80%</text:p>
          </table:table-cell>
          <table:table-cell table:number-columns-repeated="1020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27" table:formula="of:=SUM(PRODUCT(-0.013;[.A8]); 26.3)" office:value-type="percentage" office:value="0.0269999999999975" calcext:value-type="percentage">
            <text:p>2.70%</text:p>
          </table:table-cell>
          <table:table-cell table:style-name="ce27" table:formula="of:=SUM(PRODUCT(-0.0133; [.A8]); 27)" office:value-type="percentage" office:value="0.120699999999999" calcext:value-type="percentage">
            <text:p>12.07%</text:p>
          </table:table-cell>
          <table:table-cell table:style-name="ce27" table:formula="of:=SUM(PRODUCT(-0.0236; [.A8]); 47.9)" office:value-type="percentage" office:value="0.2044" calcext:value-type="percentage">
            <text:p>20.44%</text:p>
          </table:table-cell>
          <table:table-cell table:number-columns-repeated="8"/>
          <table:table-cell table:style-name="ce28"/>
          <table:table-cell table:number-columns-repeated="1011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27" table:formula="of:=SUM(PRODUCT(-0.013;[.A9]); 26.3)" office:value-type="percentage" office:value="0.0139999999999993" calcext:value-type="percentage">
            <text:p>1.40%</text:p>
          </table:table-cell>
          <table:table-cell table:style-name="ce27" table:formula="of:=SUM(PRODUCT(-0.0133; [.A9]); 27)" office:value-type="percentage" office:value="0.107399999999998" calcext:value-type="percentage">
            <text:p>10.74%</text:p>
          </table:table-cell>
          <table:table-cell table:style-name="ce27" table:formula="of:=SUM(PRODUCT(-0.0236; [.A9]); 47.9)" office:value-type="percentage" office:value="0.180799999999998" calcext:value-type="percentage">
            <text:p>18.08%</text:p>
          </table:table-cell>
          <table:table-cell table:number-columns-repeated="1020"/>
        </table:table-row>
        <table:table-row table:style-name="ro1">
          <table:table-cell table:style-name="ce4" office:value-type="float" office:value="2023" calcext:value-type="float">
            <text:p>2023</text:p>
          </table:table-cell>
          <table:table-cell table:style-name="ce27" table:formula="of:=SUM(PRODUCT(-0.013;[.A10]); 26.3)" office:value-type="percentage" office:value="0.000999999999997669" calcext:value-type="percentage">
            <text:p>0.10%</text:p>
          </table:table-cell>
          <table:table-cell table:style-name="ce27" table:formula="of:=SUM(PRODUCT(-0.0133; [.A10]); 27)" office:value-type="percentage" office:value="0.0940999999999974" calcext:value-type="percentage">
            <text:p>9.41%</text:p>
          </table:table-cell>
          <table:table-cell table:style-name="ce27" table:formula="of:=SUM(PRODUCT(-0.0236; [.A10]); 47.9)" office:value-type="percentage" office:value="0.157200000000003" calcext:value-type="percentage">
            <text:p>15.72%</text:p>
          </table:table-cell>
          <table:table-cell table:number-columns-repeated="1020"/>
        </table:table-row>
        <table:table-row table:style-name="ro1">
          <table:table-cell table:style-name="ce4" office:value-type="float" office:value="2024" calcext:value-type="float">
            <text:p>2024</text:p>
          </table:table-cell>
          <table:table-cell table:style-name="ce27" table:formula="of:=SUM(PRODUCT(-0.013;[.A11]); 26.3)" office:value-type="percentage" office:value="-0.0120000000000005" calcext:value-type="percentage">
            <text:p>-1.20%</text:p>
          </table:table-cell>
          <table:table-cell table:style-name="ce27" table:formula="of:=SUM(PRODUCT(-0.0133; [.A11]); 27)" office:value-type="percentage" office:value="0.0807999999999964" calcext:value-type="percentage">
            <text:p>8.08%</text:p>
          </table:table-cell>
          <table:table-cell table:style-name="ce27" table:formula="of:=SUM(PRODUCT(-0.0236; [.A11]); 47.9)" office:value-type="percentage" office:value="0.133600000000001" calcext:value-type="percentage">
            <text:p>13.36%</text:p>
          </table:table-cell>
          <table:table-cell table:number-columns-repeated="1020"/>
        </table:table-row>
        <table:table-row table:style-name="ro1">
          <table:table-cell table:style-name="ce4" office:value-type="float" office:value="2025" calcext:value-type="float">
            <text:p>2025</text:p>
          </table:table-cell>
          <table:table-cell table:style-name="ce27" table:formula="of:=SUM(PRODUCT(-0.013;[.A12]); 26.3)" office:value-type="percentage" office:value="-0.0250000000000021" calcext:value-type="percentage">
            <text:p>-2.50%</text:p>
          </table:table-cell>
          <table:table-cell table:style-name="ce27" table:formula="of:=SUM(PRODUCT(-0.0133; [.A12]); 27)" office:value-type="percentage" office:value="0.067499999999999" calcext:value-type="percentage">
            <text:p>6.75%</text:p>
          </table:table-cell>
          <table:table-cell table:style-name="ce27" table:formula="of:=SUM(PRODUCT(-0.0236; [.A12]); 47.9)" office:value-type="percentage" office:value="0.109999999999999" calcext:value-type="percentage">
            <text:p>11.00%</text:p>
          </table:table-cell>
          <table:table-cell table:number-columns-repeated="1020"/>
        </table:table-row>
        <table:table-row table:style-name="ro1">
          <table:table-cell table:style-name="ce4" office:value-type="float" office:value="2026" calcext:value-type="float">
            <text:p>2026</text:p>
          </table:table-cell>
          <table:table-cell table:style-name="ce27" table:formula="of:=SUM(PRODUCT(-0.013;[.A13]); 26.3)" office:value-type="percentage" office:value="-0.0380000000000003" calcext:value-type="percentage">
            <text:p>-3.80%</text:p>
          </table:table-cell>
          <table:table-cell table:style-name="ce27" table:formula="of:=SUM(PRODUCT(-0.0133; [.A13]); 27)" office:value-type="percentage" office:value="0.054199999999998" calcext:value-type="percentage">
            <text:p>5.42%</text:p>
          </table:table-cell>
          <table:table-cell table:style-name="ce27" table:formula="of:=SUM(PRODUCT(-0.0236; [.A13]); 47.9)" office:value-type="percentage" office:value="0.0863999999999976" calcext:value-type="percentage">
            <text:p>8.64%</text:p>
          </table:table-cell>
          <table:table-cell table:number-columns-repeated="1020"/>
        </table:table-row>
        <table:table-row table:style-name="ro1">
          <table:table-cell table:style-name="ce4" office:value-type="float" office:value="2027" calcext:value-type="float">
            <text:p>2027</text:p>
          </table:table-cell>
          <table:table-cell table:style-name="ce27" table:formula="of:=SUM(PRODUCT(-0.013;[.A14]); 26.3)" office:value-type="percentage" office:value="-0.0510000000000019" calcext:value-type="percentage">
            <text:p>-5.10%</text:p>
          </table:table-cell>
          <table:table-cell table:style-name="ce27" table:formula="of:=SUM(PRODUCT(-0.0133; [.A14]); 27)" office:value-type="percentage" office:value="0.0408999999999971" calcext:value-type="percentage">
            <text:p>4.09%</text:p>
          </table:table-cell>
          <table:table-cell table:style-name="ce27" table:formula="of:=SUM(PRODUCT(-0.0236; [.A14]); 47.9)" office:value-type="percentage" office:value="0.0628000000000029" calcext:value-type="percentage">
            <text:p>6.28%</text:p>
          </table:table-cell>
          <table:table-cell table:number-columns-repeated="1020"/>
        </table:table-row>
        <table:table-row table:style-name="ro1">
          <table:table-cell table:style-name="ce4" office:value-type="float" office:value="2028" calcext:value-type="float">
            <text:p>2028</text:p>
          </table:table-cell>
          <table:table-cell table:style-name="ce27" table:formula="of:=SUM(PRODUCT(-0.013;[.A15]); 26.3)" office:value-type="percentage" office:value="-0.0640000000000001" calcext:value-type="percentage">
            <text:p>-6.40%</text:p>
          </table:table-cell>
          <table:table-cell table:style-name="ce27" table:formula="of:=SUM(PRODUCT(-0.0133; [.A15]); 27)" office:value-type="percentage" office:value="0.0275999999999996" calcext:value-type="percentage">
            <text:p>2.76%</text:p>
          </table:table-cell>
          <table:table-cell table:style-name="ce27" table:formula="of:=SUM(PRODUCT(-0.0236; [.A15]); 47.9)" office:value-type="percentage" office:value="0.039200000000001" calcext:value-type="percentage">
            <text:p>3.9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Vaping</text:p>
          </table:table-cell>
          <table:table-cell table:style-name="ce4" office:value-type="string" calcext:value-type="string">
            <text:p>8th Graders</text:p>
          </table:table-cell>
          <table:table-cell table:style-name="ce4" office:value-type="string" calcext:value-type="string">
            <text:p>10th Graders</text:p>
          </table:table-cell>
          <table:table-cell table:style-name="ce4" office:value-type="string" calcext:value-type="string">
            <text:p>12th Graders</text:p>
          </table:table-cell>
          <table:table-cell table:number-columns-repeated="2"/>
          <table:table-cell>
            <draw:frame table:end-cell-address="'Darth Vapor'.L31" table:end-x="19.98pt" table:end-y="2.98pt" draw:z-index="1" draw:name="Chart 4" draw:style-name="gr1" draw:text-style-name="P1" svg:width="356.23pt" svg:height="222.72pt" svg:x="64.49pt" svg:y="0.74pt">
              <draw:object draw:notify-on-update-of-ranges="'Darth Vapor'.A18:'Darth Vapor'.A31 'Darth Vapor'.B17:'Darth Vapor'.B17 'Darth Vapor'.B18:'Darth Vapor'.B31 'Darth Vapor'.C17:'Darth Vapor'.C17 'Darth Vapor'.C18:'Darth Vapor'.C31 'Darth Vapor'.D17:'Darth Vapor'.D17 'Darth Vapor'.D18:'Darth Vapor'.D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27" table:formula="of:=SUM(PRODUCT(0.0004; [.A18]); -0.6069)" office:value-type="percentage" office:value="0.1991" calcext:value-type="percentage">
            <text:p>19.91%</text:p>
          </table:table-cell>
          <table:table-cell table:style-name="ce27" table:formula="of:=SUM(PRODUCT(0.0142; [.A18]); -28.3)" office:value-type="percentage" office:value="0.313000000000002" calcext:value-type="percentage">
            <text:p>31.30%</text:p>
          </table:table-cell>
          <table:table-cell table:style-name="ce27" table:formula="of:=SUM(PRODUCT(0.023; [.A18]); -46)" office:value-type="percentage" office:value="0.344999999999999" calcext:value-type="percentage">
            <text:p>34.50%</text:p>
          </table:table-cell>
          <table:table-cell table:number-columns-repeated="1020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27" table:formula="of:=SUM(PRODUCT(0.0004; [.A19]); -0.6069)" office:value-type="percentage" office:value="0.1995" calcext:value-type="percentage">
            <text:p>19.95%</text:p>
          </table:table-cell>
          <table:table-cell table:style-name="ce27" table:formula="of:=SUM(PRODUCT(0.0142; [.A19]); -28.3)" office:value-type="percentage" office:value="0.327200000000001" calcext:value-type="percentage">
            <text:p>32.72%</text:p>
          </table:table-cell>
          <table:table-cell table:style-name="ce27" table:formula="of:=SUM(PRODUCT(0.023; [.A19]); -46)" office:value-type="percentage" office:value="0.368000000000002" calcext:value-type="percentage">
            <text:p>36.80%</text:p>
          </table:table-cell>
          <table:table-cell table:number-columns-repeated="1020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27" table:formula="of:=SUM(PRODUCT(0.0004; [.A20]); -0.6069)" office:value-type="percentage" office:value="0.1999" calcext:value-type="percentage">
            <text:p>19.99%</text:p>
          </table:table-cell>
          <table:table-cell table:style-name="ce27" table:formula="of:=SUM(PRODUCT(0.0142; [.A20]); -28.3)" office:value-type="percentage" office:value="0.3414" calcext:value-type="percentage">
            <text:p>34.14%</text:p>
          </table:table-cell>
          <table:table-cell table:style-name="ce27" table:formula="of:=SUM(PRODUCT(0.023; [.A20]); -46)" office:value-type="percentage" office:value="0.390999999999998" calcext:value-type="percentage">
            <text:p>39.10%</text:p>
          </table:table-cell>
          <table:table-cell table:number-columns-repeated="1020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27" table:formula="of:=SUM(PRODUCT(0.0004; [.A21]); -0.6069)" office:value-type="percentage" office:value="0.2003" calcext:value-type="percentage">
            <text:p>20.03%</text:p>
          </table:table-cell>
          <table:table-cell table:style-name="ce27" table:formula="of:=SUM(PRODUCT(0.0142; [.A21]); -28.3)" office:value-type="percentage" office:value="0.355600000000003" calcext:value-type="percentage">
            <text:p>35.56%</text:p>
          </table:table-cell>
          <table:table-cell table:style-name="ce27" table:formula="of:=SUM(PRODUCT(0.023; [.A21]); -46)" office:value-type="percentage" office:value="0.414000000000002" calcext:value-type="percentage">
            <text:p>41.40%</text:p>
          </table:table-cell>
          <table:table-cell table:number-columns-repeated="1020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27" table:formula="of:=SUM(PRODUCT(0.0004; [.A22]); -0.6069)" office:value-type="percentage" office:value="0.2007" calcext:value-type="percentage">
            <text:p>20.07%</text:p>
          </table:table-cell>
          <table:table-cell table:style-name="ce27" table:formula="of:=SUM(PRODUCT(0.0142; [.A22]); -28.3)" office:value-type="percentage" office:value="0.369800000000001" calcext:value-type="percentage">
            <text:p>36.98%</text:p>
          </table:table-cell>
          <table:table-cell table:style-name="ce27" table:formula="of:=SUM(PRODUCT(0.023; [.A22]); -46)" office:value-type="percentage" office:value="0.436999999999998" calcext:value-type="percentage">
            <text:p>43.70%</text:p>
          </table:table-cell>
          <table:table-cell table:number-columns-repeated="1020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27" table:formula="of:=SUM(PRODUCT(0.0004; [.A23]); -0.6069)" office:value-type="percentage" office:value="0.2011" calcext:value-type="percentage">
            <text:p>20.11%</text:p>
          </table:table-cell>
          <table:table-cell table:style-name="ce27" table:formula="of:=SUM(PRODUCT(0.0142; [.A23]); -28.3)" office:value-type="percentage" office:value="0.384" calcext:value-type="percentage">
            <text:p>38.40%</text:p>
          </table:table-cell>
          <table:table-cell table:style-name="ce27" table:formula="of:=SUM(PRODUCT(0.023; [.A23]); -46)" office:value-type="percentage" office:value="0.460000000000001" calcext:value-type="percentage">
            <text:p>46.00%</text:p>
          </table:table-cell>
          <table:table-cell table:number-columns-repeated="1020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27" table:formula="of:=SUM(PRODUCT(0.0004; [.A24]); -0.6069)" office:value-type="percentage" office:value="0.2015" calcext:value-type="percentage">
            <text:p>20.15%</text:p>
          </table:table-cell>
          <table:table-cell table:style-name="ce27" table:formula="of:=SUM(PRODUCT(0.0142; [.A24]); -28.3)" office:value-type="percentage" office:value="0.398199999999999" calcext:value-type="percentage">
            <text:p>39.82%</text:p>
          </table:table-cell>
          <table:table-cell table:style-name="ce27" table:formula="of:=SUM(PRODUCT(0.023; [.A24]); -46)" office:value-type="percentage" office:value="0.482999999999997" calcext:value-type="percentage">
            <text:p>48.30%</text:p>
          </table:table-cell>
          <table:table-cell table:number-columns-repeated="1020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27" table:formula="of:=SUM(PRODUCT(0.0004; [.A25]); -0.6069)" office:value-type="percentage" office:value="0.2019" calcext:value-type="percentage">
            <text:p>20.19%</text:p>
          </table:table-cell>
          <table:table-cell table:style-name="ce27" table:formula="of:=SUM(PRODUCT(0.0142; [.A25]); -28.3)" office:value-type="percentage" office:value="0.412400000000002" calcext:value-type="percentage">
            <text:p>41.24%</text:p>
          </table:table-cell>
          <table:table-cell table:style-name="ce27" table:formula="of:=SUM(PRODUCT(0.023; [.A25]); -46)" office:value-type="percentage" office:value="0.506" calcext:value-type="percentage">
            <text:p>50.60%</text:p>
          </table:table-cell>
          <table:table-cell table:number-columns-repeated="1020"/>
        </table:table-row>
        <table:table-row table:style-name="ro1">
          <table:table-cell table:style-name="ce4" office:value-type="float" office:value="2023" calcext:value-type="float">
            <text:p>2023</text:p>
          </table:table-cell>
          <table:table-cell table:style-name="ce27" table:formula="of:=SUM(PRODUCT(0.0004; [.A26]); -0.6069)" office:value-type="percentage" office:value="0.2023" calcext:value-type="percentage">
            <text:p>20.23%</text:p>
          </table:table-cell>
          <table:table-cell table:style-name="ce27" table:formula="of:=SUM(PRODUCT(0.0142; [.A26]); -28.3)" office:value-type="percentage" office:value="0.426600000000001" calcext:value-type="percentage">
            <text:p>42.66%</text:p>
          </table:table-cell>
          <table:table-cell table:style-name="ce27" table:formula="of:=SUM(PRODUCT(0.023; [.A26]); -46)" office:value-type="percentage" office:value="0.528999999999996" calcext:value-type="percentage">
            <text:p>52.90%</text:p>
          </table:table-cell>
          <table:table-cell table:number-columns-repeated="1020"/>
        </table:table-row>
        <table:table-row table:style-name="ro1">
          <table:table-cell table:style-name="ce4" office:value-type="float" office:value="2024" calcext:value-type="float">
            <text:p>2024</text:p>
          </table:table-cell>
          <table:table-cell table:style-name="ce27" table:formula="of:=SUM(PRODUCT(0.0004; [.A27]); -0.6069)" office:value-type="percentage" office:value="0.2027" calcext:value-type="percentage">
            <text:p>20.27%</text:p>
          </table:table-cell>
          <table:table-cell table:style-name="ce27" table:formula="of:=SUM(PRODUCT(0.0142; [.A27]); -28.3)" office:value-type="percentage" office:value="0.440799999999999" calcext:value-type="percentage">
            <text:p>44.08%</text:p>
          </table:table-cell>
          <table:table-cell table:style-name="ce27" table:formula="of:=SUM(PRODUCT(0.023; [.A27]); -46)" office:value-type="percentage" office:value="0.552" calcext:value-type="percentage">
            <text:p>55.20%</text:p>
          </table:table-cell>
          <table:table-cell table:number-columns-repeated="1020"/>
        </table:table-row>
        <table:table-row table:style-name="ro1">
          <table:table-cell table:style-name="ce4" office:value-type="float" office:value="2025" calcext:value-type="float">
            <text:p>2025</text:p>
          </table:table-cell>
          <table:table-cell table:style-name="ce27" table:formula="of:=SUM(PRODUCT(0.0004; [.A28]); -0.6069)" office:value-type="percentage" office:value="0.2031" calcext:value-type="percentage">
            <text:p>20.31%</text:p>
          </table:table-cell>
          <table:table-cell table:style-name="ce27" table:formula="of:=SUM(PRODUCT(0.0142; [.A28]); -28.3)" office:value-type="percentage" office:value="0.455000000000002" calcext:value-type="percentage">
            <text:p>45.50%</text:p>
          </table:table-cell>
          <table:table-cell table:style-name="ce27" table:formula="of:=SUM(PRODUCT(0.023; [.A28]); -46)" office:value-type="percentage" office:value="0.574999999999996" calcext:value-type="percentage">
            <text:p>57.50%</text:p>
          </table:table-cell>
          <table:table-cell table:number-columns-repeated="1020"/>
        </table:table-row>
        <table:table-row table:style-name="ro1">
          <table:table-cell table:style-name="ce4" office:value-type="float" office:value="2026" calcext:value-type="float">
            <text:p>2026</text:p>
          </table:table-cell>
          <table:table-cell table:style-name="ce27" table:formula="of:=SUM(PRODUCT(0.0004; [.A29]); -0.6069)" office:value-type="percentage" office:value="0.2035" calcext:value-type="percentage">
            <text:p>20.35%</text:p>
          </table:table-cell>
          <table:table-cell table:style-name="ce27" table:formula="of:=SUM(PRODUCT(0.0142; [.A29]); -28.3)" office:value-type="percentage" office:value="0.469200000000001" calcext:value-type="percentage">
            <text:p>46.92%</text:p>
          </table:table-cell>
          <table:table-cell table:style-name="ce27" table:formula="of:=SUM(PRODUCT(0.023; [.A29]); -46)" office:value-type="percentage" office:value="0.597999999999999" calcext:value-type="percentage">
            <text:p>59.80%</text:p>
          </table:table-cell>
          <table:table-cell table:number-columns-repeated="1020"/>
        </table:table-row>
        <table:table-row table:style-name="ro1">
          <table:table-cell table:style-name="ce4" office:value-type="float" office:value="2027" calcext:value-type="float">
            <text:p>2027</text:p>
          </table:table-cell>
          <table:table-cell table:style-name="ce27" table:formula="of:=SUM(PRODUCT(0.0004; [.A30]); -0.6069)" office:value-type="percentage" office:value="0.2039" calcext:value-type="percentage">
            <text:p>20.39%</text:p>
          </table:table-cell>
          <table:table-cell table:style-name="ce27" table:formula="of:=SUM(PRODUCT(0.0142; [.A30]); -28.3)" office:value-type="percentage" office:value="0.4834" calcext:value-type="percentage">
            <text:p>48.34%</text:p>
          </table:table-cell>
          <table:table-cell table:style-name="ce27" table:formula="of:=SUM(PRODUCT(0.023; [.A30]); -46)" office:value-type="percentage" office:value="0.621000000000002" calcext:value-type="percentage">
            <text:p>62.10%</text:p>
          </table:table-cell>
          <table:table-cell table:number-columns-repeated="1020"/>
        </table:table-row>
        <table:table-row table:style-name="ro1">
          <table:table-cell table:style-name="ce4" office:value-type="float" office:value="2028" calcext:value-type="float">
            <text:p>2028</text:p>
          </table:table-cell>
          <table:table-cell table:style-name="ce27" table:formula="of:=SUM(PRODUCT(0.0004; [.A31]); -0.6069)" office:value-type="percentage" office:value="0.2043" calcext:value-type="percentage">
            <text:p>20.43%</text:p>
          </table:table-cell>
          <table:table-cell table:style-name="ce27" table:formula="of:=SUM(PRODUCT(0.0142; [.A31]); -28.3)" office:value-type="percentage" office:value="0.497600000000002" calcext:value-type="percentage">
            <text:p>49.76%</text:p>
          </table:table-cell>
          <table:table-cell table:style-name="ce27" table:formula="of:=SUM(PRODUCT(0.023; [.A31]); -46)" office:value-type="percentage" office:value="0.643999999999998" calcext:value-type="percentage">
            <text:p>64.40%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ove or Under the Influence" table:style-name="ta3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29" office:value-type="string" calcext:value-type="string">
            <text:p>Senior</text:p>
          </table:table-cell>
          <table:table-cell table:style-name="ce29" office:value-type="string" calcext:value-type="string">
            <text:p>Nicotine Simulate</text:p>
          </table:table-cell>
          <table:table-cell table:style-name="ce29" office:value-type="string" calcext:value-type="string">
            <text:p>Nicotine Use</text:p>
          </table:table-cell>
          <table:table-cell table:style-name="ce29" office:value-type="string" calcext:value-type="string">
            <text:p>Marijauna - Simulate</text:p>
          </table:table-cell>
          <table:table-cell table:style-name="ce29" office:value-type="string" calcext:value-type="string">
            <text:p>Marijauna Use</text:p>
          </table:table-cell>
          <table:table-cell table:style-name="ce29" office:value-type="string" calcext:value-type="string">
            <text:p>Alcohol - Simulate</text:p>
          </table:table-cell>
          <table:table-cell table:style-name="ce29" office:value-type="string" calcext:value-type="string">
            <text:p>Alcohol Use</text:p>
          </table:table-cell>
          <table:table-cell table:style-name="ce29" office:value-type="string" calcext:value-type="string">
            <text:p>Unprescribed Opioids - SImulate</text:p>
          </table:table-cell>
          <table:table-cell table:style-name="ce29" office:value-type="string" calcext:value-type="string">
            <text:p>Unprescribed Opiods Use</text:p>
          </table:table-cell>
          <table:table-cell table:style-name="ce4"/>
          <table:table-cell table:style-name="ce4" office:value-type="string" calcext:value-type="string">
            <text:p>Probability of Drug Use</text:p>
          </table:table-cell>
          <table:table-cell table:number-columns-repeated="101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office:value-type="float" office:value="0.0947175369249795" calcext:value-type="float">
            <text:p>0.09471753692498</text:p>
          </table:table-cell>
          <table:table-cell table:formula="of:=IF([.B2]&lt;=0.5345;1; 0)" office:value-type="float" office:value="1" calcext:value-type="float">
            <text:p>1</text:p>
          </table:table-cell>
          <table:table-cell office:value-type="float" office:value="0.857239568025277" calcext:value-type="float">
            <text:p>0.857239568025277</text:p>
          </table:table-cell>
          <table:table-cell table:style-name="ce31" table:formula="of:=IF([.D2]&lt;=0.4473;1; 0)" office:value-type="float" office:value="0" calcext:value-type="float">
            <text:p>0</text:p>
          </table:table-cell>
          <table:table-cell office:value-type="float" office:value="0.901418863365972" calcext:value-type="float">
            <text:p>0.901418863365972</text:p>
          </table:table-cell>
          <table:table-cell table:formula="of:=IF([.F2]&lt;=0.6223;1;0)" office:value-type="float" office:value="0" calcext:value-type="float">
            <text:p>0</text:p>
          </table:table-cell>
          <table:table-cell office:value-type="float" office:value="0.968433346951939" calcext:value-type="float">
            <text:p>0.968433346951939</text:p>
          </table:table-cell>
          <table:table-cell table:formula="of:=IF([.H2]&lt;=0.1708;1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icotine</text:p>
          </table:table-cell>
          <table:table-cell table:style-name="ce4" office:value-type="float" office:value="0.5345" calcext:value-type="float">
            <text:p>0.5345</text:p>
          </table:table-cell>
          <table:table-cell/>
          <table:table-cell table:style-name="ce4" office:value-type="float" office:value="156" calcext:value-type="float">
            <text:p>156</text:p>
          </table:table-cell>
          <table:table-cell/>
          <table:table-cell table:style-name="ce4" office:value-type="string" calcext:value-type="string">
            <text:p>Nicotine (52%)</text:p>
          </table:table-cell>
          <table:table-cell table:style-name="ce4" office:value-type="string" calcext:value-type="string">
            <text:p>Marijauna (47%)</text:p>
          </table:table-cell>
          <table:table-cell table:style-name="ce4" office:value-type="string" calcext:value-type="string">
            <text:p>Alcohol (65%)</text:p>
          </table:table-cell>
          <table:table-cell table:style-name="ce4" office:value-type="string" calcext:value-type="string">
            <text:p>Opioids</text:p>
          </table:table-cell>
          <table:table-cell table:number-columns-repeated="1005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float" office:value="0.811410797753341" calcext:value-type="float">
            <text:p>0.811410797753341</text:p>
          </table:table-cell>
          <table:table-cell table:formula="of:=IF([.B3]&lt;=0.5345;1; 0)" office:value-type="float" office:value="0" calcext:value-type="float">
            <text:p>0</text:p>
          </table:table-cell>
          <table:table-cell office:value-type="float" office:value="0.432665800911653" calcext:value-type="float">
            <text:p>0.432665800911653</text:p>
          </table:table-cell>
          <table:table-cell table:style-name="ce31" table:formula="of:=IF([.D3]&lt;=0.4473;1; 0)" office:value-type="float" office:value="1" calcext:value-type="float">
            <text:p>1</text:p>
          </table:table-cell>
          <table:table-cell office:value-type="float" office:value="0.808696191470644" calcext:value-type="float">
            <text:p>0.808696191470644</text:p>
          </table:table-cell>
          <table:table-cell table:formula="of:=IF([.F3]&lt;=0.6223;1;0)" office:value-type="float" office:value="0" calcext:value-type="float">
            <text:p>0</text:p>
          </table:table-cell>
          <table:table-cell office:value-type="float" office:value="0.0372588565847924" calcext:value-type="float">
            <text:p>0.037258856584793</text:p>
          </table:table-cell>
          <table:table-cell table:formula="of:=IF([.H3]&lt;=0.1708;1;0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Marijauna</text:p>
          </table:table-cell>
          <table:table-cell table:style-name="ce4" office:value-type="float" office:value="0.4473" calcext:value-type="float">
            <text:p>0.4473</text:p>
          </table:table-cell>
          <table:table-cell/>
          <table:table-cell table:style-name="ce4" office:value-type="float" office:value="141" calcext:value-type="float">
            <text:p>141</text:p>
          </table:table-cell>
          <table:table-cell table:number-columns-repeated="1010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office:value-type="float" office:value="0.93915169060409" calcext:value-type="float">
            <text:p>0.93915169060409</text:p>
          </table:table-cell>
          <table:table-cell table:formula="of:=IF([.B4]&lt;=0.5345;1; 0)" office:value-type="float" office:value="0" calcext:value-type="float">
            <text:p>0</text:p>
          </table:table-cell>
          <table:table-cell office:value-type="float" office:value="0.942249390833461" calcext:value-type="float">
            <text:p>0.942249390833461</text:p>
          </table:table-cell>
          <table:table-cell table:style-name="ce31" table:formula="of:=IF([.D4]&lt;=0.4473;1; 0)" office:value-type="float" office:value="0" calcext:value-type="float">
            <text:p>0</text:p>
          </table:table-cell>
          <table:table-cell office:value-type="float" office:value="0.791567134341551" calcext:value-type="float">
            <text:p>0.791567134341551</text:p>
          </table:table-cell>
          <table:table-cell table:formula="of:=IF([.F4]&lt;=0.6223;1;0)" office:value-type="float" office:value="0" calcext:value-type="float">
            <text:p>0</text:p>
          </table:table-cell>
          <table:table-cell office:value-type="float" office:value="0.48501909611749" calcext:value-type="float">
            <text:p>0.48501909611749</text:p>
          </table:table-cell>
          <table:table-cell table:formula="of:=IF([.H4]&lt;=0.1708;1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lchohol</text:p>
          </table:table-cell>
          <table:table-cell table:style-name="ce4" office:value-type="float" office:value="0.6223" calcext:value-type="float">
            <text:p>0.6223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float" office:value="0.592787787774103" calcext:value-type="float">
            <text:p>0.592787787774103</text:p>
          </table:table-cell>
          <table:table-cell table:formula="of:=IF([.B5]&lt;=0.5345;1; 0)" office:value-type="float" office:value="0" calcext:value-type="float">
            <text:p>0</text:p>
          </table:table-cell>
          <table:table-cell office:value-type="float" office:value="0.433180584441185" calcext:value-type="float">
            <text:p>0.433180584441185</text:p>
          </table:table-cell>
          <table:table-cell table:style-name="ce31" table:formula="of:=IF([.D5]&lt;=0.4473;1; 0)" office:value-type="float" office:value="1" calcext:value-type="float">
            <text:p>1</text:p>
          </table:table-cell>
          <table:table-cell office:value-type="float" office:value="0.713461075976057" calcext:value-type="float">
            <text:p>0.713461075976057</text:p>
          </table:table-cell>
          <table:table-cell table:formula="of:=IF([.F5]&lt;=0.6223;1;0)" office:value-type="float" office:value="0" calcext:value-type="float">
            <text:p>0</text:p>
          </table:table-cell>
          <table:table-cell office:value-type="float" office:value="0.0164488815695344" calcext:value-type="float">
            <text:p>0.016448881569534</text:p>
          </table:table-cell>
          <table:table-cell table:formula="of:=IF([.H5]&lt;=0.1708;1;0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Unprescribed Opiods</text:p>
          </table:table-cell>
          <table:table-cell table:style-name="ce4" office:value-type="float" office:value="0.1708" calcext:value-type="float">
            <text:p>0.1708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office:value-type="float" office:value="0.662531617573667" calcext:value-type="float">
            <text:p>0.662531617573667</text:p>
          </table:table-cell>
          <table:table-cell table:formula="of:=IF([.B6]&lt;=0.5345;1; 0)" office:value-type="float" office:value="0" calcext:value-type="float">
            <text:p>0</text:p>
          </table:table-cell>
          <table:table-cell office:value-type="float" office:value="0.039134386489223" calcext:value-type="float">
            <text:p>0.039134386489223</text:p>
          </table:table-cell>
          <table:table-cell table:style-name="ce31" table:formula="of:=IF([.D6]&lt;=0.4473;1; 0)" office:value-type="float" office:value="1" calcext:value-type="float">
            <text:p>1</text:p>
          </table:table-cell>
          <table:table-cell office:value-type="float" office:value="0.882994726611143" calcext:value-type="float">
            <text:p>0.882994726611143</text:p>
          </table:table-cell>
          <table:table-cell table:formula="of:=IF([.F6]&lt;=0.6223;1;0)" office:value-type="float" office:value="0" calcext:value-type="float">
            <text:p>0</text:p>
          </table:table-cell>
          <table:table-cell office:value-type="float" office:value="0.148219907825975" calcext:value-type="float">
            <text:p>0.148219907825975</text:p>
          </table:table-cell>
          <table:table-cell table:formula="of:=IF([.H6]&lt;=0.1708;1;0)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0" table:formula="of:=SUM([.A6]; 1)" office:value-type="float" office:value="6" calcext:value-type="float">
            <text:p>6</text:p>
          </table:table-cell>
          <table:table-cell office:value-type="float" office:value="0.755034027577971" calcext:value-type="float">
            <text:p>0.755034027577971</text:p>
          </table:table-cell>
          <table:table-cell table:formula="of:=IF([.B7]&lt;=0.5345;1; 0)" office:value-type="float" office:value="0" calcext:value-type="float">
            <text:p>0</text:p>
          </table:table-cell>
          <table:table-cell office:value-type="float" office:value="0.603164740368771" calcext:value-type="float">
            <text:p>0.603164740368771</text:p>
          </table:table-cell>
          <table:table-cell table:style-name="ce31" table:formula="of:=IF([.D7]&lt;=0.4473;1; 0)" office:value-type="float" office:value="0" calcext:value-type="float">
            <text:p>0</text:p>
          </table:table-cell>
          <table:table-cell office:value-type="float" office:value="0.716352600675747" calcext:value-type="float">
            <text:p>0.716352600675747</text:p>
          </table:table-cell>
          <table:table-cell table:formula="of:=IF([.F7]&lt;=0.6223;1;0)" office:value-type="float" office:value="0" calcext:value-type="float">
            <text:p>0</text:p>
          </table:table-cell>
          <table:table-cell office:value-type="float" office:value="0.308233034668165" calcext:value-type="float">
            <text:p>0.308233034668165</text:p>
          </table:table-cell>
          <table:table-cell table:formula="of:=IF([.H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]; 1)" office:value-type="float" office:value="7" calcext:value-type="float">
            <text:p>7</text:p>
          </table:table-cell>
          <table:table-cell office:value-type="float" office:value="0.711242048273145" calcext:value-type="float">
            <text:p>0.711242048273145</text:p>
          </table:table-cell>
          <table:table-cell table:formula="of:=IF([.B8]&lt;=0.5345;1; 0)" office:value-type="float" office:value="0" calcext:value-type="float">
            <text:p>0</text:p>
          </table:table-cell>
          <table:table-cell office:value-type="float" office:value="0.346284730010007" calcext:value-type="float">
            <text:p>0.346284730010007</text:p>
          </table:table-cell>
          <table:table-cell table:style-name="ce31" table:formula="of:=IF([.D8]&lt;=0.4473;1; 0)" office:value-type="float" office:value="1" calcext:value-type="float">
            <text:p>1</text:p>
          </table:table-cell>
          <table:table-cell office:value-type="float" office:value="0.997539573688777" calcext:value-type="float">
            <text:p>0.997539573688777</text:p>
          </table:table-cell>
          <table:table-cell table:formula="of:=IF([.F8]&lt;=0.6223;1;0)" office:value-type="float" office:value="0" calcext:value-type="float">
            <text:p>0</text:p>
          </table:table-cell>
          <table:table-cell office:value-type="float" office:value="0.788921753078804" calcext:value-type="float">
            <text:p>0.788921753078804</text:p>
          </table:table-cell>
          <table:table-cell table:formula="of:=IF([.H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]; 1)" office:value-type="float" office:value="8" calcext:value-type="float">
            <text:p>8</text:p>
          </table:table-cell>
          <table:table-cell office:value-type="float" office:value="0.934089330424995" calcext:value-type="float">
            <text:p>0.934089330424995</text:p>
          </table:table-cell>
          <table:table-cell table:formula="of:=IF([.B9]&lt;=0.5345;1; 0)" office:value-type="float" office:value="0" calcext:value-type="float">
            <text:p>0</text:p>
          </table:table-cell>
          <table:table-cell office:value-type="float" office:value="0.726974078033389" calcext:value-type="float">
            <text:p>0.726974078033389</text:p>
          </table:table-cell>
          <table:table-cell table:style-name="ce31" table:formula="of:=IF([.D9]&lt;=0.4473;1; 0)" office:value-type="float" office:value="0" calcext:value-type="float">
            <text:p>0</text:p>
          </table:table-cell>
          <table:table-cell office:value-type="float" office:value="0.532104895676326" calcext:value-type="float">
            <text:p>0.532104895676326</text:p>
          </table:table-cell>
          <table:table-cell table:formula="of:=IF([.F9]&lt;=0.6223;1;0)" office:value-type="float" office:value="1" calcext:value-type="float">
            <text:p>1</text:p>
          </table:table-cell>
          <table:table-cell office:value-type="float" office:value="0.869727790766031" calcext:value-type="float">
            <text:p>0.869727790766031</text:p>
          </table:table-cell>
          <table:table-cell table:formula="of:=IF([.H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]; 1)" office:value-type="float" office:value="9" calcext:value-type="float">
            <text:p>9</text:p>
          </table:table-cell>
          <table:table-cell office:value-type="float" office:value="0.985879703063701" calcext:value-type="float">
            <text:p>0.985879703063701</text:p>
          </table:table-cell>
          <table:table-cell table:formula="of:=IF([.B10]&lt;=0.5345;1; 0)" office:value-type="float" office:value="0" calcext:value-type="float">
            <text:p>0</text:p>
          </table:table-cell>
          <table:table-cell office:value-type="float" office:value="0.757764300865498" calcext:value-type="float">
            <text:p>0.757764300865498</text:p>
          </table:table-cell>
          <table:table-cell table:style-name="ce31" table:formula="of:=IF([.D10]&lt;=0.4473;1; 0)" office:value-type="float" office:value="0" calcext:value-type="float">
            <text:p>0</text:p>
          </table:table-cell>
          <table:table-cell office:value-type="float" office:value="0.868514348893419" calcext:value-type="float">
            <text:p>0.868514348893419</text:p>
          </table:table-cell>
          <table:table-cell table:formula="of:=IF([.F10]&lt;=0.6223;1;0)" office:value-type="float" office:value="0" calcext:value-type="float">
            <text:p>0</text:p>
          </table:table-cell>
          <table:table-cell office:value-type="float" office:value="0.681832919389082" calcext:value-type="float">
            <text:p>0.681832919389082</text:p>
          </table:table-cell>
          <table:table-cell table:formula="of:=IF([.H1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]; 1)" office:value-type="float" office:value="10" calcext:value-type="float">
            <text:p>10</text:p>
          </table:table-cell>
          <table:table-cell office:value-type="float" office:value="0.589437476505822" calcext:value-type="float">
            <text:p>0.589437476505822</text:p>
          </table:table-cell>
          <table:table-cell table:formula="of:=IF([.B11]&lt;=0.5345;1; 0)" office:value-type="float" office:value="0" calcext:value-type="float">
            <text:p>0</text:p>
          </table:table-cell>
          <table:table-cell office:value-type="float" office:value="0.988009048009296" calcext:value-type="float">
            <text:p>0.988009048009296</text:p>
          </table:table-cell>
          <table:table-cell table:style-name="ce31" table:formula="of:=IF([.D11]&lt;=0.4473;1; 0)" office:value-type="float" office:value="0" calcext:value-type="float">
            <text:p>0</text:p>
          </table:table-cell>
          <table:table-cell office:value-type="float" office:value="0.0137782165497223" calcext:value-type="float">
            <text:p>0.013778216549722</text:p>
          </table:table-cell>
          <table:table-cell table:formula="of:=IF([.F11]&lt;=0.6223;1;0)" office:value-type="float" office:value="1" calcext:value-type="float">
            <text:p>1</text:p>
          </table:table-cell>
          <table:table-cell office:value-type="float" office:value="0.219768531422235" calcext:value-type="float">
            <text:p>0.219768531422235</text:p>
          </table:table-cell>
          <table:table-cell table:formula="of:=IF([.H11]&lt;=0.1708;1;0)" office:value-type="float" office:value="0" calcext:value-type="float">
            <text:p>0</text:p>
          </table:table-cell>
          <table:table-cell/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table:style-name="ce30" table:formula="of:=SUM([.A11]; 1)" office:value-type="float" office:value="11" calcext:value-type="float">
            <text:p>11</text:p>
          </table:table-cell>
          <table:table-cell office:value-type="float" office:value="0.912876134001989" calcext:value-type="float">
            <text:p>0.912876134001989</text:p>
          </table:table-cell>
          <table:table-cell table:formula="of:=IF([.B12]&lt;=0.5345;1; 0)" office:value-type="float" office:value="0" calcext:value-type="float">
            <text:p>0</text:p>
          </table:table-cell>
          <table:table-cell office:value-type="float" office:value="0.811099235376396" calcext:value-type="float">
            <text:p>0.811099235376396</text:p>
          </table:table-cell>
          <table:table-cell table:style-name="ce31" table:formula="of:=IF([.D12]&lt;=0.4473;1; 0)" office:value-type="float" office:value="0" calcext:value-type="float">
            <text:p>0</text:p>
          </table:table-cell>
          <table:table-cell office:value-type="float" office:value="0.394030595692678" calcext:value-type="float">
            <text:p>0.394030595692678</text:p>
          </table:table-cell>
          <table:table-cell table:formula="of:=IF([.F12]&lt;=0.6223;1;0)" office:value-type="float" office:value="1" calcext:value-type="float">
            <text:p>1</text:p>
          </table:table-cell>
          <table:table-cell office:value-type="float" office:value="0.17309578284257" calcext:value-type="float">
            <text:p>0.17309578284257</text:p>
          </table:table-cell>
          <table:table-cell table:formula="of:=IF([.H12]&lt;=0.1708;1;0)" office:value-type="float" office:value="0" calcext:value-type="float">
            <text:p>0</text:p>
          </table:table-cell>
          <table:table-cell/>
          <table:table-cell table:style-name="ce4" table:formula="of:=minus(300;156)" office:value-type="string" office:string-value="" calcext:value-type="error">
            <text:p>#NAME?</text:p>
          </table:table-cell>
          <table:table-cell table:formula="of:=minus(300; 141)" office:value-type="string" office:string-value="" calcext:value-type="error">
            <text:p>#NAME?</text:p>
          </table:table-cell>
          <table:table-cell table:formula="of:=minus(300;195)" office:value-type="string" office:string-value="" calcext:value-type="error">
            <text:p>#NAME?</text:p>
          </table:table-cell>
          <table:table-cell table:formula="of:=minus(300;54)" office:value-type="string" office:string-value="" calcext:value-type="error">
            <text:p>#NAME?</text:p>
          </table:table-cell>
          <table:table-cell table:number-columns-repeated="1010"/>
        </table:table-row>
        <table:table-row table:style-name="ro1">
          <table:table-cell table:style-name="ce30" table:formula="of:=SUM([.A12]; 1)" office:value-type="float" office:value="12" calcext:value-type="float">
            <text:p>12</text:p>
          </table:table-cell>
          <table:table-cell office:value-type="float" office:value="0.23633257098888" calcext:value-type="float">
            <text:p>0.23633257098888</text:p>
          </table:table-cell>
          <table:table-cell table:formula="of:=IF([.B13]&lt;=0.5345;1; 0)" office:value-type="float" office:value="1" calcext:value-type="float">
            <text:p>1</text:p>
          </table:table-cell>
          <table:table-cell office:value-type="float" office:value="0.963710035719589" calcext:value-type="float">
            <text:p>0.963710035719589</text:p>
          </table:table-cell>
          <table:table-cell table:style-name="ce31" table:formula="of:=IF([.D13]&lt;=0.4473;1; 0)" office:value-type="float" office:value="0" calcext:value-type="float">
            <text:p>0</text:p>
          </table:table-cell>
          <table:table-cell office:value-type="float" office:value="0.345191271577805" calcext:value-type="float">
            <text:p>0.345191271577805</text:p>
          </table:table-cell>
          <table:table-cell table:formula="of:=IF([.F13]&lt;=0.6223;1;0)" office:value-type="float" office:value="1" calcext:value-type="float">
            <text:p>1</text:p>
          </table:table-cell>
          <table:table-cell office:value-type="float" office:value="0.959839005324591" calcext:value-type="float">
            <text:p>0.959839005324591</text:p>
          </table:table-cell>
          <table:table-cell table:formula="of:=IF([.H1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]; 1)" office:value-type="float" office:value="13" calcext:value-type="float">
            <text:p>13</text:p>
          </table:table-cell>
          <table:table-cell office:value-type="float" office:value="0.856849561167132" calcext:value-type="float">
            <text:p>0.856849561167132</text:p>
          </table:table-cell>
          <table:table-cell table:formula="of:=IF([.B14]&lt;=0.5345;1; 0)" office:value-type="float" office:value="0" calcext:value-type="float">
            <text:p>0</text:p>
          </table:table-cell>
          <table:table-cell office:value-type="float" office:value="0.910023003141394" calcext:value-type="float">
            <text:p>0.910023003141394</text:p>
          </table:table-cell>
          <table:table-cell table:style-name="ce31" table:formula="of:=IF([.D14]&lt;=0.4473;1; 0)" office:value-type="float" office:value="0" calcext:value-type="float">
            <text:p>0</text:p>
          </table:table-cell>
          <table:table-cell office:value-type="float" office:value="0.287715967862438" calcext:value-type="float">
            <text:p>0.287715967862438</text:p>
          </table:table-cell>
          <table:table-cell table:formula="of:=IF([.F14]&lt;=0.6223;1;0)" office:value-type="float" office:value="1" calcext:value-type="float">
            <text:p>1</text:p>
          </table:table-cell>
          <table:table-cell office:value-type="float" office:value="0.190097919138715" calcext:value-type="float">
            <text:p>0.190097919138715</text:p>
          </table:table-cell>
          <table:table-cell table:formula="of:=IF([.H14]&lt;=0.1708;1;0)" office:value-type="float" office:value="0" calcext:value-type="float">
            <text:p>0</text:p>
          </table:table-cell>
          <table:table-cell>
            <draw:frame table:end-cell-address="'Above or Under the Influence'.N32" table:end-x="48.67pt" table:end-y="8.99pt" draw:z-index="0" draw:name="Chart 5" draw:style-name="gr1" draw:text-style-name="P1" svg:width="449.97pt" svg:height="278.22pt" svg:x="22.51pt" svg:y="14.26pt">
              <draw:object draw:notify-on-update-of-ranges="'Above or Under the Influence'.P2:'Above or Under the Influence'.P3 'Above or Under the Influence'.K11:'Above or Under the Influence'.K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'Above or Under the Influence'.T32" table:end-x="62.73pt" table:end-y="8.99pt" draw:z-index="2" draw:name="Chart 7" draw:style-name="gr1" draw:text-style-name="P1" svg:width="449.97pt" svg:height="278.22pt" svg:x="13.49pt" svg:y="14.26pt">
              <draw:object draw:notify-on-update-of-ranges="'Above or Under the Influence'.R2:'Above or Under the Influence'.R3 'Above or Under the Influence'.M11:'Above or Under the Influence'.M1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30" table:formula="of:=SUM([.A14]; 1)" office:value-type="float" office:value="14" calcext:value-type="float">
            <text:p>14</text:p>
          </table:table-cell>
          <table:table-cell office:value-type="float" office:value="0.939436256300819" calcext:value-type="float">
            <text:p>0.939436256300819</text:p>
          </table:table-cell>
          <table:table-cell table:formula="of:=IF([.B15]&lt;=0.5345;1; 0)" office:value-type="float" office:value="0" calcext:value-type="float">
            <text:p>0</text:p>
          </table:table-cell>
          <table:table-cell office:value-type="float" office:value="0.0987973596264201" calcext:value-type="float">
            <text:p>0.09879735962642</text:p>
          </table:table-cell>
          <table:table-cell table:style-name="ce31" table:formula="of:=IF([.D15]&lt;=0.4473;1; 0)" office:value-type="float" office:value="1" calcext:value-type="float">
            <text:p>1</text:p>
          </table:table-cell>
          <table:table-cell office:value-type="float" office:value="0.130410076438109" calcext:value-type="float">
            <text:p>0.130410076438109</text:p>
          </table:table-cell>
          <table:table-cell table:formula="of:=IF([.F15]&lt;=0.6223;1;0)" office:value-type="float" office:value="1" calcext:value-type="float">
            <text:p>1</text:p>
          </table:table-cell>
          <table:table-cell office:value-type="float" office:value="0.825050609541684" calcext:value-type="float">
            <text:p>0.825050609541684</text:p>
          </table:table-cell>
          <table:table-cell table:formula="of:=IF([.H1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]; 1)" office:value-type="float" office:value="15" calcext:value-type="float">
            <text:p>15</text:p>
          </table:table-cell>
          <table:table-cell office:value-type="float" office:value="0.162091087646252" calcext:value-type="float">
            <text:p>0.162091087646252</text:p>
          </table:table-cell>
          <table:table-cell table:formula="of:=IF([.B16]&lt;=0.5345;1; 0)" office:value-type="float" office:value="1" calcext:value-type="float">
            <text:p>1</text:p>
          </table:table-cell>
          <table:table-cell office:value-type="float" office:value="0.538512749772011" calcext:value-type="float">
            <text:p>0.538512749772011</text:p>
          </table:table-cell>
          <table:table-cell table:style-name="ce31" table:formula="of:=IF([.D16]&lt;=0.4473;1; 0)" office:value-type="float" office:value="0" calcext:value-type="float">
            <text:p>0</text:p>
          </table:table-cell>
          <table:table-cell office:value-type="float" office:value="0.978370569113872" calcext:value-type="float">
            <text:p>0.978370569113872</text:p>
          </table:table-cell>
          <table:table-cell table:formula="of:=IF([.F16]&lt;=0.6223;1;0)" office:value-type="float" office:value="0" calcext:value-type="float">
            <text:p>0</text:p>
          </table:table-cell>
          <table:table-cell office:value-type="float" office:value="0.551998097922202" calcext:value-type="float">
            <text:p>0.551998097922202</text:p>
          </table:table-cell>
          <table:table-cell table:formula="of:=IF([.H1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]; 1)" office:value-type="float" office:value="16" calcext:value-type="float">
            <text:p>16</text:p>
          </table:table-cell>
          <table:table-cell office:value-type="float" office:value="0.168941484152228" calcext:value-type="float">
            <text:p>0.168941484152228</text:p>
          </table:table-cell>
          <table:table-cell table:formula="of:=IF([.B17]&lt;=0.5345;1; 0)" office:value-type="float" office:value="1" calcext:value-type="float">
            <text:p>1</text:p>
          </table:table-cell>
          <table:table-cell office:value-type="float" office:value="0.18841556954344" calcext:value-type="float">
            <text:p>0.18841556954344</text:p>
          </table:table-cell>
          <table:table-cell table:style-name="ce31" table:formula="of:=IF([.D17]&lt;=0.4473;1; 0)" office:value-type="float" office:value="1" calcext:value-type="float">
            <text:p>1</text:p>
          </table:table-cell>
          <table:table-cell office:value-type="float" office:value="0.249243139841473" calcext:value-type="float">
            <text:p>0.249243139841473</text:p>
          </table:table-cell>
          <table:table-cell table:formula="of:=IF([.F17]&lt;=0.6223;1;0)" office:value-type="float" office:value="1" calcext:value-type="float">
            <text:p>1</text:p>
          </table:table-cell>
          <table:table-cell office:value-type="float" office:value="0.608828641892029" calcext:value-type="float">
            <text:p>0.608828641892029</text:p>
          </table:table-cell>
          <table:table-cell table:formula="of:=IF([.H1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]; 1)" office:value-type="float" office:value="17" calcext:value-type="float">
            <text:p>17</text:p>
          </table:table-cell>
          <table:table-cell office:value-type="float" office:value="0.689155765212069" calcext:value-type="float">
            <text:p>0.689155765212069</text:p>
          </table:table-cell>
          <table:table-cell table:formula="of:=IF([.B18]&lt;=0.5345;1; 0)" office:value-type="float" office:value="0" calcext:value-type="float">
            <text:p>0</text:p>
          </table:table-cell>
          <table:table-cell office:value-type="float" office:value="0.83832401186808" calcext:value-type="float">
            <text:p>0.83832401186808</text:p>
          </table:table-cell>
          <table:table-cell table:style-name="ce31" table:formula="of:=IF([.D18]&lt;=0.4473;1; 0)" office:value-type="float" office:value="0" calcext:value-type="float">
            <text:p>0</text:p>
          </table:table-cell>
          <table:table-cell office:value-type="float" office:value="0.0106547816205177" calcext:value-type="float">
            <text:p>0.010654781620518</text:p>
          </table:table-cell>
          <table:table-cell table:formula="of:=IF([.F18]&lt;=0.6223;1;0)" office:value-type="float" office:value="1" calcext:value-type="float">
            <text:p>1</text:p>
          </table:table-cell>
          <table:table-cell office:value-type="float" office:value="0.428822774585277" calcext:value-type="float">
            <text:p>0.428822774585277</text:p>
          </table:table-cell>
          <table:table-cell table:formula="of:=IF([.H1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]; 1)" office:value-type="float" office:value="18" calcext:value-type="float">
            <text:p>18</text:p>
          </table:table-cell>
          <table:table-cell office:value-type="float" office:value="0.328956496245963" calcext:value-type="float">
            <text:p>0.328956496245963</text:p>
          </table:table-cell>
          <table:table-cell table:formula="of:=IF([.B19]&lt;=0.5345;1; 0)" office:value-type="float" office:value="1" calcext:value-type="float">
            <text:p>1</text:p>
          </table:table-cell>
          <table:table-cell office:value-type="float" office:value="0.302640633841126" calcext:value-type="float">
            <text:p>0.302640633841126</text:p>
          </table:table-cell>
          <table:table-cell table:style-name="ce31" table:formula="of:=IF([.D19]&lt;=0.4473;1; 0)" office:value-type="float" office:value="1" calcext:value-type="float">
            <text:p>1</text:p>
          </table:table-cell>
          <table:table-cell office:value-type="float" office:value="0.805521824616714" calcext:value-type="float">
            <text:p>0.805521824616714</text:p>
          </table:table-cell>
          <table:table-cell table:formula="of:=IF([.F19]&lt;=0.6223;1;0)" office:value-type="float" office:value="0" calcext:value-type="float">
            <text:p>0</text:p>
          </table:table-cell>
          <table:table-cell office:value-type="float" office:value="0.497029877566322" calcext:value-type="float">
            <text:p>0.497029877566322</text:p>
          </table:table-cell>
          <table:table-cell table:formula="of:=IF([.H1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]; 1)" office:value-type="float" office:value="19" calcext:value-type="float">
            <text:p>19</text:p>
          </table:table-cell>
          <table:table-cell office:value-type="float" office:value="0.893424563359351" calcext:value-type="float">
            <text:p>0.893424563359351</text:p>
          </table:table-cell>
          <table:table-cell table:formula="of:=IF([.B20]&lt;=0.5345;1; 0)" office:value-type="float" office:value="0" calcext:value-type="float">
            <text:p>0</text:p>
          </table:table-cell>
          <table:table-cell office:value-type="float" office:value="0.887489787082184" calcext:value-type="float">
            <text:p>0.887489787082184</text:p>
          </table:table-cell>
          <table:table-cell table:style-name="ce31" table:formula="of:=IF([.D20]&lt;=0.4473;1; 0)" office:value-type="float" office:value="0" calcext:value-type="float">
            <text:p>0</text:p>
          </table:table-cell>
          <table:table-cell office:value-type="float" office:value="0.311911593514888" calcext:value-type="float">
            <text:p>0.311911593514888</text:p>
          </table:table-cell>
          <table:table-cell table:formula="of:=IF([.F20]&lt;=0.6223;1;0)" office:value-type="float" office:value="1" calcext:value-type="float">
            <text:p>1</text:p>
          </table:table-cell>
          <table:table-cell office:value-type="float" office:value="0.153392497207704" calcext:value-type="float">
            <text:p>0.153392497207704</text:p>
          </table:table-cell>
          <table:table-cell table:formula="of:=IF([.H2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0]; 1)" office:value-type="float" office:value="20" calcext:value-type="float">
            <text:p>20</text:p>
          </table:table-cell>
          <table:table-cell office:value-type="float" office:value="0.357785127243377" calcext:value-type="float">
            <text:p>0.357785127243377</text:p>
          </table:table-cell>
          <table:table-cell table:formula="of:=IF([.B21]&lt;=0.5345;1; 0)" office:value-type="float" office:value="1" calcext:value-type="float">
            <text:p>1</text:p>
          </table:table-cell>
          <table:table-cell office:value-type="float" office:value="0.00051491415954974" calcext:value-type="float">
            <text:p>0.00051491415955</text:p>
          </table:table-cell>
          <table:table-cell table:style-name="ce31" table:formula="of:=IF([.D21]&lt;=0.4473;1; 0)" office:value-type="float" office:value="1" calcext:value-type="float">
            <text:p>1</text:p>
          </table:table-cell>
          <table:table-cell office:value-type="float" office:value="0.667677892050171" calcext:value-type="float">
            <text:p>0.667677892050171</text:p>
          </table:table-cell>
          <table:table-cell table:formula="of:=IF([.F21]&lt;=0.6223;1;0)" office:value-type="float" office:value="0" calcext:value-type="float">
            <text:p>0</text:p>
          </table:table-cell>
          <table:table-cell office:value-type="float" office:value="0.662145239967166" calcext:value-type="float">
            <text:p>0.662145239967166</text:p>
          </table:table-cell>
          <table:table-cell table:formula="of:=IF([.H2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]; 1)" office:value-type="float" office:value="21" calcext:value-type="float">
            <text:p>21</text:p>
          </table:table-cell>
          <table:table-cell office:value-type="float" office:value="0.976928775361637" calcext:value-type="float">
            <text:p>0.976928775361637</text:p>
          </table:table-cell>
          <table:table-cell table:formula="of:=IF([.B22]&lt;=0.5345;1; 0)" office:value-type="float" office:value="0" calcext:value-type="float">
            <text:p>0</text:p>
          </table:table-cell>
          <table:table-cell office:value-type="float" office:value="0.538967916192985" calcext:value-type="float">
            <text:p>0.538967916192985</text:p>
          </table:table-cell>
          <table:table-cell table:style-name="ce31" table:formula="of:=IF([.D22]&lt;=0.4473;1; 0)" office:value-type="float" office:value="0" calcext:value-type="float">
            <text:p>0</text:p>
          </table:table-cell>
          <table:table-cell office:value-type="float" office:value="0.0244893702151414" calcext:value-type="float">
            <text:p>0.024489370215142</text:p>
          </table:table-cell>
          <table:table-cell table:formula="of:=IF([.F22]&lt;=0.6223;1;0)" office:value-type="float" office:value="1" calcext:value-type="float">
            <text:p>1</text:p>
          </table:table-cell>
          <table:table-cell office:value-type="float" office:value="0.878686208245305" calcext:value-type="float">
            <text:p>0.878686208245305</text:p>
          </table:table-cell>
          <table:table-cell table:formula="of:=IF([.H2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]; 1)" office:value-type="float" office:value="22" calcext:value-type="float">
            <text:p>22</text:p>
          </table:table-cell>
          <table:table-cell office:value-type="float" office:value="0.79127581318579" calcext:value-type="float">
            <text:p>0.79127581318579</text:p>
          </table:table-cell>
          <table:table-cell table:formula="of:=IF([.B23]&lt;=0.5345;1; 0)" office:value-type="float" office:value="0" calcext:value-type="float">
            <text:p>0</text:p>
          </table:table-cell>
          <table:table-cell office:value-type="float" office:value="0.0577702030472455" calcext:value-type="float">
            <text:p>0.057770203047246</text:p>
          </table:table-cell>
          <table:table-cell table:style-name="ce31" table:formula="of:=IF([.D23]&lt;=0.4473;1; 0)" office:value-type="float" office:value="1" calcext:value-type="float">
            <text:p>1</text:p>
          </table:table-cell>
          <table:table-cell office:value-type="float" office:value="0.911619608322891" calcext:value-type="float">
            <text:p>0.911619608322891</text:p>
          </table:table-cell>
          <table:table-cell table:formula="of:=IF([.F23]&lt;=0.6223;1;0)" office:value-type="float" office:value="0" calcext:value-type="float">
            <text:p>0</text:p>
          </table:table-cell>
          <table:table-cell office:value-type="float" office:value="0.418730259194336" calcext:value-type="float">
            <text:p>0.418730259194336</text:p>
          </table:table-cell>
          <table:table-cell table:formula="of:=IF([.H2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]; 1)" office:value-type="float" office:value="23" calcext:value-type="float">
            <text:p>23</text:p>
          </table:table-cell>
          <table:table-cell office:value-type="float" office:value="0.0860009553289282" calcext:value-type="float">
            <text:p>0.086000955328928</text:p>
          </table:table-cell>
          <table:table-cell table:formula="of:=IF([.B24]&lt;=0.5345;1; 0)" office:value-type="float" office:value="1" calcext:value-type="float">
            <text:p>1</text:p>
          </table:table-cell>
          <table:table-cell office:value-type="float" office:value="0.706990228072361" calcext:value-type="float">
            <text:p>0.706990228072361</text:p>
          </table:table-cell>
          <table:table-cell table:style-name="ce31" table:formula="of:=IF([.D24]&lt;=0.4473;1; 0)" office:value-type="float" office:value="0" calcext:value-type="float">
            <text:p>0</text:p>
          </table:table-cell>
          <table:table-cell office:value-type="float" office:value="0.557860237019178" calcext:value-type="float">
            <text:p>0.557860237019178</text:p>
          </table:table-cell>
          <table:table-cell table:formula="of:=IF([.F24]&lt;=0.6223;1;0)" office:value-type="float" office:value="1" calcext:value-type="float">
            <text:p>1</text:p>
          </table:table-cell>
          <table:table-cell office:value-type="float" office:value="0.126554897400422" calcext:value-type="float">
            <text:p>0.126554897400422</text:p>
          </table:table-cell>
          <table:table-cell table:formula="of:=IF([.H24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4]; 1)" office:value-type="float" office:value="24" calcext:value-type="float">
            <text:p>24</text:p>
          </table:table-cell>
          <table:table-cell office:value-type="float" office:value="0.672250615705586" calcext:value-type="float">
            <text:p>0.672250615705586</text:p>
          </table:table-cell>
          <table:table-cell table:formula="of:=IF([.B25]&lt;=0.5345;1; 0)" office:value-type="float" office:value="0" calcext:value-type="float">
            <text:p>0</text:p>
          </table:table-cell>
          <table:table-cell office:value-type="float" office:value="0.538192443775396" calcext:value-type="float">
            <text:p>0.538192443775396</text:p>
          </table:table-cell>
          <table:table-cell table:style-name="ce31" table:formula="of:=IF([.D25]&lt;=0.4473;1; 0)" office:value-type="float" office:value="0" calcext:value-type="float">
            <text:p>0</text:p>
          </table:table-cell>
          <table:table-cell office:value-type="float" office:value="0.362630846496494" calcext:value-type="float">
            <text:p>0.362630846496494</text:p>
          </table:table-cell>
          <table:table-cell table:formula="of:=IF([.F25]&lt;=0.6223;1;0)" office:value-type="float" office:value="1" calcext:value-type="float">
            <text:p>1</text:p>
          </table:table-cell>
          <table:table-cell office:value-type="float" office:value="0.793075182974632" calcext:value-type="float">
            <text:p>0.793075182974632</text:p>
          </table:table-cell>
          <table:table-cell table:formula="of:=IF([.H2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]; 1)" office:value-type="float" office:value="25" calcext:value-type="float">
            <text:p>25</text:p>
          </table:table-cell>
          <table:table-cell office:value-type="float" office:value="0.78188230936223" calcext:value-type="float">
            <text:p>0.78188230936223</text:p>
          </table:table-cell>
          <table:table-cell table:formula="of:=IF([.B26]&lt;=0.5345;1; 0)" office:value-type="float" office:value="0" calcext:value-type="float">
            <text:p>0</text:p>
          </table:table-cell>
          <table:table-cell office:value-type="float" office:value="0.427009624931044" calcext:value-type="float">
            <text:p>0.427009624931044</text:p>
          </table:table-cell>
          <table:table-cell table:style-name="ce31" table:formula="of:=IF([.D26]&lt;=0.4473;1; 0)" office:value-type="float" office:value="1" calcext:value-type="float">
            <text:p>1</text:p>
          </table:table-cell>
          <table:table-cell office:value-type="float" office:value="0.63046410181602" calcext:value-type="float">
            <text:p>0.63046410181602</text:p>
          </table:table-cell>
          <table:table-cell table:formula="of:=IF([.F26]&lt;=0.6223;1;0)" office:value-type="float" office:value="0" calcext:value-type="float">
            <text:p>0</text:p>
          </table:table-cell>
          <table:table-cell office:value-type="float" office:value="0.00308450681393258" calcext:value-type="float">
            <text:p>0.003084506813933</text:p>
          </table:table-cell>
          <table:table-cell table:formula="of:=IF([.H26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6]; 1)" office:value-type="float" office:value="26" calcext:value-type="float">
            <text:p>26</text:p>
          </table:table-cell>
          <table:table-cell office:value-type="float" office:value="0.107930408684608" calcext:value-type="float">
            <text:p>0.107930408684608</text:p>
          </table:table-cell>
          <table:table-cell table:formula="of:=IF([.B27]&lt;=0.5345;1; 0)" office:value-type="float" office:value="1" calcext:value-type="float">
            <text:p>1</text:p>
          </table:table-cell>
          <table:table-cell office:value-type="float" office:value="0.22280463070137" calcext:value-type="float">
            <text:p>0.22280463070137</text:p>
          </table:table-cell>
          <table:table-cell table:style-name="ce31" table:formula="of:=IF([.D27]&lt;=0.4473;1; 0)" office:value-type="float" office:value="1" calcext:value-type="float">
            <text:p>1</text:p>
          </table:table-cell>
          <table:table-cell office:value-type="float" office:value="0.600074215678921" calcext:value-type="float">
            <text:p>0.600074215678921</text:p>
          </table:table-cell>
          <table:table-cell table:formula="of:=IF([.F27]&lt;=0.6223;1;0)" office:value-type="float" office:value="1" calcext:value-type="float">
            <text:p>1</text:p>
          </table:table-cell>
          <table:table-cell office:value-type="float" office:value="0.18231868294113" calcext:value-type="float">
            <text:p>0.18231868294113</text:p>
          </table:table-cell>
          <table:table-cell table:formula="of:=IF([.H2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]; 1)" office:value-type="float" office:value="27" calcext:value-type="float">
            <text:p>27</text:p>
          </table:table-cell>
          <table:table-cell office:value-type="float" office:value="0.388846727301471" calcext:value-type="float">
            <text:p>0.388846727301471</text:p>
          </table:table-cell>
          <table:table-cell table:formula="of:=IF([.B28]&lt;=0.5345;1; 0)" office:value-type="float" office:value="1" calcext:value-type="float">
            <text:p>1</text:p>
          </table:table-cell>
          <table:table-cell office:value-type="float" office:value="0.96990348216205" calcext:value-type="float">
            <text:p>0.96990348216205</text:p>
          </table:table-cell>
          <table:table-cell table:style-name="ce31" table:formula="of:=IF([.D28]&lt;=0.4473;1; 0)" office:value-type="float" office:value="0" calcext:value-type="float">
            <text:p>0</text:p>
          </table:table-cell>
          <table:table-cell office:value-type="float" office:value="0.278213176874854" calcext:value-type="float">
            <text:p>0.278213176874854</text:p>
          </table:table-cell>
          <table:table-cell table:formula="of:=IF([.F28]&lt;=0.6223;1;0)" office:value-type="float" office:value="1" calcext:value-type="float">
            <text:p>1</text:p>
          </table:table-cell>
          <table:table-cell office:value-type="float" office:value="0.000642039757545732" calcext:value-type="float">
            <text:p>0.000642039757546</text:p>
          </table:table-cell>
          <table:table-cell table:formula="of:=IF([.H28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8]; 1)" office:value-type="float" office:value="28" calcext:value-type="float">
            <text:p>28</text:p>
          </table:table-cell>
          <table:table-cell office:value-type="float" office:value="0.128120016746293" calcext:value-type="float">
            <text:p>0.128120016746293</text:p>
          </table:table-cell>
          <table:table-cell table:formula="of:=IF([.B29]&lt;=0.5345;1; 0)" office:value-type="float" office:value="1" calcext:value-type="float">
            <text:p>1</text:p>
          </table:table-cell>
          <table:table-cell office:value-type="float" office:value="0.850455677429669" calcext:value-type="float">
            <text:p>0.850455677429669</text:p>
          </table:table-cell>
          <table:table-cell table:style-name="ce31" table:formula="of:=IF([.D29]&lt;=0.4473;1; 0)" office:value-type="float" office:value="0" calcext:value-type="float">
            <text:p>0</text:p>
          </table:table-cell>
          <table:table-cell office:value-type="float" office:value="0.455797569287239" calcext:value-type="float">
            <text:p>0.455797569287239</text:p>
          </table:table-cell>
          <table:table-cell table:formula="of:=IF([.F29]&lt;=0.6223;1;0)" office:value-type="float" office:value="1" calcext:value-type="float">
            <text:p>1</text:p>
          </table:table-cell>
          <table:table-cell office:value-type="float" office:value="0.492798364770706" calcext:value-type="float">
            <text:p>0.492798364770706</text:p>
          </table:table-cell>
          <table:table-cell table:formula="of:=IF([.H2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]; 1)" office:value-type="float" office:value="29" calcext:value-type="float">
            <text:p>29</text:p>
          </table:table-cell>
          <table:table-cell office:value-type="float" office:value="0.337390934761996" calcext:value-type="float">
            <text:p>0.337390934761996</text:p>
          </table:table-cell>
          <table:table-cell table:formula="of:=IF([.B30]&lt;=0.5345;1; 0)" office:value-type="float" office:value="1" calcext:value-type="float">
            <text:p>1</text:p>
          </table:table-cell>
          <table:table-cell office:value-type="float" office:value="0.321841429540546" calcext:value-type="float">
            <text:p>0.321841429540546</text:p>
          </table:table-cell>
          <table:table-cell table:style-name="ce31" table:formula="of:=IF([.D30]&lt;=0.4473;1; 0)" office:value-type="float" office:value="1" calcext:value-type="float">
            <text:p>1</text:p>
          </table:table-cell>
          <table:table-cell office:value-type="float" office:value="0.676254733084313" calcext:value-type="float">
            <text:p>0.676254733084313</text:p>
          </table:table-cell>
          <table:table-cell table:formula="of:=IF([.F30]&lt;=0.6223;1;0)" office:value-type="float" office:value="0" calcext:value-type="float">
            <text:p>0</text:p>
          </table:table-cell>
          <table:table-cell office:value-type="float" office:value="0.684098886750883" calcext:value-type="float">
            <text:p>0.684098886750883</text:p>
          </table:table-cell>
          <table:table-cell table:formula="of:=IF([.H3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0]; 1)" office:value-type="float" office:value="30" calcext:value-type="float">
            <text:p>30</text:p>
          </table:table-cell>
          <table:table-cell office:value-type="float" office:value="0.612721276801504" calcext:value-type="float">
            <text:p>0.612721276801504</text:p>
          </table:table-cell>
          <table:table-cell table:formula="of:=IF([.B31]&lt;=0.5345;1; 0)" office:value-type="float" office:value="0" calcext:value-type="float">
            <text:p>0</text:p>
          </table:table-cell>
          <table:table-cell office:value-type="float" office:value="0.572884944399599" calcext:value-type="float">
            <text:p>0.572884944399599</text:p>
          </table:table-cell>
          <table:table-cell table:style-name="ce31" table:formula="of:=IF([.D31]&lt;=0.4473;1; 0)" office:value-type="float" office:value="0" calcext:value-type="float">
            <text:p>0</text:p>
          </table:table-cell>
          <table:table-cell office:value-type="float" office:value="0.689673961156702" calcext:value-type="float">
            <text:p>0.689673961156702</text:p>
          </table:table-cell>
          <table:table-cell table:formula="of:=IF([.F31]&lt;=0.6223;1;0)" office:value-type="float" office:value="0" calcext:value-type="float">
            <text:p>0</text:p>
          </table:table-cell>
          <table:table-cell office:value-type="float" office:value="0.0796088086597169" calcext:value-type="float">
            <text:p>0.079608808659717</text:p>
          </table:table-cell>
          <table:table-cell table:formula="of:=IF([.H31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31]; 1)" office:value-type="float" office:value="31" calcext:value-type="float">
            <text:p>31</text:p>
          </table:table-cell>
          <table:table-cell office:value-type="float" office:value="0.234407834208859" calcext:value-type="float">
            <text:p>0.234407834208859</text:p>
          </table:table-cell>
          <table:table-cell table:formula="of:=IF([.B32]&lt;=0.5345;1; 0)" office:value-type="float" office:value="1" calcext:value-type="float">
            <text:p>1</text:p>
          </table:table-cell>
          <table:table-cell office:value-type="float" office:value="0.710660184040106" calcext:value-type="float">
            <text:p>0.710660184040106</text:p>
          </table:table-cell>
          <table:table-cell table:style-name="ce31" table:formula="of:=IF([.D32]&lt;=0.4473;1; 0)" office:value-type="float" office:value="0" calcext:value-type="float">
            <text:p>0</text:p>
          </table:table-cell>
          <table:table-cell office:value-type="float" office:value="0.614826095373943" calcext:value-type="float">
            <text:p>0.614826095373943</text:p>
          </table:table-cell>
          <table:table-cell table:formula="of:=IF([.F32]&lt;=0.6223;1;0)" office:value-type="float" office:value="1" calcext:value-type="float">
            <text:p>1</text:p>
          </table:table-cell>
          <table:table-cell office:value-type="float" office:value="0.814421086841125" calcext:value-type="float">
            <text:p>0.814421086841125</text:p>
          </table:table-cell>
          <table:table-cell table:formula="of:=IF([.H3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2]; 1)" office:value-type="float" office:value="32" calcext:value-type="float">
            <text:p>32</text:p>
          </table:table-cell>
          <table:table-cell office:value-type="float" office:value="0.349030249515882" calcext:value-type="float">
            <text:p>0.349030249515882</text:p>
          </table:table-cell>
          <table:table-cell table:formula="of:=IF([.B33]&lt;=0.5345;1; 0)" office:value-type="float" office:value="1" calcext:value-type="float">
            <text:p>1</text:p>
          </table:table-cell>
          <table:table-cell office:value-type="float" office:value="0.569892875313502" calcext:value-type="float">
            <text:p>0.569892875313502</text:p>
          </table:table-cell>
          <table:table-cell table:style-name="ce31" table:formula="of:=IF([.D33]&lt;=0.4473;1; 0)" office:value-type="float" office:value="0" calcext:value-type="float">
            <text:p>0</text:p>
          </table:table-cell>
          <table:table-cell office:value-type="float" office:value="0.164624490235674" calcext:value-type="float">
            <text:p>0.164624490235674</text:p>
          </table:table-cell>
          <table:table-cell table:formula="of:=IF([.F33]&lt;=0.6223;1;0)" office:value-type="float" office:value="1" calcext:value-type="float">
            <text:p>1</text:p>
          </table:table-cell>
          <table:table-cell office:value-type="float" office:value="0.237427791525304" calcext:value-type="float">
            <text:p>0.237427791525304</text:p>
          </table:table-cell>
          <table:table-cell table:formula="of:=IF([.H33]&lt;=0.1708;1;0)" office:value-type="float" office:value="0" calcext:value-type="float">
            <text:p>0</text:p>
          </table:table-cell>
          <table:table-cell>
            <draw:frame table:end-cell-address="'Above or Under the Influence'.N51" table:end-x="48.67pt" table:end-y="3.74pt" draw:z-index="1" draw:name="Chart 6" draw:style-name="gr1" draw:text-style-name="P1" svg:width="449.97pt" svg:height="278.22pt" svg:x="22.51pt" svg:y="9.01pt">
              <draw:object draw:notify-on-update-of-ranges="'Above or Under the Influence'.Q2:'Above or Under the Influence'.Q3 'Above or Under the Influence'.L11:'Above or Under the Influence'.L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'Above or Under the Influence'.T51" table:end-x="62.73pt" table:end-y="3.74pt" draw:z-index="3" draw:name="Chart 8" draw:style-name="gr1" draw:text-style-name="P1" svg:width="449.97pt" svg:height="278.22pt" svg:x="13.49pt" svg:y="9.01pt">
              <draw:object draw:notify-on-update-of-ranges="'Above or Under the Influence'.S2:'Above or Under the Influence'.S3 'Above or Under the Influence'.N11:'Above or Under the Influence'.N1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30" table:formula="of:=SUM([.A33]; 1)" office:value-type="float" office:value="33" calcext:value-type="float">
            <text:p>33</text:p>
          </table:table-cell>
          <table:table-cell office:value-type="float" office:value="0.276954339798227" calcext:value-type="float">
            <text:p>0.276954339798227</text:p>
          </table:table-cell>
          <table:table-cell table:formula="of:=IF([.B34]&lt;=0.5345;1; 0)" office:value-type="float" office:value="1" calcext:value-type="float">
            <text:p>1</text:p>
          </table:table-cell>
          <table:table-cell office:value-type="float" office:value="0.783526903772446" calcext:value-type="float">
            <text:p>0.783526903772446</text:p>
          </table:table-cell>
          <table:table-cell table:style-name="ce31" table:formula="of:=IF([.D34]&lt;=0.4473;1; 0)" office:value-type="float" office:value="0" calcext:value-type="float">
            <text:p>0</text:p>
          </table:table-cell>
          <table:table-cell office:value-type="float" office:value="0.191383526804255" calcext:value-type="float">
            <text:p>0.191383526804255</text:p>
          </table:table-cell>
          <table:table-cell table:formula="of:=IF([.F34]&lt;=0.6223;1;0)" office:value-type="float" office:value="1" calcext:value-type="float">
            <text:p>1</text:p>
          </table:table-cell>
          <table:table-cell office:value-type="float" office:value="0.320378646429233" calcext:value-type="float">
            <text:p>0.320378646429233</text:p>
          </table:table-cell>
          <table:table-cell table:formula="of:=IF([.H3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4]; 1)" office:value-type="float" office:value="34" calcext:value-type="float">
            <text:p>34</text:p>
          </table:table-cell>
          <table:table-cell office:value-type="float" office:value="0.986508445029702" calcext:value-type="float">
            <text:p>0.986508445029702</text:p>
          </table:table-cell>
          <table:table-cell table:formula="of:=IF([.B35]&lt;=0.5345;1; 0)" office:value-type="float" office:value="0" calcext:value-type="float">
            <text:p>0</text:p>
          </table:table-cell>
          <table:table-cell office:value-type="float" office:value="0.0670199011973849" calcext:value-type="float">
            <text:p>0.067019901197385</text:p>
          </table:table-cell>
          <table:table-cell table:style-name="ce31" table:formula="of:=IF([.D35]&lt;=0.4473;1; 0)" office:value-type="float" office:value="1" calcext:value-type="float">
            <text:p>1</text:p>
          </table:table-cell>
          <table:table-cell office:value-type="float" office:value="0.235384897985376" calcext:value-type="float">
            <text:p>0.235384897985376</text:p>
          </table:table-cell>
          <table:table-cell table:formula="of:=IF([.F35]&lt;=0.6223;1;0)" office:value-type="float" office:value="1" calcext:value-type="float">
            <text:p>1</text:p>
          </table:table-cell>
          <table:table-cell office:value-type="float" office:value="0.398115946492106" calcext:value-type="float">
            <text:p>0.398115946492106</text:p>
          </table:table-cell>
          <table:table-cell table:formula="of:=IF([.H3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5]; 1)" office:value-type="float" office:value="35" calcext:value-type="float">
            <text:p>35</text:p>
          </table:table-cell>
          <table:table-cell office:value-type="float" office:value="0.403312410880181" calcext:value-type="float">
            <text:p>0.403312410880181</text:p>
          </table:table-cell>
          <table:table-cell table:formula="of:=IF([.B36]&lt;=0.5345;1; 0)" office:value-type="float" office:value="1" calcext:value-type="float">
            <text:p>1</text:p>
          </table:table-cell>
          <table:table-cell office:value-type="float" office:value="0.938060812707439" calcext:value-type="float">
            <text:p>0.938060812707439</text:p>
          </table:table-cell>
          <table:table-cell table:style-name="ce31" table:formula="of:=IF([.D36]&lt;=0.4473;1; 0)" office:value-type="float" office:value="0" calcext:value-type="float">
            <text:p>0</text:p>
          </table:table-cell>
          <table:table-cell office:value-type="float" office:value="0.722810514471573" calcext:value-type="float">
            <text:p>0.722810514471573</text:p>
          </table:table-cell>
          <table:table-cell table:formula="of:=IF([.F36]&lt;=0.6223;1;0)" office:value-type="float" office:value="0" calcext:value-type="float">
            <text:p>0</text:p>
          </table:table-cell>
          <table:table-cell office:value-type="float" office:value="0.0403156403249357" calcext:value-type="float">
            <text:p>0.040315640324936</text:p>
          </table:table-cell>
          <table:table-cell table:formula="of:=IF([.H36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36]; 1)" office:value-type="float" office:value="36" calcext:value-type="float">
            <text:p>36</text:p>
          </table:table-cell>
          <table:table-cell office:value-type="float" office:value="0.596678784425154" calcext:value-type="float">
            <text:p>0.596678784425154</text:p>
          </table:table-cell>
          <table:table-cell table:formula="of:=IF([.B37]&lt;=0.5345;1; 0)" office:value-type="float" office:value="0" calcext:value-type="float">
            <text:p>0</text:p>
          </table:table-cell>
          <table:table-cell office:value-type="float" office:value="0.538377255089604" calcext:value-type="float">
            <text:p>0.538377255089604</text:p>
          </table:table-cell>
          <table:table-cell table:style-name="ce31" table:formula="of:=IF([.D37]&lt;=0.4473;1; 0)" office:value-type="float" office:value="0" calcext:value-type="float">
            <text:p>0</text:p>
          </table:table-cell>
          <table:table-cell office:value-type="float" office:value="0.992403567882359" calcext:value-type="float">
            <text:p>0.992403567882359</text:p>
          </table:table-cell>
          <table:table-cell table:formula="of:=IF([.F37]&lt;=0.6223;1;0)" office:value-type="float" office:value="0" calcext:value-type="float">
            <text:p>0</text:p>
          </table:table-cell>
          <table:table-cell office:value-type="float" office:value="0.507966698501944" calcext:value-type="float">
            <text:p>0.507966698501944</text:p>
          </table:table-cell>
          <table:table-cell table:formula="of:=IF([.H3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7]; 1)" office:value-type="float" office:value="37" calcext:value-type="float">
            <text:p>37</text:p>
          </table:table-cell>
          <table:table-cell office:value-type="float" office:value="0.569720487710913" calcext:value-type="float">
            <text:p>0.569720487710913</text:p>
          </table:table-cell>
          <table:table-cell table:formula="of:=IF([.B38]&lt;=0.5345;1; 0)" office:value-type="float" office:value="0" calcext:value-type="float">
            <text:p>0</text:p>
          </table:table-cell>
          <table:table-cell office:value-type="float" office:value="0.0519914343021865" calcext:value-type="float">
            <text:p>0.051991434302187</text:p>
          </table:table-cell>
          <table:table-cell table:style-name="ce31" table:formula="of:=IF([.D38]&lt;=0.4473;1; 0)" office:value-type="float" office:value="1" calcext:value-type="float">
            <text:p>1</text:p>
          </table:table-cell>
          <table:table-cell office:value-type="float" office:value="0.677199254957913" calcext:value-type="float">
            <text:p>0.677199254957913</text:p>
          </table:table-cell>
          <table:table-cell table:formula="of:=IF([.F38]&lt;=0.6223;1;0)" office:value-type="float" office:value="0" calcext:value-type="float">
            <text:p>0</text:p>
          </table:table-cell>
          <table:table-cell office:value-type="float" office:value="0.950618053564349" calcext:value-type="float">
            <text:p>0.950618053564349</text:p>
          </table:table-cell>
          <table:table-cell table:formula="of:=IF([.H3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8]; 1)" office:value-type="float" office:value="38" calcext:value-type="float">
            <text:p>38</text:p>
          </table:table-cell>
          <table:table-cell office:value-type="float" office:value="0.363991624219948" calcext:value-type="float">
            <text:p>0.363991624219948</text:p>
          </table:table-cell>
          <table:table-cell table:formula="of:=IF([.B39]&lt;=0.5345;1; 0)" office:value-type="float" office:value="1" calcext:value-type="float">
            <text:p>1</text:p>
          </table:table-cell>
          <table:table-cell office:value-type="float" office:value="0.728366455894835" calcext:value-type="float">
            <text:p>0.728366455894835</text:p>
          </table:table-cell>
          <table:table-cell table:style-name="ce31" table:formula="of:=IF([.D39]&lt;=0.4473;1; 0)" office:value-type="float" office:value="0" calcext:value-type="float">
            <text:p>0</text:p>
          </table:table-cell>
          <table:table-cell office:value-type="float" office:value="0.512456185969862" calcext:value-type="float">
            <text:p>0.512456185969862</text:p>
          </table:table-cell>
          <table:table-cell table:formula="of:=IF([.F39]&lt;=0.6223;1;0)" office:value-type="float" office:value="1" calcext:value-type="float">
            <text:p>1</text:p>
          </table:table-cell>
          <table:table-cell office:value-type="float" office:value="0.924476176619154" calcext:value-type="float">
            <text:p>0.924476176619154</text:p>
          </table:table-cell>
          <table:table-cell table:formula="of:=IF([.H3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9]; 1)" office:value-type="float" office:value="39" calcext:value-type="float">
            <text:p>39</text:p>
          </table:table-cell>
          <table:table-cell office:value-type="float" office:value="0.0317424252335391" calcext:value-type="float">
            <text:p>0.031742425233539</text:p>
          </table:table-cell>
          <table:table-cell table:formula="of:=IF([.B40]&lt;=0.5345;1; 0)" office:value-type="float" office:value="1" calcext:value-type="float">
            <text:p>1</text:p>
          </table:table-cell>
          <table:table-cell office:value-type="float" office:value="0.0200557310672425" calcext:value-type="float">
            <text:p>0.020055731067243</text:p>
          </table:table-cell>
          <table:table-cell table:style-name="ce31" table:formula="of:=IF([.D40]&lt;=0.4473;1; 0)" office:value-type="float" office:value="1" calcext:value-type="float">
            <text:p>1</text:p>
          </table:table-cell>
          <table:table-cell office:value-type="float" office:value="0.0988672540206556" calcext:value-type="float">
            <text:p>0.098867254020656</text:p>
          </table:table-cell>
          <table:table-cell table:formula="of:=IF([.F40]&lt;=0.6223;1;0)" office:value-type="float" office:value="1" calcext:value-type="float">
            <text:p>1</text:p>
          </table:table-cell>
          <table:table-cell office:value-type="float" office:value="0.133731086403938" calcext:value-type="float">
            <text:p>0.133731086403938</text:p>
          </table:table-cell>
          <table:table-cell table:formula="of:=IF([.H4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40]; 1)" office:value-type="float" office:value="40" calcext:value-type="float">
            <text:p>40</text:p>
          </table:table-cell>
          <table:table-cell office:value-type="float" office:value="0.353570100387404" calcext:value-type="float">
            <text:p>0.353570100387404</text:p>
          </table:table-cell>
          <table:table-cell table:formula="of:=IF([.B41]&lt;=0.5345;1; 0)" office:value-type="float" office:value="1" calcext:value-type="float">
            <text:p>1</text:p>
          </table:table-cell>
          <table:table-cell office:value-type="float" office:value="0.183477749539722" calcext:value-type="float">
            <text:p>0.183477749539722</text:p>
          </table:table-cell>
          <table:table-cell table:style-name="ce31" table:formula="of:=IF([.D41]&lt;=0.4473;1; 0)" office:value-type="float" office:value="1" calcext:value-type="float">
            <text:p>1</text:p>
          </table:table-cell>
          <table:table-cell office:value-type="float" office:value="0.92430374023525" calcext:value-type="float">
            <text:p>0.92430374023525</text:p>
          </table:table-cell>
          <table:table-cell table:formula="of:=IF([.F41]&lt;=0.6223;1;0)" office:value-type="float" office:value="0" calcext:value-type="float">
            <text:p>0</text:p>
          </table:table-cell>
          <table:table-cell office:value-type="float" office:value="0.179937731635068" calcext:value-type="float">
            <text:p>0.179937731635068</text:p>
          </table:table-cell>
          <table:table-cell table:formula="of:=IF([.H4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1]; 1)" office:value-type="float" office:value="41" calcext:value-type="float">
            <text:p>41</text:p>
          </table:table-cell>
          <table:table-cell office:value-type="float" office:value="0.977185100624538" calcext:value-type="float">
            <text:p>0.977185100624538</text:p>
          </table:table-cell>
          <table:table-cell table:formula="of:=IF([.B42]&lt;=0.5345;1; 0)" office:value-type="float" office:value="0" calcext:value-type="float">
            <text:p>0</text:p>
          </table:table-cell>
          <table:table-cell office:value-type="float" office:value="0.619495419667693" calcext:value-type="float">
            <text:p>0.619495419667693</text:p>
          </table:table-cell>
          <table:table-cell table:style-name="ce31" table:formula="of:=IF([.D42]&lt;=0.4473;1; 0)" office:value-type="float" office:value="0" calcext:value-type="float">
            <text:p>0</text:p>
          </table:table-cell>
          <table:table-cell office:value-type="float" office:value="0.217956342675049" calcext:value-type="float">
            <text:p>0.217956342675049</text:p>
          </table:table-cell>
          <table:table-cell table:formula="of:=IF([.F42]&lt;=0.6223;1;0)" office:value-type="float" office:value="1" calcext:value-type="float">
            <text:p>1</text:p>
          </table:table-cell>
          <table:table-cell office:value-type="float" office:value="0.552437761751219" calcext:value-type="float">
            <text:p>0.552437761751219</text:p>
          </table:table-cell>
          <table:table-cell table:formula="of:=IF([.H4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2]; 1)" office:value-type="float" office:value="42" calcext:value-type="float">
            <text:p>42</text:p>
          </table:table-cell>
          <table:table-cell office:value-type="float" office:value="0.375431762910533" calcext:value-type="float">
            <text:p>0.375431762910533</text:p>
          </table:table-cell>
          <table:table-cell table:formula="of:=IF([.B43]&lt;=0.5345;1; 0)" office:value-type="float" office:value="1" calcext:value-type="float">
            <text:p>1</text:p>
          </table:table-cell>
          <table:table-cell office:value-type="float" office:value="0.222802832516463" calcext:value-type="float">
            <text:p>0.222802832516463</text:p>
          </table:table-cell>
          <table:table-cell table:style-name="ce31" table:formula="of:=IF([.D43]&lt;=0.4473;1; 0)" office:value-type="float" office:value="1" calcext:value-type="float">
            <text:p>1</text:p>
          </table:table-cell>
          <table:table-cell office:value-type="float" office:value="0.230110134167063" calcext:value-type="float">
            <text:p>0.230110134167063</text:p>
          </table:table-cell>
          <table:table-cell table:formula="of:=IF([.F43]&lt;=0.6223;1;0)" office:value-type="float" office:value="1" calcext:value-type="float">
            <text:p>1</text:p>
          </table:table-cell>
          <table:table-cell office:value-type="float" office:value="0.900987577765769" calcext:value-type="float">
            <text:p>0.900987577765769</text:p>
          </table:table-cell>
          <table:table-cell table:formula="of:=IF([.H4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3]; 1)" office:value-type="float" office:value="43" calcext:value-type="float">
            <text:p>43</text:p>
          </table:table-cell>
          <table:table-cell office:value-type="float" office:value="0.237347927623728" calcext:value-type="float">
            <text:p>0.237347927623728</text:p>
          </table:table-cell>
          <table:table-cell table:formula="of:=IF([.B44]&lt;=0.5345;1; 0)" office:value-type="float" office:value="1" calcext:value-type="float">
            <text:p>1</text:p>
          </table:table-cell>
          <table:table-cell office:value-type="float" office:value="0.0186567618219176" calcext:value-type="float">
            <text:p>0.018656761821918</text:p>
          </table:table-cell>
          <table:table-cell table:style-name="ce31" table:formula="of:=IF([.D44]&lt;=0.4473;1; 0)" office:value-type="float" office:value="1" calcext:value-type="float">
            <text:p>1</text:p>
          </table:table-cell>
          <table:table-cell office:value-type="float" office:value="0.752829064601307" calcext:value-type="float">
            <text:p>0.752829064601307</text:p>
          </table:table-cell>
          <table:table-cell table:formula="of:=IF([.F44]&lt;=0.6223;1;0)" office:value-type="float" office:value="0" calcext:value-type="float">
            <text:p>0</text:p>
          </table:table-cell>
          <table:table-cell office:value-type="float" office:value="0.652880389498506" calcext:value-type="float">
            <text:p>0.652880389498506</text:p>
          </table:table-cell>
          <table:table-cell table:formula="of:=IF([.H4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4]; 1)" office:value-type="float" office:value="44" calcext:value-type="float">
            <text:p>44</text:p>
          </table:table-cell>
          <table:table-cell office:value-type="float" office:value="0.321980766746116" calcext:value-type="float">
            <text:p>0.321980766746116</text:p>
          </table:table-cell>
          <table:table-cell table:formula="of:=IF([.B45]&lt;=0.5345;1; 0)" office:value-type="float" office:value="1" calcext:value-type="float">
            <text:p>1</text:p>
          </table:table-cell>
          <table:table-cell office:value-type="float" office:value="0.995094525768668" calcext:value-type="float">
            <text:p>0.995094525768668</text:p>
          </table:table-cell>
          <table:table-cell table:style-name="ce31" table:formula="of:=IF([.D45]&lt;=0.4473;1; 0)" office:value-type="float" office:value="0" calcext:value-type="float">
            <text:p>0</text:p>
          </table:table-cell>
          <table:table-cell office:value-type="float" office:value="0.776097869119116" calcext:value-type="float">
            <text:p>0.776097869119116</text:p>
          </table:table-cell>
          <table:table-cell table:formula="of:=IF([.F45]&lt;=0.6223;1;0)" office:value-type="float" office:value="0" calcext:value-type="float">
            <text:p>0</text:p>
          </table:table-cell>
          <table:table-cell office:value-type="float" office:value="0.296508082970095" calcext:value-type="float">
            <text:p>0.296508082970095</text:p>
          </table:table-cell>
          <table:table-cell table:formula="of:=IF([.H4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5]; 1)" office:value-type="float" office:value="45" calcext:value-type="float">
            <text:p>45</text:p>
          </table:table-cell>
          <table:table-cell office:value-type="float" office:value="0.732880354705717" calcext:value-type="float">
            <text:p>0.732880354705717</text:p>
          </table:table-cell>
          <table:table-cell table:formula="of:=IF([.B46]&lt;=0.5345;1; 0)" office:value-type="float" office:value="0" calcext:value-type="float">
            <text:p>0</text:p>
          </table:table-cell>
          <table:table-cell office:value-type="float" office:value="0.901386440669192" calcext:value-type="float">
            <text:p>0.901386440669192</text:p>
          </table:table-cell>
          <table:table-cell table:style-name="ce31" table:formula="of:=IF([.D46]&lt;=0.4473;1; 0)" office:value-type="float" office:value="0" calcext:value-type="float">
            <text:p>0</text:p>
          </table:table-cell>
          <table:table-cell office:value-type="float" office:value="0.525817017050738" calcext:value-type="float">
            <text:p>0.525817017050738</text:p>
          </table:table-cell>
          <table:table-cell table:formula="of:=IF([.F46]&lt;=0.6223;1;0)" office:value-type="float" office:value="1" calcext:value-type="float">
            <text:p>1</text:p>
          </table:table-cell>
          <table:table-cell office:value-type="float" office:value="0.358864406690814" calcext:value-type="float">
            <text:p>0.358864406690814</text:p>
          </table:table-cell>
          <table:table-cell table:formula="of:=IF([.H4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6]; 1)" office:value-type="float" office:value="46" calcext:value-type="float">
            <text:p>46</text:p>
          </table:table-cell>
          <table:table-cell office:value-type="float" office:value="0.454277373733627" calcext:value-type="float">
            <text:p>0.454277373733627</text:p>
          </table:table-cell>
          <table:table-cell table:formula="of:=IF([.B47]&lt;=0.5345;1; 0)" office:value-type="float" office:value="1" calcext:value-type="float">
            <text:p>1</text:p>
          </table:table-cell>
          <table:table-cell office:value-type="float" office:value="0.351034898344963" calcext:value-type="float">
            <text:p>0.351034898344963</text:p>
          </table:table-cell>
          <table:table-cell table:style-name="ce31" table:formula="of:=IF([.D47]&lt;=0.4473;1; 0)" office:value-type="float" office:value="1" calcext:value-type="float">
            <text:p>1</text:p>
          </table:table-cell>
          <table:table-cell office:value-type="float" office:value="0.649408123723161" calcext:value-type="float">
            <text:p>0.649408123723161</text:p>
          </table:table-cell>
          <table:table-cell table:formula="of:=IF([.F47]&lt;=0.6223;1;0)" office:value-type="float" office:value="0" calcext:value-type="float">
            <text:p>0</text:p>
          </table:table-cell>
          <table:table-cell office:value-type="float" office:value="0.881226834409409" calcext:value-type="float">
            <text:p>0.881226834409409</text:p>
          </table:table-cell>
          <table:table-cell table:formula="of:=IF([.H4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7]; 1)" office:value-type="float" office:value="47" calcext:value-type="float">
            <text:p>47</text:p>
          </table:table-cell>
          <table:table-cell office:value-type="float" office:value="0.380458036463223" calcext:value-type="float">
            <text:p>0.380458036463223</text:p>
          </table:table-cell>
          <table:table-cell table:formula="of:=IF([.B48]&lt;=0.5345;1; 0)" office:value-type="float" office:value="1" calcext:value-type="float">
            <text:p>1</text:p>
          </table:table-cell>
          <table:table-cell office:value-type="float" office:value="0.590855288482598" calcext:value-type="float">
            <text:p>0.590855288482598</text:p>
          </table:table-cell>
          <table:table-cell table:style-name="ce31" table:formula="of:=IF([.D48]&lt;=0.4473;1; 0)" office:value-type="float" office:value="0" calcext:value-type="float">
            <text:p>0</text:p>
          </table:table-cell>
          <table:table-cell office:value-type="float" office:value="0.00759931252699364" calcext:value-type="float">
            <text:p>0.007599312526994</text:p>
          </table:table-cell>
          <table:table-cell table:formula="of:=IF([.F48]&lt;=0.6223;1;0)" office:value-type="float" office:value="1" calcext:value-type="float">
            <text:p>1</text:p>
          </table:table-cell>
          <table:table-cell office:value-type="float" office:value="0.414838883522407" calcext:value-type="float">
            <text:p>0.414838883522407</text:p>
          </table:table-cell>
          <table:table-cell table:formula="of:=IF([.H4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8]; 1)" office:value-type="float" office:value="48" calcext:value-type="float">
            <text:p>48</text:p>
          </table:table-cell>
          <table:table-cell office:value-type="float" office:value="0.488954204486819" calcext:value-type="float">
            <text:p>0.488954204486819</text:p>
          </table:table-cell>
          <table:table-cell table:formula="of:=IF([.B49]&lt;=0.5345;1; 0)" office:value-type="float" office:value="1" calcext:value-type="float">
            <text:p>1</text:p>
          </table:table-cell>
          <table:table-cell office:value-type="float" office:value="0.409844373671537" calcext:value-type="float">
            <text:p>0.409844373671537</text:p>
          </table:table-cell>
          <table:table-cell table:style-name="ce31" table:formula="of:=IF([.D49]&lt;=0.4473;1; 0)" office:value-type="float" office:value="1" calcext:value-type="float">
            <text:p>1</text:p>
          </table:table-cell>
          <table:table-cell office:value-type="float" office:value="0.218321096448382" calcext:value-type="float">
            <text:p>0.218321096448382</text:p>
          </table:table-cell>
          <table:table-cell table:formula="of:=IF([.F49]&lt;=0.6223;1;0)" office:value-type="float" office:value="1" calcext:value-type="float">
            <text:p>1</text:p>
          </table:table-cell>
          <table:table-cell office:value-type="float" office:value="0.392256051288111" calcext:value-type="float">
            <text:p>0.392256051288111</text:p>
          </table:table-cell>
          <table:table-cell table:formula="of:=IF([.H4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49]; 1)" office:value-type="float" office:value="49" calcext:value-type="float">
            <text:p>49</text:p>
          </table:table-cell>
          <table:table-cell office:value-type="float" office:value="0.190810552992531" calcext:value-type="float">
            <text:p>0.190810552992531</text:p>
          </table:table-cell>
          <table:table-cell table:formula="of:=IF([.B50]&lt;=0.5345;1; 0)" office:value-type="float" office:value="1" calcext:value-type="float">
            <text:p>1</text:p>
          </table:table-cell>
          <table:table-cell office:value-type="float" office:value="0.56094718775101" calcext:value-type="float">
            <text:p>0.56094718775101</text:p>
          </table:table-cell>
          <table:table-cell table:style-name="ce31" table:formula="of:=IF([.D50]&lt;=0.4473;1; 0)" office:value-type="float" office:value="0" calcext:value-type="float">
            <text:p>0</text:p>
          </table:table-cell>
          <table:table-cell office:value-type="float" office:value="0.0101385089260616" calcext:value-type="float">
            <text:p>0.010138508926062</text:p>
          </table:table-cell>
          <table:table-cell table:formula="of:=IF([.F50]&lt;=0.6223;1;0)" office:value-type="float" office:value="1" calcext:value-type="float">
            <text:p>1</text:p>
          </table:table-cell>
          <table:table-cell office:value-type="float" office:value="0.633234841475328" calcext:value-type="float">
            <text:p>0.633234841475328</text:p>
          </table:table-cell>
          <table:table-cell table:formula="of:=IF([.H5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0]; 1)" office:value-type="float" office:value="50" calcext:value-type="float">
            <text:p>50</text:p>
          </table:table-cell>
          <table:table-cell office:value-type="float" office:value="0.855915925575614" calcext:value-type="float">
            <text:p>0.855915925575614</text:p>
          </table:table-cell>
          <table:table-cell table:formula="of:=IF([.B51]&lt;=0.5345;1; 0)" office:value-type="float" office:value="0" calcext:value-type="float">
            <text:p>0</text:p>
          </table:table-cell>
          <table:table-cell office:value-type="float" office:value="0.705609060879191" calcext:value-type="float">
            <text:p>0.705609060879191</text:p>
          </table:table-cell>
          <table:table-cell table:style-name="ce31" table:formula="of:=IF([.D51]&lt;=0.4473;1; 0)" office:value-type="float" office:value="0" calcext:value-type="float">
            <text:p>0</text:p>
          </table:table-cell>
          <table:table-cell office:value-type="float" office:value="0.421484700863236" calcext:value-type="float">
            <text:p>0.421484700863236</text:p>
          </table:table-cell>
          <table:table-cell table:formula="of:=IF([.F51]&lt;=0.6223;1;0)" office:value-type="float" office:value="1" calcext:value-type="float">
            <text:p>1</text:p>
          </table:table-cell>
          <table:table-cell office:value-type="float" office:value="0.287140287230242" calcext:value-type="float">
            <text:p>0.287140287230242</text:p>
          </table:table-cell>
          <table:table-cell table:formula="of:=IF([.H5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1]; 1)" office:value-type="float" office:value="51" calcext:value-type="float">
            <text:p>51</text:p>
          </table:table-cell>
          <table:table-cell office:value-type="float" office:value="0.474413346393995" calcext:value-type="float">
            <text:p>0.474413346393995</text:p>
          </table:table-cell>
          <table:table-cell table:formula="of:=IF([.B52]&lt;=0.5345;1; 0)" office:value-type="float" office:value="1" calcext:value-type="float">
            <text:p>1</text:p>
          </table:table-cell>
          <table:table-cell office:value-type="float" office:value="0.365367578274572" calcext:value-type="float">
            <text:p>0.365367578274572</text:p>
          </table:table-cell>
          <table:table-cell table:style-name="ce31" table:formula="of:=IF([.D52]&lt;=0.4473;1; 0)" office:value-type="float" office:value="1" calcext:value-type="float">
            <text:p>1</text:p>
          </table:table-cell>
          <table:table-cell office:value-type="float" office:value="0.0808376515941638" calcext:value-type="float">
            <text:p>0.080837651594164</text:p>
          </table:table-cell>
          <table:table-cell table:formula="of:=IF([.F52]&lt;=0.6223;1;0)" office:value-type="float" office:value="1" calcext:value-type="float">
            <text:p>1</text:p>
          </table:table-cell>
          <table:table-cell office:value-type="float" office:value="0.0803149517221261" calcext:value-type="float">
            <text:p>0.080314951722126</text:p>
          </table:table-cell>
          <table:table-cell table:formula="of:=IF([.H5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52]; 1)" office:value-type="float" office:value="52" calcext:value-type="float">
            <text:p>52</text:p>
          </table:table-cell>
          <table:table-cell office:value-type="float" office:value="0.599518620851538" calcext:value-type="float">
            <text:p>0.599518620851538</text:p>
          </table:table-cell>
          <table:table-cell table:formula="of:=IF([.B53]&lt;=0.5345;1; 0)" office:value-type="float" office:value="0" calcext:value-type="float">
            <text:p>0</text:p>
          </table:table-cell>
          <table:table-cell office:value-type="float" office:value="0.774979810784066" calcext:value-type="float">
            <text:p>0.774979810784066</text:p>
          </table:table-cell>
          <table:table-cell table:style-name="ce31" table:formula="of:=IF([.D53]&lt;=0.4473;1; 0)" office:value-type="float" office:value="0" calcext:value-type="float">
            <text:p>0</text:p>
          </table:table-cell>
          <table:table-cell office:value-type="float" office:value="0.155822402385285" calcext:value-type="float">
            <text:p>0.155822402385285</text:p>
          </table:table-cell>
          <table:table-cell table:formula="of:=IF([.F53]&lt;=0.6223;1;0)" office:value-type="float" office:value="1" calcext:value-type="float">
            <text:p>1</text:p>
          </table:table-cell>
          <table:table-cell office:value-type="float" office:value="0.344293451904225" calcext:value-type="float">
            <text:p>0.344293451904225</text:p>
          </table:table-cell>
          <table:table-cell table:formula="of:=IF([.H5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3]; 1)" office:value-type="float" office:value="53" calcext:value-type="float">
            <text:p>53</text:p>
          </table:table-cell>
          <table:table-cell office:value-type="float" office:value="0.388588381119638" calcext:value-type="float">
            <text:p>0.388588381119638</text:p>
          </table:table-cell>
          <table:table-cell table:formula="of:=IF([.B54]&lt;=0.5345;1; 0)" office:value-type="float" office:value="1" calcext:value-type="float">
            <text:p>1</text:p>
          </table:table-cell>
          <table:table-cell office:value-type="float" office:value="0.79122578041635" calcext:value-type="float">
            <text:p>0.79122578041635</text:p>
          </table:table-cell>
          <table:table-cell table:style-name="ce31" table:formula="of:=IF([.D54]&lt;=0.4473;1; 0)" office:value-type="float" office:value="0" calcext:value-type="float">
            <text:p>0</text:p>
          </table:table-cell>
          <table:table-cell office:value-type="float" office:value="0.970197408528753" calcext:value-type="float">
            <text:p>0.970197408528753</text:p>
          </table:table-cell>
          <table:table-cell table:formula="of:=IF([.F54]&lt;=0.6223;1;0)" office:value-type="float" office:value="0" calcext:value-type="float">
            <text:p>0</text:p>
          </table:table-cell>
          <table:table-cell office:value-type="float" office:value="0.84823396290744" calcext:value-type="float">
            <text:p>0.84823396290744</text:p>
          </table:table-cell>
          <table:table-cell table:formula="of:=IF([.H5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4]; 1)" office:value-type="float" office:value="54" calcext:value-type="float">
            <text:p>54</text:p>
          </table:table-cell>
          <table:table-cell office:value-type="float" office:value="0.353279558565607" calcext:value-type="float">
            <text:p>0.353279558565607</text:p>
          </table:table-cell>
          <table:table-cell table:formula="of:=IF([.B55]&lt;=0.5345;1; 0)" office:value-type="float" office:value="1" calcext:value-type="float">
            <text:p>1</text:p>
          </table:table-cell>
          <table:table-cell office:value-type="float" office:value="0.686587619552561" calcext:value-type="float">
            <text:p>0.686587619552561</text:p>
          </table:table-cell>
          <table:table-cell table:style-name="ce31" table:formula="of:=IF([.D55]&lt;=0.4473;1; 0)" office:value-type="float" office:value="0" calcext:value-type="float">
            <text:p>0</text:p>
          </table:table-cell>
          <table:table-cell office:value-type="float" office:value="0.385194446386427" calcext:value-type="float">
            <text:p>0.385194446386427</text:p>
          </table:table-cell>
          <table:table-cell table:formula="of:=IF([.F55]&lt;=0.6223;1;0)" office:value-type="float" office:value="1" calcext:value-type="float">
            <text:p>1</text:p>
          </table:table-cell>
          <table:table-cell office:value-type="float" office:value="0.982702930391691" calcext:value-type="float">
            <text:p>0.982702930391691</text:p>
          </table:table-cell>
          <table:table-cell table:formula="of:=IF([.H5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5]; 1)" office:value-type="float" office:value="55" calcext:value-type="float">
            <text:p>55</text:p>
          </table:table-cell>
          <table:table-cell office:value-type="float" office:value="0.412164343712948" calcext:value-type="float">
            <text:p>0.412164343712948</text:p>
          </table:table-cell>
          <table:table-cell table:formula="of:=IF([.B56]&lt;=0.5345;1; 0)" office:value-type="float" office:value="1" calcext:value-type="float">
            <text:p>1</text:p>
          </table:table-cell>
          <table:table-cell office:value-type="float" office:value="0.155223359635929" calcext:value-type="float">
            <text:p>0.155223359635929</text:p>
          </table:table-cell>
          <table:table-cell table:style-name="ce31" table:formula="of:=IF([.D56]&lt;=0.4473;1; 0)" office:value-type="float" office:value="1" calcext:value-type="float">
            <text:p>1</text:p>
          </table:table-cell>
          <table:table-cell office:value-type="float" office:value="0.501157194892859" calcext:value-type="float">
            <text:p>0.501157194892859</text:p>
          </table:table-cell>
          <table:table-cell table:formula="of:=IF([.F56]&lt;=0.6223;1;0)" office:value-type="float" office:value="1" calcext:value-type="float">
            <text:p>1</text:p>
          </table:table-cell>
          <table:table-cell office:value-type="float" office:value="0.892630669734123" calcext:value-type="float">
            <text:p>0.892630669734123</text:p>
          </table:table-cell>
          <table:table-cell table:formula="of:=IF([.H5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6]; 1)" office:value-type="float" office:value="56" calcext:value-type="float">
            <text:p>56</text:p>
          </table:table-cell>
          <table:table-cell office:value-type="float" office:value="0.978954315955388" calcext:value-type="float">
            <text:p>0.978954315955388</text:p>
          </table:table-cell>
          <table:table-cell table:formula="of:=IF([.B57]&lt;=0.5345;1; 0)" office:value-type="float" office:value="0" calcext:value-type="float">
            <text:p>0</text:p>
          </table:table-cell>
          <table:table-cell office:value-type="float" office:value="0.834133004124303" calcext:value-type="float">
            <text:p>0.834133004124303</text:p>
          </table:table-cell>
          <table:table-cell table:style-name="ce31" table:formula="of:=IF([.D57]&lt;=0.4473;1; 0)" office:value-type="float" office:value="0" calcext:value-type="float">
            <text:p>0</text:p>
          </table:table-cell>
          <table:table-cell office:value-type="float" office:value="0.0811485492398293" calcext:value-type="float">
            <text:p>0.081148549239829</text:p>
          </table:table-cell>
          <table:table-cell table:formula="of:=IF([.F57]&lt;=0.6223;1;0)" office:value-type="float" office:value="1" calcext:value-type="float">
            <text:p>1</text:p>
          </table:table-cell>
          <table:table-cell office:value-type="float" office:value="0.193279763607149" calcext:value-type="float">
            <text:p>0.193279763607149</text:p>
          </table:table-cell>
          <table:table-cell table:formula="of:=IF([.H5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7]; 1)" office:value-type="float" office:value="57" calcext:value-type="float">
            <text:p>57</text:p>
          </table:table-cell>
          <table:table-cell office:value-type="float" office:value="0.827670370893262" calcext:value-type="float">
            <text:p>0.827670370893262</text:p>
          </table:table-cell>
          <table:table-cell table:formula="of:=IF([.B58]&lt;=0.5345;1; 0)" office:value-type="float" office:value="0" calcext:value-type="float">
            <text:p>0</text:p>
          </table:table-cell>
          <table:table-cell office:value-type="float" office:value="0.260056297376424" calcext:value-type="float">
            <text:p>0.260056297376424</text:p>
          </table:table-cell>
          <table:table-cell table:style-name="ce31" table:formula="of:=IF([.D58]&lt;=0.4473;1; 0)" office:value-type="float" office:value="1" calcext:value-type="float">
            <text:p>1</text:p>
          </table:table-cell>
          <table:table-cell office:value-type="float" office:value="0.0505414571793937" calcext:value-type="float">
            <text:p>0.050541457179394</text:p>
          </table:table-cell>
          <table:table-cell table:formula="of:=IF([.F58]&lt;=0.6223;1;0)" office:value-type="float" office:value="1" calcext:value-type="float">
            <text:p>1</text:p>
          </table:table-cell>
          <table:table-cell office:value-type="float" office:value="0.625908628156758" calcext:value-type="float">
            <text:p>0.625908628156758</text:p>
          </table:table-cell>
          <table:table-cell table:formula="of:=IF([.H5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8]; 1)" office:value-type="float" office:value="58" calcext:value-type="float">
            <text:p>58</text:p>
          </table:table-cell>
          <table:table-cell office:value-type="float" office:value="0.501791498809641" calcext:value-type="float">
            <text:p>0.501791498809641</text:p>
          </table:table-cell>
          <table:table-cell table:formula="of:=IF([.B59]&lt;=0.5345;1; 0)" office:value-type="float" office:value="1" calcext:value-type="float">
            <text:p>1</text:p>
          </table:table-cell>
          <table:table-cell office:value-type="float" office:value="0.918275867905596" calcext:value-type="float">
            <text:p>0.918275867905596</text:p>
          </table:table-cell>
          <table:table-cell table:style-name="ce31" table:formula="of:=IF([.D59]&lt;=0.4473;1; 0)" office:value-type="float" office:value="0" calcext:value-type="float">
            <text:p>0</text:p>
          </table:table-cell>
          <table:table-cell office:value-type="float" office:value="0.267317093846916" calcext:value-type="float">
            <text:p>0.267317093846916</text:p>
          </table:table-cell>
          <table:table-cell table:formula="of:=IF([.F59]&lt;=0.6223;1;0)" office:value-type="float" office:value="1" calcext:value-type="float">
            <text:p>1</text:p>
          </table:table-cell>
          <table:table-cell office:value-type="float" office:value="0.848185042192025" calcext:value-type="float">
            <text:p>0.848185042192025</text:p>
          </table:table-cell>
          <table:table-cell table:formula="of:=IF([.H5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59]; 1)" office:value-type="float" office:value="59" calcext:value-type="float">
            <text:p>59</text:p>
          </table:table-cell>
          <table:table-cell office:value-type="float" office:value="0.485850931042858" calcext:value-type="float">
            <text:p>0.485850931042858</text:p>
          </table:table-cell>
          <table:table-cell table:formula="of:=IF([.B60]&lt;=0.5345;1; 0)" office:value-type="float" office:value="1" calcext:value-type="float">
            <text:p>1</text:p>
          </table:table-cell>
          <table:table-cell office:value-type="float" office:value="0.972658442241182" calcext:value-type="float">
            <text:p>0.972658442241182</text:p>
          </table:table-cell>
          <table:table-cell table:style-name="ce31" table:formula="of:=IF([.D60]&lt;=0.4473;1; 0)" office:value-type="float" office:value="0" calcext:value-type="float">
            <text:p>0</text:p>
          </table:table-cell>
          <table:table-cell office:value-type="float" office:value="0.842262737663256" calcext:value-type="float">
            <text:p>0.842262737663256</text:p>
          </table:table-cell>
          <table:table-cell table:formula="of:=IF([.F60]&lt;=0.6223;1;0)" office:value-type="float" office:value="0" calcext:value-type="float">
            <text:p>0</text:p>
          </table:table-cell>
          <table:table-cell office:value-type="float" office:value="0.0356647621212764" calcext:value-type="float">
            <text:p>0.035664762121277</text:p>
          </table:table-cell>
          <table:table-cell table:formula="of:=IF([.H6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60]; 1)" office:value-type="float" office:value="60" calcext:value-type="float">
            <text:p>60</text:p>
          </table:table-cell>
          <table:table-cell office:value-type="float" office:value="0.14982009569139" calcext:value-type="float">
            <text:p>0.14982009569139</text:p>
          </table:table-cell>
          <table:table-cell table:formula="of:=IF([.B61]&lt;=0.5345;1; 0)" office:value-type="float" office:value="1" calcext:value-type="float">
            <text:p>1</text:p>
          </table:table-cell>
          <table:table-cell office:value-type="float" office:value="0.353933567667418" calcext:value-type="float">
            <text:p>0.353933567667418</text:p>
          </table:table-cell>
          <table:table-cell table:style-name="ce31" table:formula="of:=IF([.D61]&lt;=0.4473;1; 0)" office:value-type="float" office:value="1" calcext:value-type="float">
            <text:p>1</text:p>
          </table:table-cell>
          <table:table-cell office:value-type="float" office:value="0.739925188150407" calcext:value-type="float">
            <text:p>0.739925188150407</text:p>
          </table:table-cell>
          <table:table-cell table:formula="of:=IF([.F61]&lt;=0.6223;1;0)" office:value-type="float" office:value="0" calcext:value-type="float">
            <text:p>0</text:p>
          </table:table-cell>
          <table:table-cell office:value-type="float" office:value="0.498933390747865" calcext:value-type="float">
            <text:p>0.498933390747865</text:p>
          </table:table-cell>
          <table:table-cell table:formula="of:=IF([.H6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1]; 1)" office:value-type="float" office:value="61" calcext:value-type="float">
            <text:p>61</text:p>
          </table:table-cell>
          <table:table-cell office:value-type="float" office:value="0.285785514889035" calcext:value-type="float">
            <text:p>0.285785514889035</text:p>
          </table:table-cell>
          <table:table-cell table:formula="of:=IF([.B62]&lt;=0.5345;1; 0)" office:value-type="float" office:value="1" calcext:value-type="float">
            <text:p>1</text:p>
          </table:table-cell>
          <table:table-cell office:value-type="float" office:value="0.484046411737077" calcext:value-type="float">
            <text:p>0.484046411737077</text:p>
          </table:table-cell>
          <table:table-cell table:style-name="ce31" table:formula="of:=IF([.D62]&lt;=0.4473;1; 0)" office:value-type="float" office:value="0" calcext:value-type="float">
            <text:p>0</text:p>
          </table:table-cell>
          <table:table-cell office:value-type="float" office:value="0.169448764549602" calcext:value-type="float">
            <text:p>0.169448764549602</text:p>
          </table:table-cell>
          <table:table-cell table:formula="of:=IF([.F62]&lt;=0.6223;1;0)" office:value-type="float" office:value="1" calcext:value-type="float">
            <text:p>1</text:p>
          </table:table-cell>
          <table:table-cell office:value-type="float" office:value="0.112882095799683" calcext:value-type="float">
            <text:p>0.112882095799683</text:p>
          </table:table-cell>
          <table:table-cell table:formula="of:=IF([.H6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62]; 1)" office:value-type="float" office:value="62" calcext:value-type="float">
            <text:p>62</text:p>
          </table:table-cell>
          <table:table-cell office:value-type="float" office:value="0.699147448682828" calcext:value-type="float">
            <text:p>0.699147448682828</text:p>
          </table:table-cell>
          <table:table-cell table:formula="of:=IF([.B63]&lt;=0.5345;1; 0)" office:value-type="float" office:value="0" calcext:value-type="float">
            <text:p>0</text:p>
          </table:table-cell>
          <table:table-cell office:value-type="float" office:value="0.86427220179512" calcext:value-type="float">
            <text:p>0.86427220179512</text:p>
          </table:table-cell>
          <table:table-cell table:style-name="ce31" table:formula="of:=IF([.D63]&lt;=0.4473;1; 0)" office:value-type="float" office:value="0" calcext:value-type="float">
            <text:p>0</text:p>
          </table:table-cell>
          <table:table-cell office:value-type="float" office:value="0.21381825748592" calcext:value-type="float">
            <text:p>0.21381825748592</text:p>
          </table:table-cell>
          <table:table-cell table:formula="of:=IF([.F63]&lt;=0.6223;1;0)" office:value-type="float" office:value="1" calcext:value-type="float">
            <text:p>1</text:p>
          </table:table-cell>
          <table:table-cell office:value-type="float" office:value="0.164260843830273" calcext:value-type="float">
            <text:p>0.164260843830273</text:p>
          </table:table-cell>
          <table:table-cell table:formula="of:=IF([.H63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63]; 1)" office:value-type="float" office:value="63" calcext:value-type="float">
            <text:p>63</text:p>
          </table:table-cell>
          <table:table-cell office:value-type="float" office:value="0.141898643742563" calcext:value-type="float">
            <text:p>0.141898643742563</text:p>
          </table:table-cell>
          <table:table-cell table:formula="of:=IF([.B64]&lt;=0.5345;1; 0)" office:value-type="float" office:value="1" calcext:value-type="float">
            <text:p>1</text:p>
          </table:table-cell>
          <table:table-cell office:value-type="float" office:value="0.575468294088481" calcext:value-type="float">
            <text:p>0.575468294088481</text:p>
          </table:table-cell>
          <table:table-cell table:style-name="ce31" table:formula="of:=IF([.D64]&lt;=0.4473;1; 0)" office:value-type="float" office:value="0" calcext:value-type="float">
            <text:p>0</text:p>
          </table:table-cell>
          <table:table-cell office:value-type="float" office:value="0.22037238327944" calcext:value-type="float">
            <text:p>0.22037238327944</text:p>
          </table:table-cell>
          <table:table-cell table:formula="of:=IF([.F64]&lt;=0.6223;1;0)" office:value-type="float" office:value="1" calcext:value-type="float">
            <text:p>1</text:p>
          </table:table-cell>
          <table:table-cell office:value-type="float" office:value="0.221017891507867" calcext:value-type="float">
            <text:p>0.221017891507867</text:p>
          </table:table-cell>
          <table:table-cell table:formula="of:=IF([.H6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4]; 1)" office:value-type="float" office:value="64" calcext:value-type="float">
            <text:p>64</text:p>
          </table:table-cell>
          <table:table-cell office:value-type="float" office:value="0.100580194991352" calcext:value-type="float">
            <text:p>0.100580194991352</text:p>
          </table:table-cell>
          <table:table-cell table:formula="of:=IF([.B65]&lt;=0.5345;1; 0)" office:value-type="float" office:value="1" calcext:value-type="float">
            <text:p>1</text:p>
          </table:table-cell>
          <table:table-cell office:value-type="float" office:value="0.0935571818143588" calcext:value-type="float">
            <text:p>0.093557181814359</text:p>
          </table:table-cell>
          <table:table-cell table:style-name="ce31" table:formula="of:=IF([.D65]&lt;=0.4473;1; 0)" office:value-type="float" office:value="1" calcext:value-type="float">
            <text:p>1</text:p>
          </table:table-cell>
          <table:table-cell office:value-type="float" office:value="0.947377423344398" calcext:value-type="float">
            <text:p>0.947377423344398</text:p>
          </table:table-cell>
          <table:table-cell table:formula="of:=IF([.F65]&lt;=0.6223;1;0)" office:value-type="float" office:value="0" calcext:value-type="float">
            <text:p>0</text:p>
          </table:table-cell>
          <table:table-cell office:value-type="float" office:value="0.572966376755558" calcext:value-type="float">
            <text:p>0.572966376755558</text:p>
          </table:table-cell>
          <table:table-cell table:formula="of:=IF([.H6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5]; 1)" office:value-type="float" office:value="65" calcext:value-type="float">
            <text:p>65</text:p>
          </table:table-cell>
          <table:table-cell office:value-type="float" office:value="0.145596398238407" calcext:value-type="float">
            <text:p>0.145596398238407</text:p>
          </table:table-cell>
          <table:table-cell table:formula="of:=IF([.B66]&lt;=0.5345;1; 0)" office:value-type="float" office:value="1" calcext:value-type="float">
            <text:p>1</text:p>
          </table:table-cell>
          <table:table-cell office:value-type="float" office:value="0.113130731648437" calcext:value-type="float">
            <text:p>0.113130731648437</text:p>
          </table:table-cell>
          <table:table-cell table:style-name="ce31" table:formula="of:=IF([.D66]&lt;=0.4473;1; 0)" office:value-type="float" office:value="1" calcext:value-type="float">
            <text:p>1</text:p>
          </table:table-cell>
          <table:table-cell office:value-type="float" office:value="0.233513230421044" calcext:value-type="float">
            <text:p>0.233513230421044</text:p>
          </table:table-cell>
          <table:table-cell table:formula="of:=IF([.F66]&lt;=0.6223;1;0)" office:value-type="float" office:value="1" calcext:value-type="float">
            <text:p>1</text:p>
          </table:table-cell>
          <table:table-cell office:value-type="float" office:value="0.688626846888385" calcext:value-type="float">
            <text:p>0.688626846888385</text:p>
          </table:table-cell>
          <table:table-cell table:formula="of:=IF([.H6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6]; 1)" office:value-type="float" office:value="66" calcext:value-type="float">
            <text:p>66</text:p>
          </table:table-cell>
          <table:table-cell office:value-type="float" office:value="0.00468441469943692" calcext:value-type="float">
            <text:p>0.004684414699437</text:p>
          </table:table-cell>
          <table:table-cell table:formula="of:=IF([.B67]&lt;=0.5345;1; 0)" office:value-type="float" office:value="1" calcext:value-type="float">
            <text:p>1</text:p>
          </table:table-cell>
          <table:table-cell office:value-type="float" office:value="0.099246233990993" calcext:value-type="float">
            <text:p>0.099246233990993</text:p>
          </table:table-cell>
          <table:table-cell table:style-name="ce31" table:formula="of:=IF([.D67]&lt;=0.4473;1; 0)" office:value-type="float" office:value="1" calcext:value-type="float">
            <text:p>1</text:p>
          </table:table-cell>
          <table:table-cell office:value-type="float" office:value="0.34726473162043" calcext:value-type="float">
            <text:p>0.34726473162043</text:p>
          </table:table-cell>
          <table:table-cell table:formula="of:=IF([.F67]&lt;=0.6223;1;0)" office:value-type="float" office:value="1" calcext:value-type="float">
            <text:p>1</text:p>
          </table:table-cell>
          <table:table-cell office:value-type="float" office:value="0.596639273174637" calcext:value-type="float">
            <text:p>0.596639273174637</text:p>
          </table:table-cell>
          <table:table-cell table:formula="of:=IF([.H6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7]; 1)" office:value-type="float" office:value="67" calcext:value-type="float">
            <text:p>67</text:p>
          </table:table-cell>
          <table:table-cell office:value-type="float" office:value="0.0362367945032167" calcext:value-type="float">
            <text:p>0.036236794503217</text:p>
          </table:table-cell>
          <table:table-cell table:formula="of:=IF([.B68]&lt;=0.5345;1; 0)" office:value-type="float" office:value="1" calcext:value-type="float">
            <text:p>1</text:p>
          </table:table-cell>
          <table:table-cell office:value-type="float" office:value="0.192924022837377" calcext:value-type="float">
            <text:p>0.192924022837377</text:p>
          </table:table-cell>
          <table:table-cell table:style-name="ce31" table:formula="of:=IF([.D68]&lt;=0.4473;1; 0)" office:value-type="float" office:value="1" calcext:value-type="float">
            <text:p>1</text:p>
          </table:table-cell>
          <table:table-cell office:value-type="float" office:value="0.493430197733817" calcext:value-type="float">
            <text:p>0.493430197733817</text:p>
          </table:table-cell>
          <table:table-cell table:formula="of:=IF([.F68]&lt;=0.6223;1;0)" office:value-type="float" office:value="1" calcext:value-type="float">
            <text:p>1</text:p>
          </table:table-cell>
          <table:table-cell office:value-type="float" office:value="0.666418046987201" calcext:value-type="float">
            <text:p>0.666418046987201</text:p>
          </table:table-cell>
          <table:table-cell table:formula="of:=IF([.H6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8]; 1)" office:value-type="float" office:value="68" calcext:value-type="float">
            <text:p>68</text:p>
          </table:table-cell>
          <table:table-cell office:value-type="float" office:value="0.380057121515075" calcext:value-type="float">
            <text:p>0.380057121515075</text:p>
          </table:table-cell>
          <table:table-cell table:formula="of:=IF([.B69]&lt;=0.5345;1; 0)" office:value-type="float" office:value="1" calcext:value-type="float">
            <text:p>1</text:p>
          </table:table-cell>
          <table:table-cell office:value-type="float" office:value="0.308519739014405" calcext:value-type="float">
            <text:p>0.308519739014405</text:p>
          </table:table-cell>
          <table:table-cell table:style-name="ce31" table:formula="of:=IF([.D69]&lt;=0.4473;1; 0)" office:value-type="float" office:value="1" calcext:value-type="float">
            <text:p>1</text:p>
          </table:table-cell>
          <table:table-cell office:value-type="float" office:value="0.677357920332168" calcext:value-type="float">
            <text:p>0.677357920332168</text:p>
          </table:table-cell>
          <table:table-cell table:formula="of:=IF([.F69]&lt;=0.6223;1;0)" office:value-type="float" office:value="0" calcext:value-type="float">
            <text:p>0</text:p>
          </table:table-cell>
          <table:table-cell office:value-type="float" office:value="0.366938590045754" calcext:value-type="float">
            <text:p>0.366938590045754</text:p>
          </table:table-cell>
          <table:table-cell table:formula="of:=IF([.H6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69]; 1)" office:value-type="float" office:value="69" calcext:value-type="float">
            <text:p>69</text:p>
          </table:table-cell>
          <table:table-cell office:value-type="float" office:value="0.548827339204423" calcext:value-type="float">
            <text:p>0.548827339204423</text:p>
          </table:table-cell>
          <table:table-cell table:formula="of:=IF([.B70]&lt;=0.5345;1; 0)" office:value-type="float" office:value="0" calcext:value-type="float">
            <text:p>0</text:p>
          </table:table-cell>
          <table:table-cell office:value-type="float" office:value="0.979357538277327" calcext:value-type="float">
            <text:p>0.979357538277327</text:p>
          </table:table-cell>
          <table:table-cell table:style-name="ce31" table:formula="of:=IF([.D70]&lt;=0.4473;1; 0)" office:value-type="float" office:value="0" calcext:value-type="float">
            <text:p>0</text:p>
          </table:table-cell>
          <table:table-cell office:value-type="float" office:value="0.0851636709043405" calcext:value-type="float">
            <text:p>0.085163670904341</text:p>
          </table:table-cell>
          <table:table-cell table:formula="of:=IF([.F70]&lt;=0.6223;1;0)" office:value-type="float" office:value="1" calcext:value-type="float">
            <text:p>1</text:p>
          </table:table-cell>
          <table:table-cell office:value-type="float" office:value="0.0345363000753149" calcext:value-type="float">
            <text:p>0.034536300075315</text:p>
          </table:table-cell>
          <table:table-cell table:formula="of:=IF([.H7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70]; 1)" office:value-type="float" office:value="70" calcext:value-type="float">
            <text:p>70</text:p>
          </table:table-cell>
          <table:table-cell office:value-type="float" office:value="0.828596627001786" calcext:value-type="float">
            <text:p>0.828596627001786</text:p>
          </table:table-cell>
          <table:table-cell table:formula="of:=IF([.B71]&lt;=0.5345;1; 0)" office:value-type="float" office:value="0" calcext:value-type="float">
            <text:p>0</text:p>
          </table:table-cell>
          <table:table-cell office:value-type="float" office:value="0.263231898683124" calcext:value-type="float">
            <text:p>0.263231898683124</text:p>
          </table:table-cell>
          <table:table-cell table:style-name="ce31" table:formula="of:=IF([.D71]&lt;=0.4473;1; 0)" office:value-type="float" office:value="1" calcext:value-type="float">
            <text:p>1</text:p>
          </table:table-cell>
          <table:table-cell office:value-type="float" office:value="0.0933446653930319" calcext:value-type="float">
            <text:p>0.093344665393032</text:p>
          </table:table-cell>
          <table:table-cell table:formula="of:=IF([.F71]&lt;=0.6223;1;0)" office:value-type="float" office:value="1" calcext:value-type="float">
            <text:p>1</text:p>
          </table:table-cell>
          <table:table-cell office:value-type="float" office:value="0.709591937776446" calcext:value-type="float">
            <text:p>0.709591937776446</text:p>
          </table:table-cell>
          <table:table-cell table:formula="of:=IF([.H7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1]; 1)" office:value-type="float" office:value="71" calcext:value-type="float">
            <text:p>71</text:p>
          </table:table-cell>
          <table:table-cell office:value-type="float" office:value="0.232565381597728" calcext:value-type="float">
            <text:p>0.232565381597728</text:p>
          </table:table-cell>
          <table:table-cell table:formula="of:=IF([.B72]&lt;=0.5345;1; 0)" office:value-type="float" office:value="1" calcext:value-type="float">
            <text:p>1</text:p>
          </table:table-cell>
          <table:table-cell office:value-type="float" office:value="0.154548172209527" calcext:value-type="float">
            <text:p>0.154548172209527</text:p>
          </table:table-cell>
          <table:table-cell table:style-name="ce31" table:formula="of:=IF([.D72]&lt;=0.4473;1; 0)" office:value-type="float" office:value="1" calcext:value-type="float">
            <text:p>1</text:p>
          </table:table-cell>
          <table:table-cell office:value-type="float" office:value="0.125030733530442" calcext:value-type="float">
            <text:p>0.125030733530442</text:p>
          </table:table-cell>
          <table:table-cell table:formula="of:=IF([.F72]&lt;=0.6223;1;0)" office:value-type="float" office:value="1" calcext:value-type="float">
            <text:p>1</text:p>
          </table:table-cell>
          <table:table-cell office:value-type="float" office:value="0.585391684332216" calcext:value-type="float">
            <text:p>0.585391684332216</text:p>
          </table:table-cell>
          <table:table-cell table:formula="of:=IF([.H7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2]; 1)" office:value-type="float" office:value="72" calcext:value-type="float">
            <text:p>72</text:p>
          </table:table-cell>
          <table:table-cell office:value-type="float" office:value="0.415567776224715" calcext:value-type="float">
            <text:p>0.415567776224715</text:p>
          </table:table-cell>
          <table:table-cell table:formula="of:=IF([.B73]&lt;=0.5345;1; 0)" office:value-type="float" office:value="1" calcext:value-type="float">
            <text:p>1</text:p>
          </table:table-cell>
          <table:table-cell office:value-type="float" office:value="0.375539377383843" calcext:value-type="float">
            <text:p>0.375539377383843</text:p>
          </table:table-cell>
          <table:table-cell table:style-name="ce31" table:formula="of:=IF([.D73]&lt;=0.4473;1; 0)" office:value-type="float" office:value="1" calcext:value-type="float">
            <text:p>1</text:p>
          </table:table-cell>
          <table:table-cell office:value-type="float" office:value="0.608727675066663" calcext:value-type="float">
            <text:p>0.608727675066663</text:p>
          </table:table-cell>
          <table:table-cell table:formula="of:=IF([.F73]&lt;=0.6223;1;0)" office:value-type="float" office:value="1" calcext:value-type="float">
            <text:p>1</text:p>
          </table:table-cell>
          <table:table-cell office:value-type="float" office:value="0.883348213475616" calcext:value-type="float">
            <text:p>0.883348213475616</text:p>
          </table:table-cell>
          <table:table-cell table:formula="of:=IF([.H7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3]; 1)" office:value-type="float" office:value="73" calcext:value-type="float">
            <text:p>73</text:p>
          </table:table-cell>
          <table:table-cell office:value-type="float" office:value="0.666539766996094" calcext:value-type="float">
            <text:p>0.666539766996094</text:p>
          </table:table-cell>
          <table:table-cell table:formula="of:=IF([.B74]&lt;=0.5345;1; 0)" office:value-type="float" office:value="0" calcext:value-type="float">
            <text:p>0</text:p>
          </table:table-cell>
          <table:table-cell office:value-type="float" office:value="0.791897694167125" calcext:value-type="float">
            <text:p>0.791897694167125</text:p>
          </table:table-cell>
          <table:table-cell table:style-name="ce31" table:formula="of:=IF([.D74]&lt;=0.4473;1; 0)" office:value-type="float" office:value="0" calcext:value-type="float">
            <text:p>0</text:p>
          </table:table-cell>
          <table:table-cell office:value-type="float" office:value="0.294964291751005" calcext:value-type="float">
            <text:p>0.294964291751005</text:p>
          </table:table-cell>
          <table:table-cell table:formula="of:=IF([.F74]&lt;=0.6223;1;0)" office:value-type="float" office:value="1" calcext:value-type="float">
            <text:p>1</text:p>
          </table:table-cell>
          <table:table-cell office:value-type="float" office:value="0.627668589940654" calcext:value-type="float">
            <text:p>0.627668589940654</text:p>
          </table:table-cell>
          <table:table-cell table:formula="of:=IF([.H7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4]; 1)" office:value-type="float" office:value="74" calcext:value-type="float">
            <text:p>74</text:p>
          </table:table-cell>
          <table:table-cell office:value-type="float" office:value="0.153016905737935" calcext:value-type="float">
            <text:p>0.153016905737935</text:p>
          </table:table-cell>
          <table:table-cell table:formula="of:=IF([.B75]&lt;=0.5345;1; 0)" office:value-type="float" office:value="1" calcext:value-type="float">
            <text:p>1</text:p>
          </table:table-cell>
          <table:table-cell office:value-type="float" office:value="0.197855910042806" calcext:value-type="float">
            <text:p>0.197855910042806</text:p>
          </table:table-cell>
          <table:table-cell table:style-name="ce31" table:formula="of:=IF([.D75]&lt;=0.4473;1; 0)" office:value-type="float" office:value="1" calcext:value-type="float">
            <text:p>1</text:p>
          </table:table-cell>
          <table:table-cell office:value-type="float" office:value="0.848544879712135" calcext:value-type="float">
            <text:p>0.848544879712135</text:p>
          </table:table-cell>
          <table:table-cell table:formula="of:=IF([.F75]&lt;=0.6223;1;0)" office:value-type="float" office:value="0" calcext:value-type="float">
            <text:p>0</text:p>
          </table:table-cell>
          <table:table-cell office:value-type="float" office:value="0.23069903425122" calcext:value-type="float">
            <text:p>0.23069903425122</text:p>
          </table:table-cell>
          <table:table-cell table:formula="of:=IF([.H7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5]; 1)" office:value-type="float" office:value="75" calcext:value-type="float">
            <text:p>75</text:p>
          </table:table-cell>
          <table:table-cell office:value-type="float" office:value="0.821166193152403" calcext:value-type="float">
            <text:p>0.821166193152403</text:p>
          </table:table-cell>
          <table:table-cell table:formula="of:=IF([.B76]&lt;=0.5345;1; 0)" office:value-type="float" office:value="0" calcext:value-type="float">
            <text:p>0</text:p>
          </table:table-cell>
          <table:table-cell office:value-type="float" office:value="0.376492546065265" calcext:value-type="float">
            <text:p>0.376492546065265</text:p>
          </table:table-cell>
          <table:table-cell table:style-name="ce31" table:formula="of:=IF([.D76]&lt;=0.4473;1; 0)" office:value-type="float" office:value="1" calcext:value-type="float">
            <text:p>1</text:p>
          </table:table-cell>
          <table:table-cell office:value-type="float" office:value="0.231640699928664" calcext:value-type="float">
            <text:p>0.231640699928664</text:p>
          </table:table-cell>
          <table:table-cell table:formula="of:=IF([.F76]&lt;=0.6223;1;0)" office:value-type="float" office:value="1" calcext:value-type="float">
            <text:p>1</text:p>
          </table:table-cell>
          <table:table-cell office:value-type="float" office:value="0.672484026476109" calcext:value-type="float">
            <text:p>0.672484026476109</text:p>
          </table:table-cell>
          <table:table-cell table:formula="of:=IF([.H7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6]; 1)" office:value-type="float" office:value="76" calcext:value-type="float">
            <text:p>76</text:p>
          </table:table-cell>
          <table:table-cell office:value-type="float" office:value="0.582483417024758" calcext:value-type="float">
            <text:p>0.582483417024758</text:p>
          </table:table-cell>
          <table:table-cell table:formula="of:=IF([.B77]&lt;=0.5345;1; 0)" office:value-type="float" office:value="0" calcext:value-type="float">
            <text:p>0</text:p>
          </table:table-cell>
          <table:table-cell office:value-type="float" office:value="0.927046947576747" calcext:value-type="float">
            <text:p>0.927046947576747</text:p>
          </table:table-cell>
          <table:table-cell table:style-name="ce31" table:formula="of:=IF([.D77]&lt;=0.4473;1; 0)" office:value-type="float" office:value="0" calcext:value-type="float">
            <text:p>0</text:p>
          </table:table-cell>
          <table:table-cell office:value-type="float" office:value="0.158661042764861" calcext:value-type="float">
            <text:p>0.158661042764861</text:p>
          </table:table-cell>
          <table:table-cell table:formula="of:=IF([.F77]&lt;=0.6223;1;0)" office:value-type="float" office:value="1" calcext:value-type="float">
            <text:p>1</text:p>
          </table:table-cell>
          <table:table-cell office:value-type="float" office:value="0.725345679968189" calcext:value-type="float">
            <text:p>0.725345679968189</text:p>
          </table:table-cell>
          <table:table-cell table:formula="of:=IF([.H7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7]; 1)" office:value-type="float" office:value="77" calcext:value-type="float">
            <text:p>77</text:p>
          </table:table-cell>
          <table:table-cell office:value-type="float" office:value="0.513929729701038" calcext:value-type="float">
            <text:p>0.513929729701038</text:p>
          </table:table-cell>
          <table:table-cell table:formula="of:=IF([.B78]&lt;=0.5345;1; 0)" office:value-type="float" office:value="1" calcext:value-type="float">
            <text:p>1</text:p>
          </table:table-cell>
          <table:table-cell office:value-type="float" office:value="0.0448344516826632" calcext:value-type="float">
            <text:p>0.044834451682663</text:p>
          </table:table-cell>
          <table:table-cell table:style-name="ce31" table:formula="of:=IF([.D78]&lt;=0.4473;1; 0)" office:value-type="float" office:value="1" calcext:value-type="float">
            <text:p>1</text:p>
          </table:table-cell>
          <table:table-cell office:value-type="float" office:value="0.60683172221843" calcext:value-type="float">
            <text:p>0.60683172221843</text:p>
          </table:table-cell>
          <table:table-cell table:formula="of:=IF([.F78]&lt;=0.6223;1;0)" office:value-type="float" office:value="1" calcext:value-type="float">
            <text:p>1</text:p>
          </table:table-cell>
          <table:table-cell office:value-type="float" office:value="0.665418661665225" calcext:value-type="float">
            <text:p>0.665418661665225</text:p>
          </table:table-cell>
          <table:table-cell table:formula="of:=IF([.H7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8]; 1)" office:value-type="float" office:value="78" calcext:value-type="float">
            <text:p>78</text:p>
          </table:table-cell>
          <table:table-cell office:value-type="float" office:value="0.904988344547548" calcext:value-type="float">
            <text:p>0.904988344547548</text:p>
          </table:table-cell>
          <table:table-cell table:formula="of:=IF([.B79]&lt;=0.5345;1; 0)" office:value-type="float" office:value="0" calcext:value-type="float">
            <text:p>0</text:p>
          </table:table-cell>
          <table:table-cell office:value-type="float" office:value="0.143804586187197" calcext:value-type="float">
            <text:p>0.143804586187197</text:p>
          </table:table-cell>
          <table:table-cell table:style-name="ce31" table:formula="of:=IF([.D79]&lt;=0.4473;1; 0)" office:value-type="float" office:value="1" calcext:value-type="float">
            <text:p>1</text:p>
          </table:table-cell>
          <table:table-cell office:value-type="float" office:value="0.671388448328852" calcext:value-type="float">
            <text:p>0.671388448328852</text:p>
          </table:table-cell>
          <table:table-cell table:formula="of:=IF([.F79]&lt;=0.6223;1;0)" office:value-type="float" office:value="0" calcext:value-type="float">
            <text:p>0</text:p>
          </table:table-cell>
          <table:table-cell office:value-type="float" office:value="0.739328954731138" calcext:value-type="float">
            <text:p>0.739328954731138</text:p>
          </table:table-cell>
          <table:table-cell table:formula="of:=IF([.H7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79]; 1)" office:value-type="float" office:value="79" calcext:value-type="float">
            <text:p>79</text:p>
          </table:table-cell>
          <table:table-cell office:value-type="float" office:value="0.326575467587017" calcext:value-type="float">
            <text:p>0.326575467587017</text:p>
          </table:table-cell>
          <table:table-cell table:formula="of:=IF([.B80]&lt;=0.5345;1; 0)" office:value-type="float" office:value="1" calcext:value-type="float">
            <text:p>1</text:p>
          </table:table-cell>
          <table:table-cell office:value-type="float" office:value="0.0479559989071535" calcext:value-type="float">
            <text:p>0.047955998907154</text:p>
          </table:table-cell>
          <table:table-cell table:style-name="ce31" table:formula="of:=IF([.D80]&lt;=0.4473;1; 0)" office:value-type="float" office:value="1" calcext:value-type="float">
            <text:p>1</text:p>
          </table:table-cell>
          <table:table-cell office:value-type="float" office:value="0.418617088783253" calcext:value-type="float">
            <text:p>0.418617088783253</text:p>
          </table:table-cell>
          <table:table-cell table:formula="of:=IF([.F80]&lt;=0.6223;1;0)" office:value-type="float" office:value="1" calcext:value-type="float">
            <text:p>1</text:p>
          </table:table-cell>
          <table:table-cell office:value-type="float" office:value="0.838819946177408" calcext:value-type="float">
            <text:p>0.838819946177408</text:p>
          </table:table-cell>
          <table:table-cell table:formula="of:=IF([.H8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0]; 1)" office:value-type="float" office:value="80" calcext:value-type="float">
            <text:p>80</text:p>
          </table:table-cell>
          <table:table-cell office:value-type="float" office:value="0.589086731472574" calcext:value-type="float">
            <text:p>0.589086731472574</text:p>
          </table:table-cell>
          <table:table-cell table:formula="of:=IF([.B81]&lt;=0.5345;1; 0)" office:value-type="float" office:value="0" calcext:value-type="float">
            <text:p>0</text:p>
          </table:table-cell>
          <table:table-cell office:value-type="float" office:value="0.0919329007105225" calcext:value-type="float">
            <text:p>0.091932900710523</text:p>
          </table:table-cell>
          <table:table-cell table:style-name="ce31" table:formula="of:=IF([.D81]&lt;=0.4473;1; 0)" office:value-type="float" office:value="1" calcext:value-type="float">
            <text:p>1</text:p>
          </table:table-cell>
          <table:table-cell office:value-type="float" office:value="0.658422930265893" calcext:value-type="float">
            <text:p>0.658422930265893</text:p>
          </table:table-cell>
          <table:table-cell table:formula="of:=IF([.F81]&lt;=0.6223;1;0)" office:value-type="float" office:value="0" calcext:value-type="float">
            <text:p>0</text:p>
          </table:table-cell>
          <table:table-cell office:value-type="float" office:value="0.803777666944253" calcext:value-type="float">
            <text:p>0.803777666944253</text:p>
          </table:table-cell>
          <table:table-cell table:formula="of:=IF([.H8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1]; 1)" office:value-type="float" office:value="81" calcext:value-type="float">
            <text:p>81</text:p>
          </table:table-cell>
          <table:table-cell office:value-type="float" office:value="0.0319682226004259" calcext:value-type="float">
            <text:p>0.031968222600426</text:p>
          </table:table-cell>
          <table:table-cell table:formula="of:=IF([.B82]&lt;=0.5345;1; 0)" office:value-type="float" office:value="1" calcext:value-type="float">
            <text:p>1</text:p>
          </table:table-cell>
          <table:table-cell office:value-type="float" office:value="0.0451135263391549" calcext:value-type="float">
            <text:p>0.045113526339155</text:p>
          </table:table-cell>
          <table:table-cell table:style-name="ce31" table:formula="of:=IF([.D82]&lt;=0.4473;1; 0)" office:value-type="float" office:value="1" calcext:value-type="float">
            <text:p>1</text:p>
          </table:table-cell>
          <table:table-cell office:value-type="float" office:value="0.0718441863454681" calcext:value-type="float">
            <text:p>0.071844186345468</text:p>
          </table:table-cell>
          <table:table-cell table:formula="of:=IF([.F82]&lt;=0.6223;1;0)" office:value-type="float" office:value="1" calcext:value-type="float">
            <text:p>1</text:p>
          </table:table-cell>
          <table:table-cell office:value-type="float" office:value="0.276007360275735" calcext:value-type="float">
            <text:p>0.276007360275735</text:p>
          </table:table-cell>
          <table:table-cell table:formula="of:=IF([.H8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2]; 1)" office:value-type="float" office:value="82" calcext:value-type="float">
            <text:p>82</text:p>
          </table:table-cell>
          <table:table-cell office:value-type="float" office:value="0.465610665846696" calcext:value-type="float">
            <text:p>0.465610665846696</text:p>
          </table:table-cell>
          <table:table-cell table:formula="of:=IF([.B83]&lt;=0.5345;1; 0)" office:value-type="float" office:value="1" calcext:value-type="float">
            <text:p>1</text:p>
          </table:table-cell>
          <table:table-cell office:value-type="float" office:value="0.164964634236328" calcext:value-type="float">
            <text:p>0.164964634236328</text:p>
          </table:table-cell>
          <table:table-cell table:style-name="ce31" table:formula="of:=IF([.D83]&lt;=0.4473;1; 0)" office:value-type="float" office:value="1" calcext:value-type="float">
            <text:p>1</text:p>
          </table:table-cell>
          <table:table-cell office:value-type="float" office:value="0.0712381839213333" calcext:value-type="float">
            <text:p>0.071238183921333</text:p>
          </table:table-cell>
          <table:table-cell table:formula="of:=IF([.F83]&lt;=0.6223;1;0)" office:value-type="float" office:value="1" calcext:value-type="float">
            <text:p>1</text:p>
          </table:table-cell>
          <table:table-cell office:value-type="float" office:value="0.0578126374728463" calcext:value-type="float">
            <text:p>0.057812637472846</text:p>
          </table:table-cell>
          <table:table-cell table:formula="of:=IF([.H83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83]; 1)" office:value-type="float" office:value="83" calcext:value-type="float">
            <text:p>83</text:p>
          </table:table-cell>
          <table:table-cell office:value-type="float" office:value="0.0195045897433933" calcext:value-type="float">
            <text:p>0.019504589743393</text:p>
          </table:table-cell>
          <table:table-cell table:formula="of:=IF([.B84]&lt;=0.5345;1; 0)" office:value-type="float" office:value="1" calcext:value-type="float">
            <text:p>1</text:p>
          </table:table-cell>
          <table:table-cell office:value-type="float" office:value="0.404024993898147" calcext:value-type="float">
            <text:p>0.404024993898147</text:p>
          </table:table-cell>
          <table:table-cell table:style-name="ce31" table:formula="of:=IF([.D84]&lt;=0.4473;1; 0)" office:value-type="float" office:value="1" calcext:value-type="float">
            <text:p>1</text:p>
          </table:table-cell>
          <table:table-cell office:value-type="float" office:value="0.62868505143148" calcext:value-type="float">
            <text:p>0.62868505143148</text:p>
          </table:table-cell>
          <table:table-cell table:formula="of:=IF([.F84]&lt;=0.6223;1;0)" office:value-type="float" office:value="0" calcext:value-type="float">
            <text:p>0</text:p>
          </table:table-cell>
          <table:table-cell office:value-type="float" office:value="0.629554199870023" calcext:value-type="float">
            <text:p>0.629554199870023</text:p>
          </table:table-cell>
          <table:table-cell table:formula="of:=IF([.H8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4]; 1)" office:value-type="float" office:value="84" calcext:value-type="float">
            <text:p>84</text:p>
          </table:table-cell>
          <table:table-cell office:value-type="float" office:value="0.68298215994336" calcext:value-type="float">
            <text:p>0.68298215994336</text:p>
          </table:table-cell>
          <table:table-cell table:formula="of:=IF([.B85]&lt;=0.5345;1; 0)" office:value-type="float" office:value="0" calcext:value-type="float">
            <text:p>0</text:p>
          </table:table-cell>
          <table:table-cell office:value-type="float" office:value="0.0533765534271125" calcext:value-type="float">
            <text:p>0.053376553427113</text:p>
          </table:table-cell>
          <table:table-cell table:style-name="ce31" table:formula="of:=IF([.D85]&lt;=0.4473;1; 0)" office:value-type="float" office:value="1" calcext:value-type="float">
            <text:p>1</text:p>
          </table:table-cell>
          <table:table-cell office:value-type="float" office:value="0.734392855045692" calcext:value-type="float">
            <text:p>0.734392855045692</text:p>
          </table:table-cell>
          <table:table-cell table:formula="of:=IF([.F85]&lt;=0.6223;1;0)" office:value-type="float" office:value="0" calcext:value-type="float">
            <text:p>0</text:p>
          </table:table-cell>
          <table:table-cell office:value-type="float" office:value="0.279839758429779" calcext:value-type="float">
            <text:p>0.279839758429779</text:p>
          </table:table-cell>
          <table:table-cell table:formula="of:=IF([.H8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5]; 1)" office:value-type="float" office:value="85" calcext:value-type="float">
            <text:p>85</text:p>
          </table:table-cell>
          <table:table-cell office:value-type="float" office:value="0.608400437550118" calcext:value-type="float">
            <text:p>0.608400437550118</text:p>
          </table:table-cell>
          <table:table-cell table:formula="of:=IF([.B86]&lt;=0.5345;1; 0)" office:value-type="float" office:value="0" calcext:value-type="float">
            <text:p>0</text:p>
          </table:table-cell>
          <table:table-cell office:value-type="float" office:value="0.965102504058659" calcext:value-type="float">
            <text:p>0.965102504058659</text:p>
          </table:table-cell>
          <table:table-cell table:style-name="ce31" table:formula="of:=IF([.D86]&lt;=0.4473;1; 0)" office:value-type="float" office:value="0" calcext:value-type="float">
            <text:p>0</text:p>
          </table:table-cell>
          <table:table-cell office:value-type="float" office:value="0.165106641982432" calcext:value-type="float">
            <text:p>0.165106641982432</text:p>
          </table:table-cell>
          <table:table-cell table:formula="of:=IF([.F86]&lt;=0.6223;1;0)" office:value-type="float" office:value="1" calcext:value-type="float">
            <text:p>1</text:p>
          </table:table-cell>
          <table:table-cell office:value-type="float" office:value="0.624559583089421" calcext:value-type="float">
            <text:p>0.624559583089421</text:p>
          </table:table-cell>
          <table:table-cell table:formula="of:=IF([.H8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6]; 1)" office:value-type="float" office:value="86" calcext:value-type="float">
            <text:p>86</text:p>
          </table:table-cell>
          <table:table-cell office:value-type="float" office:value="0.0701516341953283" calcext:value-type="float">
            <text:p>0.070151634195328</text:p>
          </table:table-cell>
          <table:table-cell table:formula="of:=IF([.B87]&lt;=0.5345;1; 0)" office:value-type="float" office:value="1" calcext:value-type="float">
            <text:p>1</text:p>
          </table:table-cell>
          <table:table-cell office:value-type="float" office:value="0.157056743785121" calcext:value-type="float">
            <text:p>0.157056743785121</text:p>
          </table:table-cell>
          <table:table-cell table:style-name="ce31" table:formula="of:=IF([.D87]&lt;=0.4473;1; 0)" office:value-type="float" office:value="1" calcext:value-type="float">
            <text:p>1</text:p>
          </table:table-cell>
          <table:table-cell office:value-type="float" office:value="0.641522231807663" calcext:value-type="float">
            <text:p>0.641522231807663</text:p>
          </table:table-cell>
          <table:table-cell table:formula="of:=IF([.F87]&lt;=0.6223;1;0)" office:value-type="float" office:value="0" calcext:value-type="float">
            <text:p>0</text:p>
          </table:table-cell>
          <table:table-cell office:value-type="float" office:value="0.386969517485937" calcext:value-type="float">
            <text:p>0.386969517485937</text:p>
          </table:table-cell>
          <table:table-cell table:formula="of:=IF([.H8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7]; 1)" office:value-type="float" office:value="87" calcext:value-type="float">
            <text:p>87</text:p>
          </table:table-cell>
          <table:table-cell office:value-type="float" office:value="0.651716456070722" calcext:value-type="float">
            <text:p>0.651716456070722</text:p>
          </table:table-cell>
          <table:table-cell table:formula="of:=IF([.B88]&lt;=0.5345;1; 0)" office:value-type="float" office:value="0" calcext:value-type="float">
            <text:p>0</text:p>
          </table:table-cell>
          <table:table-cell office:value-type="float" office:value="0.171515665167746" calcext:value-type="float">
            <text:p>0.171515665167746</text:p>
          </table:table-cell>
          <table:table-cell table:style-name="ce31" table:formula="of:=IF([.D88]&lt;=0.4473;1; 0)" office:value-type="float" office:value="1" calcext:value-type="float">
            <text:p>1</text:p>
          </table:table-cell>
          <table:table-cell office:value-type="float" office:value="0.375952926094267" calcext:value-type="float">
            <text:p>0.375952926094267</text:p>
          </table:table-cell>
          <table:table-cell table:formula="of:=IF([.F88]&lt;=0.6223;1;0)" office:value-type="float" office:value="1" calcext:value-type="float">
            <text:p>1</text:p>
          </table:table-cell>
          <table:table-cell office:value-type="float" office:value="0.337768325068746" calcext:value-type="float">
            <text:p>0.337768325068746</text:p>
          </table:table-cell>
          <table:table-cell table:formula="of:=IF([.H8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8]; 1)" office:value-type="float" office:value="88" calcext:value-type="float">
            <text:p>88</text:p>
          </table:table-cell>
          <table:table-cell office:value-type="float" office:value="0.0339483486420141" calcext:value-type="float">
            <text:p>0.033948348642014</text:p>
          </table:table-cell>
          <table:table-cell table:formula="of:=IF([.B89]&lt;=0.5345;1; 0)" office:value-type="float" office:value="1" calcext:value-type="float">
            <text:p>1</text:p>
          </table:table-cell>
          <table:table-cell office:value-type="float" office:value="0.155111584134164" calcext:value-type="float">
            <text:p>0.155111584134164</text:p>
          </table:table-cell>
          <table:table-cell table:style-name="ce31" table:formula="of:=IF([.D89]&lt;=0.4473;1; 0)" office:value-type="float" office:value="1" calcext:value-type="float">
            <text:p>1</text:p>
          </table:table-cell>
          <table:table-cell office:value-type="float" office:value="0.14558746498845" calcext:value-type="float">
            <text:p>0.14558746498845</text:p>
          </table:table-cell>
          <table:table-cell table:formula="of:=IF([.F89]&lt;=0.6223;1;0)" office:value-type="float" office:value="1" calcext:value-type="float">
            <text:p>1</text:p>
          </table:table-cell>
          <table:table-cell office:value-type="float" office:value="0.537434617858804" calcext:value-type="float">
            <text:p>0.537434617858804</text:p>
          </table:table-cell>
          <table:table-cell table:formula="of:=IF([.H8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89]; 1)" office:value-type="float" office:value="89" calcext:value-type="float">
            <text:p>89</text:p>
          </table:table-cell>
          <table:table-cell office:value-type="float" office:value="0.817064580730013" calcext:value-type="float">
            <text:p>0.817064580730013</text:p>
          </table:table-cell>
          <table:table-cell table:formula="of:=IF([.B90]&lt;=0.5345;1; 0)" office:value-type="float" office:value="0" calcext:value-type="float">
            <text:p>0</text:p>
          </table:table-cell>
          <table:table-cell office:value-type="float" office:value="0.477529764267453" calcext:value-type="float">
            <text:p>0.477529764267453</text:p>
          </table:table-cell>
          <table:table-cell table:style-name="ce31" table:formula="of:=IF([.D90]&lt;=0.4473;1; 0)" office:value-type="float" office:value="0" calcext:value-type="float">
            <text:p>0</text:p>
          </table:table-cell>
          <table:table-cell office:value-type="float" office:value="0.470175288761406" calcext:value-type="float">
            <text:p>0.470175288761406</text:p>
          </table:table-cell>
          <table:table-cell table:formula="of:=IF([.F90]&lt;=0.6223;1;0)" office:value-type="float" office:value="1" calcext:value-type="float">
            <text:p>1</text:p>
          </table:table-cell>
          <table:table-cell office:value-type="float" office:value="0.185675699428233" calcext:value-type="float">
            <text:p>0.185675699428233</text:p>
          </table:table-cell>
          <table:table-cell table:formula="of:=IF([.H9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0]; 1)" office:value-type="float" office:value="90" calcext:value-type="float">
            <text:p>90</text:p>
          </table:table-cell>
          <table:table-cell office:value-type="float" office:value="0.0306732578728437" calcext:value-type="float">
            <text:p>0.030673257872844</text:p>
          </table:table-cell>
          <table:table-cell table:formula="of:=IF([.B91]&lt;=0.5345;1; 0)" office:value-type="float" office:value="1" calcext:value-type="float">
            <text:p>1</text:p>
          </table:table-cell>
          <table:table-cell office:value-type="float" office:value="0.8972130712075" calcext:value-type="float">
            <text:p>0.8972130712075</text:p>
          </table:table-cell>
          <table:table-cell table:style-name="ce31" table:formula="of:=IF([.D91]&lt;=0.4473;1; 0)" office:value-type="float" office:value="0" calcext:value-type="float">
            <text:p>0</text:p>
          </table:table-cell>
          <table:table-cell office:value-type="float" office:value="0.238340482588443" calcext:value-type="float">
            <text:p>0.238340482588443</text:p>
          </table:table-cell>
          <table:table-cell table:formula="of:=IF([.F91]&lt;=0.6223;1;0)" office:value-type="float" office:value="1" calcext:value-type="float">
            <text:p>1</text:p>
          </table:table-cell>
          <table:table-cell office:value-type="float" office:value="0.146586495498036" calcext:value-type="float">
            <text:p>0.146586495498036</text:p>
          </table:table-cell>
          <table:table-cell table:formula="of:=IF([.H91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91]; 1)" office:value-type="float" office:value="91" calcext:value-type="float">
            <text:p>91</text:p>
          </table:table-cell>
          <table:table-cell office:value-type="float" office:value="0.192134933093267" calcext:value-type="float">
            <text:p>0.192134933093267</text:p>
          </table:table-cell>
          <table:table-cell table:formula="of:=IF([.B92]&lt;=0.5345;1; 0)" office:value-type="float" office:value="1" calcext:value-type="float">
            <text:p>1</text:p>
          </table:table-cell>
          <table:table-cell office:value-type="float" office:value="0.130840582116015" calcext:value-type="float">
            <text:p>0.130840582116015</text:p>
          </table:table-cell>
          <table:table-cell table:style-name="ce31" table:formula="of:=IF([.D92]&lt;=0.4473;1; 0)" office:value-type="float" office:value="1" calcext:value-type="float">
            <text:p>1</text:p>
          </table:table-cell>
          <table:table-cell office:value-type="float" office:value="0.419205798668807" calcext:value-type="float">
            <text:p>0.419205798668807</text:p>
          </table:table-cell>
          <table:table-cell table:formula="of:=IF([.F92]&lt;=0.6223;1;0)" office:value-type="float" office:value="1" calcext:value-type="float">
            <text:p>1</text:p>
          </table:table-cell>
          <table:table-cell office:value-type="float" office:value="0.818628377430352" calcext:value-type="float">
            <text:p>0.818628377430352</text:p>
          </table:table-cell>
          <table:table-cell table:formula="of:=IF([.H9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2]; 1)" office:value-type="float" office:value="92" calcext:value-type="float">
            <text:p>92</text:p>
          </table:table-cell>
          <table:table-cell office:value-type="float" office:value="0.403004525417546" calcext:value-type="float">
            <text:p>0.403004525417546</text:p>
          </table:table-cell>
          <table:table-cell table:formula="of:=IF([.B93]&lt;=0.5345;1; 0)" office:value-type="float" office:value="1" calcext:value-type="float">
            <text:p>1</text:p>
          </table:table-cell>
          <table:table-cell office:value-type="float" office:value="0.214239203700427" calcext:value-type="float">
            <text:p>0.214239203700427</text:p>
          </table:table-cell>
          <table:table-cell table:style-name="ce31" table:formula="of:=IF([.D93]&lt;=0.4473;1; 0)" office:value-type="float" office:value="1" calcext:value-type="float">
            <text:p>1</text:p>
          </table:table-cell>
          <table:table-cell office:value-type="float" office:value="0.298658516207714" calcext:value-type="float">
            <text:p>0.298658516207714</text:p>
          </table:table-cell>
          <table:table-cell table:formula="of:=IF([.F93]&lt;=0.6223;1;0)" office:value-type="float" office:value="1" calcext:value-type="float">
            <text:p>1</text:p>
          </table:table-cell>
          <table:table-cell office:value-type="float" office:value="0.351404660763837" calcext:value-type="float">
            <text:p>0.351404660763837</text:p>
          </table:table-cell>
          <table:table-cell table:formula="of:=IF([.H9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3]; 1)" office:value-type="float" office:value="93" calcext:value-type="float">
            <text:p>93</text:p>
          </table:table-cell>
          <table:table-cell office:value-type="float" office:value="0.917187390298408" calcext:value-type="float">
            <text:p>0.917187390298408</text:p>
          </table:table-cell>
          <table:table-cell table:formula="of:=IF([.B94]&lt;=0.5345;1; 0)" office:value-type="float" office:value="0" calcext:value-type="float">
            <text:p>0</text:p>
          </table:table-cell>
          <table:table-cell office:value-type="float" office:value="0.840142776121194" calcext:value-type="float">
            <text:p>0.840142776121194</text:p>
          </table:table-cell>
          <table:table-cell table:style-name="ce31" table:formula="of:=IF([.D94]&lt;=0.4473;1; 0)" office:value-type="float" office:value="0" calcext:value-type="float">
            <text:p>0</text:p>
          </table:table-cell>
          <table:table-cell office:value-type="float" office:value="0.836833394908281" calcext:value-type="float">
            <text:p>0.836833394908281</text:p>
          </table:table-cell>
          <table:table-cell table:formula="of:=IF([.F94]&lt;=0.6223;1;0)" office:value-type="float" office:value="0" calcext:value-type="float">
            <text:p>0</text:p>
          </table:table-cell>
          <table:table-cell office:value-type="float" office:value="0.0207838106524493" calcext:value-type="float">
            <text:p>0.020783810652449</text:p>
          </table:table-cell>
          <table:table-cell table:formula="of:=IF([.H94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94]; 1)" office:value-type="float" office:value="94" calcext:value-type="float">
            <text:p>94</text:p>
          </table:table-cell>
          <table:table-cell office:value-type="float" office:value="0.295729323622423" calcext:value-type="float">
            <text:p>0.295729323622423</text:p>
          </table:table-cell>
          <table:table-cell table:formula="of:=IF([.B95]&lt;=0.5345;1; 0)" office:value-type="float" office:value="1" calcext:value-type="float">
            <text:p>1</text:p>
          </table:table-cell>
          <table:table-cell office:value-type="float" office:value="0.595833344654878" calcext:value-type="float">
            <text:p>0.595833344654878</text:p>
          </table:table-cell>
          <table:table-cell table:style-name="ce31" table:formula="of:=IF([.D95]&lt;=0.4473;1; 0)" office:value-type="float" office:value="0" calcext:value-type="float">
            <text:p>0</text:p>
          </table:table-cell>
          <table:table-cell office:value-type="float" office:value="0.640761215537542" calcext:value-type="float">
            <text:p>0.640761215537542</text:p>
          </table:table-cell>
          <table:table-cell table:formula="of:=IF([.F95]&lt;=0.6223;1;0)" office:value-type="float" office:value="0" calcext:value-type="float">
            <text:p>0</text:p>
          </table:table-cell>
          <table:table-cell office:value-type="float" office:value="0.556647426407183" calcext:value-type="float">
            <text:p>0.556647426407183</text:p>
          </table:table-cell>
          <table:table-cell table:formula="of:=IF([.H9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5]; 1)" office:value-type="float" office:value="95" calcext:value-type="float">
            <text:p>95</text:p>
          </table:table-cell>
          <table:table-cell office:value-type="float" office:value="0.858285138799406" calcext:value-type="float">
            <text:p>0.858285138799406</text:p>
          </table:table-cell>
          <table:table-cell table:formula="of:=IF([.B96]&lt;=0.5345;1; 0)" office:value-type="float" office:value="0" calcext:value-type="float">
            <text:p>0</text:p>
          </table:table-cell>
          <table:table-cell office:value-type="float" office:value="0.249619722571436" calcext:value-type="float">
            <text:p>0.249619722571436</text:p>
          </table:table-cell>
          <table:table-cell table:style-name="ce31" table:formula="of:=IF([.D96]&lt;=0.4473;1; 0)" office:value-type="float" office:value="1" calcext:value-type="float">
            <text:p>1</text:p>
          </table:table-cell>
          <table:table-cell office:value-type="float" office:value="0.140133319431343" calcext:value-type="float">
            <text:p>0.140133319431343</text:p>
          </table:table-cell>
          <table:table-cell table:formula="of:=IF([.F96]&lt;=0.6223;1;0)" office:value-type="float" office:value="1" calcext:value-type="float">
            <text:p>1</text:p>
          </table:table-cell>
          <table:table-cell office:value-type="float" office:value="0.403126488642027" calcext:value-type="float">
            <text:p>0.403126488642027</text:p>
          </table:table-cell>
          <table:table-cell table:formula="of:=IF([.H9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6]; 1)" office:value-type="float" office:value="96" calcext:value-type="float">
            <text:p>96</text:p>
          </table:table-cell>
          <table:table-cell office:value-type="float" office:value="0.868595218516967" calcext:value-type="float">
            <text:p>0.868595218516967</text:p>
          </table:table-cell>
          <table:table-cell table:formula="of:=IF([.B97]&lt;=0.5345;1; 0)" office:value-type="float" office:value="0" calcext:value-type="float">
            <text:p>0</text:p>
          </table:table-cell>
          <table:table-cell office:value-type="float" office:value="0.53170845453307" calcext:value-type="float">
            <text:p>0.53170845453307</text:p>
          </table:table-cell>
          <table:table-cell table:style-name="ce31" table:formula="of:=IF([.D97]&lt;=0.4473;1; 0)" office:value-type="float" office:value="0" calcext:value-type="float">
            <text:p>0</text:p>
          </table:table-cell>
          <table:table-cell office:value-type="float" office:value="0.412321528050308" calcext:value-type="float">
            <text:p>0.412321528050308</text:p>
          </table:table-cell>
          <table:table-cell table:formula="of:=IF([.F97]&lt;=0.6223;1;0)" office:value-type="float" office:value="1" calcext:value-type="float">
            <text:p>1</text:p>
          </table:table-cell>
          <table:table-cell office:value-type="float" office:value="0.446127360599848" calcext:value-type="float">
            <text:p>0.446127360599848</text:p>
          </table:table-cell>
          <table:table-cell table:formula="of:=IF([.H9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7]; 1)" office:value-type="float" office:value="97" calcext:value-type="float">
            <text:p>97</text:p>
          </table:table-cell>
          <table:table-cell office:value-type="float" office:value="0.573257660508608" calcext:value-type="float">
            <text:p>0.573257660508608</text:p>
          </table:table-cell>
          <table:table-cell table:formula="of:=IF([.B98]&lt;=0.5345;1; 0)" office:value-type="float" office:value="0" calcext:value-type="float">
            <text:p>0</text:p>
          </table:table-cell>
          <table:table-cell office:value-type="float" office:value="0.263246187603008" calcext:value-type="float">
            <text:p>0.263246187603008</text:p>
          </table:table-cell>
          <table:table-cell table:style-name="ce31" table:formula="of:=IF([.D98]&lt;=0.4473;1; 0)" office:value-type="float" office:value="1" calcext:value-type="float">
            <text:p>1</text:p>
          </table:table-cell>
          <table:table-cell office:value-type="float" office:value="0.270550020450655" calcext:value-type="float">
            <text:p>0.270550020450655</text:p>
          </table:table-cell>
          <table:table-cell table:formula="of:=IF([.F98]&lt;=0.6223;1;0)" office:value-type="float" office:value="1" calcext:value-type="float">
            <text:p>1</text:p>
          </table:table-cell>
          <table:table-cell office:value-type="float" office:value="0.372192910115307" calcext:value-type="float">
            <text:p>0.372192910115307</text:p>
          </table:table-cell>
          <table:table-cell table:formula="of:=IF([.H9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8]; 1)" office:value-type="float" office:value="98" calcext:value-type="float">
            <text:p>98</text:p>
          </table:table-cell>
          <table:table-cell office:value-type="float" office:value="0.850948999457825" calcext:value-type="float">
            <text:p>0.850948999457825</text:p>
          </table:table-cell>
          <table:table-cell table:formula="of:=IF([.B99]&lt;=0.5345;1; 0)" office:value-type="float" office:value="0" calcext:value-type="float">
            <text:p>0</text:p>
          </table:table-cell>
          <table:table-cell office:value-type="float" office:value="0.323186101151792" calcext:value-type="float">
            <text:p>0.323186101151792</text:p>
          </table:table-cell>
          <table:table-cell table:style-name="ce31" table:formula="of:=IF([.D99]&lt;=0.4473;1; 0)" office:value-type="float" office:value="1" calcext:value-type="float">
            <text:p>1</text:p>
          </table:table-cell>
          <table:table-cell office:value-type="float" office:value="0.145719584971763" calcext:value-type="float">
            <text:p>0.145719584971763</text:p>
          </table:table-cell>
          <table:table-cell table:formula="of:=IF([.F99]&lt;=0.6223;1;0)" office:value-type="float" office:value="1" calcext:value-type="float">
            <text:p>1</text:p>
          </table:table-cell>
          <table:table-cell office:value-type="float" office:value="0.226555042742528" calcext:value-type="float">
            <text:p>0.226555042742528</text:p>
          </table:table-cell>
          <table:table-cell table:formula="of:=IF([.H9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99]; 1)" office:value-type="float" office:value="99" calcext:value-type="float">
            <text:p>99</text:p>
          </table:table-cell>
          <table:table-cell office:value-type="float" office:value="0.109233111460978" calcext:value-type="float">
            <text:p>0.109233111460978</text:p>
          </table:table-cell>
          <table:table-cell table:formula="of:=IF([.B100]&lt;=0.5345;1; 0)" office:value-type="float" office:value="1" calcext:value-type="float">
            <text:p>1</text:p>
          </table:table-cell>
          <table:table-cell office:value-type="float" office:value="0.0126996533287163" calcext:value-type="float">
            <text:p>0.012699653328716</text:p>
          </table:table-cell>
          <table:table-cell table:style-name="ce31" table:formula="of:=IF([.D100]&lt;=0.4473;1; 0)" office:value-type="float" office:value="1" calcext:value-type="float">
            <text:p>1</text:p>
          </table:table-cell>
          <table:table-cell office:value-type="float" office:value="0.635311121157251" calcext:value-type="float">
            <text:p>0.635311121157251</text:p>
          </table:table-cell>
          <table:table-cell table:formula="of:=IF([.F100]&lt;=0.6223;1;0)" office:value-type="float" office:value="0" calcext:value-type="float">
            <text:p>0</text:p>
          </table:table-cell>
          <table:table-cell office:value-type="float" office:value="0.112486351740197" calcext:value-type="float">
            <text:p>0.112486351740197</text:p>
          </table:table-cell>
          <table:table-cell table:formula="of:=IF([.H10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00]; 1)" office:value-type="float" office:value="100" calcext:value-type="float">
            <text:p>100</text:p>
          </table:table-cell>
          <table:table-cell office:value-type="float" office:value="0.948180839174526" calcext:value-type="float">
            <text:p>0.948180839174526</text:p>
          </table:table-cell>
          <table:table-cell table:formula="of:=IF([.B101]&lt;=0.5345;1; 0)" office:value-type="float" office:value="0" calcext:value-type="float">
            <text:p>0</text:p>
          </table:table-cell>
          <table:table-cell office:value-type="float" office:value="0.330840868390423" calcext:value-type="float">
            <text:p>0.330840868390423</text:p>
          </table:table-cell>
          <table:table-cell table:style-name="ce31" table:formula="of:=IF([.D101]&lt;=0.4473;1; 0)" office:value-type="float" office:value="1" calcext:value-type="float">
            <text:p>1</text:p>
          </table:table-cell>
          <table:table-cell office:value-type="float" office:value="0.835395444242211" calcext:value-type="float">
            <text:p>0.835395444242211</text:p>
          </table:table-cell>
          <table:table-cell table:formula="of:=IF([.F101]&lt;=0.6223;1;0)" office:value-type="float" office:value="0" calcext:value-type="float">
            <text:p>0</text:p>
          </table:table-cell>
          <table:table-cell office:value-type="float" office:value="0.323532201452829" calcext:value-type="float">
            <text:p>0.323532201452829</text:p>
          </table:table-cell>
          <table:table-cell table:formula="of:=IF([.H10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1]; 1)" office:value-type="float" office:value="101" calcext:value-type="float">
            <text:p>101</text:p>
          </table:table-cell>
          <table:table-cell office:value-type="float" office:value="0.331275146778592" calcext:value-type="float">
            <text:p>0.331275146778592</text:p>
          </table:table-cell>
          <table:table-cell table:formula="of:=IF([.B102]&lt;=0.5345;1; 0)" office:value-type="float" office:value="1" calcext:value-type="float">
            <text:p>1</text:p>
          </table:table-cell>
          <table:table-cell office:value-type="float" office:value="0.0153505486024925" calcext:value-type="float">
            <text:p>0.015350548602493</text:p>
          </table:table-cell>
          <table:table-cell table:style-name="ce31" table:formula="of:=IF([.D102]&lt;=0.4473;1; 0)" office:value-type="float" office:value="1" calcext:value-type="float">
            <text:p>1</text:p>
          </table:table-cell>
          <table:table-cell office:value-type="float" office:value="0.19574184970427" calcext:value-type="float">
            <text:p>0.19574184970427</text:p>
          </table:table-cell>
          <table:table-cell table:formula="of:=IF([.F102]&lt;=0.6223;1;0)" office:value-type="float" office:value="1" calcext:value-type="float">
            <text:p>1</text:p>
          </table:table-cell>
          <table:table-cell office:value-type="float" office:value="0.265650022374009" calcext:value-type="float">
            <text:p>0.265650022374009</text:p>
          </table:table-cell>
          <table:table-cell table:formula="of:=IF([.H10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2]; 1)" office:value-type="float" office:value="102" calcext:value-type="float">
            <text:p>102</text:p>
          </table:table-cell>
          <table:table-cell office:value-type="float" office:value="0.859829196131731" calcext:value-type="float">
            <text:p>0.859829196131731</text:p>
          </table:table-cell>
          <table:table-cell table:formula="of:=IF([.B103]&lt;=0.5345;1; 0)" office:value-type="float" office:value="0" calcext:value-type="float">
            <text:p>0</text:p>
          </table:table-cell>
          <table:table-cell office:value-type="float" office:value="0.500605297524399" calcext:value-type="float">
            <text:p>0.500605297524399</text:p>
          </table:table-cell>
          <table:table-cell table:style-name="ce31" table:formula="of:=IF([.D103]&lt;=0.4473;1; 0)" office:value-type="float" office:value="0" calcext:value-type="float">
            <text:p>0</text:p>
          </table:table-cell>
          <table:table-cell office:value-type="float" office:value="0.348280892852878" calcext:value-type="float">
            <text:p>0.348280892852878</text:p>
          </table:table-cell>
          <table:table-cell table:formula="of:=IF([.F103]&lt;=0.6223;1;0)" office:value-type="float" office:value="1" calcext:value-type="float">
            <text:p>1</text:p>
          </table:table-cell>
          <table:table-cell office:value-type="float" office:value="0.407283699850627" calcext:value-type="float">
            <text:p>0.407283699850627</text:p>
          </table:table-cell>
          <table:table-cell table:formula="of:=IF([.H10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3]; 1)" office:value-type="float" office:value="103" calcext:value-type="float">
            <text:p>103</text:p>
          </table:table-cell>
          <table:table-cell office:value-type="float" office:value="0.294513259899351" calcext:value-type="float">
            <text:p>0.294513259899351</text:p>
          </table:table-cell>
          <table:table-cell table:formula="of:=IF([.B104]&lt;=0.5345;1; 0)" office:value-type="float" office:value="1" calcext:value-type="float">
            <text:p>1</text:p>
          </table:table-cell>
          <table:table-cell office:value-type="float" office:value="0.898440392205055" calcext:value-type="float">
            <text:p>0.898440392205055</text:p>
          </table:table-cell>
          <table:table-cell table:style-name="ce31" table:formula="of:=IF([.D104]&lt;=0.4473;1; 0)" office:value-type="float" office:value="0" calcext:value-type="float">
            <text:p>0</text:p>
          </table:table-cell>
          <table:table-cell office:value-type="float" office:value="0.805169580617496" calcext:value-type="float">
            <text:p>0.805169580617496</text:p>
          </table:table-cell>
          <table:table-cell table:formula="of:=IF([.F104]&lt;=0.6223;1;0)" office:value-type="float" office:value="0" calcext:value-type="float">
            <text:p>0</text:p>
          </table:table-cell>
          <table:table-cell office:value-type="float" office:value="0.582320659846621" calcext:value-type="float">
            <text:p>0.582320659846621</text:p>
          </table:table-cell>
          <table:table-cell table:formula="of:=IF([.H10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4]; 1)" office:value-type="float" office:value="104" calcext:value-type="float">
            <text:p>104</text:p>
          </table:table-cell>
          <table:table-cell office:value-type="float" office:value="0.927154016274487" calcext:value-type="float">
            <text:p>0.927154016274487</text:p>
          </table:table-cell>
          <table:table-cell table:formula="of:=IF([.B105]&lt;=0.5345;1; 0)" office:value-type="float" office:value="0" calcext:value-type="float">
            <text:p>0</text:p>
          </table:table-cell>
          <table:table-cell office:value-type="float" office:value="0.999784404493417" calcext:value-type="float">
            <text:p>0.999784404493417</text:p>
          </table:table-cell>
          <table:table-cell table:style-name="ce31" table:formula="of:=IF([.D105]&lt;=0.4473;1; 0)" office:value-type="float" office:value="0" calcext:value-type="float">
            <text:p>0</text:p>
          </table:table-cell>
          <table:table-cell office:value-type="float" office:value="0.336110961562806" calcext:value-type="float">
            <text:p>0.336110961562806</text:p>
          </table:table-cell>
          <table:table-cell table:formula="of:=IF([.F105]&lt;=0.6223;1;0)" office:value-type="float" office:value="1" calcext:value-type="float">
            <text:p>1</text:p>
          </table:table-cell>
          <table:table-cell office:value-type="float" office:value="0.580418241031889" calcext:value-type="float">
            <text:p>0.580418241031889</text:p>
          </table:table-cell>
          <table:table-cell table:formula="of:=IF([.H10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5]; 1)" office:value-type="float" office:value="105" calcext:value-type="float">
            <text:p>105</text:p>
          </table:table-cell>
          <table:table-cell office:value-type="float" office:value="0.618617191917865" calcext:value-type="float">
            <text:p>0.618617191917865</text:p>
          </table:table-cell>
          <table:table-cell table:formula="of:=IF([.B106]&lt;=0.5345;1; 0)" office:value-type="float" office:value="0" calcext:value-type="float">
            <text:p>0</text:p>
          </table:table-cell>
          <table:table-cell office:value-type="float" office:value="0.000482491327939982" calcext:value-type="float">
            <text:p>0.00048249132794</text:p>
          </table:table-cell>
          <table:table-cell table:style-name="ce31" table:formula="of:=IF([.D106]&lt;=0.4473;1; 0)" office:value-type="float" office:value="1" calcext:value-type="float">
            <text:p>1</text:p>
          </table:table-cell>
          <table:table-cell office:value-type="float" office:value="0.149997598250409" calcext:value-type="float">
            <text:p>0.149997598250409</text:p>
          </table:table-cell>
          <table:table-cell table:formula="of:=IF([.F106]&lt;=0.6223;1;0)" office:value-type="float" office:value="1" calcext:value-type="float">
            <text:p>1</text:p>
          </table:table-cell>
          <table:table-cell office:value-type="float" office:value="0.0993369555307088" calcext:value-type="float">
            <text:p>0.099336955530709</text:p>
          </table:table-cell>
          <table:table-cell table:formula="of:=IF([.H106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06]; 1)" office:value-type="float" office:value="106" calcext:value-type="float">
            <text:p>106</text:p>
          </table:table-cell>
          <table:table-cell office:value-type="float" office:value="0.245815741714642" calcext:value-type="float">
            <text:p>0.245815741714642</text:p>
          </table:table-cell>
          <table:table-cell table:formula="of:=IF([.B107]&lt;=0.5345;1; 0)" office:value-type="float" office:value="1" calcext:value-type="float">
            <text:p>1</text:p>
          </table:table-cell>
          <table:table-cell office:value-type="float" office:value="0.369764609941969" calcext:value-type="float">
            <text:p>0.369764609941969</text:p>
          </table:table-cell>
          <table:table-cell table:style-name="ce31" table:formula="of:=IF([.D107]&lt;=0.4473;1; 0)" office:value-type="float" office:value="1" calcext:value-type="float">
            <text:p>1</text:p>
          </table:table-cell>
          <table:table-cell office:value-type="float" office:value="0.437132961479379" calcext:value-type="float">
            <text:p>0.437132961479379</text:p>
          </table:table-cell>
          <table:table-cell table:formula="of:=IF([.F107]&lt;=0.6223;1;0)" office:value-type="float" office:value="1" calcext:value-type="float">
            <text:p>1</text:p>
          </table:table-cell>
          <table:table-cell office:value-type="float" office:value="0.105345431901893" calcext:value-type="float">
            <text:p>0.105345431901893</text:p>
          </table:table-cell>
          <table:table-cell table:formula="of:=IF([.H107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07]; 1)" office:value-type="float" office:value="107" calcext:value-type="float">
            <text:p>107</text:p>
          </table:table-cell>
          <table:table-cell office:value-type="float" office:value="0.338102169364919" calcext:value-type="float">
            <text:p>0.338102169364919</text:p>
          </table:table-cell>
          <table:table-cell table:formula="of:=IF([.B108]&lt;=0.5345;1; 0)" office:value-type="float" office:value="1" calcext:value-type="float">
            <text:p>1</text:p>
          </table:table-cell>
          <table:table-cell office:value-type="float" office:value="0.43257549787793" calcext:value-type="float">
            <text:p>0.43257549787793</text:p>
          </table:table-cell>
          <table:table-cell table:style-name="ce31" table:formula="of:=IF([.D108]&lt;=0.4473;1; 0)" office:value-type="float" office:value="1" calcext:value-type="float">
            <text:p>1</text:p>
          </table:table-cell>
          <table:table-cell office:value-type="float" office:value="0.528847658134101" calcext:value-type="float">
            <text:p>0.528847658134101</text:p>
          </table:table-cell>
          <table:table-cell table:formula="of:=IF([.F108]&lt;=0.6223;1;0)" office:value-type="float" office:value="1" calcext:value-type="float">
            <text:p>1</text:p>
          </table:table-cell>
          <table:table-cell office:value-type="float" office:value="0.719886760807775" calcext:value-type="float">
            <text:p>0.719886760807775</text:p>
          </table:table-cell>
          <table:table-cell table:formula="of:=IF([.H10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8]; 1)" office:value-type="float" office:value="108" calcext:value-type="float">
            <text:p>108</text:p>
          </table:table-cell>
          <table:table-cell office:value-type="float" office:value="0.586885097698955" calcext:value-type="float">
            <text:p>0.586885097698955</text:p>
          </table:table-cell>
          <table:table-cell table:formula="of:=IF([.B109]&lt;=0.5345;1; 0)" office:value-type="float" office:value="0" calcext:value-type="float">
            <text:p>0</text:p>
          </table:table-cell>
          <table:table-cell office:value-type="float" office:value="0.565539597824137" calcext:value-type="float">
            <text:p>0.565539597824137</text:p>
          </table:table-cell>
          <table:table-cell table:style-name="ce31" table:formula="of:=IF([.D109]&lt;=0.4473;1; 0)" office:value-type="float" office:value="0" calcext:value-type="float">
            <text:p>0</text:p>
          </table:table-cell>
          <table:table-cell office:value-type="float" office:value="0.275071523811728" calcext:value-type="float">
            <text:p>0.275071523811728</text:p>
          </table:table-cell>
          <table:table-cell table:formula="of:=IF([.F109]&lt;=0.6223;1;0)" office:value-type="float" office:value="1" calcext:value-type="float">
            <text:p>1</text:p>
          </table:table-cell>
          <table:table-cell office:value-type="float" office:value="0.932021994669632" calcext:value-type="float">
            <text:p>0.932021994669632</text:p>
          </table:table-cell>
          <table:table-cell table:formula="of:=IF([.H10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09]; 1)" office:value-type="float" office:value="109" calcext:value-type="float">
            <text:p>109</text:p>
          </table:table-cell>
          <table:table-cell office:value-type="float" office:value="0.422460856731727" calcext:value-type="float">
            <text:p>0.422460856731727</text:p>
          </table:table-cell>
          <table:table-cell table:formula="of:=IF([.B110]&lt;=0.5345;1; 0)" office:value-type="float" office:value="1" calcext:value-type="float">
            <text:p>1</text:p>
          </table:table-cell>
          <table:table-cell office:value-type="float" office:value="0.475277896820318" calcext:value-type="float">
            <text:p>0.475277896820318</text:p>
          </table:table-cell>
          <table:table-cell table:style-name="ce31" table:formula="of:=IF([.D110]&lt;=0.4473;1; 0)" office:value-type="float" office:value="0" calcext:value-type="float">
            <text:p>0</text:p>
          </table:table-cell>
          <table:table-cell office:value-type="float" office:value="0.412713375273257" calcext:value-type="float">
            <text:p>0.412713375273257</text:p>
          </table:table-cell>
          <table:table-cell table:formula="of:=IF([.F110]&lt;=0.6223;1;0)" office:value-type="float" office:value="1" calcext:value-type="float">
            <text:p>1</text:p>
          </table:table-cell>
          <table:table-cell office:value-type="float" office:value="0.389625418099757" calcext:value-type="float">
            <text:p>0.389625418099757</text:p>
          </table:table-cell>
          <table:table-cell table:formula="of:=IF([.H11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0]; 1)" office:value-type="float" office:value="110" calcext:value-type="float">
            <text:p>110</text:p>
          </table:table-cell>
          <table:table-cell office:value-type="float" office:value="0.62476168584383" calcext:value-type="float">
            <text:p>0.62476168584383</text:p>
          </table:table-cell>
          <table:table-cell table:formula="of:=IF([.B111]&lt;=0.5345;1; 0)" office:value-type="float" office:value="0" calcext:value-type="float">
            <text:p>0</text:p>
          </table:table-cell>
          <table:table-cell office:value-type="float" office:value="0.983395371258238" calcext:value-type="float">
            <text:p>0.983395371258238</text:p>
          </table:table-cell>
          <table:table-cell table:style-name="ce31" table:formula="of:=IF([.D111]&lt;=0.4473;1; 0)" office:value-type="float" office:value="0" calcext:value-type="float">
            <text:p>0</text:p>
          </table:table-cell>
          <table:table-cell office:value-type="float" office:value="0.695523911455672" calcext:value-type="float">
            <text:p>0.695523911455672</text:p>
          </table:table-cell>
          <table:table-cell table:formula="of:=IF([.F111]&lt;=0.6223;1;0)" office:value-type="float" office:value="0" calcext:value-type="float">
            <text:p>0</text:p>
          </table:table-cell>
          <table:table-cell office:value-type="float" office:value="0.95764802661958" calcext:value-type="float">
            <text:p>0.95764802661958</text:p>
          </table:table-cell>
          <table:table-cell table:formula="of:=IF([.H11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1]; 1)" office:value-type="float" office:value="111" calcext:value-type="float">
            <text:p>111</text:p>
          </table:table-cell>
          <table:table-cell office:value-type="float" office:value="0.177318329926028" calcext:value-type="float">
            <text:p>0.177318329926028</text:p>
          </table:table-cell>
          <table:table-cell table:formula="of:=IF([.B112]&lt;=0.5345;1; 0)" office:value-type="float" office:value="1" calcext:value-type="float">
            <text:p>1</text:p>
          </table:table-cell>
          <table:table-cell office:value-type="float" office:value="0.888644786084612" calcext:value-type="float">
            <text:p>0.888644786084612</text:p>
          </table:table-cell>
          <table:table-cell table:style-name="ce31" table:formula="of:=IF([.D112]&lt;=0.4473;1; 0)" office:value-type="float" office:value="0" calcext:value-type="float">
            <text:p>0</text:p>
          </table:table-cell>
          <table:table-cell office:value-type="float" office:value="0.350743556104996" calcext:value-type="float">
            <text:p>0.350743556104996</text:p>
          </table:table-cell>
          <table:table-cell table:formula="of:=IF([.F112]&lt;=0.6223;1;0)" office:value-type="float" office:value="1" calcext:value-type="float">
            <text:p>1</text:p>
          </table:table-cell>
          <table:table-cell office:value-type="float" office:value="0.138293928227753" calcext:value-type="float">
            <text:p>0.138293928227753</text:p>
          </table:table-cell>
          <table:table-cell table:formula="of:=IF([.H11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12]; 1)" office:value-type="float" office:value="112" calcext:value-type="float">
            <text:p>112</text:p>
          </table:table-cell>
          <table:table-cell office:value-type="float" office:value="0.809832236167519" calcext:value-type="float">
            <text:p>0.809832236167519</text:p>
          </table:table-cell>
          <table:table-cell table:formula="of:=IF([.B113]&lt;=0.5345;1; 0)" office:value-type="float" office:value="0" calcext:value-type="float">
            <text:p>0</text:p>
          </table:table-cell>
          <table:table-cell office:value-type="float" office:value="0.285208427882296" calcext:value-type="float">
            <text:p>0.285208427882296</text:p>
          </table:table-cell>
          <table:table-cell table:style-name="ce31" table:formula="of:=IF([.D113]&lt;=0.4473;1; 0)" office:value-type="float" office:value="1" calcext:value-type="float">
            <text:p>1</text:p>
          </table:table-cell>
          <table:table-cell office:value-type="float" office:value="0.450227675166461" calcext:value-type="float">
            <text:p>0.450227675166461</text:p>
          </table:table-cell>
          <table:table-cell table:formula="of:=IF([.F113]&lt;=0.6223;1;0)" office:value-type="float" office:value="1" calcext:value-type="float">
            <text:p>1</text:p>
          </table:table-cell>
          <table:table-cell office:value-type="float" office:value="0.812105212227921" calcext:value-type="float">
            <text:p>0.812105212227921</text:p>
          </table:table-cell>
          <table:table-cell table:formula="of:=IF([.H11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3]; 1)" office:value-type="float" office:value="113" calcext:value-type="float">
            <text:p>113</text:p>
          </table:table-cell>
          <table:table-cell office:value-type="float" office:value="0.345643573088762" calcext:value-type="float">
            <text:p>0.345643573088762</text:p>
          </table:table-cell>
          <table:table-cell table:formula="of:=IF([.B114]&lt;=0.5345;1; 0)" office:value-type="float" office:value="1" calcext:value-type="float">
            <text:p>1</text:p>
          </table:table-cell>
          <table:table-cell office:value-type="float" office:value="0.1647995893155" calcext:value-type="float">
            <text:p>0.1647995893155</text:p>
          </table:table-cell>
          <table:table-cell table:style-name="ce31" table:formula="of:=IF([.D114]&lt;=0.4473;1; 0)" office:value-type="float" office:value="1" calcext:value-type="float">
            <text:p>1</text:p>
          </table:table-cell>
          <table:table-cell office:value-type="float" office:value="0.549126765772503" calcext:value-type="float">
            <text:p>0.549126765772503</text:p>
          </table:table-cell>
          <table:table-cell table:formula="of:=IF([.F114]&lt;=0.6223;1;0)" office:value-type="float" office:value="1" calcext:value-type="float">
            <text:p>1</text:p>
          </table:table-cell>
          <table:table-cell office:value-type="float" office:value="0.942541859421056" calcext:value-type="float">
            <text:p>0.942541859421056</text:p>
          </table:table-cell>
          <table:table-cell table:formula="of:=IF([.H11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4]; 1)" office:value-type="float" office:value="114" calcext:value-type="float">
            <text:p>114</text:p>
          </table:table-cell>
          <table:table-cell office:value-type="float" office:value="0.11110869065459" calcext:value-type="float">
            <text:p>0.11110869065459</text:p>
          </table:table-cell>
          <table:table-cell table:formula="of:=IF([.B115]&lt;=0.5345;1; 0)" office:value-type="float" office:value="1" calcext:value-type="float">
            <text:p>1</text:p>
          </table:table-cell>
          <table:table-cell office:value-type="float" office:value="0.796945968149568" calcext:value-type="float">
            <text:p>0.796945968149568</text:p>
          </table:table-cell>
          <table:table-cell table:style-name="ce31" table:formula="of:=IF([.D115]&lt;=0.4473;1; 0)" office:value-type="float" office:value="0" calcext:value-type="float">
            <text:p>0</text:p>
          </table:table-cell>
          <table:table-cell office:value-type="float" office:value="0.539462786968375" calcext:value-type="float">
            <text:p>0.539462786968375</text:p>
          </table:table-cell>
          <table:table-cell table:formula="of:=IF([.F115]&lt;=0.6223;1;0)" office:value-type="float" office:value="1" calcext:value-type="float">
            <text:p>1</text:p>
          </table:table-cell>
          <table:table-cell office:value-type="float" office:value="0.622768689901537" calcext:value-type="float">
            <text:p>0.622768689901537</text:p>
          </table:table-cell>
          <table:table-cell table:formula="of:=IF([.H11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5]; 1)" office:value-type="float" office:value="115" calcext:value-type="float">
            <text:p>115</text:p>
          </table:table-cell>
          <table:table-cell office:value-type="float" office:value="0.673597013804339" calcext:value-type="float">
            <text:p>0.673597013804339</text:p>
          </table:table-cell>
          <table:table-cell table:formula="of:=IF([.B116]&lt;=0.5345;1; 0)" office:value-type="float" office:value="0" calcext:value-type="float">
            <text:p>0</text:p>
          </table:table-cell>
          <table:table-cell office:value-type="float" office:value="0.497946067691475" calcext:value-type="float">
            <text:p>0.497946067691475</text:p>
          </table:table-cell>
          <table:table-cell table:style-name="ce31" table:formula="of:=IF([.D116]&lt;=0.4473;1; 0)" office:value-type="float" office:value="0" calcext:value-type="float">
            <text:p>0</text:p>
          </table:table-cell>
          <table:table-cell office:value-type="float" office:value="0.972737986942871" calcext:value-type="float">
            <text:p>0.972737986942871</text:p>
          </table:table-cell>
          <table:table-cell table:formula="of:=IF([.F116]&lt;=0.6223;1;0)" office:value-type="float" office:value="0" calcext:value-type="float">
            <text:p>0</text:p>
          </table:table-cell>
          <table:table-cell office:value-type="float" office:value="0.838274162486822" calcext:value-type="float">
            <text:p>0.838274162486822</text:p>
          </table:table-cell>
          <table:table-cell table:formula="of:=IF([.H11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6]; 1)" office:value-type="float" office:value="116" calcext:value-type="float">
            <text:p>116</text:p>
          </table:table-cell>
          <table:table-cell office:value-type="float" office:value="0.732034639601624" calcext:value-type="float">
            <text:p>0.732034639601624</text:p>
          </table:table-cell>
          <table:table-cell table:formula="of:=IF([.B117]&lt;=0.5345;1; 0)" office:value-type="float" office:value="0" calcext:value-type="float">
            <text:p>0</text:p>
          </table:table-cell>
          <table:table-cell office:value-type="float" office:value="0.104374464679772" calcext:value-type="float">
            <text:p>0.104374464679772</text:p>
          </table:table-cell>
          <table:table-cell table:style-name="ce31" table:formula="of:=IF([.D117]&lt;=0.4473;1; 0)" office:value-type="float" office:value="1" calcext:value-type="float">
            <text:p>1</text:p>
          </table:table-cell>
          <table:table-cell office:value-type="float" office:value="0.0594517782609566" calcext:value-type="float">
            <text:p>0.059451778260957</text:p>
          </table:table-cell>
          <table:table-cell table:formula="of:=IF([.F117]&lt;=0.6223;1;0)" office:value-type="float" office:value="1" calcext:value-type="float">
            <text:p>1</text:p>
          </table:table-cell>
          <table:table-cell office:value-type="float" office:value="0.729402704150438" calcext:value-type="float">
            <text:p>0.729402704150438</text:p>
          </table:table-cell>
          <table:table-cell table:formula="of:=IF([.H11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7]; 1)" office:value-type="float" office:value="117" calcext:value-type="float">
            <text:p>117</text:p>
          </table:table-cell>
          <table:table-cell office:value-type="float" office:value="0.439040736781277" calcext:value-type="float">
            <text:p>0.439040736781277</text:p>
          </table:table-cell>
          <table:table-cell table:formula="of:=IF([.B118]&lt;=0.5345;1; 0)" office:value-type="float" office:value="1" calcext:value-type="float">
            <text:p>1</text:p>
          </table:table-cell>
          <table:table-cell office:value-type="float" office:value="0.283091568130226" calcext:value-type="float">
            <text:p>0.283091568130226</text:p>
          </table:table-cell>
          <table:table-cell table:style-name="ce31" table:formula="of:=IF([.D118]&lt;=0.4473;1; 0)" office:value-type="float" office:value="1" calcext:value-type="float">
            <text:p>1</text:p>
          </table:table-cell>
          <table:table-cell office:value-type="float" office:value="0.359526116313969" calcext:value-type="float">
            <text:p>0.359526116313969</text:p>
          </table:table-cell>
          <table:table-cell table:formula="of:=IF([.F118]&lt;=0.6223;1;0)" office:value-type="float" office:value="1" calcext:value-type="float">
            <text:p>1</text:p>
          </table:table-cell>
          <table:table-cell office:value-type="float" office:value="0.724776280125433" calcext:value-type="float">
            <text:p>0.724776280125433</text:p>
          </table:table-cell>
          <table:table-cell table:formula="of:=IF([.H11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8]; 1)" office:value-type="float" office:value="118" calcext:value-type="float">
            <text:p>118</text:p>
          </table:table-cell>
          <table:table-cell office:value-type="float" office:value="0.541645110049659" calcext:value-type="float">
            <text:p>0.541645110049659</text:p>
          </table:table-cell>
          <table:table-cell table:formula="of:=IF([.B119]&lt;=0.5345;1; 0)" office:value-type="float" office:value="0" calcext:value-type="float">
            <text:p>0</text:p>
          </table:table-cell>
          <table:table-cell office:value-type="float" office:value="0.383064058527333" calcext:value-type="float">
            <text:p>0.383064058527333</text:p>
          </table:table-cell>
          <table:table-cell table:style-name="ce31" table:formula="of:=IF([.D119]&lt;=0.4473;1; 0)" office:value-type="float" office:value="1" calcext:value-type="float">
            <text:p>1</text:p>
          </table:table-cell>
          <table:table-cell office:value-type="float" office:value="0.347852302473611" calcext:value-type="float">
            <text:p>0.347852302473611</text:p>
          </table:table-cell>
          <table:table-cell table:formula="of:=IF([.F119]&lt;=0.6223;1;0)" office:value-type="float" office:value="1" calcext:value-type="float">
            <text:p>1</text:p>
          </table:table-cell>
          <table:table-cell office:value-type="float" office:value="0.456862241877902" calcext:value-type="float">
            <text:p>0.456862241877902</text:p>
          </table:table-cell>
          <table:table-cell table:formula="of:=IF([.H11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19]; 1)" office:value-type="float" office:value="119" calcext:value-type="float">
            <text:p>119</text:p>
          </table:table-cell>
          <table:table-cell office:value-type="float" office:value="0.365410044917083" calcext:value-type="float">
            <text:p>0.365410044917083</text:p>
          </table:table-cell>
          <table:table-cell table:formula="of:=IF([.B120]&lt;=0.5345;1; 0)" office:value-type="float" office:value="1" calcext:value-type="float">
            <text:p>1</text:p>
          </table:table-cell>
          <table:table-cell office:value-type="float" office:value="0.982145993476871" calcext:value-type="float">
            <text:p>0.982145993476871</text:p>
          </table:table-cell>
          <table:table-cell table:style-name="ce31" table:formula="of:=IF([.D120]&lt;=0.4473;1; 0)" office:value-type="float" office:value="0" calcext:value-type="float">
            <text:p>0</text:p>
          </table:table-cell>
          <table:table-cell office:value-type="float" office:value="0.245480067823843" calcext:value-type="float">
            <text:p>0.245480067823843</text:p>
          </table:table-cell>
          <table:table-cell table:formula="of:=IF([.F120]&lt;=0.6223;1;0)" office:value-type="float" office:value="1" calcext:value-type="float">
            <text:p>1</text:p>
          </table:table-cell>
          <table:table-cell office:value-type="float" office:value="0.44113552211926" calcext:value-type="float">
            <text:p>0.44113552211926</text:p>
          </table:table-cell>
          <table:table-cell table:formula="of:=IF([.H12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0]; 1)" office:value-type="float" office:value="120" calcext:value-type="float">
            <text:p>120</text:p>
          </table:table-cell>
          <table:table-cell office:value-type="float" office:value="0.211940829321269" calcext:value-type="float">
            <text:p>0.211940829321269</text:p>
          </table:table-cell>
          <table:table-cell table:formula="of:=IF([.B121]&lt;=0.5345;1; 0)" office:value-type="float" office:value="1" calcext:value-type="float">
            <text:p>1</text:p>
          </table:table-cell>
          <table:table-cell office:value-type="float" office:value="0.00303049712233372" calcext:value-type="float">
            <text:p>0.003030497122334</text:p>
          </table:table-cell>
          <table:table-cell table:style-name="ce31" table:formula="of:=IF([.D121]&lt;=0.4473;1; 0)" office:value-type="float" office:value="1" calcext:value-type="float">
            <text:p>1</text:p>
          </table:table-cell>
          <table:table-cell office:value-type="float" office:value="0.664776982120028" calcext:value-type="float">
            <text:p>0.664776982120028</text:p>
          </table:table-cell>
          <table:table-cell table:formula="of:=IF([.F121]&lt;=0.6223;1;0)" office:value-type="float" office:value="0" calcext:value-type="float">
            <text:p>0</text:p>
          </table:table-cell>
          <table:table-cell office:value-type="float" office:value="0.526090622437352" calcext:value-type="float">
            <text:p>0.526090622437352</text:p>
          </table:table-cell>
          <table:table-cell table:formula="of:=IF([.H12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1]; 1)" office:value-type="float" office:value="121" calcext:value-type="float">
            <text:p>121</text:p>
          </table:table-cell>
          <table:table-cell office:value-type="float" office:value="0.065983893305295" calcext:value-type="float">
            <text:p>0.065983893305295</text:p>
          </table:table-cell>
          <table:table-cell table:formula="of:=IF([.B122]&lt;=0.5345;1; 0)" office:value-type="float" office:value="1" calcext:value-type="float">
            <text:p>1</text:p>
          </table:table-cell>
          <table:table-cell office:value-type="float" office:value="0.867801934766981" calcext:value-type="float">
            <text:p>0.867801934766981</text:p>
          </table:table-cell>
          <table:table-cell table:style-name="ce31" table:formula="of:=IF([.D122]&lt;=0.4473;1; 0)" office:value-type="float" office:value="0" calcext:value-type="float">
            <text:p>0</text:p>
          </table:table-cell>
          <table:table-cell office:value-type="float" office:value="0.263450605711273" calcext:value-type="float">
            <text:p>0.263450605711273</text:p>
          </table:table-cell>
          <table:table-cell table:formula="of:=IF([.F122]&lt;=0.6223;1;0)" office:value-type="float" office:value="1" calcext:value-type="float">
            <text:p>1</text:p>
          </table:table-cell>
          <table:table-cell office:value-type="float" office:value="0.619201904965699" calcext:value-type="float">
            <text:p>0.619201904965699</text:p>
          </table:table-cell>
          <table:table-cell table:formula="of:=IF([.H12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2]; 1)" office:value-type="float" office:value="122" calcext:value-type="float">
            <text:p>122</text:p>
          </table:table-cell>
          <table:table-cell office:value-type="float" office:value="0.0874525144367815" calcext:value-type="float">
            <text:p>0.087452514436782</text:p>
          </table:table-cell>
          <table:table-cell table:formula="of:=IF([.B123]&lt;=0.5345;1; 0)" office:value-type="float" office:value="1" calcext:value-type="float">
            <text:p>1</text:p>
          </table:table-cell>
          <table:table-cell office:value-type="float" office:value="0.139415446940419" calcext:value-type="float">
            <text:p>0.139415446940419</text:p>
          </table:table-cell>
          <table:table-cell table:style-name="ce31" table:formula="of:=IF([.D123]&lt;=0.4473;1; 0)" office:value-type="float" office:value="1" calcext:value-type="float">
            <text:p>1</text:p>
          </table:table-cell>
          <table:table-cell office:value-type="float" office:value="0.543324484025594" calcext:value-type="float">
            <text:p>0.543324484025594</text:p>
          </table:table-cell>
          <table:table-cell table:formula="of:=IF([.F123]&lt;=0.6223;1;0)" office:value-type="float" office:value="1" calcext:value-type="float">
            <text:p>1</text:p>
          </table:table-cell>
          <table:table-cell office:value-type="float" office:value="0.411368290896989" calcext:value-type="float">
            <text:p>0.411368290896989</text:p>
          </table:table-cell>
          <table:table-cell table:formula="of:=IF([.H12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3]; 1)" office:value-type="float" office:value="123" calcext:value-type="float">
            <text:p>123</text:p>
          </table:table-cell>
          <table:table-cell office:value-type="float" office:value="0.743170758428657" calcext:value-type="float">
            <text:p>0.743170758428657</text:p>
          </table:table-cell>
          <table:table-cell table:formula="of:=IF([.B124]&lt;=0.5345;1; 0)" office:value-type="float" office:value="0" calcext:value-type="float">
            <text:p>0</text:p>
          </table:table-cell>
          <table:table-cell office:value-type="float" office:value="0.328136954220086" calcext:value-type="float">
            <text:p>0.328136954220086</text:p>
          </table:table-cell>
          <table:table-cell table:style-name="ce31" table:formula="of:=IF([.D124]&lt;=0.4473;1; 0)" office:value-type="float" office:value="1" calcext:value-type="float">
            <text:p>1</text:p>
          </table:table-cell>
          <table:table-cell office:value-type="float" office:value="0.282789548754169" calcext:value-type="float">
            <text:p>0.282789548754169</text:p>
          </table:table-cell>
          <table:table-cell table:formula="of:=IF([.F124]&lt;=0.6223;1;0)" office:value-type="float" office:value="1" calcext:value-type="float">
            <text:p>1</text:p>
          </table:table-cell>
          <table:table-cell office:value-type="float" office:value="0.515775671320689" calcext:value-type="float">
            <text:p>0.515775671320689</text:p>
          </table:table-cell>
          <table:table-cell table:formula="of:=IF([.H12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4]; 1)" office:value-type="float" office:value="124" calcext:value-type="float">
            <text:p>124</text:p>
          </table:table-cell>
          <table:table-cell office:value-type="float" office:value="0.389405593786393" calcext:value-type="float">
            <text:p>0.389405593786393</text:p>
          </table:table-cell>
          <table:table-cell table:formula="of:=IF([.B125]&lt;=0.5345;1; 0)" office:value-type="float" office:value="1" calcext:value-type="float">
            <text:p>1</text:p>
          </table:table-cell>
          <table:table-cell office:value-type="float" office:value="0.926227725004955" calcext:value-type="float">
            <text:p>0.926227725004955</text:p>
          </table:table-cell>
          <table:table-cell table:style-name="ce31" table:formula="of:=IF([.D125]&lt;=0.4473;1; 0)" office:value-type="float" office:value="0" calcext:value-type="float">
            <text:p>0</text:p>
          </table:table-cell>
          <table:table-cell office:value-type="float" office:value="0.26209052176369" calcext:value-type="float">
            <text:p>0.26209052176369</text:p>
          </table:table-cell>
          <table:table-cell table:formula="of:=IF([.F125]&lt;=0.6223;1;0)" office:value-type="float" office:value="1" calcext:value-type="float">
            <text:p>1</text:p>
          </table:table-cell>
          <table:table-cell office:value-type="float" office:value="0.306006053482557" calcext:value-type="float">
            <text:p>0.306006053482557</text:p>
          </table:table-cell>
          <table:table-cell table:formula="of:=IF([.H12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5]; 1)" office:value-type="float" office:value="125" calcext:value-type="float">
            <text:p>125</text:p>
          </table:table-cell>
          <table:table-cell office:value-type="float" office:value="0.0669385102573614" calcext:value-type="float">
            <text:p>0.066938510257362</text:p>
          </table:table-cell>
          <table:table-cell table:formula="of:=IF([.B126]&lt;=0.5345;1; 0)" office:value-type="float" office:value="1" calcext:value-type="float">
            <text:p>1</text:p>
          </table:table-cell>
          <table:table-cell office:value-type="float" office:value="0.397777410014221" calcext:value-type="float">
            <text:p>0.397777410014221</text:p>
          </table:table-cell>
          <table:table-cell table:style-name="ce31" table:formula="of:=IF([.D126]&lt;=0.4473;1; 0)" office:value-type="float" office:value="1" calcext:value-type="float">
            <text:p>1</text:p>
          </table:table-cell>
          <table:table-cell office:value-type="float" office:value="0.719985919925755" calcext:value-type="float">
            <text:p>0.719985919925755</text:p>
          </table:table-cell>
          <table:table-cell table:formula="of:=IF([.F126]&lt;=0.6223;1;0)" office:value-type="float" office:value="0" calcext:value-type="float">
            <text:p>0</text:p>
          </table:table-cell>
          <table:table-cell office:value-type="float" office:value="0.0672559532298789" calcext:value-type="float">
            <text:p>0.067255953229879</text:p>
          </table:table-cell>
          <table:table-cell table:formula="of:=IF([.H126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26]; 1)" office:value-type="float" office:value="126" calcext:value-type="float">
            <text:p>126</text:p>
          </table:table-cell>
          <table:table-cell office:value-type="float" office:value="0.0576598922760185" calcext:value-type="float">
            <text:p>0.057659892276019</text:p>
          </table:table-cell>
          <table:table-cell table:formula="of:=IF([.B127]&lt;=0.5345;1; 0)" office:value-type="float" office:value="1" calcext:value-type="float">
            <text:p>1</text:p>
          </table:table-cell>
          <table:table-cell office:value-type="float" office:value="0.11523646610427" calcext:value-type="float">
            <text:p>0.11523646610427</text:p>
          </table:table-cell>
          <table:table-cell table:style-name="ce31" table:formula="of:=IF([.D127]&lt;=0.4473;1; 0)" office:value-type="float" office:value="1" calcext:value-type="float">
            <text:p>1</text:p>
          </table:table-cell>
          <table:table-cell office:value-type="float" office:value="0.867901412876297" calcext:value-type="float">
            <text:p>0.867901412876297</text:p>
          </table:table-cell>
          <table:table-cell table:formula="of:=IF([.F127]&lt;=0.6223;1;0)" office:value-type="float" office:value="0" calcext:value-type="float">
            <text:p>0</text:p>
          </table:table-cell>
          <table:table-cell office:value-type="float" office:value="0.414876860509231" calcext:value-type="float">
            <text:p>0.414876860509231</text:p>
          </table:table-cell>
          <table:table-cell table:formula="of:=IF([.H12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7]; 1)" office:value-type="float" office:value="127" calcext:value-type="float">
            <text:p>127</text:p>
          </table:table-cell>
          <table:table-cell office:value-type="float" office:value="0.69178420590957" calcext:value-type="float">
            <text:p>0.69178420590957</text:p>
          </table:table-cell>
          <table:table-cell table:formula="of:=IF([.B128]&lt;=0.5345;1; 0)" office:value-type="float" office:value="0" calcext:value-type="float">
            <text:p>0</text:p>
          </table:table-cell>
          <table:table-cell office:value-type="float" office:value="0.987420898473309" calcext:value-type="float">
            <text:p>0.987420898473309</text:p>
          </table:table-cell>
          <table:table-cell table:style-name="ce31" table:formula="of:=IF([.D128]&lt;=0.4473;1; 0)" office:value-type="float" office:value="0" calcext:value-type="float">
            <text:p>0</text:p>
          </table:table-cell>
          <table:table-cell office:value-type="float" office:value="0.785143736754108" calcext:value-type="float">
            <text:p>0.785143736754108</text:p>
          </table:table-cell>
          <table:table-cell table:formula="of:=IF([.F128]&lt;=0.6223;1;0)" office:value-type="float" office:value="0" calcext:value-type="float">
            <text:p>0</text:p>
          </table:table-cell>
          <table:table-cell office:value-type="float" office:value="0.188140126495279" calcext:value-type="float">
            <text:p>0.188140126495279</text:p>
          </table:table-cell>
          <table:table-cell table:formula="of:=IF([.H12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28]; 1)" office:value-type="float" office:value="128" calcext:value-type="float">
            <text:p>128</text:p>
          </table:table-cell>
          <table:table-cell office:value-type="float" office:value="0.0198231634959843" calcext:value-type="float">
            <text:p>0.019823163495984</text:p>
          </table:table-cell>
          <table:table-cell table:formula="of:=IF([.B129]&lt;=0.5345;1; 0)" office:value-type="float" office:value="1" calcext:value-type="float">
            <text:p>1</text:p>
          </table:table-cell>
          <table:table-cell office:value-type="float" office:value="0.0796283867084581" calcext:value-type="float">
            <text:p>0.079628386708458</text:p>
          </table:table-cell>
          <table:table-cell table:style-name="ce31" table:formula="of:=IF([.D129]&lt;=0.4473;1; 0)" office:value-type="float" office:value="1" calcext:value-type="float">
            <text:p>1</text:p>
          </table:table-cell>
          <table:table-cell office:value-type="float" office:value="0.561048360460223" calcext:value-type="float">
            <text:p>0.561048360460223</text:p>
          </table:table-cell>
          <table:table-cell table:formula="of:=IF([.F129]&lt;=0.6223;1;0)" office:value-type="float" office:value="1" calcext:value-type="float">
            <text:p>1</text:p>
          </table:table-cell>
          <table:table-cell office:value-type="float" office:value="0.0786684639350583" calcext:value-type="float">
            <text:p>0.078668463935058</text:p>
          </table:table-cell>
          <table:table-cell table:formula="of:=IF([.H129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29]; 1)" office:value-type="float" office:value="129" calcext:value-type="float">
            <text:p>129</text:p>
          </table:table-cell>
          <table:table-cell office:value-type="float" office:value="0.661605611477051" calcext:value-type="float">
            <text:p>0.661605611477051</text:p>
          </table:table-cell>
          <table:table-cell table:formula="of:=IF([.B130]&lt;=0.5345;1; 0)" office:value-type="float" office:value="0" calcext:value-type="float">
            <text:p>0</text:p>
          </table:table-cell>
          <table:table-cell office:value-type="float" office:value="0.87835191852526" calcext:value-type="float">
            <text:p>0.87835191852526</text:p>
          </table:table-cell>
          <table:table-cell table:style-name="ce31" table:formula="of:=IF([.D130]&lt;=0.4473;1; 0)" office:value-type="float" office:value="0" calcext:value-type="float">
            <text:p>0</text:p>
          </table:table-cell>
          <table:table-cell office:value-type="float" office:value="0.887799609320886" calcext:value-type="float">
            <text:p>0.887799609320886</text:p>
          </table:table-cell>
          <table:table-cell table:formula="of:=IF([.F130]&lt;=0.6223;1;0)" office:value-type="float" office:value="0" calcext:value-type="float">
            <text:p>0</text:p>
          </table:table-cell>
          <table:table-cell office:value-type="float" office:value="0.324163665985856" calcext:value-type="float">
            <text:p>0.324163665985856</text:p>
          </table:table-cell>
          <table:table-cell table:formula="of:=IF([.H13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0]; 1)" office:value-type="float" office:value="130" calcext:value-type="float">
            <text:p>130</text:p>
          </table:table-cell>
          <table:table-cell office:value-type="float" office:value="0.937882893832076" calcext:value-type="float">
            <text:p>0.937882893832076</text:p>
          </table:table-cell>
          <table:table-cell table:formula="of:=IF([.B131]&lt;=0.5345;1; 0)" office:value-type="float" office:value="0" calcext:value-type="float">
            <text:p>0</text:p>
          </table:table-cell>
          <table:table-cell office:value-type="float" office:value="0.243149138708645" calcext:value-type="float">
            <text:p>0.243149138708645</text:p>
          </table:table-cell>
          <table:table-cell table:style-name="ce31" table:formula="of:=IF([.D131]&lt;=0.4473;1; 0)" office:value-type="float" office:value="1" calcext:value-type="float">
            <text:p>1</text:p>
          </table:table-cell>
          <table:table-cell office:value-type="float" office:value="0.564205065881074" calcext:value-type="float">
            <text:p>0.564205065881074</text:p>
          </table:table-cell>
          <table:table-cell table:formula="of:=IF([.F131]&lt;=0.6223;1;0)" office:value-type="float" office:value="1" calcext:value-type="float">
            <text:p>1</text:p>
          </table:table-cell>
          <table:table-cell office:value-type="float" office:value="0.982957465300569" calcext:value-type="float">
            <text:p>0.982957465300569</text:p>
          </table:table-cell>
          <table:table-cell table:formula="of:=IF([.H13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1]; 1)" office:value-type="float" office:value="131" calcext:value-type="float">
            <text:p>131</text:p>
          </table:table-cell>
          <table:table-cell office:value-type="float" office:value="0.368573783418189" calcext:value-type="float">
            <text:p>0.368573783418189</text:p>
          </table:table-cell>
          <table:table-cell table:formula="of:=IF([.B132]&lt;=0.5345;1; 0)" office:value-type="float" office:value="1" calcext:value-type="float">
            <text:p>1</text:p>
          </table:table-cell>
          <table:table-cell office:value-type="float" office:value="0.101247079817892" calcext:value-type="float">
            <text:p>0.101247079817892</text:p>
          </table:table-cell>
          <table:table-cell table:style-name="ce31" table:formula="of:=IF([.D132]&lt;=0.4473;1; 0)" office:value-type="float" office:value="1" calcext:value-type="float">
            <text:p>1</text:p>
          </table:table-cell>
          <table:table-cell office:value-type="float" office:value="0.651380837450964" calcext:value-type="float">
            <text:p>0.651380837450964</text:p>
          </table:table-cell>
          <table:table-cell table:formula="of:=IF([.F132]&lt;=0.6223;1;0)" office:value-type="float" office:value="0" calcext:value-type="float">
            <text:p>0</text:p>
          </table:table-cell>
          <table:table-cell office:value-type="float" office:value="0.273268453037486" calcext:value-type="float">
            <text:p>0.273268453037486</text:p>
          </table:table-cell>
          <table:table-cell table:formula="of:=IF([.H13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2]; 1)" office:value-type="float" office:value="132" calcext:value-type="float">
            <text:p>132</text:p>
          </table:table-cell>
          <table:table-cell office:value-type="float" office:value="0.0857459705434238" calcext:value-type="float">
            <text:p>0.085745970543424</text:p>
          </table:table-cell>
          <table:table-cell table:formula="of:=IF([.B133]&lt;=0.5345;1; 0)" office:value-type="float" office:value="1" calcext:value-type="float">
            <text:p>1</text:p>
          </table:table-cell>
          <table:table-cell office:value-type="float" office:value="0.859401534440936" calcext:value-type="float">
            <text:p>0.859401534440936</text:p>
          </table:table-cell>
          <table:table-cell table:style-name="ce31" table:formula="of:=IF([.D133]&lt;=0.4473;1; 0)" office:value-type="float" office:value="0" calcext:value-type="float">
            <text:p>0</text:p>
          </table:table-cell>
          <table:table-cell office:value-type="float" office:value="0.362204610460168" calcext:value-type="float">
            <text:p>0.362204610460168</text:p>
          </table:table-cell>
          <table:table-cell table:formula="of:=IF([.F133]&lt;=0.6223;1;0)" office:value-type="float" office:value="1" calcext:value-type="float">
            <text:p>1</text:p>
          </table:table-cell>
          <table:table-cell office:value-type="float" office:value="0.0997251253307942" calcext:value-type="float">
            <text:p>0.099725125330794</text:p>
          </table:table-cell>
          <table:table-cell table:formula="of:=IF([.H133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33]; 1)" office:value-type="float" office:value="133" calcext:value-type="float">
            <text:p>133</text:p>
          </table:table-cell>
          <table:table-cell office:value-type="float" office:value="0.850806993874196" calcext:value-type="float">
            <text:p>0.850806993874196</text:p>
          </table:table-cell>
          <table:table-cell table:formula="of:=IF([.B134]&lt;=0.5345;1; 0)" office:value-type="float" office:value="0" calcext:value-type="float">
            <text:p>0</text:p>
          </table:table-cell>
          <table:table-cell office:value-type="float" office:value="0.451122784197223" calcext:value-type="float">
            <text:p>0.451122784197223</text:p>
          </table:table-cell>
          <table:table-cell table:style-name="ce31" table:formula="of:=IF([.D134]&lt;=0.4473;1; 0)" office:value-type="float" office:value="0" calcext:value-type="float">
            <text:p>0</text:p>
          </table:table-cell>
          <table:table-cell office:value-type="float" office:value="0.362348338821709" calcext:value-type="float">
            <text:p>0.362348338821709</text:p>
          </table:table-cell>
          <table:table-cell table:formula="of:=IF([.F134]&lt;=0.6223;1;0)" office:value-type="float" office:value="1" calcext:value-type="float">
            <text:p>1</text:p>
          </table:table-cell>
          <table:table-cell office:value-type="float" office:value="0.682871503022729" calcext:value-type="float">
            <text:p>0.682871503022729</text:p>
          </table:table-cell>
          <table:table-cell table:formula="of:=IF([.H13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4]; 1)" office:value-type="float" office:value="134" calcext:value-type="float">
            <text:p>134</text:p>
          </table:table-cell>
          <table:table-cell office:value-type="float" office:value="0.351732950219281" calcext:value-type="float">
            <text:p>0.351732950219281</text:p>
          </table:table-cell>
          <table:table-cell table:formula="of:=IF([.B135]&lt;=0.5345;1; 0)" office:value-type="float" office:value="1" calcext:value-type="float">
            <text:p>1</text:p>
          </table:table-cell>
          <table:table-cell office:value-type="float" office:value="0.330151740284274" calcext:value-type="float">
            <text:p>0.330151740284274</text:p>
          </table:table-cell>
          <table:table-cell table:style-name="ce31" table:formula="of:=IF([.D135]&lt;=0.4473;1; 0)" office:value-type="float" office:value="1" calcext:value-type="float">
            <text:p>1</text:p>
          </table:table-cell>
          <table:table-cell office:value-type="float" office:value="0.220791716103541" calcext:value-type="float">
            <text:p>0.220791716103541</text:p>
          </table:table-cell>
          <table:table-cell table:formula="of:=IF([.F135]&lt;=0.6223;1;0)" office:value-type="float" office:value="1" calcext:value-type="float">
            <text:p>1</text:p>
          </table:table-cell>
          <table:table-cell office:value-type="float" office:value="0.437451988761145" calcext:value-type="float">
            <text:p>0.437451988761145</text:p>
          </table:table-cell>
          <table:table-cell table:formula="of:=IF([.H13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5]; 1)" office:value-type="float" office:value="135" calcext:value-type="float">
            <text:p>135</text:p>
          </table:table-cell>
          <table:table-cell office:value-type="float" office:value="0.0626348162162561" calcext:value-type="float">
            <text:p>0.062634816216256</text:p>
          </table:table-cell>
          <table:table-cell table:formula="of:=IF([.B136]&lt;=0.5345;1; 0)" office:value-type="float" office:value="1" calcext:value-type="float">
            <text:p>1</text:p>
          </table:table-cell>
          <table:table-cell office:value-type="float" office:value="0.927926224743846" calcext:value-type="float">
            <text:p>0.927926224743846</text:p>
          </table:table-cell>
          <table:table-cell table:style-name="ce31" table:formula="of:=IF([.D136]&lt;=0.4473;1; 0)" office:value-type="float" office:value="0" calcext:value-type="float">
            <text:p>0</text:p>
          </table:table-cell>
          <table:table-cell office:value-type="float" office:value="0.482166193178378" calcext:value-type="float">
            <text:p>0.482166193178378</text:p>
          </table:table-cell>
          <table:table-cell table:formula="of:=IF([.F136]&lt;=0.6223;1;0)" office:value-type="float" office:value="1" calcext:value-type="float">
            <text:p>1</text:p>
          </table:table-cell>
          <table:table-cell office:value-type="float" office:value="0.628078767088296" calcext:value-type="float">
            <text:p>0.628078767088296</text:p>
          </table:table-cell>
          <table:table-cell table:formula="of:=IF([.H13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6]; 1)" office:value-type="float" office:value="136" calcext:value-type="float">
            <text:p>136</text:p>
          </table:table-cell>
          <table:table-cell office:value-type="float" office:value="0.911972217510387" calcext:value-type="float">
            <text:p>0.911972217510387</text:p>
          </table:table-cell>
          <table:table-cell table:formula="of:=IF([.B137]&lt;=0.5345;1; 0)" office:value-type="float" office:value="0" calcext:value-type="float">
            <text:p>0</text:p>
          </table:table-cell>
          <table:table-cell office:value-type="float" office:value="0.581409557517594" calcext:value-type="float">
            <text:p>0.581409557517594</text:p>
          </table:table-cell>
          <table:table-cell table:style-name="ce31" table:formula="of:=IF([.D137]&lt;=0.4473;1; 0)" office:value-type="float" office:value="0" calcext:value-type="float">
            <text:p>0</text:p>
          </table:table-cell>
          <table:table-cell office:value-type="float" office:value="0.48182541641127" calcext:value-type="float">
            <text:p>0.48182541641127</text:p>
          </table:table-cell>
          <table:table-cell table:formula="of:=IF([.F137]&lt;=0.6223;1;0)" office:value-type="float" office:value="1" calcext:value-type="float">
            <text:p>1</text:p>
          </table:table-cell>
          <table:table-cell office:value-type="float" office:value="0.47926128531235" calcext:value-type="float">
            <text:p>0.47926128531235</text:p>
          </table:table-cell>
          <table:table-cell table:formula="of:=IF([.H13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7]; 1)" office:value-type="float" office:value="137" calcext:value-type="float">
            <text:p>137</text:p>
          </table:table-cell>
          <table:table-cell office:value-type="float" office:value="0.56195882162655" calcext:value-type="float">
            <text:p>0.56195882162655</text:p>
          </table:table-cell>
          <table:table-cell table:formula="of:=IF([.B138]&lt;=0.5345;1; 0)" office:value-type="float" office:value="0" calcext:value-type="float">
            <text:p>0</text:p>
          </table:table-cell>
          <table:table-cell office:value-type="float" office:value="0.113327901728321" calcext:value-type="float">
            <text:p>0.113327901728321</text:p>
          </table:table-cell>
          <table:table-cell table:style-name="ce31" table:formula="of:=IF([.D138]&lt;=0.4473;1; 0)" office:value-type="float" office:value="1" calcext:value-type="float">
            <text:p>1</text:p>
          </table:table-cell>
          <table:table-cell office:value-type="float" office:value="0.492729659875497" calcext:value-type="float">
            <text:p>0.492729659875497</text:p>
          </table:table-cell>
          <table:table-cell table:formula="of:=IF([.F138]&lt;=0.6223;1;0)" office:value-type="float" office:value="1" calcext:value-type="float">
            <text:p>1</text:p>
          </table:table-cell>
          <table:table-cell office:value-type="float" office:value="0.558687488879331" calcext:value-type="float">
            <text:p>0.558687488879331</text:p>
          </table:table-cell>
          <table:table-cell table:formula="of:=IF([.H13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8]; 1)" office:value-type="float" office:value="138" calcext:value-type="float">
            <text:p>138</text:p>
          </table:table-cell>
          <table:table-cell office:value-type="float" office:value="0.685539124053145" calcext:value-type="float">
            <text:p>0.685539124053145</text:p>
          </table:table-cell>
          <table:table-cell table:formula="of:=IF([.B139]&lt;=0.5345;1; 0)" office:value-type="float" office:value="0" calcext:value-type="float">
            <text:p>0</text:p>
          </table:table-cell>
          <table:table-cell office:value-type="float" office:value="0.135329877910831" calcext:value-type="float">
            <text:p>0.135329877910831</text:p>
          </table:table-cell>
          <table:table-cell table:style-name="ce31" table:formula="of:=IF([.D139]&lt;=0.4473;1; 0)" office:value-type="float" office:value="1" calcext:value-type="float">
            <text:p>1</text:p>
          </table:table-cell>
          <table:table-cell office:value-type="float" office:value="0.369287597231742" calcext:value-type="float">
            <text:p>0.369287597231742</text:p>
          </table:table-cell>
          <table:table-cell table:formula="of:=IF([.F139]&lt;=0.6223;1;0)" office:value-type="float" office:value="1" calcext:value-type="float">
            <text:p>1</text:p>
          </table:table-cell>
          <table:table-cell office:value-type="float" office:value="0.910676642041605" calcext:value-type="float">
            <text:p>0.910676642041605</text:p>
          </table:table-cell>
          <table:table-cell table:formula="of:=IF([.H13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39]; 1)" office:value-type="float" office:value="139" calcext:value-type="float">
            <text:p>139</text:p>
          </table:table-cell>
          <table:table-cell office:value-type="float" office:value="0.516236890588361" calcext:value-type="float">
            <text:p>0.516236890588361</text:p>
          </table:table-cell>
          <table:table-cell table:formula="of:=IF([.B140]&lt;=0.5345;1; 0)" office:value-type="float" office:value="1" calcext:value-type="float">
            <text:p>1</text:p>
          </table:table-cell>
          <table:table-cell office:value-type="float" office:value="0.38018782549623" calcext:value-type="float">
            <text:p>0.38018782549623</text:p>
          </table:table-cell>
          <table:table-cell table:style-name="ce31" table:formula="of:=IF([.D140]&lt;=0.4473;1; 0)" office:value-type="float" office:value="1" calcext:value-type="float">
            <text:p>1</text:p>
          </table:table-cell>
          <table:table-cell office:value-type="float" office:value="0.634431356685996" calcext:value-type="float">
            <text:p>0.634431356685996</text:p>
          </table:table-cell>
          <table:table-cell table:formula="of:=IF([.F140]&lt;=0.6223;1;0)" office:value-type="float" office:value="0" calcext:value-type="float">
            <text:p>0</text:p>
          </table:table-cell>
          <table:table-cell office:value-type="float" office:value="0.287299167032651" calcext:value-type="float">
            <text:p>0.287299167032651</text:p>
          </table:table-cell>
          <table:table-cell table:formula="of:=IF([.H14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0]; 1)" office:value-type="float" office:value="140" calcext:value-type="float">
            <text:p>140</text:p>
          </table:table-cell>
          <table:table-cell office:value-type="float" office:value="0.639967207439667" calcext:value-type="float">
            <text:p>0.639967207439667</text:p>
          </table:table-cell>
          <table:table-cell table:formula="of:=IF([.B141]&lt;=0.5345;1; 0)" office:value-type="float" office:value="0" calcext:value-type="float">
            <text:p>0</text:p>
          </table:table-cell>
          <table:table-cell office:value-type="float" office:value="0.476390485077763" calcext:value-type="float">
            <text:p>0.476390485077763</text:p>
          </table:table-cell>
          <table:table-cell table:style-name="ce31" table:formula="of:=IF([.D141]&lt;=0.4473;1; 0)" office:value-type="float" office:value="0" calcext:value-type="float">
            <text:p>0</text:p>
          </table:table-cell>
          <table:table-cell office:value-type="float" office:value="0.019584324135268" calcext:value-type="float">
            <text:p>0.019584324135268</text:p>
          </table:table-cell>
          <table:table-cell table:formula="of:=IF([.F141]&lt;=0.6223;1;0)" office:value-type="float" office:value="1" calcext:value-type="float">
            <text:p>1</text:p>
          </table:table-cell>
          <table:table-cell office:value-type="float" office:value="0.876487826200243" calcext:value-type="float">
            <text:p>0.876487826200243</text:p>
          </table:table-cell>
          <table:table-cell table:formula="of:=IF([.H14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1]; 1)" office:value-type="float" office:value="141" calcext:value-type="float">
            <text:p>141</text:p>
          </table:table-cell>
          <table:table-cell office:value-type="float" office:value="0.419634017988988" calcext:value-type="float">
            <text:p>0.419634017988988</text:p>
          </table:table-cell>
          <table:table-cell table:formula="of:=IF([.B142]&lt;=0.5345;1; 0)" office:value-type="float" office:value="1" calcext:value-type="float">
            <text:p>1</text:p>
          </table:table-cell>
          <table:table-cell office:value-type="float" office:value="0.316507839663887" calcext:value-type="float">
            <text:p>0.316507839663887</text:p>
          </table:table-cell>
          <table:table-cell table:style-name="ce31" table:formula="of:=IF([.D142]&lt;=0.4473;1; 0)" office:value-type="float" office:value="1" calcext:value-type="float">
            <text:p>1</text:p>
          </table:table-cell>
          <table:table-cell office:value-type="float" office:value="0.476938764706899" calcext:value-type="float">
            <text:p>0.476938764706899</text:p>
          </table:table-cell>
          <table:table-cell table:formula="of:=IF([.F142]&lt;=0.6223;1;0)" office:value-type="float" office:value="1" calcext:value-type="float">
            <text:p>1</text:p>
          </table:table-cell>
          <table:table-cell office:value-type="float" office:value="0.769010106621572" calcext:value-type="float">
            <text:p>0.769010106621572</text:p>
          </table:table-cell>
          <table:table-cell table:formula="of:=IF([.H14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2]; 1)" office:value-type="float" office:value="142" calcext:value-type="float">
            <text:p>142</text:p>
          </table:table-cell>
          <table:table-cell office:value-type="float" office:value="0.574433545637331" calcext:value-type="float">
            <text:p>0.574433545637331</text:p>
          </table:table-cell>
          <table:table-cell table:formula="of:=IF([.B143]&lt;=0.5345;1; 0)" office:value-type="float" office:value="0" calcext:value-type="float">
            <text:p>0</text:p>
          </table:table-cell>
          <table:table-cell office:value-type="float" office:value="0.741715884006351" calcext:value-type="float">
            <text:p>0.741715884006351</text:p>
          </table:table-cell>
          <table:table-cell table:style-name="ce31" table:formula="of:=IF([.D143]&lt;=0.4473;1; 0)" office:value-type="float" office:value="0" calcext:value-type="float">
            <text:p>0</text:p>
          </table:table-cell>
          <table:table-cell office:value-type="float" office:value="0.531354903002346" calcext:value-type="float">
            <text:p>0.531354903002346</text:p>
          </table:table-cell>
          <table:table-cell table:formula="of:=IF([.F143]&lt;=0.6223;1;0)" office:value-type="float" office:value="1" calcext:value-type="float">
            <text:p>1</text:p>
          </table:table-cell>
          <table:table-cell office:value-type="float" office:value="0.260174087749898" calcext:value-type="float">
            <text:p>0.260174087749898</text:p>
          </table:table-cell>
          <table:table-cell table:formula="of:=IF([.H14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3]; 1)" office:value-type="float" office:value="143" calcext:value-type="float">
            <text:p>143</text:p>
          </table:table-cell>
          <table:table-cell office:value-type="float" office:value="0.779716155068225" calcext:value-type="float">
            <text:p>0.779716155068225</text:p>
          </table:table-cell>
          <table:table-cell table:formula="of:=IF([.B144]&lt;=0.5345;1; 0)" office:value-type="float" office:value="0" calcext:value-type="float">
            <text:p>0</text:p>
          </table:table-cell>
          <table:table-cell office:value-type="float" office:value="0.468143994198605" calcext:value-type="float">
            <text:p>0.468143994198605</text:p>
          </table:table-cell>
          <table:table-cell table:style-name="ce31" table:formula="of:=IF([.D144]&lt;=0.4473;1; 0)" office:value-type="float" office:value="0" calcext:value-type="float">
            <text:p>0</text:p>
          </table:table-cell>
          <table:table-cell office:value-type="float" office:value="0.0729103518480441" calcext:value-type="float">
            <text:p>0.072910351848044</text:p>
          </table:table-cell>
          <table:table-cell table:formula="of:=IF([.F144]&lt;=0.6223;1;0)" office:value-type="float" office:value="1" calcext:value-type="float">
            <text:p>1</text:p>
          </table:table-cell>
          <table:table-cell office:value-type="float" office:value="0.215462263565596" calcext:value-type="float">
            <text:p>0.215462263565596</text:p>
          </table:table-cell>
          <table:table-cell table:formula="of:=IF([.H14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4]; 1)" office:value-type="float" office:value="144" calcext:value-type="float">
            <text:p>144</text:p>
          </table:table-cell>
          <table:table-cell office:value-type="float" office:value="0.453617017774405" calcext:value-type="float">
            <text:p>0.453617017774405</text:p>
          </table:table-cell>
          <table:table-cell table:formula="of:=IF([.B145]&lt;=0.5345;1; 0)" office:value-type="float" office:value="1" calcext:value-type="float">
            <text:p>1</text:p>
          </table:table-cell>
          <table:table-cell office:value-type="float" office:value="0.125849637419861" calcext:value-type="float">
            <text:p>0.125849637419861</text:p>
          </table:table-cell>
          <table:table-cell table:style-name="ce31" table:formula="of:=IF([.D145]&lt;=0.4473;1; 0)" office:value-type="float" office:value="1" calcext:value-type="float">
            <text:p>1</text:p>
          </table:table-cell>
          <table:table-cell office:value-type="float" office:value="0.89031171011726" calcext:value-type="float">
            <text:p>0.89031171011726</text:p>
          </table:table-cell>
          <table:table-cell table:formula="of:=IF([.F145]&lt;=0.6223;1;0)" office:value-type="float" office:value="0" calcext:value-type="float">
            <text:p>0</text:p>
          </table:table-cell>
          <table:table-cell office:value-type="float" office:value="0.00263812250747808" calcext:value-type="float">
            <text:p>0.002638122507478</text:p>
          </table:table-cell>
          <table:table-cell table:formula="of:=IF([.H145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45]; 1)" office:value-type="float" office:value="145" calcext:value-type="float">
            <text:p>145</text:p>
          </table:table-cell>
          <table:table-cell office:value-type="float" office:value="0.816658726115933" calcext:value-type="float">
            <text:p>0.816658726115933</text:p>
          </table:table-cell>
          <table:table-cell table:formula="of:=IF([.B146]&lt;=0.5345;1; 0)" office:value-type="float" office:value="0" calcext:value-type="float">
            <text:p>0</text:p>
          </table:table-cell>
          <table:table-cell office:value-type="float" office:value="0.0549568171425934" calcext:value-type="float">
            <text:p>0.054956817142593</text:p>
          </table:table-cell>
          <table:table-cell table:style-name="ce31" table:formula="of:=IF([.D146]&lt;=0.4473;1; 0)" office:value-type="float" office:value="1" calcext:value-type="float">
            <text:p>1</text:p>
          </table:table-cell>
          <table:table-cell office:value-type="float" office:value="0.161830607174211" calcext:value-type="float">
            <text:p>0.161830607174211</text:p>
          </table:table-cell>
          <table:table-cell table:formula="of:=IF([.F146]&lt;=0.6223;1;0)" office:value-type="float" office:value="1" calcext:value-type="float">
            <text:p>1</text:p>
          </table:table-cell>
          <table:table-cell office:value-type="float" office:value="0.691159302344309" calcext:value-type="float">
            <text:p>0.691159302344309</text:p>
          </table:table-cell>
          <table:table-cell table:formula="of:=IF([.H14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6]; 1)" office:value-type="float" office:value="146" calcext:value-type="float">
            <text:p>146</text:p>
          </table:table-cell>
          <table:table-cell office:value-type="float" office:value="0.312208500659202" calcext:value-type="float">
            <text:p>0.312208500659202</text:p>
          </table:table-cell>
          <table:table-cell table:formula="of:=IF([.B147]&lt;=0.5345;1; 0)" office:value-type="float" office:value="1" calcext:value-type="float">
            <text:p>1</text:p>
          </table:table-cell>
          <table:table-cell office:value-type="float" office:value="0.215857512275766" calcext:value-type="float">
            <text:p>0.215857512275766</text:p>
          </table:table-cell>
          <table:table-cell table:style-name="ce31" table:formula="of:=IF([.D147]&lt;=0.4473;1; 0)" office:value-type="float" office:value="1" calcext:value-type="float">
            <text:p>1</text:p>
          </table:table-cell>
          <table:table-cell office:value-type="float" office:value="0.305117722449227" calcext:value-type="float">
            <text:p>0.305117722449227</text:p>
          </table:table-cell>
          <table:table-cell table:formula="of:=IF([.F147]&lt;=0.6223;1;0)" office:value-type="float" office:value="1" calcext:value-type="float">
            <text:p>1</text:p>
          </table:table-cell>
          <table:table-cell office:value-type="float" office:value="0.126102037562473" calcext:value-type="float">
            <text:p>0.126102037562473</text:p>
          </table:table-cell>
          <table:table-cell table:formula="of:=IF([.H147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47]; 1)" office:value-type="float" office:value="147" calcext:value-type="float">
            <text:p>147</text:p>
          </table:table-cell>
          <table:table-cell office:value-type="float" office:value="0.918369907152393" calcext:value-type="float">
            <text:p>0.918369907152393</text:p>
          </table:table-cell>
          <table:table-cell table:formula="of:=IF([.B148]&lt;=0.5345;1; 0)" office:value-type="float" office:value="0" calcext:value-type="float">
            <text:p>0</text:p>
          </table:table-cell>
          <table:table-cell office:value-type="float" office:value="0.487367498897458" calcext:value-type="float">
            <text:p>0.487367498897458</text:p>
          </table:table-cell>
          <table:table-cell table:style-name="ce31" table:formula="of:=IF([.D148]&lt;=0.4473;1; 0)" office:value-type="float" office:value="0" calcext:value-type="float">
            <text:p>0</text:p>
          </table:table-cell>
          <table:table-cell office:value-type="float" office:value="0.383061540920002" calcext:value-type="float">
            <text:p>0.383061540920002</text:p>
          </table:table-cell>
          <table:table-cell table:formula="of:=IF([.F148]&lt;=0.6223;1;0)" office:value-type="float" office:value="1" calcext:value-type="float">
            <text:p>1</text:p>
          </table:table-cell>
          <table:table-cell office:value-type="float" office:value="0.18463682342966" calcext:value-type="float">
            <text:p>0.18463682342966</text:p>
          </table:table-cell>
          <table:table-cell table:formula="of:=IF([.H14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8]; 1)" office:value-type="float" office:value="148" calcext:value-type="float">
            <text:p>148</text:p>
          </table:table-cell>
          <table:table-cell office:value-type="float" office:value="0.390695656155083" calcext:value-type="float">
            <text:p>0.390695656155083</text:p>
          </table:table-cell>
          <table:table-cell table:formula="of:=IF([.B149]&lt;=0.5345;1; 0)" office:value-type="float" office:value="1" calcext:value-type="float">
            <text:p>1</text:p>
          </table:table-cell>
          <table:table-cell office:value-type="float" office:value="0.627631187387257" calcext:value-type="float">
            <text:p>0.627631187387257</text:p>
          </table:table-cell>
          <table:table-cell table:style-name="ce31" table:formula="of:=IF([.D149]&lt;=0.4473;1; 0)" office:value-type="float" office:value="0" calcext:value-type="float">
            <text:p>0</text:p>
          </table:table-cell>
          <table:table-cell office:value-type="float" office:value="0.448198264701692" calcext:value-type="float">
            <text:p>0.448198264701692</text:p>
          </table:table-cell>
          <table:table-cell table:formula="of:=IF([.F149]&lt;=0.6223;1;0)" office:value-type="float" office:value="1" calcext:value-type="float">
            <text:p>1</text:p>
          </table:table-cell>
          <table:table-cell office:value-type="float" office:value="0.213477022907419" calcext:value-type="float">
            <text:p>0.213477022907419</text:p>
          </table:table-cell>
          <table:table-cell table:formula="of:=IF([.H14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49]; 1)" office:value-type="float" office:value="149" calcext:value-type="float">
            <text:p>149</text:p>
          </table:table-cell>
          <table:table-cell office:value-type="float" office:value="0.911384094413285" calcext:value-type="float">
            <text:p>0.911384094413285</text:p>
          </table:table-cell>
          <table:table-cell table:formula="of:=IF([.B150]&lt;=0.5345;1; 0)" office:value-type="float" office:value="0" calcext:value-type="float">
            <text:p>0</text:p>
          </table:table-cell>
          <table:table-cell office:value-type="float" office:value="0.551537296034042" calcext:value-type="float">
            <text:p>0.551537296034042</text:p>
          </table:table-cell>
          <table:table-cell table:style-name="ce31" table:formula="of:=IF([.D150]&lt;=0.4473;1; 0)" office:value-type="float" office:value="0" calcext:value-type="float">
            <text:p>0</text:p>
          </table:table-cell>
          <table:table-cell office:value-type="float" office:value="0.232876318592297" calcext:value-type="float">
            <text:p>0.232876318592297</text:p>
          </table:table-cell>
          <table:table-cell table:formula="of:=IF([.F150]&lt;=0.6223;1;0)" office:value-type="float" office:value="1" calcext:value-type="float">
            <text:p>1</text:p>
          </table:table-cell>
          <table:table-cell office:value-type="float" office:value="0.236206680433523" calcext:value-type="float">
            <text:p>0.236206680433523</text:p>
          </table:table-cell>
          <table:table-cell table:formula="of:=IF([.H15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0]; 1)" office:value-type="float" office:value="150" calcext:value-type="float">
            <text:p>150</text:p>
          </table:table-cell>
          <table:table-cell office:value-type="float" office:value="0.517861777805719" calcext:value-type="float">
            <text:p>0.517861777805719</text:p>
          </table:table-cell>
          <table:table-cell table:formula="of:=IF([.B151]&lt;=0.5345;1; 0)" office:value-type="float" office:value="1" calcext:value-type="float">
            <text:p>1</text:p>
          </table:table-cell>
          <table:table-cell office:value-type="float" office:value="0.241039556131176" calcext:value-type="float">
            <text:p>0.241039556131176</text:p>
          </table:table-cell>
          <table:table-cell table:style-name="ce31" table:formula="of:=IF([.D151]&lt;=0.4473;1; 0)" office:value-type="float" office:value="1" calcext:value-type="float">
            <text:p>1</text:p>
          </table:table-cell>
          <table:table-cell office:value-type="float" office:value="0.253530092650358" calcext:value-type="float">
            <text:p>0.253530092650358</text:p>
          </table:table-cell>
          <table:table-cell table:formula="of:=IF([.F151]&lt;=0.6223;1;0)" office:value-type="float" office:value="1" calcext:value-type="float">
            <text:p>1</text:p>
          </table:table-cell>
          <table:table-cell office:value-type="float" office:value="0.626039350870913" calcext:value-type="float">
            <text:p>0.626039350870913</text:p>
          </table:table-cell>
          <table:table-cell table:formula="of:=IF([.H15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1]; 1)" office:value-type="float" office:value="151" calcext:value-type="float">
            <text:p>151</text:p>
          </table:table-cell>
          <table:table-cell office:value-type="float" office:value="0.793185586874957" calcext:value-type="float">
            <text:p>0.793185586874957</text:p>
          </table:table-cell>
          <table:table-cell table:formula="of:=IF([.B152]&lt;=0.5345;1; 0)" office:value-type="float" office:value="0" calcext:value-type="float">
            <text:p>0</text:p>
          </table:table-cell>
          <table:table-cell office:value-type="float" office:value="0.991787530406627" calcext:value-type="float">
            <text:p>0.991787530406627</text:p>
          </table:table-cell>
          <table:table-cell table:style-name="ce31" table:formula="of:=IF([.D152]&lt;=0.4473;1; 0)" office:value-type="float" office:value="0" calcext:value-type="float">
            <text:p>0</text:p>
          </table:table-cell>
          <table:table-cell office:value-type="float" office:value="0.959077435644701" calcext:value-type="float">
            <text:p>0.959077435644701</text:p>
          </table:table-cell>
          <table:table-cell table:formula="of:=IF([.F152]&lt;=0.6223;1;0)" office:value-type="float" office:value="0" calcext:value-type="float">
            <text:p>0</text:p>
          </table:table-cell>
          <table:table-cell office:value-type="float" office:value="0.370578675514" calcext:value-type="float">
            <text:p>0.370578675514</text:p>
          </table:table-cell>
          <table:table-cell table:formula="of:=IF([.H15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2]; 1)" office:value-type="float" office:value="152" calcext:value-type="float">
            <text:p>152</text:p>
          </table:table-cell>
          <table:table-cell office:value-type="float" office:value="0.923059387709833" calcext:value-type="float">
            <text:p>0.923059387709833</text:p>
          </table:table-cell>
          <table:table-cell table:formula="of:=IF([.B153]&lt;=0.5345;1; 0)" office:value-type="float" office:value="0" calcext:value-type="float">
            <text:p>0</text:p>
          </table:table-cell>
          <table:table-cell office:value-type="float" office:value="0.300648515884495" calcext:value-type="float">
            <text:p>0.300648515884495</text:p>
          </table:table-cell>
          <table:table-cell table:style-name="ce31" table:formula="of:=IF([.D153]&lt;=0.4473;1; 0)" office:value-type="float" office:value="1" calcext:value-type="float">
            <text:p>1</text:p>
          </table:table-cell>
          <table:table-cell office:value-type="float" office:value="0.720328660460738" calcext:value-type="float">
            <text:p>0.720328660460738</text:p>
          </table:table-cell>
          <table:table-cell table:formula="of:=IF([.F153]&lt;=0.6223;1;0)" office:value-type="float" office:value="0" calcext:value-type="float">
            <text:p>0</text:p>
          </table:table-cell>
          <table:table-cell office:value-type="float" office:value="0.688644643685887" calcext:value-type="float">
            <text:p>0.688644643685887</text:p>
          </table:table-cell>
          <table:table-cell table:formula="of:=IF([.H15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3]; 1)" office:value-type="float" office:value="153" calcext:value-type="float">
            <text:p>153</text:p>
          </table:table-cell>
          <table:table-cell office:value-type="float" office:value="0.283219210905993" calcext:value-type="float">
            <text:p>0.283219210905993</text:p>
          </table:table-cell>
          <table:table-cell table:formula="of:=IF([.B154]&lt;=0.5345;1; 0)" office:value-type="float" office:value="1" calcext:value-type="float">
            <text:p>1</text:p>
          </table:table-cell>
          <table:table-cell office:value-type="float" office:value="0.801752754078424" calcext:value-type="float">
            <text:p>0.801752754078424</text:p>
          </table:table-cell>
          <table:table-cell table:style-name="ce31" table:formula="of:=IF([.D154]&lt;=0.4473;1; 0)" office:value-type="float" office:value="0" calcext:value-type="float">
            <text:p>0</text:p>
          </table:table-cell>
          <table:table-cell office:value-type="float" office:value="0.268842127157096" calcext:value-type="float">
            <text:p>0.268842127157096</text:p>
          </table:table-cell>
          <table:table-cell table:formula="of:=IF([.F154]&lt;=0.6223;1;0)" office:value-type="float" office:value="1" calcext:value-type="float">
            <text:p>1</text:p>
          </table:table-cell>
          <table:table-cell office:value-type="float" office:value="0.737834172122853" calcext:value-type="float">
            <text:p>0.737834172122853</text:p>
          </table:table-cell>
          <table:table-cell table:formula="of:=IF([.H15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4]; 1)" office:value-type="float" office:value="154" calcext:value-type="float">
            <text:p>154</text:p>
          </table:table-cell>
          <table:table-cell office:value-type="float" office:value="0.0685041647423422" calcext:value-type="float">
            <text:p>0.068504164742342</text:p>
          </table:table-cell>
          <table:table-cell table:formula="of:=IF([.B155]&lt;=0.5345;1; 0)" office:value-type="float" office:value="1" calcext:value-type="float">
            <text:p>1</text:p>
          </table:table-cell>
          <table:table-cell office:value-type="float" office:value="0.00873455046486338" calcext:value-type="float">
            <text:p>0.008734550464863</text:p>
          </table:table-cell>
          <table:table-cell table:style-name="ce31" table:formula="of:=IF([.D155]&lt;=0.4473;1; 0)" office:value-type="float" office:value="1" calcext:value-type="float">
            <text:p>1</text:p>
          </table:table-cell>
          <table:table-cell office:value-type="float" office:value="0.811268914725491" calcext:value-type="float">
            <text:p>0.811268914725491</text:p>
          </table:table-cell>
          <table:table-cell table:formula="of:=IF([.F155]&lt;=0.6223;1;0)" office:value-type="float" office:value="0" calcext:value-type="float">
            <text:p>0</text:p>
          </table:table-cell>
          <table:table-cell office:value-type="float" office:value="0.600936930318662" calcext:value-type="float">
            <text:p>0.600936930318662</text:p>
          </table:table-cell>
          <table:table-cell table:formula="of:=IF([.H15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5]; 1)" office:value-type="float" office:value="155" calcext:value-type="float">
            <text:p>155</text:p>
          </table:table-cell>
          <table:table-cell office:value-type="float" office:value="0.696806692971428" calcext:value-type="float">
            <text:p>0.696806692971428</text:p>
          </table:table-cell>
          <table:table-cell table:formula="of:=IF([.B156]&lt;=0.5345;1; 0)" office:value-type="float" office:value="0" calcext:value-type="float">
            <text:p>0</text:p>
          </table:table-cell>
          <table:table-cell office:value-type="float" office:value="0.947551872868959" calcext:value-type="float">
            <text:p>0.947551872868959</text:p>
          </table:table-cell>
          <table:table-cell table:style-name="ce31" table:formula="of:=IF([.D156]&lt;=0.4473;1; 0)" office:value-type="float" office:value="0" calcext:value-type="float">
            <text:p>0</text:p>
          </table:table-cell>
          <table:table-cell office:value-type="float" office:value="0.5613488101724" calcext:value-type="float">
            <text:p>0.5613488101724</text:p>
          </table:table-cell>
          <table:table-cell table:formula="of:=IF([.F156]&lt;=0.6223;1;0)" office:value-type="float" office:value="1" calcext:value-type="float">
            <text:p>1</text:p>
          </table:table-cell>
          <table:table-cell office:value-type="float" office:value="0.749240107802354" calcext:value-type="float">
            <text:p>0.749240107802354</text:p>
          </table:table-cell>
          <table:table-cell table:formula="of:=IF([.H15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6]; 1)" office:value-type="float" office:value="156" calcext:value-type="float">
            <text:p>156</text:p>
          </table:table-cell>
          <table:table-cell office:value-type="float" office:value="0.743465142510498" calcext:value-type="float">
            <text:p>0.743465142510498</text:p>
          </table:table-cell>
          <table:table-cell table:formula="of:=IF([.B157]&lt;=0.5345;1; 0)" office:value-type="float" office:value="0" calcext:value-type="float">
            <text:p>0</text:p>
          </table:table-cell>
          <table:table-cell office:value-type="float" office:value="0.665010125405934" calcext:value-type="float">
            <text:p>0.665010125405934</text:p>
          </table:table-cell>
          <table:table-cell table:style-name="ce31" table:formula="of:=IF([.D157]&lt;=0.4473;1; 0)" office:value-type="float" office:value="0" calcext:value-type="float">
            <text:p>0</text:p>
          </table:table-cell>
          <table:table-cell office:value-type="float" office:value="0.236148139936907" calcext:value-type="float">
            <text:p>0.236148139936907</text:p>
          </table:table-cell>
          <table:table-cell table:formula="of:=IF([.F157]&lt;=0.6223;1;0)" office:value-type="float" office:value="1" calcext:value-type="float">
            <text:p>1</text:p>
          </table:table-cell>
          <table:table-cell office:value-type="float" office:value="0.567128398720938" calcext:value-type="float">
            <text:p>0.567128398720938</text:p>
          </table:table-cell>
          <table:table-cell table:formula="of:=IF([.H15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7]; 1)" office:value-type="float" office:value="157" calcext:value-type="float">
            <text:p>157</text:p>
          </table:table-cell>
          <table:table-cell office:value-type="float" office:value="0.241206891845157" calcext:value-type="float">
            <text:p>0.241206891845157</text:p>
          </table:table-cell>
          <table:table-cell table:formula="of:=IF([.B158]&lt;=0.5345;1; 0)" office:value-type="float" office:value="1" calcext:value-type="float">
            <text:p>1</text:p>
          </table:table-cell>
          <table:table-cell office:value-type="float" office:value="0.0465437517303221" calcext:value-type="float">
            <text:p>0.046543751730322</text:p>
          </table:table-cell>
          <table:table-cell table:style-name="ce31" table:formula="of:=IF([.D158]&lt;=0.4473;1; 0)" office:value-type="float" office:value="1" calcext:value-type="float">
            <text:p>1</text:p>
          </table:table-cell>
          <table:table-cell office:value-type="float" office:value="0.957808097115741" calcext:value-type="float">
            <text:p>0.957808097115741</text:p>
          </table:table-cell>
          <table:table-cell table:formula="of:=IF([.F158]&lt;=0.6223;1;0)" office:value-type="float" office:value="0" calcext:value-type="float">
            <text:p>0</text:p>
          </table:table-cell>
          <table:table-cell office:value-type="float" office:value="0.922633761803099" calcext:value-type="float">
            <text:p>0.922633761803099</text:p>
          </table:table-cell>
          <table:table-cell table:formula="of:=IF([.H15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8]; 1)" office:value-type="float" office:value="158" calcext:value-type="float">
            <text:p>158</text:p>
          </table:table-cell>
          <table:table-cell office:value-type="float" office:value="0.391310980375135" calcext:value-type="float">
            <text:p>0.391310980375135</text:p>
          </table:table-cell>
          <table:table-cell table:formula="of:=IF([.B159]&lt;=0.5345;1; 0)" office:value-type="float" office:value="1" calcext:value-type="float">
            <text:p>1</text:p>
          </table:table-cell>
          <table:table-cell office:value-type="float" office:value="0.157742044726288" calcext:value-type="float">
            <text:p>0.157742044726288</text:p>
          </table:table-cell>
          <table:table-cell table:style-name="ce31" table:formula="of:=IF([.D159]&lt;=0.4473;1; 0)" office:value-type="float" office:value="1" calcext:value-type="float">
            <text:p>1</text:p>
          </table:table-cell>
          <table:table-cell office:value-type="float" office:value="0.1620870643513" calcext:value-type="float">
            <text:p>0.1620870643513</text:p>
          </table:table-cell>
          <table:table-cell table:formula="of:=IF([.F159]&lt;=0.6223;1;0)" office:value-type="float" office:value="1" calcext:value-type="float">
            <text:p>1</text:p>
          </table:table-cell>
          <table:table-cell office:value-type="float" office:value="0.901135354955156" calcext:value-type="float">
            <text:p>0.901135354955156</text:p>
          </table:table-cell>
          <table:table-cell table:formula="of:=IF([.H15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59]; 1)" office:value-type="float" office:value="159" calcext:value-type="float">
            <text:p>159</text:p>
          </table:table-cell>
          <table:table-cell office:value-type="float" office:value="0.841958718444604" calcext:value-type="float">
            <text:p>0.841958718444604</text:p>
          </table:table-cell>
          <table:table-cell table:formula="of:=IF([.B160]&lt;=0.5345;1; 0)" office:value-type="float" office:value="0" calcext:value-type="float">
            <text:p>0</text:p>
          </table:table-cell>
          <table:table-cell office:value-type="float" office:value="0.976699424467807" calcext:value-type="float">
            <text:p>0.976699424467807</text:p>
          </table:table-cell>
          <table:table-cell table:style-name="ce31" table:formula="of:=IF([.D160]&lt;=0.4473;1; 0)" office:value-type="float" office:value="0" calcext:value-type="float">
            <text:p>0</text:p>
          </table:table-cell>
          <table:table-cell office:value-type="float" office:value="0.149663716543056" calcext:value-type="float">
            <text:p>0.149663716543056</text:p>
          </table:table-cell>
          <table:table-cell table:formula="of:=IF([.F160]&lt;=0.6223;1;0)" office:value-type="float" office:value="1" calcext:value-type="float">
            <text:p>1</text:p>
          </table:table-cell>
          <table:table-cell office:value-type="float" office:value="0.271085885585977" calcext:value-type="float">
            <text:p>0.271085885585977</text:p>
          </table:table-cell>
          <table:table-cell table:formula="of:=IF([.H16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0]; 1)" office:value-type="float" office:value="160" calcext:value-type="float">
            <text:p>160</text:p>
          </table:table-cell>
          <table:table-cell office:value-type="float" office:value="0.358042591202305" calcext:value-type="float">
            <text:p>0.358042591202305</text:p>
          </table:table-cell>
          <table:table-cell table:formula="of:=IF([.B161]&lt;=0.5345;1; 0)" office:value-type="float" office:value="1" calcext:value-type="float">
            <text:p>1</text:p>
          </table:table-cell>
          <table:table-cell office:value-type="float" office:value="0.766785208109468" calcext:value-type="float">
            <text:p>0.766785208109468</text:p>
          </table:table-cell>
          <table:table-cell table:style-name="ce31" table:formula="of:=IF([.D161]&lt;=0.4473;1; 0)" office:value-type="float" office:value="0" calcext:value-type="float">
            <text:p>0</text:p>
          </table:table-cell>
          <table:table-cell office:value-type="float" office:value="0.690441436531846" calcext:value-type="float">
            <text:p>0.690441436531846</text:p>
          </table:table-cell>
          <table:table-cell table:formula="of:=IF([.F161]&lt;=0.6223;1;0)" office:value-type="float" office:value="0" calcext:value-type="float">
            <text:p>0</text:p>
          </table:table-cell>
          <table:table-cell office:value-type="float" office:value="0.936476602497526" calcext:value-type="float">
            <text:p>0.936476602497526</text:p>
          </table:table-cell>
          <table:table-cell table:formula="of:=IF([.H16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1]; 1)" office:value-type="float" office:value="161" calcext:value-type="float">
            <text:p>161</text:p>
          </table:table-cell>
          <table:table-cell office:value-type="float" office:value="0.199369061615754" calcext:value-type="float">
            <text:p>0.199369061615754</text:p>
          </table:table-cell>
          <table:table-cell table:formula="of:=IF([.B162]&lt;=0.5345;1; 0)" office:value-type="float" office:value="1" calcext:value-type="float">
            <text:p>1</text:p>
          </table:table-cell>
          <table:table-cell office:value-type="float" office:value="0.710092856108304" calcext:value-type="float">
            <text:p>0.710092856108304</text:p>
          </table:table-cell>
          <table:table-cell table:style-name="ce31" table:formula="of:=IF([.D162]&lt;=0.4473;1; 0)" office:value-type="float" office:value="0" calcext:value-type="float">
            <text:p>0</text:p>
          </table:table-cell>
          <table:table-cell office:value-type="float" office:value="0.623482908772705" calcext:value-type="float">
            <text:p>0.623482908772705</text:p>
          </table:table-cell>
          <table:table-cell table:formula="of:=IF([.F162]&lt;=0.6223;1;0)" office:value-type="float" office:value="0" calcext:value-type="float">
            <text:p>0</text:p>
          </table:table-cell>
          <table:table-cell office:value-type="float" office:value="0.101893036621153" calcext:value-type="float">
            <text:p>0.101893036621153</text:p>
          </table:table-cell>
          <table:table-cell table:formula="of:=IF([.H16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62]; 1)" office:value-type="float" office:value="162" calcext:value-type="float">
            <text:p>162</text:p>
          </table:table-cell>
          <table:table-cell office:value-type="float" office:value="0.696457460478996" calcext:value-type="float">
            <text:p>0.696457460478996</text:p>
          </table:table-cell>
          <table:table-cell table:formula="of:=IF([.B163]&lt;=0.5345;1; 0)" office:value-type="float" office:value="0" calcext:value-type="float">
            <text:p>0</text:p>
          </table:table-cell>
          <table:table-cell office:value-type="float" office:value="0.961608543809253" calcext:value-type="float">
            <text:p>0.961608543809253</text:p>
          </table:table-cell>
          <table:table-cell table:style-name="ce31" table:formula="of:=IF([.D163]&lt;=0.4473;1; 0)" office:value-type="float" office:value="0" calcext:value-type="float">
            <text:p>0</text:p>
          </table:table-cell>
          <table:table-cell office:value-type="float" office:value="0.0551625520923181" calcext:value-type="float">
            <text:p>0.055162552092318</text:p>
          </table:table-cell>
          <table:table-cell table:formula="of:=IF([.F163]&lt;=0.6223;1;0)" office:value-type="float" office:value="1" calcext:value-type="float">
            <text:p>1</text:p>
          </table:table-cell>
          <table:table-cell office:value-type="float" office:value="0.932816477822957" calcext:value-type="float">
            <text:p>0.932816477822957</text:p>
          </table:table-cell>
          <table:table-cell table:formula="of:=IF([.H16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3]; 1)" office:value-type="float" office:value="163" calcext:value-type="float">
            <text:p>163</text:p>
          </table:table-cell>
          <table:table-cell office:value-type="float" office:value="0.571628120793941" calcext:value-type="float">
            <text:p>0.571628120793941</text:p>
          </table:table-cell>
          <table:table-cell table:formula="of:=IF([.B164]&lt;=0.5345;1; 0)" office:value-type="float" office:value="0" calcext:value-type="float">
            <text:p>0</text:p>
          </table:table-cell>
          <table:table-cell office:value-type="float" office:value="0.268432363207887" calcext:value-type="float">
            <text:p>0.268432363207887</text:p>
          </table:table-cell>
          <table:table-cell table:style-name="ce31" table:formula="of:=IF([.D164]&lt;=0.4473;1; 0)" office:value-type="float" office:value="1" calcext:value-type="float">
            <text:p>1</text:p>
          </table:table-cell>
          <table:table-cell office:value-type="float" office:value="0.141586095854129" calcext:value-type="float">
            <text:p>0.141586095854129</text:p>
          </table:table-cell>
          <table:table-cell table:formula="of:=IF([.F164]&lt;=0.6223;1;0)" office:value-type="float" office:value="1" calcext:value-type="float">
            <text:p>1</text:p>
          </table:table-cell>
          <table:table-cell office:value-type="float" office:value="0.0924205283908821" calcext:value-type="float">
            <text:p>0.092420528390882</text:p>
          </table:table-cell>
          <table:table-cell table:formula="of:=IF([.H164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64]; 1)" office:value-type="float" office:value="164" calcext:value-type="float">
            <text:p>164</text:p>
          </table:table-cell>
          <table:table-cell office:value-type="float" office:value="0.15083194427453" calcext:value-type="float">
            <text:p>0.15083194427453</text:p>
          </table:table-cell>
          <table:table-cell table:formula="of:=IF([.B165]&lt;=0.5345;1; 0)" office:value-type="float" office:value="1" calcext:value-type="float">
            <text:p>1</text:p>
          </table:table-cell>
          <table:table-cell office:value-type="float" office:value="0.65591116607688" calcext:value-type="float">
            <text:p>0.65591116607688</text:p>
          </table:table-cell>
          <table:table-cell table:style-name="ce31" table:formula="of:=IF([.D165]&lt;=0.4473;1; 0)" office:value-type="float" office:value="0" calcext:value-type="float">
            <text:p>0</text:p>
          </table:table-cell>
          <table:table-cell office:value-type="float" office:value="0.709629960299027" calcext:value-type="float">
            <text:p>0.709629960299027</text:p>
          </table:table-cell>
          <table:table-cell table:formula="of:=IF([.F165]&lt;=0.6223;1;0)" office:value-type="float" office:value="0" calcext:value-type="float">
            <text:p>0</text:p>
          </table:table-cell>
          <table:table-cell office:value-type="float" office:value="0.757937542794237" calcext:value-type="float">
            <text:p>0.757937542794237</text:p>
          </table:table-cell>
          <table:table-cell table:formula="of:=IF([.H16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5]; 1)" office:value-type="float" office:value="165" calcext:value-type="float">
            <text:p>165</text:p>
          </table:table-cell>
          <table:table-cell office:value-type="float" office:value="0.107743865837994" calcext:value-type="float">
            <text:p>0.107743865837994</text:p>
          </table:table-cell>
          <table:table-cell table:formula="of:=IF([.B166]&lt;=0.5345;1; 0)" office:value-type="float" office:value="1" calcext:value-type="float">
            <text:p>1</text:p>
          </table:table-cell>
          <table:table-cell office:value-type="float" office:value="0.460993818218949" calcext:value-type="float">
            <text:p>0.460993818218949</text:p>
          </table:table-cell>
          <table:table-cell table:style-name="ce31" table:formula="of:=IF([.D166]&lt;=0.4473;1; 0)" office:value-type="float" office:value="0" calcext:value-type="float">
            <text:p>0</text:p>
          </table:table-cell>
          <table:table-cell office:value-type="float" office:value="0.0945599604340479" calcext:value-type="float">
            <text:p>0.094559960434048</text:p>
          </table:table-cell>
          <table:table-cell table:formula="of:=IF([.F166]&lt;=0.6223;1;0)" office:value-type="float" office:value="1" calcext:value-type="float">
            <text:p>1</text:p>
          </table:table-cell>
          <table:table-cell office:value-type="float" office:value="0.6047951269496" calcext:value-type="float">
            <text:p>0.6047951269496</text:p>
          </table:table-cell>
          <table:table-cell table:formula="of:=IF([.H16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6]; 1)" office:value-type="float" office:value="166" calcext:value-type="float">
            <text:p>166</text:p>
          </table:table-cell>
          <table:table-cell office:value-type="float" office:value="0.62848534479722" calcext:value-type="float">
            <text:p>0.62848534479722</text:p>
          </table:table-cell>
          <table:table-cell table:formula="of:=IF([.B167]&lt;=0.5345;1; 0)" office:value-type="float" office:value="0" calcext:value-type="float">
            <text:p>0</text:p>
          </table:table-cell>
          <table:table-cell office:value-type="float" office:value="0.282302490725136" calcext:value-type="float">
            <text:p>0.282302490725136</text:p>
          </table:table-cell>
          <table:table-cell table:style-name="ce31" table:formula="of:=IF([.D167]&lt;=0.4473;1; 0)" office:value-type="float" office:value="1" calcext:value-type="float">
            <text:p>1</text:p>
          </table:table-cell>
          <table:table-cell office:value-type="float" office:value="0.826832179016825" calcext:value-type="float">
            <text:p>0.826832179016825</text:p>
          </table:table-cell>
          <table:table-cell table:formula="of:=IF([.F167]&lt;=0.6223;1;0)" office:value-type="float" office:value="0" calcext:value-type="float">
            <text:p>0</text:p>
          </table:table-cell>
          <table:table-cell office:value-type="float" office:value="0.572952156998522" calcext:value-type="float">
            <text:p>0.572952156998522</text:p>
          </table:table-cell>
          <table:table-cell table:formula="of:=IF([.H16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7]; 1)" office:value-type="float" office:value="167" calcext:value-type="float">
            <text:p>167</text:p>
          </table:table-cell>
          <table:table-cell office:value-type="float" office:value="0.688607983790617" calcext:value-type="float">
            <text:p>0.688607983790617</text:p>
          </table:table-cell>
          <table:table-cell table:formula="of:=IF([.B168]&lt;=0.5345;1; 0)" office:value-type="float" office:value="0" calcext:value-type="float">
            <text:p>0</text:p>
          </table:table-cell>
          <table:table-cell office:value-type="float" office:value="0.56097264634104" calcext:value-type="float">
            <text:p>0.56097264634104</text:p>
          </table:table-cell>
          <table:table-cell table:style-name="ce31" table:formula="of:=IF([.D168]&lt;=0.4473;1; 0)" office:value-type="float" office:value="0" calcext:value-type="float">
            <text:p>0</text:p>
          </table:table-cell>
          <table:table-cell office:value-type="float" office:value="0.0198723966862766" calcext:value-type="float">
            <text:p>0.019872396686277</text:p>
          </table:table-cell>
          <table:table-cell table:formula="of:=IF([.F168]&lt;=0.6223;1;0)" office:value-type="float" office:value="1" calcext:value-type="float">
            <text:p>1</text:p>
          </table:table-cell>
          <table:table-cell office:value-type="float" office:value="0.850940631798294" calcext:value-type="float">
            <text:p>0.850940631798294</text:p>
          </table:table-cell>
          <table:table-cell table:formula="of:=IF([.H16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8]; 1)" office:value-type="float" office:value="168" calcext:value-type="float">
            <text:p>168</text:p>
          </table:table-cell>
          <table:table-cell office:value-type="float" office:value="0.560433007918412" calcext:value-type="float">
            <text:p>0.560433007918412</text:p>
          </table:table-cell>
          <table:table-cell table:formula="of:=IF([.B169]&lt;=0.5345;1; 0)" office:value-type="float" office:value="0" calcext:value-type="float">
            <text:p>0</text:p>
          </table:table-cell>
          <table:table-cell office:value-type="float" office:value="0.971253229074343" calcext:value-type="float">
            <text:p>0.971253229074343</text:p>
          </table:table-cell>
          <table:table-cell table:style-name="ce31" table:formula="of:=IF([.D169]&lt;=0.4473;1; 0)" office:value-type="float" office:value="0" calcext:value-type="float">
            <text:p>0</text:p>
          </table:table-cell>
          <table:table-cell office:value-type="float" office:value="0.8046695367992" calcext:value-type="float">
            <text:p>0.8046695367992</text:p>
          </table:table-cell>
          <table:table-cell table:formula="of:=IF([.F169]&lt;=0.6223;1;0)" office:value-type="float" office:value="0" calcext:value-type="float">
            <text:p>0</text:p>
          </table:table-cell>
          <table:table-cell office:value-type="float" office:value="0.650528249306828" calcext:value-type="float">
            <text:p>0.650528249306828</text:p>
          </table:table-cell>
          <table:table-cell table:formula="of:=IF([.H16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69]; 1)" office:value-type="float" office:value="169" calcext:value-type="float">
            <text:p>169</text:p>
          </table:table-cell>
          <table:table-cell office:value-type="float" office:value="0.659481886038929" calcext:value-type="float">
            <text:p>0.659481886038929</text:p>
          </table:table-cell>
          <table:table-cell table:formula="of:=IF([.B170]&lt;=0.5345;1; 0)" office:value-type="float" office:value="0" calcext:value-type="float">
            <text:p>0</text:p>
          </table:table-cell>
          <table:table-cell office:value-type="float" office:value="0.833461492004736" calcext:value-type="float">
            <text:p>0.833461492004736</text:p>
          </table:table-cell>
          <table:table-cell table:style-name="ce31" table:formula="of:=IF([.D170]&lt;=0.4473;1; 0)" office:value-type="float" office:value="0" calcext:value-type="float">
            <text:p>0</text:p>
          </table:table-cell>
          <table:table-cell office:value-type="float" office:value="0.864899511986041" calcext:value-type="float">
            <text:p>0.864899511986041</text:p>
          </table:table-cell>
          <table:table-cell table:formula="of:=IF([.F170]&lt;=0.6223;1;0)" office:value-type="float" office:value="0" calcext:value-type="float">
            <text:p>0</text:p>
          </table:table-cell>
          <table:table-cell office:value-type="float" office:value="0.259093288128511" calcext:value-type="float">
            <text:p>0.259093288128511</text:p>
          </table:table-cell>
          <table:table-cell table:formula="of:=IF([.H17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0]; 1)" office:value-type="float" office:value="170" calcext:value-type="float">
            <text:p>170</text:p>
          </table:table-cell>
          <table:table-cell office:value-type="float" office:value="0.115306100273831" calcext:value-type="float">
            <text:p>0.115306100273831</text:p>
          </table:table-cell>
          <table:table-cell table:formula="of:=IF([.B171]&lt;=0.5345;1; 0)" office:value-type="float" office:value="1" calcext:value-type="float">
            <text:p>1</text:p>
          </table:table-cell>
          <table:table-cell office:value-type="float" office:value="0.0317526230794131" calcext:value-type="float">
            <text:p>0.031752623079413</text:p>
          </table:table-cell>
          <table:table-cell table:style-name="ce31" table:formula="of:=IF([.D171]&lt;=0.4473;1; 0)" office:value-type="float" office:value="1" calcext:value-type="float">
            <text:p>1</text:p>
          </table:table-cell>
          <table:table-cell office:value-type="float" office:value="0.473198795865558" calcext:value-type="float">
            <text:p>0.473198795865558</text:p>
          </table:table-cell>
          <table:table-cell table:formula="of:=IF([.F171]&lt;=0.6223;1;0)" office:value-type="float" office:value="1" calcext:value-type="float">
            <text:p>1</text:p>
          </table:table-cell>
          <table:table-cell office:value-type="float" office:value="0.604757741661795" calcext:value-type="float">
            <text:p>0.604757741661795</text:p>
          </table:table-cell>
          <table:table-cell table:formula="of:=IF([.H17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1]; 1)" office:value-type="float" office:value="171" calcext:value-type="float">
            <text:p>171</text:p>
          </table:table-cell>
          <table:table-cell office:value-type="float" office:value="0.486594096072099" calcext:value-type="float">
            <text:p>0.486594096072099</text:p>
          </table:table-cell>
          <table:table-cell table:formula="of:=IF([.B172]&lt;=0.5345;1; 0)" office:value-type="float" office:value="1" calcext:value-type="float">
            <text:p>1</text:p>
          </table:table-cell>
          <table:table-cell office:value-type="float" office:value="0.578432821826002" calcext:value-type="float">
            <text:p>0.578432821826002</text:p>
          </table:table-cell>
          <table:table-cell table:style-name="ce31" table:formula="of:=IF([.D172]&lt;=0.4473;1; 0)" office:value-type="float" office:value="0" calcext:value-type="float">
            <text:p>0</text:p>
          </table:table-cell>
          <table:table-cell office:value-type="float" office:value="0.51844905956833" calcext:value-type="float">
            <text:p>0.51844905956833</text:p>
          </table:table-cell>
          <table:table-cell table:formula="of:=IF([.F172]&lt;=0.6223;1;0)" office:value-type="float" office:value="1" calcext:value-type="float">
            <text:p>1</text:p>
          </table:table-cell>
          <table:table-cell office:value-type="float" office:value="0.0869826549615883" calcext:value-type="float">
            <text:p>0.086982654961588</text:p>
          </table:table-cell>
          <table:table-cell table:formula="of:=IF([.H17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72]; 1)" office:value-type="float" office:value="172" calcext:value-type="float">
            <text:p>172</text:p>
          </table:table-cell>
          <table:table-cell office:value-type="float" office:value="0.888693266841453" calcext:value-type="float">
            <text:p>0.888693266841453</text:p>
          </table:table-cell>
          <table:table-cell table:formula="of:=IF([.B173]&lt;=0.5345;1; 0)" office:value-type="float" office:value="0" calcext:value-type="float">
            <text:p>0</text:p>
          </table:table-cell>
          <table:table-cell office:value-type="float" office:value="0.13858370505357" calcext:value-type="float">
            <text:p>0.13858370505357</text:p>
          </table:table-cell>
          <table:table-cell table:style-name="ce31" table:formula="of:=IF([.D173]&lt;=0.4473;1; 0)" office:value-type="float" office:value="1" calcext:value-type="float">
            <text:p>1</text:p>
          </table:table-cell>
          <table:table-cell office:value-type="float" office:value="0.188557956854664" calcext:value-type="float">
            <text:p>0.188557956854664</text:p>
          </table:table-cell>
          <table:table-cell table:formula="of:=IF([.F173]&lt;=0.6223;1;0)" office:value-type="float" office:value="1" calcext:value-type="float">
            <text:p>1</text:p>
          </table:table-cell>
          <table:table-cell office:value-type="float" office:value="0.954107283598641" calcext:value-type="float">
            <text:p>0.954107283598641</text:p>
          </table:table-cell>
          <table:table-cell table:formula="of:=IF([.H17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3]; 1)" office:value-type="float" office:value="173" calcext:value-type="float">
            <text:p>173</text:p>
          </table:table-cell>
          <table:table-cell office:value-type="float" office:value="0.882064334342295" calcext:value-type="float">
            <text:p>0.882064334342295</text:p>
          </table:table-cell>
          <table:table-cell table:formula="of:=IF([.B174]&lt;=0.5345;1; 0)" office:value-type="float" office:value="0" calcext:value-type="float">
            <text:p>0</text:p>
          </table:table-cell>
          <table:table-cell office:value-type="float" office:value="0.279828281021779" calcext:value-type="float">
            <text:p>0.279828281021779</text:p>
          </table:table-cell>
          <table:table-cell table:style-name="ce31" table:formula="of:=IF([.D174]&lt;=0.4473;1; 0)" office:value-type="float" office:value="1" calcext:value-type="float">
            <text:p>1</text:p>
          </table:table-cell>
          <table:table-cell office:value-type="float" office:value="0.438609931766408" calcext:value-type="float">
            <text:p>0.438609931766408</text:p>
          </table:table-cell>
          <table:table-cell table:formula="of:=IF([.F174]&lt;=0.6223;1;0)" office:value-type="float" office:value="1" calcext:value-type="float">
            <text:p>1</text:p>
          </table:table-cell>
          <table:table-cell office:value-type="float" office:value="0.417704109801822" calcext:value-type="float">
            <text:p>0.417704109801822</text:p>
          </table:table-cell>
          <table:table-cell table:formula="of:=IF([.H17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4]; 1)" office:value-type="float" office:value="174" calcext:value-type="float">
            <text:p>174</text:p>
          </table:table-cell>
          <table:table-cell office:value-type="float" office:value="0.902053918397107" calcext:value-type="float">
            <text:p>0.902053918397107</text:p>
          </table:table-cell>
          <table:table-cell table:formula="of:=IF([.B175]&lt;=0.5345;1; 0)" office:value-type="float" office:value="0" calcext:value-type="float">
            <text:p>0</text:p>
          </table:table-cell>
          <table:table-cell office:value-type="float" office:value="0.0127397102727116" calcext:value-type="float">
            <text:p>0.012739710272712</text:p>
          </table:table-cell>
          <table:table-cell table:style-name="ce31" table:formula="of:=IF([.D175]&lt;=0.4473;1; 0)" office:value-type="float" office:value="1" calcext:value-type="float">
            <text:p>1</text:p>
          </table:table-cell>
          <table:table-cell office:value-type="float" office:value="0.479453451636049" calcext:value-type="float">
            <text:p>0.479453451636049</text:p>
          </table:table-cell>
          <table:table-cell table:formula="of:=IF([.F175]&lt;=0.6223;1;0)" office:value-type="float" office:value="1" calcext:value-type="float">
            <text:p>1</text:p>
          </table:table-cell>
          <table:table-cell office:value-type="float" office:value="0.0258539822142924" calcext:value-type="float">
            <text:p>0.025853982214292</text:p>
          </table:table-cell>
          <table:table-cell table:formula="of:=IF([.H175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75]; 1)" office:value-type="float" office:value="175" calcext:value-type="float">
            <text:p>175</text:p>
          </table:table-cell>
          <table:table-cell office:value-type="float" office:value="0.905835844184328" calcext:value-type="float">
            <text:p>0.905835844184328</text:p>
          </table:table-cell>
          <table:table-cell table:formula="of:=IF([.B176]&lt;=0.5345;1; 0)" office:value-type="float" office:value="0" calcext:value-type="float">
            <text:p>0</text:p>
          </table:table-cell>
          <table:table-cell office:value-type="float" office:value="0.444826077763809" calcext:value-type="float">
            <text:p>0.444826077763809</text:p>
          </table:table-cell>
          <table:table-cell table:style-name="ce31" table:formula="of:=IF([.D176]&lt;=0.4473;1; 0)" office:value-type="float" office:value="1" calcext:value-type="float">
            <text:p>1</text:p>
          </table:table-cell>
          <table:table-cell office:value-type="float" office:value="0.453387635633087" calcext:value-type="float">
            <text:p>0.453387635633087</text:p>
          </table:table-cell>
          <table:table-cell table:formula="of:=IF([.F176]&lt;=0.6223;1;0)" office:value-type="float" office:value="1" calcext:value-type="float">
            <text:p>1</text:p>
          </table:table-cell>
          <table:table-cell office:value-type="float" office:value="0.432445245094998" calcext:value-type="float">
            <text:p>0.432445245094998</text:p>
          </table:table-cell>
          <table:table-cell table:formula="of:=IF([.H17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6]; 1)" office:value-type="float" office:value="176" calcext:value-type="float">
            <text:p>176</text:p>
          </table:table-cell>
          <table:table-cell office:value-type="float" office:value="0.0474958032331512" calcext:value-type="float">
            <text:p>0.047495803233151</text:p>
          </table:table-cell>
          <table:table-cell table:formula="of:=IF([.B177]&lt;=0.5345;1; 0)" office:value-type="float" office:value="1" calcext:value-type="float">
            <text:p>1</text:p>
          </table:table-cell>
          <table:table-cell office:value-type="float" office:value="0.645256955042496" calcext:value-type="float">
            <text:p>0.645256955042496</text:p>
          </table:table-cell>
          <table:table-cell table:style-name="ce31" table:formula="of:=IF([.D177]&lt;=0.4473;1; 0)" office:value-type="float" office:value="0" calcext:value-type="float">
            <text:p>0</text:p>
          </table:table-cell>
          <table:table-cell office:value-type="float" office:value="0.512437896491583" calcext:value-type="float">
            <text:p>0.512437896491583</text:p>
          </table:table-cell>
          <table:table-cell table:formula="of:=IF([.F177]&lt;=0.6223;1;0)" office:value-type="float" office:value="1" calcext:value-type="float">
            <text:p>1</text:p>
          </table:table-cell>
          <table:table-cell office:value-type="float" office:value="0.644846474547718" calcext:value-type="float">
            <text:p>0.644846474547718</text:p>
          </table:table-cell>
          <table:table-cell table:formula="of:=IF([.H17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7]; 1)" office:value-type="float" office:value="177" calcext:value-type="float">
            <text:p>177</text:p>
          </table:table-cell>
          <table:table-cell office:value-type="float" office:value="0.76465108071979" calcext:value-type="float">
            <text:p>0.76465108071979</text:p>
          </table:table-cell>
          <table:table-cell table:formula="of:=IF([.B178]&lt;=0.5345;1; 0)" office:value-type="float" office:value="0" calcext:value-type="float">
            <text:p>0</text:p>
          </table:table-cell>
          <table:table-cell office:value-type="float" office:value="0.616394289888695" calcext:value-type="float">
            <text:p>0.616394289888695</text:p>
          </table:table-cell>
          <table:table-cell table:style-name="ce31" table:formula="of:=IF([.D178]&lt;=0.4473;1; 0)" office:value-type="float" office:value="0" calcext:value-type="float">
            <text:p>0</text:p>
          </table:table-cell>
          <table:table-cell office:value-type="float" office:value="0.731641035924984" calcext:value-type="float">
            <text:p>0.731641035924984</text:p>
          </table:table-cell>
          <table:table-cell table:formula="of:=IF([.F178]&lt;=0.6223;1;0)" office:value-type="float" office:value="0" calcext:value-type="float">
            <text:p>0</text:p>
          </table:table-cell>
          <table:table-cell office:value-type="float" office:value="0.628295388000744" calcext:value-type="float">
            <text:p>0.628295388000744</text:p>
          </table:table-cell>
          <table:table-cell table:formula="of:=IF([.H17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8]; 1)" office:value-type="float" office:value="178" calcext:value-type="float">
            <text:p>178</text:p>
          </table:table-cell>
          <table:table-cell office:value-type="float" office:value="0.371259317239465" calcext:value-type="float">
            <text:p>0.371259317239465</text:p>
          </table:table-cell>
          <table:table-cell table:formula="of:=IF([.B179]&lt;=0.5345;1; 0)" office:value-type="float" office:value="1" calcext:value-type="float">
            <text:p>1</text:p>
          </table:table-cell>
          <table:table-cell office:value-type="float" office:value="0.046765048724436" calcext:value-type="float">
            <text:p>0.046765048724436</text:p>
          </table:table-cell>
          <table:table-cell table:style-name="ce31" table:formula="of:=IF([.D179]&lt;=0.4473;1; 0)" office:value-type="float" office:value="1" calcext:value-type="float">
            <text:p>1</text:p>
          </table:table-cell>
          <table:table-cell office:value-type="float" office:value="0.253354995848325" calcext:value-type="float">
            <text:p>0.253354995848325</text:p>
          </table:table-cell>
          <table:table-cell table:formula="of:=IF([.F179]&lt;=0.6223;1;0)" office:value-type="float" office:value="1" calcext:value-type="float">
            <text:p>1</text:p>
          </table:table-cell>
          <table:table-cell office:value-type="float" office:value="0.937785919084932" calcext:value-type="float">
            <text:p>0.937785919084932</text:p>
          </table:table-cell>
          <table:table-cell table:formula="of:=IF([.H17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79]; 1)" office:value-type="float" office:value="179" calcext:value-type="float">
            <text:p>179</text:p>
          </table:table-cell>
          <table:table-cell office:value-type="float" office:value="0.733415910185433" calcext:value-type="float">
            <text:p>0.733415910185433</text:p>
          </table:table-cell>
          <table:table-cell table:formula="of:=IF([.B180]&lt;=0.5345;1; 0)" office:value-type="float" office:value="0" calcext:value-type="float">
            <text:p>0</text:p>
          </table:table-cell>
          <table:table-cell office:value-type="float" office:value="0.891286595861536" calcext:value-type="float">
            <text:p>0.891286595861536</text:p>
          </table:table-cell>
          <table:table-cell table:style-name="ce31" table:formula="of:=IF([.D180]&lt;=0.4473;1; 0)" office:value-type="float" office:value="0" calcext:value-type="float">
            <text:p>0</text:p>
          </table:table-cell>
          <table:table-cell office:value-type="float" office:value="0.633478260292204" calcext:value-type="float">
            <text:p>0.633478260292204</text:p>
          </table:table-cell>
          <table:table-cell table:formula="of:=IF([.F180]&lt;=0.6223;1;0)" office:value-type="float" office:value="0" calcext:value-type="float">
            <text:p>0</text:p>
          </table:table-cell>
          <table:table-cell office:value-type="float" office:value="0.116122617878309" calcext:value-type="float">
            <text:p>0.116122617878309</text:p>
          </table:table-cell>
          <table:table-cell table:formula="of:=IF([.H18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80]; 1)" office:value-type="float" office:value="180" calcext:value-type="float">
            <text:p>180</text:p>
          </table:table-cell>
          <table:table-cell office:value-type="float" office:value="0.242090688027282" calcext:value-type="float">
            <text:p>0.242090688027282</text:p>
          </table:table-cell>
          <table:table-cell table:formula="of:=IF([.B181]&lt;=0.5345;1; 0)" office:value-type="float" office:value="1" calcext:value-type="float">
            <text:p>1</text:p>
          </table:table-cell>
          <table:table-cell office:value-type="float" office:value="0.219612956534514" calcext:value-type="float">
            <text:p>0.219612956534514</text:p>
          </table:table-cell>
          <table:table-cell table:style-name="ce31" table:formula="of:=IF([.D181]&lt;=0.4473;1; 0)" office:value-type="float" office:value="1" calcext:value-type="float">
            <text:p>1</text:p>
          </table:table-cell>
          <table:table-cell office:value-type="float" office:value="0.731507159548039" calcext:value-type="float">
            <text:p>0.731507159548039</text:p>
          </table:table-cell>
          <table:table-cell table:formula="of:=IF([.F181]&lt;=0.6223;1;0)" office:value-type="float" office:value="0" calcext:value-type="float">
            <text:p>0</text:p>
          </table:table-cell>
          <table:table-cell office:value-type="float" office:value="0.486066578813606" calcext:value-type="float">
            <text:p>0.486066578813606</text:p>
          </table:table-cell>
          <table:table-cell table:formula="of:=IF([.H18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1]; 1)" office:value-type="float" office:value="181" calcext:value-type="float">
            <text:p>181</text:p>
          </table:table-cell>
          <table:table-cell office:value-type="float" office:value="0.773762129669379" calcext:value-type="float">
            <text:p>0.773762129669379</text:p>
          </table:table-cell>
          <table:table-cell table:formula="of:=IF([.B182]&lt;=0.5345;1; 0)" office:value-type="float" office:value="0" calcext:value-type="float">
            <text:p>0</text:p>
          </table:table-cell>
          <table:table-cell office:value-type="float" office:value="0.57176773034159" calcext:value-type="float">
            <text:p>0.57176773034159</text:p>
          </table:table-cell>
          <table:table-cell table:style-name="ce31" table:formula="of:=IF([.D182]&lt;=0.4473;1; 0)" office:value-type="float" office:value="0" calcext:value-type="float">
            <text:p>0</text:p>
          </table:table-cell>
          <table:table-cell office:value-type="float" office:value="0.410290759231614" calcext:value-type="float">
            <text:p>0.410290759231614</text:p>
          </table:table-cell>
          <table:table-cell table:formula="of:=IF([.F182]&lt;=0.6223;1;0)" office:value-type="float" office:value="1" calcext:value-type="float">
            <text:p>1</text:p>
          </table:table-cell>
          <table:table-cell office:value-type="float" office:value="0.547828275516653" calcext:value-type="float">
            <text:p>0.547828275516653</text:p>
          </table:table-cell>
          <table:table-cell table:formula="of:=IF([.H18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2]; 1)" office:value-type="float" office:value="182" calcext:value-type="float">
            <text:p>182</text:p>
          </table:table-cell>
          <table:table-cell office:value-type="float" office:value="0.771322337512631" calcext:value-type="float">
            <text:p>0.771322337512631</text:p>
          </table:table-cell>
          <table:table-cell table:formula="of:=IF([.B183]&lt;=0.5345;1; 0)" office:value-type="float" office:value="0" calcext:value-type="float">
            <text:p>0</text:p>
          </table:table-cell>
          <table:table-cell office:value-type="float" office:value="0.238902042301601" calcext:value-type="float">
            <text:p>0.238902042301601</text:p>
          </table:table-cell>
          <table:table-cell table:style-name="ce31" table:formula="of:=IF([.D183]&lt;=0.4473;1; 0)" office:value-type="float" office:value="1" calcext:value-type="float">
            <text:p>1</text:p>
          </table:table-cell>
          <table:table-cell office:value-type="float" office:value="0.433161195555826" calcext:value-type="float">
            <text:p>0.433161195555826</text:p>
          </table:table-cell>
          <table:table-cell table:formula="of:=IF([.F183]&lt;=0.6223;1;0)" office:value-type="float" office:value="1" calcext:value-type="float">
            <text:p>1</text:p>
          </table:table-cell>
          <table:table-cell office:value-type="float" office:value="0.238242757192182" calcext:value-type="float">
            <text:p>0.238242757192182</text:p>
          </table:table-cell>
          <table:table-cell table:formula="of:=IF([.H18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3]; 1)" office:value-type="float" office:value="183" calcext:value-type="float">
            <text:p>183</text:p>
          </table:table-cell>
          <table:table-cell office:value-type="float" office:value="0.921554107762761" calcext:value-type="float">
            <text:p>0.921554107762761</text:p>
          </table:table-cell>
          <table:table-cell table:formula="of:=IF([.B184]&lt;=0.5345;1; 0)" office:value-type="float" office:value="0" calcext:value-type="float">
            <text:p>0</text:p>
          </table:table-cell>
          <table:table-cell office:value-type="float" office:value="0.522765567809819" calcext:value-type="float">
            <text:p>0.522765567809819</text:p>
          </table:table-cell>
          <table:table-cell table:style-name="ce31" table:formula="of:=IF([.D184]&lt;=0.4473;1; 0)" office:value-type="float" office:value="0" calcext:value-type="float">
            <text:p>0</text:p>
          </table:table-cell>
          <table:table-cell office:value-type="float" office:value="0.184416481863676" calcext:value-type="float">
            <text:p>0.184416481863676</text:p>
          </table:table-cell>
          <table:table-cell table:formula="of:=IF([.F184]&lt;=0.6223;1;0)" office:value-type="float" office:value="1" calcext:value-type="float">
            <text:p>1</text:p>
          </table:table-cell>
          <table:table-cell office:value-type="float" office:value="0.667193203000235" calcext:value-type="float">
            <text:p>0.667193203000235</text:p>
          </table:table-cell>
          <table:table-cell table:formula="of:=IF([.H18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4]; 1)" office:value-type="float" office:value="184" calcext:value-type="float">
            <text:p>184</text:p>
          </table:table-cell>
          <table:table-cell office:value-type="float" office:value="0.188046348999751" calcext:value-type="float">
            <text:p>0.188046348999751</text:p>
          </table:table-cell>
          <table:table-cell table:formula="of:=IF([.B185]&lt;=0.5345;1; 0)" office:value-type="float" office:value="1" calcext:value-type="float">
            <text:p>1</text:p>
          </table:table-cell>
          <table:table-cell office:value-type="float" office:value="0.513651182298831" calcext:value-type="float">
            <text:p>0.513651182298831</text:p>
          </table:table-cell>
          <table:table-cell table:style-name="ce31" table:formula="of:=IF([.D185]&lt;=0.4473;1; 0)" office:value-type="float" office:value="0" calcext:value-type="float">
            <text:p>0</text:p>
          </table:table-cell>
          <table:table-cell office:value-type="float" office:value="0.250425201889906" calcext:value-type="float">
            <text:p>0.250425201889906</text:p>
          </table:table-cell>
          <table:table-cell table:formula="of:=IF([.F185]&lt;=0.6223;1;0)" office:value-type="float" office:value="1" calcext:value-type="float">
            <text:p>1</text:p>
          </table:table-cell>
          <table:table-cell office:value-type="float" office:value="0.263222266744028" calcext:value-type="float">
            <text:p>0.263222266744028</text:p>
          </table:table-cell>
          <table:table-cell table:formula="of:=IF([.H18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5]; 1)" office:value-type="float" office:value="185" calcext:value-type="float">
            <text:p>185</text:p>
          </table:table-cell>
          <table:table-cell office:value-type="float" office:value="0.465941033904663" calcext:value-type="float">
            <text:p>0.465941033904663</text:p>
          </table:table-cell>
          <table:table-cell table:formula="of:=IF([.B186]&lt;=0.5345;1; 0)" office:value-type="float" office:value="1" calcext:value-type="float">
            <text:p>1</text:p>
          </table:table-cell>
          <table:table-cell office:value-type="float" office:value="0.550153076961946" calcext:value-type="float">
            <text:p>0.550153076961946</text:p>
          </table:table-cell>
          <table:table-cell table:style-name="ce31" table:formula="of:=IF([.D186]&lt;=0.4473;1; 0)" office:value-type="float" office:value="0" calcext:value-type="float">
            <text:p>0</text:p>
          </table:table-cell>
          <table:table-cell office:value-type="float" office:value="0.0870660230104874" calcext:value-type="float">
            <text:p>0.087066023010487</text:p>
          </table:table-cell>
          <table:table-cell table:formula="of:=IF([.F186]&lt;=0.6223;1;0)" office:value-type="float" office:value="1" calcext:value-type="float">
            <text:p>1</text:p>
          </table:table-cell>
          <table:table-cell office:value-type="float" office:value="0.115145621736447" calcext:value-type="float">
            <text:p>0.115145621736447</text:p>
          </table:table-cell>
          <table:table-cell table:formula="of:=IF([.H186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86]; 1)" office:value-type="float" office:value="186" calcext:value-type="float">
            <text:p>186</text:p>
          </table:table-cell>
          <table:table-cell office:value-type="float" office:value="0.902021471602695" calcext:value-type="float">
            <text:p>0.902021471602695</text:p>
          </table:table-cell>
          <table:table-cell table:formula="of:=IF([.B187]&lt;=0.5345;1; 0)" office:value-type="float" office:value="0" calcext:value-type="float">
            <text:p>0</text:p>
          </table:table-cell>
          <table:table-cell office:value-type="float" office:value="0.0782694116036451" calcext:value-type="float">
            <text:p>0.078269411603645</text:p>
          </table:table-cell>
          <table:table-cell table:style-name="ce31" table:formula="of:=IF([.D187]&lt;=0.4473;1; 0)" office:value-type="float" office:value="1" calcext:value-type="float">
            <text:p>1</text:p>
          </table:table-cell>
          <table:table-cell office:value-type="float" office:value="0.0444074711841864" calcext:value-type="float">
            <text:p>0.044407471184187</text:p>
          </table:table-cell>
          <table:table-cell table:formula="of:=IF([.F187]&lt;=0.6223;1;0)" office:value-type="float" office:value="1" calcext:value-type="float">
            <text:p>1</text:p>
          </table:table-cell>
          <table:table-cell office:value-type="float" office:value="0.00626806661686741" calcext:value-type="float">
            <text:p>0.006268066616867</text:p>
          </table:table-cell>
          <table:table-cell table:formula="of:=IF([.H187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87]; 1)" office:value-type="float" office:value="187" calcext:value-type="float">
            <text:p>187</text:p>
          </table:table-cell>
          <table:table-cell office:value-type="float" office:value="0.906900090517038" calcext:value-type="float">
            <text:p>0.906900090517038</text:p>
          </table:table-cell>
          <table:table-cell table:formula="of:=IF([.B188]&lt;=0.5345;1; 0)" office:value-type="float" office:value="0" calcext:value-type="float">
            <text:p>0</text:p>
          </table:table-cell>
          <table:table-cell office:value-type="float" office:value="0.0169145533159468" calcext:value-type="float">
            <text:p>0.016914553315947</text:p>
          </table:table-cell>
          <table:table-cell table:style-name="ce31" table:formula="of:=IF([.D188]&lt;=0.4473;1; 0)" office:value-type="float" office:value="1" calcext:value-type="float">
            <text:p>1</text:p>
          </table:table-cell>
          <table:table-cell office:value-type="float" office:value="0.0512824396716629" calcext:value-type="float">
            <text:p>0.051282439671663</text:p>
          </table:table-cell>
          <table:table-cell table:formula="of:=IF([.F188]&lt;=0.6223;1;0)" office:value-type="float" office:value="1" calcext:value-type="float">
            <text:p>1</text:p>
          </table:table-cell>
          <table:table-cell office:value-type="float" office:value="0.437866084381353" calcext:value-type="float">
            <text:p>0.437866084381353</text:p>
          </table:table-cell>
          <table:table-cell table:formula="of:=IF([.H18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88]; 1)" office:value-type="float" office:value="188" calcext:value-type="float">
            <text:p>188</text:p>
          </table:table-cell>
          <table:table-cell office:value-type="float" office:value="0.963779763834658" calcext:value-type="float">
            <text:p>0.963779763834658</text:p>
          </table:table-cell>
          <table:table-cell table:formula="of:=IF([.B189]&lt;=0.5345;1; 0)" office:value-type="float" office:value="0" calcext:value-type="float">
            <text:p>0</text:p>
          </table:table-cell>
          <table:table-cell office:value-type="float" office:value="0.0642736451031846" calcext:value-type="float">
            <text:p>0.064273645103185</text:p>
          </table:table-cell>
          <table:table-cell table:style-name="ce31" table:formula="of:=IF([.D189]&lt;=0.4473;1; 0)" office:value-type="float" office:value="1" calcext:value-type="float">
            <text:p>1</text:p>
          </table:table-cell>
          <table:table-cell office:value-type="float" office:value="0.217631174812413" calcext:value-type="float">
            <text:p>0.217631174812413</text:p>
          </table:table-cell>
          <table:table-cell table:formula="of:=IF([.F189]&lt;=0.6223;1;0)" office:value-type="float" office:value="1" calcext:value-type="float">
            <text:p>1</text:p>
          </table:table-cell>
          <table:table-cell office:value-type="float" office:value="0.0738923225597118" calcext:value-type="float">
            <text:p>0.073892322559712</text:p>
          </table:table-cell>
          <table:table-cell table:formula="of:=IF([.H189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89]; 1)" office:value-type="float" office:value="189" calcext:value-type="float">
            <text:p>189</text:p>
          </table:table-cell>
          <table:table-cell office:value-type="float" office:value="0.918744244573294" calcext:value-type="float">
            <text:p>0.918744244573294</text:p>
          </table:table-cell>
          <table:table-cell table:formula="of:=IF([.B190]&lt;=0.5345;1; 0)" office:value-type="float" office:value="0" calcext:value-type="float">
            <text:p>0</text:p>
          </table:table-cell>
          <table:table-cell office:value-type="float" office:value="0.781614631030723" calcext:value-type="float">
            <text:p>0.781614631030723</text:p>
          </table:table-cell>
          <table:table-cell table:style-name="ce31" table:formula="of:=IF([.D190]&lt;=0.4473;1; 0)" office:value-type="float" office:value="0" calcext:value-type="float">
            <text:p>0</text:p>
          </table:table-cell>
          <table:table-cell office:value-type="float" office:value="0.36562759830055" calcext:value-type="float">
            <text:p>0.36562759830055</text:p>
          </table:table-cell>
          <table:table-cell table:formula="of:=IF([.F190]&lt;=0.6223;1;0)" office:value-type="float" office:value="1" calcext:value-type="float">
            <text:p>1</text:p>
          </table:table-cell>
          <table:table-cell office:value-type="float" office:value="0.312081137617908" calcext:value-type="float">
            <text:p>0.312081137617908</text:p>
          </table:table-cell>
          <table:table-cell table:formula="of:=IF([.H19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0]; 1)" office:value-type="float" office:value="190" calcext:value-type="float">
            <text:p>190</text:p>
          </table:table-cell>
          <table:table-cell office:value-type="float" office:value="0.638803421426836" calcext:value-type="float">
            <text:p>0.638803421426836</text:p>
          </table:table-cell>
          <table:table-cell table:formula="of:=IF([.B191]&lt;=0.5345;1; 0)" office:value-type="float" office:value="0" calcext:value-type="float">
            <text:p>0</text:p>
          </table:table-cell>
          <table:table-cell office:value-type="float" office:value="0.827648144968116" calcext:value-type="float">
            <text:p>0.827648144968116</text:p>
          </table:table-cell>
          <table:table-cell table:style-name="ce31" table:formula="of:=IF([.D191]&lt;=0.4473;1; 0)" office:value-type="float" office:value="0" calcext:value-type="float">
            <text:p>0</text:p>
          </table:table-cell>
          <table:table-cell office:value-type="float" office:value="0.465280096776011" calcext:value-type="float">
            <text:p>0.465280096776011</text:p>
          </table:table-cell>
          <table:table-cell table:formula="of:=IF([.F191]&lt;=0.6223;1;0)" office:value-type="float" office:value="1" calcext:value-type="float">
            <text:p>1</text:p>
          </table:table-cell>
          <table:table-cell office:value-type="float" office:value="0.295944864882034" calcext:value-type="float">
            <text:p>0.295944864882034</text:p>
          </table:table-cell>
          <table:table-cell table:formula="of:=IF([.H19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1]; 1)" office:value-type="float" office:value="191" calcext:value-type="float">
            <text:p>191</text:p>
          </table:table-cell>
          <table:table-cell office:value-type="float" office:value="0.279600310482098" calcext:value-type="float">
            <text:p>0.279600310482098</text:p>
          </table:table-cell>
          <table:table-cell table:formula="of:=IF([.B192]&lt;=0.5345;1; 0)" office:value-type="float" office:value="1" calcext:value-type="float">
            <text:p>1</text:p>
          </table:table-cell>
          <table:table-cell office:value-type="float" office:value="0.89056207779255" calcext:value-type="float">
            <text:p>0.89056207779255</text:p>
          </table:table-cell>
          <table:table-cell table:style-name="ce31" table:formula="of:=IF([.D192]&lt;=0.4473;1; 0)" office:value-type="float" office:value="0" calcext:value-type="float">
            <text:p>0</text:p>
          </table:table-cell>
          <table:table-cell office:value-type="float" office:value="0.405905170711326" calcext:value-type="float">
            <text:p>0.405905170711326</text:p>
          </table:table-cell>
          <table:table-cell table:formula="of:=IF([.F192]&lt;=0.6223;1;0)" office:value-type="float" office:value="1" calcext:value-type="float">
            <text:p>1</text:p>
          </table:table-cell>
          <table:table-cell office:value-type="float" office:value="0.711694911934869" calcext:value-type="float">
            <text:p>0.711694911934869</text:p>
          </table:table-cell>
          <table:table-cell table:formula="of:=IF([.H19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2]; 1)" office:value-type="float" office:value="192" calcext:value-type="float">
            <text:p>192</text:p>
          </table:table-cell>
          <table:table-cell office:value-type="float" office:value="0.0117582461483402" calcext:value-type="float">
            <text:p>0.01175824614834</text:p>
          </table:table-cell>
          <table:table-cell table:formula="of:=IF([.B193]&lt;=0.5345;1; 0)" office:value-type="float" office:value="1" calcext:value-type="float">
            <text:p>1</text:p>
          </table:table-cell>
          <table:table-cell office:value-type="float" office:value="0.891404084977633" calcext:value-type="float">
            <text:p>0.891404084977633</text:p>
          </table:table-cell>
          <table:table-cell table:style-name="ce31" table:formula="of:=IF([.D193]&lt;=0.4473;1; 0)" office:value-type="float" office:value="0" calcext:value-type="float">
            <text:p>0</text:p>
          </table:table-cell>
          <table:table-cell office:value-type="float" office:value="0.338965184983293" calcext:value-type="float">
            <text:p>0.338965184983293</text:p>
          </table:table-cell>
          <table:table-cell table:formula="of:=IF([.F193]&lt;=0.6223;1;0)" office:value-type="float" office:value="1" calcext:value-type="float">
            <text:p>1</text:p>
          </table:table-cell>
          <table:table-cell office:value-type="float" office:value="0.42195063932729" calcext:value-type="float">
            <text:p>0.42195063932729</text:p>
          </table:table-cell>
          <table:table-cell table:formula="of:=IF([.H19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3]; 1)" office:value-type="float" office:value="193" calcext:value-type="float">
            <text:p>193</text:p>
          </table:table-cell>
          <table:table-cell office:value-type="float" office:value="0.37034590992215" calcext:value-type="float">
            <text:p>0.37034590992215</text:p>
          </table:table-cell>
          <table:table-cell table:formula="of:=IF([.B194]&lt;=0.5345;1; 0)" office:value-type="float" office:value="1" calcext:value-type="float">
            <text:p>1</text:p>
          </table:table-cell>
          <table:table-cell office:value-type="float" office:value="0.747163009340378" calcext:value-type="float">
            <text:p>0.747163009340378</text:p>
          </table:table-cell>
          <table:table-cell table:style-name="ce31" table:formula="of:=IF([.D194]&lt;=0.4473;1; 0)" office:value-type="float" office:value="0" calcext:value-type="float">
            <text:p>0</text:p>
          </table:table-cell>
          <table:table-cell office:value-type="float" office:value="0.82908756670522" calcext:value-type="float">
            <text:p>0.82908756670522</text:p>
          </table:table-cell>
          <table:table-cell table:formula="of:=IF([.F194]&lt;=0.6223;1;0)" office:value-type="float" office:value="0" calcext:value-type="float">
            <text:p>0</text:p>
          </table:table-cell>
          <table:table-cell office:value-type="float" office:value="0.0671973536751663" calcext:value-type="float">
            <text:p>0.067197353675166</text:p>
          </table:table-cell>
          <table:table-cell table:formula="of:=IF([.H194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94]; 1)" office:value-type="float" office:value="194" calcext:value-type="float">
            <text:p>194</text:p>
          </table:table-cell>
          <table:table-cell office:value-type="float" office:value="0.416854985306792" calcext:value-type="float">
            <text:p>0.416854985306792</text:p>
          </table:table-cell>
          <table:table-cell table:formula="of:=IF([.B195]&lt;=0.5345;1; 0)" office:value-type="float" office:value="1" calcext:value-type="float">
            <text:p>1</text:p>
          </table:table-cell>
          <table:table-cell office:value-type="float" office:value="0.316896439505186" calcext:value-type="float">
            <text:p>0.316896439505186</text:p>
          </table:table-cell>
          <table:table-cell table:style-name="ce31" table:formula="of:=IF([.D195]&lt;=0.4473;1; 0)" office:value-type="float" office:value="1" calcext:value-type="float">
            <text:p>1</text:p>
          </table:table-cell>
          <table:table-cell office:value-type="float" office:value="0.426933175127714" calcext:value-type="float">
            <text:p>0.426933175127714</text:p>
          </table:table-cell>
          <table:table-cell table:formula="of:=IF([.F195]&lt;=0.6223;1;0)" office:value-type="float" office:value="1" calcext:value-type="float">
            <text:p>1</text:p>
          </table:table-cell>
          <table:table-cell office:value-type="float" office:value="0.0354856048637887" calcext:value-type="float">
            <text:p>0.035485604863789</text:p>
          </table:table-cell>
          <table:table-cell table:formula="of:=IF([.H195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195]; 1)" office:value-type="float" office:value="195" calcext:value-type="float">
            <text:p>195</text:p>
          </table:table-cell>
          <table:table-cell office:value-type="float" office:value="0.272995287081821" calcext:value-type="float">
            <text:p>0.272995287081821</text:p>
          </table:table-cell>
          <table:table-cell table:formula="of:=IF([.B196]&lt;=0.5345;1; 0)" office:value-type="float" office:value="1" calcext:value-type="float">
            <text:p>1</text:p>
          </table:table-cell>
          <table:table-cell office:value-type="float" office:value="0.388135912007022" calcext:value-type="float">
            <text:p>0.388135912007022</text:p>
          </table:table-cell>
          <table:table-cell table:style-name="ce31" table:formula="of:=IF([.D196]&lt;=0.4473;1; 0)" office:value-type="float" office:value="1" calcext:value-type="float">
            <text:p>1</text:p>
          </table:table-cell>
          <table:table-cell office:value-type="float" office:value="0.178869396908934" calcext:value-type="float">
            <text:p>0.178869396908934</text:p>
          </table:table-cell>
          <table:table-cell table:formula="of:=IF([.F196]&lt;=0.6223;1;0)" office:value-type="float" office:value="1" calcext:value-type="float">
            <text:p>1</text:p>
          </table:table-cell>
          <table:table-cell office:value-type="float" office:value="0.715827275522412" calcext:value-type="float">
            <text:p>0.715827275522412</text:p>
          </table:table-cell>
          <table:table-cell table:formula="of:=IF([.H19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6]; 1)" office:value-type="float" office:value="196" calcext:value-type="float">
            <text:p>196</text:p>
          </table:table-cell>
          <table:table-cell office:value-type="float" office:value="0.118846767244926" calcext:value-type="float">
            <text:p>0.118846767244926</text:p>
          </table:table-cell>
          <table:table-cell table:formula="of:=IF([.B197]&lt;=0.5345;1; 0)" office:value-type="float" office:value="1" calcext:value-type="float">
            <text:p>1</text:p>
          </table:table-cell>
          <table:table-cell office:value-type="float" office:value="0.0805479589416115" calcext:value-type="float">
            <text:p>0.080547958941612</text:p>
          </table:table-cell>
          <table:table-cell table:style-name="ce31" table:formula="of:=IF([.D197]&lt;=0.4473;1; 0)" office:value-type="float" office:value="1" calcext:value-type="float">
            <text:p>1</text:p>
          </table:table-cell>
          <table:table-cell office:value-type="float" office:value="0.863211347622269" calcext:value-type="float">
            <text:p>0.863211347622269</text:p>
          </table:table-cell>
          <table:table-cell table:formula="of:=IF([.F197]&lt;=0.6223;1;0)" office:value-type="float" office:value="0" calcext:value-type="float">
            <text:p>0</text:p>
          </table:table-cell>
          <table:table-cell office:value-type="float" office:value="0.299665151463253" calcext:value-type="float">
            <text:p>0.299665151463253</text:p>
          </table:table-cell>
          <table:table-cell table:formula="of:=IF([.H19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7]; 1)" office:value-type="float" office:value="197" calcext:value-type="float">
            <text:p>197</text:p>
          </table:table-cell>
          <table:table-cell office:value-type="float" office:value="0.283242476639957" calcext:value-type="float">
            <text:p>0.283242476639957</text:p>
          </table:table-cell>
          <table:table-cell table:formula="of:=IF([.B198]&lt;=0.5345;1; 0)" office:value-type="float" office:value="1" calcext:value-type="float">
            <text:p>1</text:p>
          </table:table-cell>
          <table:table-cell office:value-type="float" office:value="0.138583326899121" calcext:value-type="float">
            <text:p>0.138583326899121</text:p>
          </table:table-cell>
          <table:table-cell table:style-name="ce31" table:formula="of:=IF([.D198]&lt;=0.4473;1; 0)" office:value-type="float" office:value="1" calcext:value-type="float">
            <text:p>1</text:p>
          </table:table-cell>
          <table:table-cell office:value-type="float" office:value="0.199717328253595" calcext:value-type="float">
            <text:p>0.199717328253595</text:p>
          </table:table-cell>
          <table:table-cell table:formula="of:=IF([.F198]&lt;=0.6223;1;0)" office:value-type="float" office:value="1" calcext:value-type="float">
            <text:p>1</text:p>
          </table:table-cell>
          <table:table-cell office:value-type="float" office:value="0.986142773707619" calcext:value-type="float">
            <text:p>0.986142773707619</text:p>
          </table:table-cell>
          <table:table-cell table:formula="of:=IF([.H19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8]; 1)" office:value-type="float" office:value="198" calcext:value-type="float">
            <text:p>198</text:p>
          </table:table-cell>
          <table:table-cell office:value-type="float" office:value="0.941467980063148" calcext:value-type="float">
            <text:p>0.941467980063148</text:p>
          </table:table-cell>
          <table:table-cell table:formula="of:=IF([.B199]&lt;=0.5345;1; 0)" office:value-type="float" office:value="0" calcext:value-type="float">
            <text:p>0</text:p>
          </table:table-cell>
          <table:table-cell office:value-type="float" office:value="0.822200189844063" calcext:value-type="float">
            <text:p>0.822200189844063</text:p>
          </table:table-cell>
          <table:table-cell table:style-name="ce31" table:formula="of:=IF([.D199]&lt;=0.4473;1; 0)" office:value-type="float" office:value="0" calcext:value-type="float">
            <text:p>0</text:p>
          </table:table-cell>
          <table:table-cell office:value-type="float" office:value="0.822949444456573" calcext:value-type="float">
            <text:p>0.822949444456573</text:p>
          </table:table-cell>
          <table:table-cell table:formula="of:=IF([.F199]&lt;=0.6223;1;0)" office:value-type="float" office:value="0" calcext:value-type="float">
            <text:p>0</text:p>
          </table:table-cell>
          <table:table-cell office:value-type="float" office:value="0.866352233624646" calcext:value-type="float">
            <text:p>0.866352233624646</text:p>
          </table:table-cell>
          <table:table-cell table:formula="of:=IF([.H19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199]; 1)" office:value-type="float" office:value="199" calcext:value-type="float">
            <text:p>199</text:p>
          </table:table-cell>
          <table:table-cell office:value-type="float" office:value="0.323122640374338" calcext:value-type="float">
            <text:p>0.323122640374338</text:p>
          </table:table-cell>
          <table:table-cell table:formula="of:=IF([.B200]&lt;=0.5345;1; 0)" office:value-type="float" office:value="1" calcext:value-type="float">
            <text:p>1</text:p>
          </table:table-cell>
          <table:table-cell office:value-type="float" office:value="0.12157772598869" calcext:value-type="float">
            <text:p>0.12157772598869</text:p>
          </table:table-cell>
          <table:table-cell table:style-name="ce31" table:formula="of:=IF([.D200]&lt;=0.4473;1; 0)" office:value-type="float" office:value="1" calcext:value-type="float">
            <text:p>1</text:p>
          </table:table-cell>
          <table:table-cell office:value-type="float" office:value="0.960335911885286" calcext:value-type="float">
            <text:p>0.960335911885286</text:p>
          </table:table-cell>
          <table:table-cell table:formula="of:=IF([.F200]&lt;=0.6223;1;0)" office:value-type="float" office:value="0" calcext:value-type="float">
            <text:p>0</text:p>
          </table:table-cell>
          <table:table-cell office:value-type="float" office:value="0.813465104693903" calcext:value-type="float">
            <text:p>0.813465104693903</text:p>
          </table:table-cell>
          <table:table-cell table:formula="of:=IF([.H20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0]; 1)" office:value-type="float" office:value="200" calcext:value-type="float">
            <text:p>200</text:p>
          </table:table-cell>
          <table:table-cell office:value-type="float" office:value="0.42990935516821" calcext:value-type="float">
            <text:p>0.42990935516821</text:p>
          </table:table-cell>
          <table:table-cell table:formula="of:=IF([.B201]&lt;=0.5345;1; 0)" office:value-type="float" office:value="1" calcext:value-type="float">
            <text:p>1</text:p>
          </table:table-cell>
          <table:table-cell office:value-type="float" office:value="0.0928657147114568" calcext:value-type="float">
            <text:p>0.092865714711457</text:p>
          </table:table-cell>
          <table:table-cell table:style-name="ce31" table:formula="of:=IF([.D201]&lt;=0.4473;1; 0)" office:value-type="float" office:value="1" calcext:value-type="float">
            <text:p>1</text:p>
          </table:table-cell>
          <table:table-cell office:value-type="float" office:value="0.455657539935819" calcext:value-type="float">
            <text:p>0.455657539935819</text:p>
          </table:table-cell>
          <table:table-cell table:formula="of:=IF([.F201]&lt;=0.6223;1;0)" office:value-type="float" office:value="1" calcext:value-type="float">
            <text:p>1</text:p>
          </table:table-cell>
          <table:table-cell office:value-type="float" office:value="0.532290199010346" calcext:value-type="float">
            <text:p>0.532290199010346</text:p>
          </table:table-cell>
          <table:table-cell table:formula="of:=IF([.H20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1]; 1)" office:value-type="float" office:value="201" calcext:value-type="float">
            <text:p>201</text:p>
          </table:table-cell>
          <table:table-cell office:value-type="float" office:value="0.0289871402530671" calcext:value-type="float">
            <text:p>0.028987140253067</text:p>
          </table:table-cell>
          <table:table-cell table:formula="of:=IF([.B202]&lt;=0.5345;1; 0)" office:value-type="float" office:value="1" calcext:value-type="float">
            <text:p>1</text:p>
          </table:table-cell>
          <table:table-cell office:value-type="float" office:value="0.641243105724959" calcext:value-type="float">
            <text:p>0.641243105724959</text:p>
          </table:table-cell>
          <table:table-cell table:style-name="ce31" table:formula="of:=IF([.D202]&lt;=0.4473;1; 0)" office:value-type="float" office:value="0" calcext:value-type="float">
            <text:p>0</text:p>
          </table:table-cell>
          <table:table-cell office:value-type="float" office:value="0.0631632796939675" calcext:value-type="float">
            <text:p>0.063163279693968</text:p>
          </table:table-cell>
          <table:table-cell table:formula="of:=IF([.F202]&lt;=0.6223;1;0)" office:value-type="float" office:value="1" calcext:value-type="float">
            <text:p>1</text:p>
          </table:table-cell>
          <table:table-cell office:value-type="float" office:value="0.628751237423186" calcext:value-type="float">
            <text:p>0.628751237423186</text:p>
          </table:table-cell>
          <table:table-cell table:formula="of:=IF([.H20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2]; 1)" office:value-type="float" office:value="202" calcext:value-type="float">
            <text:p>202</text:p>
          </table:table-cell>
          <table:table-cell office:value-type="float" office:value="0.942964257665077" calcext:value-type="float">
            <text:p>0.942964257665077</text:p>
          </table:table-cell>
          <table:table-cell table:formula="of:=IF([.B203]&lt;=0.5345;1; 0)" office:value-type="float" office:value="0" calcext:value-type="float">
            <text:p>0</text:p>
          </table:table-cell>
          <table:table-cell office:value-type="float" office:value="0.186828949616777" calcext:value-type="float">
            <text:p>0.186828949616777</text:p>
          </table:table-cell>
          <table:table-cell table:style-name="ce31" table:formula="of:=IF([.D203]&lt;=0.4473;1; 0)" office:value-type="float" office:value="1" calcext:value-type="float">
            <text:p>1</text:p>
          </table:table-cell>
          <table:table-cell office:value-type="float" office:value="0.931247353393739" calcext:value-type="float">
            <text:p>0.931247353393739</text:p>
          </table:table-cell>
          <table:table-cell table:formula="of:=IF([.F203]&lt;=0.6223;1;0)" office:value-type="float" office:value="0" calcext:value-type="float">
            <text:p>0</text:p>
          </table:table-cell>
          <table:table-cell office:value-type="float" office:value="0.0509769123162426" calcext:value-type="float">
            <text:p>0.050976912316243</text:p>
          </table:table-cell>
          <table:table-cell table:formula="of:=IF([.H203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03]; 1)" office:value-type="float" office:value="203" calcext:value-type="float">
            <text:p>203</text:p>
          </table:table-cell>
          <table:table-cell office:value-type="float" office:value="0.38177299407356" calcext:value-type="float">
            <text:p>0.38177299407356</text:p>
          </table:table-cell>
          <table:table-cell table:formula="of:=IF([.B204]&lt;=0.5345;1; 0)" office:value-type="float" office:value="1" calcext:value-type="float">
            <text:p>1</text:p>
          </table:table-cell>
          <table:table-cell office:value-type="float" office:value="0.322742639471418" calcext:value-type="float">
            <text:p>0.322742639471418</text:p>
          </table:table-cell>
          <table:table-cell table:style-name="ce31" table:formula="of:=IF([.D204]&lt;=0.4473;1; 0)" office:value-type="float" office:value="1" calcext:value-type="float">
            <text:p>1</text:p>
          </table:table-cell>
          <table:table-cell office:value-type="float" office:value="0.0695104367102332" calcext:value-type="float">
            <text:p>0.069510436710233</text:p>
          </table:table-cell>
          <table:table-cell table:formula="of:=IF([.F204]&lt;=0.6223;1;0)" office:value-type="float" office:value="1" calcext:value-type="float">
            <text:p>1</text:p>
          </table:table-cell>
          <table:table-cell office:value-type="float" office:value="0.51706974156275" calcext:value-type="float">
            <text:p>0.51706974156275</text:p>
          </table:table-cell>
          <table:table-cell table:formula="of:=IF([.H20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4]; 1)" office:value-type="float" office:value="204" calcext:value-type="float">
            <text:p>204</text:p>
          </table:table-cell>
          <table:table-cell office:value-type="float" office:value="0.67865431068152" calcext:value-type="float">
            <text:p>0.67865431068152</text:p>
          </table:table-cell>
          <table:table-cell table:formula="of:=IF([.B205]&lt;=0.5345;1; 0)" office:value-type="float" office:value="0" calcext:value-type="float">
            <text:p>0</text:p>
          </table:table-cell>
          <table:table-cell office:value-type="float" office:value="0.347589685493777" calcext:value-type="float">
            <text:p>0.347589685493777</text:p>
          </table:table-cell>
          <table:table-cell table:style-name="ce31" table:formula="of:=IF([.D205]&lt;=0.4473;1; 0)" office:value-type="float" office:value="1" calcext:value-type="float">
            <text:p>1</text:p>
          </table:table-cell>
          <table:table-cell office:value-type="float" office:value="0.52049337760072" calcext:value-type="float">
            <text:p>0.52049337760072</text:p>
          </table:table-cell>
          <table:table-cell table:formula="of:=IF([.F205]&lt;=0.6223;1;0)" office:value-type="float" office:value="1" calcext:value-type="float">
            <text:p>1</text:p>
          </table:table-cell>
          <table:table-cell office:value-type="float" office:value="0.406790632789739" calcext:value-type="float">
            <text:p>0.406790632789739</text:p>
          </table:table-cell>
          <table:table-cell table:formula="of:=IF([.H20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5]; 1)" office:value-type="float" office:value="205" calcext:value-type="float">
            <text:p>205</text:p>
          </table:table-cell>
          <table:table-cell office:value-type="float" office:value="0.528579585537356" calcext:value-type="float">
            <text:p>0.528579585537356</text:p>
          </table:table-cell>
          <table:table-cell table:formula="of:=IF([.B206]&lt;=0.5345;1; 0)" office:value-type="float" office:value="1" calcext:value-type="float">
            <text:p>1</text:p>
          </table:table-cell>
          <table:table-cell office:value-type="float" office:value="0.512689060850597" calcext:value-type="float">
            <text:p>0.512689060850597</text:p>
          </table:table-cell>
          <table:table-cell table:style-name="ce31" table:formula="of:=IF([.D206]&lt;=0.4473;1; 0)" office:value-type="float" office:value="0" calcext:value-type="float">
            <text:p>0</text:p>
          </table:table-cell>
          <table:table-cell office:value-type="float" office:value="0.746555572723072" calcext:value-type="float">
            <text:p>0.746555572723072</text:p>
          </table:table-cell>
          <table:table-cell table:formula="of:=IF([.F206]&lt;=0.6223;1;0)" office:value-type="float" office:value="0" calcext:value-type="float">
            <text:p>0</text:p>
          </table:table-cell>
          <table:table-cell office:value-type="float" office:value="0.995390170247174" calcext:value-type="float">
            <text:p>0.995390170247174</text:p>
          </table:table-cell>
          <table:table-cell table:formula="of:=IF([.H20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6]; 1)" office:value-type="float" office:value="206" calcext:value-type="float">
            <text:p>206</text:p>
          </table:table-cell>
          <table:table-cell office:value-type="float" office:value="0.75245705802739" calcext:value-type="float">
            <text:p>0.75245705802739</text:p>
          </table:table-cell>
          <table:table-cell table:formula="of:=IF([.B207]&lt;=0.5345;1; 0)" office:value-type="float" office:value="0" calcext:value-type="float">
            <text:p>0</text:p>
          </table:table-cell>
          <table:table-cell office:value-type="float" office:value="0.718950727671096" calcext:value-type="float">
            <text:p>0.718950727671096</text:p>
          </table:table-cell>
          <table:table-cell table:style-name="ce31" table:formula="of:=IF([.D207]&lt;=0.4473;1; 0)" office:value-type="float" office:value="0" calcext:value-type="float">
            <text:p>0</text:p>
          </table:table-cell>
          <table:table-cell office:value-type="float" office:value="0.762087368390225" calcext:value-type="float">
            <text:p>0.762087368390225</text:p>
          </table:table-cell>
          <table:table-cell table:formula="of:=IF([.F207]&lt;=0.6223;1;0)" office:value-type="float" office:value="0" calcext:value-type="float">
            <text:p>0</text:p>
          </table:table-cell>
          <table:table-cell office:value-type="float" office:value="0.0278492040030207" calcext:value-type="float">
            <text:p>0.027849204003021</text:p>
          </table:table-cell>
          <table:table-cell table:formula="of:=IF([.H207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07]; 1)" office:value-type="float" office:value="207" calcext:value-type="float">
            <text:p>207</text:p>
          </table:table-cell>
          <table:table-cell office:value-type="float" office:value="0.757664503359768" calcext:value-type="float">
            <text:p>0.757664503359768</text:p>
          </table:table-cell>
          <table:table-cell table:formula="of:=IF([.B208]&lt;=0.5345;1; 0)" office:value-type="float" office:value="0" calcext:value-type="float">
            <text:p>0</text:p>
          </table:table-cell>
          <table:table-cell office:value-type="float" office:value="0.956971500055006" calcext:value-type="float">
            <text:p>0.956971500055006</text:p>
          </table:table-cell>
          <table:table-cell table:style-name="ce31" table:formula="of:=IF([.D208]&lt;=0.4473;1; 0)" office:value-type="float" office:value="0" calcext:value-type="float">
            <text:p>0</text:p>
          </table:table-cell>
          <table:table-cell office:value-type="float" office:value="0.679510710708188" calcext:value-type="float">
            <text:p>0.679510710708188</text:p>
          </table:table-cell>
          <table:table-cell table:formula="of:=IF([.F208]&lt;=0.6223;1;0)" office:value-type="float" office:value="0" calcext:value-type="float">
            <text:p>0</text:p>
          </table:table-cell>
          <table:table-cell office:value-type="float" office:value="0.733352542952353" calcext:value-type="float">
            <text:p>0.733352542952353</text:p>
          </table:table-cell>
          <table:table-cell table:formula="of:=IF([.H20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08]; 1)" office:value-type="float" office:value="208" calcext:value-type="float">
            <text:p>208</text:p>
          </table:table-cell>
          <table:table-cell office:value-type="float" office:value="0.855847095242078" calcext:value-type="float">
            <text:p>0.855847095242078</text:p>
          </table:table-cell>
          <table:table-cell table:formula="of:=IF([.B209]&lt;=0.5345;1; 0)" office:value-type="float" office:value="0" calcext:value-type="float">
            <text:p>0</text:p>
          </table:table-cell>
          <table:table-cell office:value-type="float" office:value="0.829622802749245" calcext:value-type="float">
            <text:p>0.829622802749245</text:p>
          </table:table-cell>
          <table:table-cell table:style-name="ce31" table:formula="of:=IF([.D209]&lt;=0.4473;1; 0)" office:value-type="float" office:value="0" calcext:value-type="float">
            <text:p>0</text:p>
          </table:table-cell>
          <table:table-cell office:value-type="float" office:value="0.158844540291589" calcext:value-type="float">
            <text:p>0.158844540291589</text:p>
          </table:table-cell>
          <table:table-cell table:formula="of:=IF([.F209]&lt;=0.6223;1;0)" office:value-type="float" office:value="1" calcext:value-type="float">
            <text:p>1</text:p>
          </table:table-cell>
          <table:table-cell office:value-type="float" office:value="0.00965368121211208" calcext:value-type="float">
            <text:p>0.009653681212112</text:p>
          </table:table-cell>
          <table:table-cell table:formula="of:=IF([.H209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09]; 1)" office:value-type="float" office:value="209" calcext:value-type="float">
            <text:p>209</text:p>
          </table:table-cell>
          <table:table-cell office:value-type="float" office:value="0.477081003596108" calcext:value-type="float">
            <text:p>0.477081003596108</text:p>
          </table:table-cell>
          <table:table-cell table:formula="of:=IF([.B210]&lt;=0.5345;1; 0)" office:value-type="float" office:value="1" calcext:value-type="float">
            <text:p>1</text:p>
          </table:table-cell>
          <table:table-cell office:value-type="float" office:value="0.270661670593151" calcext:value-type="float">
            <text:p>0.270661670593151</text:p>
          </table:table-cell>
          <table:table-cell table:style-name="ce31" table:formula="of:=IF([.D210]&lt;=0.4473;1; 0)" office:value-type="float" office:value="1" calcext:value-type="float">
            <text:p>1</text:p>
          </table:table-cell>
          <table:table-cell office:value-type="float" office:value="0.167435903865922" calcext:value-type="float">
            <text:p>0.167435903865922</text:p>
          </table:table-cell>
          <table:table-cell table:formula="of:=IF([.F210]&lt;=0.6223;1;0)" office:value-type="float" office:value="1" calcext:value-type="float">
            <text:p>1</text:p>
          </table:table-cell>
          <table:table-cell office:value-type="float" office:value="0.733695944523876" calcext:value-type="float">
            <text:p>0.733695944523876</text:p>
          </table:table-cell>
          <table:table-cell table:formula="of:=IF([.H21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0]; 1)" office:value-type="float" office:value="210" calcext:value-type="float">
            <text:p>210</text:p>
          </table:table-cell>
          <table:table-cell office:value-type="float" office:value="0.838981622599851" calcext:value-type="float">
            <text:p>0.838981622599851</text:p>
          </table:table-cell>
          <table:table-cell table:formula="of:=IF([.B211]&lt;=0.5345;1; 0)" office:value-type="float" office:value="0" calcext:value-type="float">
            <text:p>0</text:p>
          </table:table-cell>
          <table:table-cell office:value-type="float" office:value="0.688190909693818" calcext:value-type="float">
            <text:p>0.688190909693818</text:p>
          </table:table-cell>
          <table:table-cell table:style-name="ce31" table:formula="of:=IF([.D211]&lt;=0.4473;1; 0)" office:value-type="float" office:value="0" calcext:value-type="float">
            <text:p>0</text:p>
          </table:table-cell>
          <table:table-cell office:value-type="float" office:value="0.637433428681217" calcext:value-type="float">
            <text:p>0.637433428681217</text:p>
          </table:table-cell>
          <table:table-cell table:formula="of:=IF([.F211]&lt;=0.6223;1;0)" office:value-type="float" office:value="0" calcext:value-type="float">
            <text:p>0</text:p>
          </table:table-cell>
          <table:table-cell office:value-type="float" office:value="0.799181081254452" calcext:value-type="float">
            <text:p>0.799181081254452</text:p>
          </table:table-cell>
          <table:table-cell table:formula="of:=IF([.H21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1]; 1)" office:value-type="float" office:value="211" calcext:value-type="float">
            <text:p>211</text:p>
          </table:table-cell>
          <table:table-cell office:value-type="float" office:value="0.00737381739366194" calcext:value-type="float">
            <text:p>0.007373817393662</text:p>
          </table:table-cell>
          <table:table-cell table:formula="of:=IF([.B212]&lt;=0.5345;1; 0)" office:value-type="float" office:value="1" calcext:value-type="float">
            <text:p>1</text:p>
          </table:table-cell>
          <table:table-cell office:value-type="float" office:value="0.49046892533196" calcext:value-type="float">
            <text:p>0.49046892533196</text:p>
          </table:table-cell>
          <table:table-cell table:style-name="ce31" table:formula="of:=IF([.D212]&lt;=0.4473;1; 0)" office:value-type="float" office:value="0" calcext:value-type="float">
            <text:p>0</text:p>
          </table:table-cell>
          <table:table-cell office:value-type="float" office:value="0.502544735113791" calcext:value-type="float">
            <text:p>0.502544735113791</text:p>
          </table:table-cell>
          <table:table-cell table:formula="of:=IF([.F212]&lt;=0.6223;1;0)" office:value-type="float" office:value="1" calcext:value-type="float">
            <text:p>1</text:p>
          </table:table-cell>
          <table:table-cell office:value-type="float" office:value="0.827850585942814" calcext:value-type="float">
            <text:p>0.827850585942814</text:p>
          </table:table-cell>
          <table:table-cell table:formula="of:=IF([.H21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2]; 1)" office:value-type="float" office:value="212" calcext:value-type="float">
            <text:p>212</text:p>
          </table:table-cell>
          <table:table-cell office:value-type="float" office:value="0.477396652839704" calcext:value-type="float">
            <text:p>0.477396652839704</text:p>
          </table:table-cell>
          <table:table-cell table:formula="of:=IF([.B213]&lt;=0.5345;1; 0)" office:value-type="float" office:value="1" calcext:value-type="float">
            <text:p>1</text:p>
          </table:table-cell>
          <table:table-cell office:value-type="float" office:value="0.0894150238687318" calcext:value-type="float">
            <text:p>0.089415023868732</text:p>
          </table:table-cell>
          <table:table-cell table:style-name="ce31" table:formula="of:=IF([.D213]&lt;=0.4473;1; 0)" office:value-type="float" office:value="1" calcext:value-type="float">
            <text:p>1</text:p>
          </table:table-cell>
          <table:table-cell office:value-type="float" office:value="0.356467998963695" calcext:value-type="float">
            <text:p>0.356467998963695</text:p>
          </table:table-cell>
          <table:table-cell table:formula="of:=IF([.F213]&lt;=0.6223;1;0)" office:value-type="float" office:value="1" calcext:value-type="float">
            <text:p>1</text:p>
          </table:table-cell>
          <table:table-cell office:value-type="float" office:value="0.758317057696172" calcext:value-type="float">
            <text:p>0.758317057696172</text:p>
          </table:table-cell>
          <table:table-cell table:formula="of:=IF([.H21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3]; 1)" office:value-type="float" office:value="213" calcext:value-type="float">
            <text:p>213</text:p>
          </table:table-cell>
          <table:table-cell office:value-type="float" office:value="0.231221093975729" calcext:value-type="float">
            <text:p>0.231221093975729</text:p>
          </table:table-cell>
          <table:table-cell table:formula="of:=IF([.B214]&lt;=0.5345;1; 0)" office:value-type="float" office:value="1" calcext:value-type="float">
            <text:p>1</text:p>
          </table:table-cell>
          <table:table-cell office:value-type="float" office:value="0.801227349381164" calcext:value-type="float">
            <text:p>0.801227349381164</text:p>
          </table:table-cell>
          <table:table-cell table:style-name="ce31" table:formula="of:=IF([.D214]&lt;=0.4473;1; 0)" office:value-type="float" office:value="0" calcext:value-type="float">
            <text:p>0</text:p>
          </table:table-cell>
          <table:table-cell office:value-type="float" office:value="0.72921755773079" calcext:value-type="float">
            <text:p>0.72921755773079</text:p>
          </table:table-cell>
          <table:table-cell table:formula="of:=IF([.F214]&lt;=0.6223;1;0)" office:value-type="float" office:value="0" calcext:value-type="float">
            <text:p>0</text:p>
          </table:table-cell>
          <table:table-cell office:value-type="float" office:value="0.331718696875101" calcext:value-type="float">
            <text:p>0.331718696875101</text:p>
          </table:table-cell>
          <table:table-cell table:formula="of:=IF([.H21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4]; 1)" office:value-type="float" office:value="214" calcext:value-type="float">
            <text:p>214</text:p>
          </table:table-cell>
          <table:table-cell office:value-type="float" office:value="0.21903682640498" calcext:value-type="float">
            <text:p>0.21903682640498</text:p>
          </table:table-cell>
          <table:table-cell table:formula="of:=IF([.B215]&lt;=0.5345;1; 0)" office:value-type="float" office:value="1" calcext:value-type="float">
            <text:p>1</text:p>
          </table:table-cell>
          <table:table-cell office:value-type="float" office:value="0.435004413802905" calcext:value-type="float">
            <text:p>0.435004413802905</text:p>
          </table:table-cell>
          <table:table-cell table:style-name="ce31" table:formula="of:=IF([.D215]&lt;=0.4473;1; 0)" office:value-type="float" office:value="1" calcext:value-type="float">
            <text:p>1</text:p>
          </table:table-cell>
          <table:table-cell office:value-type="float" office:value="0.779775429657823" calcext:value-type="float">
            <text:p>0.779775429657823</text:p>
          </table:table-cell>
          <table:table-cell table:formula="of:=IF([.F215]&lt;=0.6223;1;0)" office:value-type="float" office:value="0" calcext:value-type="float">
            <text:p>0</text:p>
          </table:table-cell>
          <table:table-cell office:value-type="float" office:value="0.0990560398673449" calcext:value-type="float">
            <text:p>0.099056039867345</text:p>
          </table:table-cell>
          <table:table-cell table:formula="of:=IF([.H215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15]; 1)" office:value-type="float" office:value="215" calcext:value-type="float">
            <text:p>215</text:p>
          </table:table-cell>
          <table:table-cell office:value-type="float" office:value="0.800980115715238" calcext:value-type="float">
            <text:p>0.800980115715238</text:p>
          </table:table-cell>
          <table:table-cell table:formula="of:=IF([.B216]&lt;=0.5345;1; 0)" office:value-type="float" office:value="0" calcext:value-type="float">
            <text:p>0</text:p>
          </table:table-cell>
          <table:table-cell office:value-type="float" office:value="0.804315380557379" calcext:value-type="float">
            <text:p>0.804315380557379</text:p>
          </table:table-cell>
          <table:table-cell table:style-name="ce31" table:formula="of:=IF([.D216]&lt;=0.4473;1; 0)" office:value-type="float" office:value="0" calcext:value-type="float">
            <text:p>0</text:p>
          </table:table-cell>
          <table:table-cell office:value-type="float" office:value="0.689727891748108" calcext:value-type="float">
            <text:p>0.689727891748108</text:p>
          </table:table-cell>
          <table:table-cell table:formula="of:=IF([.F216]&lt;=0.6223;1;0)" office:value-type="float" office:value="0" calcext:value-type="float">
            <text:p>0</text:p>
          </table:table-cell>
          <table:table-cell office:value-type="float" office:value="0.679893940287778" calcext:value-type="float">
            <text:p>0.679893940287778</text:p>
          </table:table-cell>
          <table:table-cell table:formula="of:=IF([.H21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6]; 1)" office:value-type="float" office:value="216" calcext:value-type="float">
            <text:p>216</text:p>
          </table:table-cell>
          <table:table-cell office:value-type="float" office:value="0.463454187119106" calcext:value-type="float">
            <text:p>0.463454187119106</text:p>
          </table:table-cell>
          <table:table-cell table:formula="of:=IF([.B217]&lt;=0.5345;1; 0)" office:value-type="float" office:value="1" calcext:value-type="float">
            <text:p>1</text:p>
          </table:table-cell>
          <table:table-cell office:value-type="float" office:value="0.022721180260125" calcext:value-type="float">
            <text:p>0.022721180260125</text:p>
          </table:table-cell>
          <table:table-cell table:style-name="ce31" table:formula="of:=IF([.D217]&lt;=0.4473;1; 0)" office:value-type="float" office:value="1" calcext:value-type="float">
            <text:p>1</text:p>
          </table:table-cell>
          <table:table-cell office:value-type="float" office:value="0.183609603483898" calcext:value-type="float">
            <text:p>0.183609603483898</text:p>
          </table:table-cell>
          <table:table-cell table:formula="of:=IF([.F217]&lt;=0.6223;1;0)" office:value-type="float" office:value="1" calcext:value-type="float">
            <text:p>1</text:p>
          </table:table-cell>
          <table:table-cell office:value-type="float" office:value="0.326560781754125" calcext:value-type="float">
            <text:p>0.326560781754125</text:p>
          </table:table-cell>
          <table:table-cell table:formula="of:=IF([.H21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7]; 1)" office:value-type="float" office:value="217" calcext:value-type="float">
            <text:p>217</text:p>
          </table:table-cell>
          <table:table-cell office:value-type="float" office:value="0.0452073531349894" calcext:value-type="float">
            <text:p>0.045207353134989</text:p>
          </table:table-cell>
          <table:table-cell table:formula="of:=IF([.B218]&lt;=0.5345;1; 0)" office:value-type="float" office:value="1" calcext:value-type="float">
            <text:p>1</text:p>
          </table:table-cell>
          <table:table-cell office:value-type="float" office:value="0.851047515173603" calcext:value-type="float">
            <text:p>0.851047515173603</text:p>
          </table:table-cell>
          <table:table-cell table:style-name="ce31" table:formula="of:=IF([.D218]&lt;=0.4473;1; 0)" office:value-type="float" office:value="0" calcext:value-type="float">
            <text:p>0</text:p>
          </table:table-cell>
          <table:table-cell office:value-type="float" office:value="0.6289313008686" calcext:value-type="float">
            <text:p>0.6289313008686</text:p>
          </table:table-cell>
          <table:table-cell table:formula="of:=IF([.F218]&lt;=0.6223;1;0)" office:value-type="float" office:value="0" calcext:value-type="float">
            <text:p>0</text:p>
          </table:table-cell>
          <table:table-cell office:value-type="float" office:value="0.224630694492748" calcext:value-type="float">
            <text:p>0.224630694492748</text:p>
          </table:table-cell>
          <table:table-cell table:formula="of:=IF([.H21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8]; 1)" office:value-type="float" office:value="218" calcext:value-type="float">
            <text:p>218</text:p>
          </table:table-cell>
          <table:table-cell office:value-type="float" office:value="0.826336471330668" calcext:value-type="float">
            <text:p>0.826336471330668</text:p>
          </table:table-cell>
          <table:table-cell table:formula="of:=IF([.B219]&lt;=0.5345;1; 0)" office:value-type="float" office:value="0" calcext:value-type="float">
            <text:p>0</text:p>
          </table:table-cell>
          <table:table-cell office:value-type="float" office:value="0.20556206613365" calcext:value-type="float">
            <text:p>0.20556206613365</text:p>
          </table:table-cell>
          <table:table-cell table:style-name="ce31" table:formula="of:=IF([.D219]&lt;=0.4473;1; 0)" office:value-type="float" office:value="1" calcext:value-type="float">
            <text:p>1</text:p>
          </table:table-cell>
          <table:table-cell office:value-type="float" office:value="0.642621601012637" calcext:value-type="float">
            <text:p>0.642621601012637</text:p>
          </table:table-cell>
          <table:table-cell table:formula="of:=IF([.F219]&lt;=0.6223;1;0)" office:value-type="float" office:value="0" calcext:value-type="float">
            <text:p>0</text:p>
          </table:table-cell>
          <table:table-cell office:value-type="float" office:value="0.208914255315197" calcext:value-type="float">
            <text:p>0.208914255315197</text:p>
          </table:table-cell>
          <table:table-cell table:formula="of:=IF([.H21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19]; 1)" office:value-type="float" office:value="219" calcext:value-type="float">
            <text:p>219</text:p>
          </table:table-cell>
          <table:table-cell office:value-type="float" office:value="0.746950183385912" calcext:value-type="float">
            <text:p>0.746950183385912</text:p>
          </table:table-cell>
          <table:table-cell table:formula="of:=IF([.B220]&lt;=0.5345;1; 0)" office:value-type="float" office:value="0" calcext:value-type="float">
            <text:p>0</text:p>
          </table:table-cell>
          <table:table-cell office:value-type="float" office:value="0.604387037655187" calcext:value-type="float">
            <text:p>0.604387037655187</text:p>
          </table:table-cell>
          <table:table-cell table:style-name="ce31" table:formula="of:=IF([.D220]&lt;=0.4473;1; 0)" office:value-type="float" office:value="0" calcext:value-type="float">
            <text:p>0</text:p>
          </table:table-cell>
          <table:table-cell office:value-type="float" office:value="0.280530031348444" calcext:value-type="float">
            <text:p>0.280530031348444</text:p>
          </table:table-cell>
          <table:table-cell table:formula="of:=IF([.F220]&lt;=0.6223;1;0)" office:value-type="float" office:value="1" calcext:value-type="float">
            <text:p>1</text:p>
          </table:table-cell>
          <table:table-cell office:value-type="float" office:value="0.88802931011602" calcext:value-type="float">
            <text:p>0.88802931011602</text:p>
          </table:table-cell>
          <table:table-cell table:formula="of:=IF([.H22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0]; 1)" office:value-type="float" office:value="220" calcext:value-type="float">
            <text:p>220</text:p>
          </table:table-cell>
          <table:table-cell office:value-type="float" office:value="0.394546239361087" calcext:value-type="float">
            <text:p>0.394546239361087</text:p>
          </table:table-cell>
          <table:table-cell table:formula="of:=IF([.B221]&lt;=0.5345;1; 0)" office:value-type="float" office:value="1" calcext:value-type="float">
            <text:p>1</text:p>
          </table:table-cell>
          <table:table-cell office:value-type="float" office:value="0.24460197270783" calcext:value-type="float">
            <text:p>0.24460197270783</text:p>
          </table:table-cell>
          <table:table-cell table:style-name="ce31" table:formula="of:=IF([.D221]&lt;=0.4473;1; 0)" office:value-type="float" office:value="1" calcext:value-type="float">
            <text:p>1</text:p>
          </table:table-cell>
          <table:table-cell office:value-type="float" office:value="0.759251503342705" calcext:value-type="float">
            <text:p>0.759251503342705</text:p>
          </table:table-cell>
          <table:table-cell table:formula="of:=IF([.F221]&lt;=0.6223;1;0)" office:value-type="float" office:value="0" calcext:value-type="float">
            <text:p>0</text:p>
          </table:table-cell>
          <table:table-cell office:value-type="float" office:value="0.536280976970276" calcext:value-type="float">
            <text:p>0.536280976970276</text:p>
          </table:table-cell>
          <table:table-cell table:formula="of:=IF([.H22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1]; 1)" office:value-type="float" office:value="221" calcext:value-type="float">
            <text:p>221</text:p>
          </table:table-cell>
          <table:table-cell office:value-type="float" office:value="0.102643881853086" calcext:value-type="float">
            <text:p>0.102643881853086</text:p>
          </table:table-cell>
          <table:table-cell table:formula="of:=IF([.B222]&lt;=0.5345;1; 0)" office:value-type="float" office:value="1" calcext:value-type="float">
            <text:p>1</text:p>
          </table:table-cell>
          <table:table-cell office:value-type="float" office:value="0.177375008995107" calcext:value-type="float">
            <text:p>0.177375008995107</text:p>
          </table:table-cell>
          <table:table-cell table:style-name="ce31" table:formula="of:=IF([.D222]&lt;=0.4473;1; 0)" office:value-type="float" office:value="1" calcext:value-type="float">
            <text:p>1</text:p>
          </table:table-cell>
          <table:table-cell office:value-type="float" office:value="0.264299555303628" calcext:value-type="float">
            <text:p>0.264299555303628</text:p>
          </table:table-cell>
          <table:table-cell table:formula="of:=IF([.F222]&lt;=0.6223;1;0)" office:value-type="float" office:value="1" calcext:value-type="float">
            <text:p>1</text:p>
          </table:table-cell>
          <table:table-cell office:value-type="float" office:value="0.309535920738501" calcext:value-type="float">
            <text:p>0.309535920738501</text:p>
          </table:table-cell>
          <table:table-cell table:formula="of:=IF([.H22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2]; 1)" office:value-type="float" office:value="222" calcext:value-type="float">
            <text:p>222</text:p>
          </table:table-cell>
          <table:table-cell office:value-type="float" office:value="0.512577411952699" calcext:value-type="float">
            <text:p>0.512577411952699</text:p>
          </table:table-cell>
          <table:table-cell table:formula="of:=IF([.B223]&lt;=0.5345;1; 0)" office:value-type="float" office:value="1" calcext:value-type="float">
            <text:p>1</text:p>
          </table:table-cell>
          <table:table-cell office:value-type="float" office:value="0.829735755383468" calcext:value-type="float">
            <text:p>0.829735755383468</text:p>
          </table:table-cell>
          <table:table-cell table:style-name="ce31" table:formula="of:=IF([.D223]&lt;=0.4473;1; 0)" office:value-type="float" office:value="0" calcext:value-type="float">
            <text:p>0</text:p>
          </table:table-cell>
          <table:table-cell office:value-type="float" office:value="0.950220123025349" calcext:value-type="float">
            <text:p>0.950220123025349</text:p>
          </table:table-cell>
          <table:table-cell table:formula="of:=IF([.F223]&lt;=0.6223;1;0)" office:value-type="float" office:value="0" calcext:value-type="float">
            <text:p>0</text:p>
          </table:table-cell>
          <table:table-cell office:value-type="float" office:value="0.362420847681982" calcext:value-type="float">
            <text:p>0.362420847681982</text:p>
          </table:table-cell>
          <table:table-cell table:formula="of:=IF([.H22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3]; 1)" office:value-type="float" office:value="223" calcext:value-type="float">
            <text:p>223</text:p>
          </table:table-cell>
          <table:table-cell office:value-type="float" office:value="0.876612273604924" calcext:value-type="float">
            <text:p>0.876612273604924</text:p>
          </table:table-cell>
          <table:table-cell table:formula="of:=IF([.B224]&lt;=0.5345;1; 0)" office:value-type="float" office:value="0" calcext:value-type="float">
            <text:p>0</text:p>
          </table:table-cell>
          <table:table-cell office:value-type="float" office:value="0.689152487023359" calcext:value-type="float">
            <text:p>0.689152487023359</text:p>
          </table:table-cell>
          <table:table-cell table:style-name="ce31" table:formula="of:=IF([.D224]&lt;=0.4473;1; 0)" office:value-type="float" office:value="0" calcext:value-type="float">
            <text:p>0</text:p>
          </table:table-cell>
          <table:table-cell office:value-type="float" office:value="0.748758353256302" calcext:value-type="float">
            <text:p>0.748758353256302</text:p>
          </table:table-cell>
          <table:table-cell table:formula="of:=IF([.F224]&lt;=0.6223;1;0)" office:value-type="float" office:value="0" calcext:value-type="float">
            <text:p>0</text:p>
          </table:table-cell>
          <table:table-cell office:value-type="float" office:value="0.681472922247004" calcext:value-type="float">
            <text:p>0.681472922247004</text:p>
          </table:table-cell>
          <table:table-cell table:formula="of:=IF([.H22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4]; 1)" office:value-type="float" office:value="224" calcext:value-type="float">
            <text:p>224</text:p>
          </table:table-cell>
          <table:table-cell office:value-type="float" office:value="0.571896212253785" calcext:value-type="float">
            <text:p>0.571896212253785</text:p>
          </table:table-cell>
          <table:table-cell table:formula="of:=IF([.B225]&lt;=0.5345;1; 0)" office:value-type="float" office:value="0" calcext:value-type="float">
            <text:p>0</text:p>
          </table:table-cell>
          <table:table-cell office:value-type="float" office:value="0.705037270375076" calcext:value-type="float">
            <text:p>0.705037270375076</text:p>
          </table:table-cell>
          <table:table-cell table:style-name="ce31" table:formula="of:=IF([.D225]&lt;=0.4473;1; 0)" office:value-type="float" office:value="0" calcext:value-type="float">
            <text:p>0</text:p>
          </table:table-cell>
          <table:table-cell office:value-type="float" office:value="0.48295405293952" calcext:value-type="float">
            <text:p>0.48295405293952</text:p>
          </table:table-cell>
          <table:table-cell table:formula="of:=IF([.F225]&lt;=0.6223;1;0)" office:value-type="float" office:value="1" calcext:value-type="float">
            <text:p>1</text:p>
          </table:table-cell>
          <table:table-cell office:value-type="float" office:value="0.816384334652719" calcext:value-type="float">
            <text:p>0.816384334652719</text:p>
          </table:table-cell>
          <table:table-cell table:formula="of:=IF([.H22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5]; 1)" office:value-type="float" office:value="225" calcext:value-type="float">
            <text:p>225</text:p>
          </table:table-cell>
          <table:table-cell office:value-type="float" office:value="0.71141098507181" calcext:value-type="float">
            <text:p>0.71141098507181</text:p>
          </table:table-cell>
          <table:table-cell table:formula="of:=IF([.B226]&lt;=0.5345;1; 0)" office:value-type="float" office:value="0" calcext:value-type="float">
            <text:p>0</text:p>
          </table:table-cell>
          <table:table-cell office:value-type="float" office:value="0.595188320325896" calcext:value-type="float">
            <text:p>0.595188320325896</text:p>
          </table:table-cell>
          <table:table-cell table:style-name="ce31" table:formula="of:=IF([.D226]&lt;=0.4473;1; 0)" office:value-type="float" office:value="0" calcext:value-type="float">
            <text:p>0</text:p>
          </table:table-cell>
          <table:table-cell office:value-type="float" office:value="0.779719537548268" calcext:value-type="float">
            <text:p>0.779719537548268</text:p>
          </table:table-cell>
          <table:table-cell table:formula="of:=IF([.F226]&lt;=0.6223;1;0)" office:value-type="float" office:value="0" calcext:value-type="float">
            <text:p>0</text:p>
          </table:table-cell>
          <table:table-cell office:value-type="float" office:value="0.836550783655708" calcext:value-type="float">
            <text:p>0.836550783655708</text:p>
          </table:table-cell>
          <table:table-cell table:formula="of:=IF([.H22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6]; 1)" office:value-type="float" office:value="226" calcext:value-type="float">
            <text:p>226</text:p>
          </table:table-cell>
          <table:table-cell office:value-type="float" office:value="0.339289055531439" calcext:value-type="float">
            <text:p>0.339289055531439</text:p>
          </table:table-cell>
          <table:table-cell table:formula="of:=IF([.B227]&lt;=0.5345;1; 0)" office:value-type="float" office:value="1" calcext:value-type="float">
            <text:p>1</text:p>
          </table:table-cell>
          <table:table-cell office:value-type="float" office:value="0.270899198558721" calcext:value-type="float">
            <text:p>0.270899198558721</text:p>
          </table:table-cell>
          <table:table-cell table:style-name="ce31" table:formula="of:=IF([.D227]&lt;=0.4473;1; 0)" office:value-type="float" office:value="1" calcext:value-type="float">
            <text:p>1</text:p>
          </table:table-cell>
          <table:table-cell office:value-type="float" office:value="0.930671971801803" calcext:value-type="float">
            <text:p>0.930671971801803</text:p>
          </table:table-cell>
          <table:table-cell table:formula="of:=IF([.F227]&lt;=0.6223;1;0)" office:value-type="float" office:value="0" calcext:value-type="float">
            <text:p>0</text:p>
          </table:table-cell>
          <table:table-cell office:value-type="float" office:value="0.91320974848704" calcext:value-type="float">
            <text:p>0.91320974848704</text:p>
          </table:table-cell>
          <table:table-cell table:formula="of:=IF([.H22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7]; 1)" office:value-type="float" office:value="227" calcext:value-type="float">
            <text:p>227</text:p>
          </table:table-cell>
          <table:table-cell office:value-type="float" office:value="0.860636939069792" calcext:value-type="float">
            <text:p>0.860636939069792</text:p>
          </table:table-cell>
          <table:table-cell table:formula="of:=IF([.B228]&lt;=0.5345;1; 0)" office:value-type="float" office:value="0" calcext:value-type="float">
            <text:p>0</text:p>
          </table:table-cell>
          <table:table-cell office:value-type="float" office:value="0.606260491119738" calcext:value-type="float">
            <text:p>0.606260491119738</text:p>
          </table:table-cell>
          <table:table-cell table:style-name="ce31" table:formula="of:=IF([.D228]&lt;=0.4473;1; 0)" office:value-type="float" office:value="0" calcext:value-type="float">
            <text:p>0</text:p>
          </table:table-cell>
          <table:table-cell office:value-type="float" office:value="0.935145610563455" calcext:value-type="float">
            <text:p>0.935145610563455</text:p>
          </table:table-cell>
          <table:table-cell table:formula="of:=IF([.F228]&lt;=0.6223;1;0)" office:value-type="float" office:value="0" calcext:value-type="float">
            <text:p>0</text:p>
          </table:table-cell>
          <table:table-cell office:value-type="float" office:value="0.894922276450853" calcext:value-type="float">
            <text:p>0.894922276450853</text:p>
          </table:table-cell>
          <table:table-cell table:formula="of:=IF([.H22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8]; 1)" office:value-type="float" office:value="228" calcext:value-type="float">
            <text:p>228</text:p>
          </table:table-cell>
          <table:table-cell office:value-type="float" office:value="0.876472434510184" calcext:value-type="float">
            <text:p>0.876472434510184</text:p>
          </table:table-cell>
          <table:table-cell table:formula="of:=IF([.B229]&lt;=0.5345;1; 0)" office:value-type="float" office:value="0" calcext:value-type="float">
            <text:p>0</text:p>
          </table:table-cell>
          <table:table-cell office:value-type="float" office:value="0.432779182686778" calcext:value-type="float">
            <text:p>0.432779182686778</text:p>
          </table:table-cell>
          <table:table-cell table:style-name="ce31" table:formula="of:=IF([.D229]&lt;=0.4473;1; 0)" office:value-type="float" office:value="1" calcext:value-type="float">
            <text:p>1</text:p>
          </table:table-cell>
          <table:table-cell office:value-type="float" office:value="0.569722827026473" calcext:value-type="float">
            <text:p>0.569722827026473</text:p>
          </table:table-cell>
          <table:table-cell table:formula="of:=IF([.F229]&lt;=0.6223;1;0)" office:value-type="float" office:value="1" calcext:value-type="float">
            <text:p>1</text:p>
          </table:table-cell>
          <table:table-cell office:value-type="float" office:value="0.514111873669875" calcext:value-type="float">
            <text:p>0.514111873669875</text:p>
          </table:table-cell>
          <table:table-cell table:formula="of:=IF([.H22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29]; 1)" office:value-type="float" office:value="229" calcext:value-type="float">
            <text:p>229</text:p>
          </table:table-cell>
          <table:table-cell office:value-type="float" office:value="0.10355305461229" calcext:value-type="float">
            <text:p>0.10355305461229</text:p>
          </table:table-cell>
          <table:table-cell table:formula="of:=IF([.B230]&lt;=0.5345;1; 0)" office:value-type="float" office:value="1" calcext:value-type="float">
            <text:p>1</text:p>
          </table:table-cell>
          <table:table-cell office:value-type="float" office:value="0.782943837796509" calcext:value-type="float">
            <text:p>0.782943837796509</text:p>
          </table:table-cell>
          <table:table-cell table:style-name="ce31" table:formula="of:=IF([.D230]&lt;=0.4473;1; 0)" office:value-type="float" office:value="0" calcext:value-type="float">
            <text:p>0</text:p>
          </table:table-cell>
          <table:table-cell office:value-type="float" office:value="0.174526502184856" calcext:value-type="float">
            <text:p>0.174526502184856</text:p>
          </table:table-cell>
          <table:table-cell table:formula="of:=IF([.F230]&lt;=0.6223;1;0)" office:value-type="float" office:value="1" calcext:value-type="float">
            <text:p>1</text:p>
          </table:table-cell>
          <table:table-cell office:value-type="float" office:value="0.0242091389531877" calcext:value-type="float">
            <text:p>0.024209138953188</text:p>
          </table:table-cell>
          <table:table-cell table:formula="of:=IF([.H23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30]; 1)" office:value-type="float" office:value="230" calcext:value-type="float">
            <text:p>230</text:p>
          </table:table-cell>
          <table:table-cell office:value-type="float" office:value="0.216336882543967" calcext:value-type="float">
            <text:p>0.216336882543967</text:p>
          </table:table-cell>
          <table:table-cell table:formula="of:=IF([.B231]&lt;=0.5345;1; 0)" office:value-type="float" office:value="1" calcext:value-type="float">
            <text:p>1</text:p>
          </table:table-cell>
          <table:table-cell office:value-type="float" office:value="0.893644284453452" calcext:value-type="float">
            <text:p>0.893644284453452</text:p>
          </table:table-cell>
          <table:table-cell table:style-name="ce31" table:formula="of:=IF([.D231]&lt;=0.4473;1; 0)" office:value-type="float" office:value="0" calcext:value-type="float">
            <text:p>0</text:p>
          </table:table-cell>
          <table:table-cell office:value-type="float" office:value="0.0244470189015524" calcext:value-type="float">
            <text:p>0.024447018901553</text:p>
          </table:table-cell>
          <table:table-cell table:formula="of:=IF([.F231]&lt;=0.6223;1;0)" office:value-type="float" office:value="1" calcext:value-type="float">
            <text:p>1</text:p>
          </table:table-cell>
          <table:table-cell office:value-type="float" office:value="0.826690763097186" calcext:value-type="float">
            <text:p>0.826690763097186</text:p>
          </table:table-cell>
          <table:table-cell table:formula="of:=IF([.H23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1]; 1)" office:value-type="float" office:value="231" calcext:value-type="float">
            <text:p>231</text:p>
          </table:table-cell>
          <table:table-cell office:value-type="float" office:value="0.0582635432125266" calcext:value-type="float">
            <text:p>0.058263543212527</text:p>
          </table:table-cell>
          <table:table-cell table:formula="of:=IF([.B232]&lt;=0.5345;1; 0)" office:value-type="float" office:value="1" calcext:value-type="float">
            <text:p>1</text:p>
          </table:table-cell>
          <table:table-cell office:value-type="float" office:value="0.554028355015441" calcext:value-type="float">
            <text:p>0.554028355015441</text:p>
          </table:table-cell>
          <table:table-cell table:style-name="ce31" table:formula="of:=IF([.D232]&lt;=0.4473;1; 0)" office:value-type="float" office:value="0" calcext:value-type="float">
            <text:p>0</text:p>
          </table:table-cell>
          <table:table-cell office:value-type="float" office:value="0.931027049727382" calcext:value-type="float">
            <text:p>0.931027049727382</text:p>
          </table:table-cell>
          <table:table-cell table:formula="of:=IF([.F232]&lt;=0.6223;1;0)" office:value-type="float" office:value="0" calcext:value-type="float">
            <text:p>0</text:p>
          </table:table-cell>
          <table:table-cell office:value-type="float" office:value="0.572065573866788" calcext:value-type="float">
            <text:p>0.572065573866788</text:p>
          </table:table-cell>
          <table:table-cell table:formula="of:=IF([.H23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2]; 1)" office:value-type="float" office:value="232" calcext:value-type="float">
            <text:p>232</text:p>
          </table:table-cell>
          <table:table-cell office:value-type="float" office:value="0.894932006835241" calcext:value-type="float">
            <text:p>0.894932006835241</text:p>
          </table:table-cell>
          <table:table-cell table:formula="of:=IF([.B233]&lt;=0.5345;1; 0)" office:value-type="float" office:value="0" calcext:value-type="float">
            <text:p>0</text:p>
          </table:table-cell>
          <table:table-cell office:value-type="float" office:value="0.939579632406786" calcext:value-type="float">
            <text:p>0.939579632406786</text:p>
          </table:table-cell>
          <table:table-cell table:style-name="ce31" table:formula="of:=IF([.D233]&lt;=0.4473;1; 0)" office:value-type="float" office:value="0" calcext:value-type="float">
            <text:p>0</text:p>
          </table:table-cell>
          <table:table-cell office:value-type="float" office:value="0.23680843610257" calcext:value-type="float">
            <text:p>0.23680843610257</text:p>
          </table:table-cell>
          <table:table-cell table:formula="of:=IF([.F233]&lt;=0.6223;1;0)" office:value-type="float" office:value="1" calcext:value-type="float">
            <text:p>1</text:p>
          </table:table-cell>
          <table:table-cell office:value-type="float" office:value="0.684921262085008" calcext:value-type="float">
            <text:p>0.684921262085008</text:p>
          </table:table-cell>
          <table:table-cell table:formula="of:=IF([.H23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3]; 1)" office:value-type="float" office:value="233" calcext:value-type="float">
            <text:p>233</text:p>
          </table:table-cell>
          <table:table-cell office:value-type="float" office:value="0.513666803489911" calcext:value-type="float">
            <text:p>0.513666803489911</text:p>
          </table:table-cell>
          <table:table-cell table:formula="of:=IF([.B234]&lt;=0.5345;1; 0)" office:value-type="float" office:value="1" calcext:value-type="float">
            <text:p>1</text:p>
          </table:table-cell>
          <table:table-cell office:value-type="float" office:value="0.98674774249218" calcext:value-type="float">
            <text:p>0.98674774249218</text:p>
          </table:table-cell>
          <table:table-cell table:style-name="ce31" table:formula="of:=IF([.D234]&lt;=0.4473;1; 0)" office:value-type="float" office:value="0" calcext:value-type="float">
            <text:p>0</text:p>
          </table:table-cell>
          <table:table-cell office:value-type="float" office:value="0.811945797596038" calcext:value-type="float">
            <text:p>0.811945797596038</text:p>
          </table:table-cell>
          <table:table-cell table:formula="of:=IF([.F234]&lt;=0.6223;1;0)" office:value-type="float" office:value="0" calcext:value-type="float">
            <text:p>0</text:p>
          </table:table-cell>
          <table:table-cell office:value-type="float" office:value="0.0333772692507863" calcext:value-type="float">
            <text:p>0.033377269250786</text:p>
          </table:table-cell>
          <table:table-cell table:formula="of:=IF([.H234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34]; 1)" office:value-type="float" office:value="234" calcext:value-type="float">
            <text:p>234</text:p>
          </table:table-cell>
          <table:table-cell office:value-type="float" office:value="0.744410072468621" calcext:value-type="float">
            <text:p>0.744410072468621</text:p>
          </table:table-cell>
          <table:table-cell table:formula="of:=IF([.B235]&lt;=0.5345;1; 0)" office:value-type="float" office:value="0" calcext:value-type="float">
            <text:p>0</text:p>
          </table:table-cell>
          <table:table-cell office:value-type="float" office:value="0.0191455559749957" calcext:value-type="float">
            <text:p>0.019145555974996</text:p>
          </table:table-cell>
          <table:table-cell table:style-name="ce31" table:formula="of:=IF([.D235]&lt;=0.4473;1; 0)" office:value-type="float" office:value="1" calcext:value-type="float">
            <text:p>1</text:p>
          </table:table-cell>
          <table:table-cell office:value-type="float" office:value="0.429418942061229" calcext:value-type="float">
            <text:p>0.429418942061229</text:p>
          </table:table-cell>
          <table:table-cell table:formula="of:=IF([.F235]&lt;=0.6223;1;0)" office:value-type="float" office:value="1" calcext:value-type="float">
            <text:p>1</text:p>
          </table:table-cell>
          <table:table-cell office:value-type="float" office:value="0.601053104322504" calcext:value-type="float">
            <text:p>0.601053104322504</text:p>
          </table:table-cell>
          <table:table-cell table:formula="of:=IF([.H23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5]; 1)" office:value-type="float" office:value="235" calcext:value-type="float">
            <text:p>235</text:p>
          </table:table-cell>
          <table:table-cell office:value-type="float" office:value="0.184581014768141" calcext:value-type="float">
            <text:p>0.184581014768141</text:p>
          </table:table-cell>
          <table:table-cell table:formula="of:=IF([.B236]&lt;=0.5345;1; 0)" office:value-type="float" office:value="1" calcext:value-type="float">
            <text:p>1</text:p>
          </table:table-cell>
          <table:table-cell office:value-type="float" office:value="0.865386129093736" calcext:value-type="float">
            <text:p>0.865386129093736</text:p>
          </table:table-cell>
          <table:table-cell table:style-name="ce31" table:formula="of:=IF([.D236]&lt;=0.4473;1; 0)" office:value-type="float" office:value="0" calcext:value-type="float">
            <text:p>0</text:p>
          </table:table-cell>
          <table:table-cell office:value-type="float" office:value="0.283254127140823" calcext:value-type="float">
            <text:p>0.283254127140823</text:p>
          </table:table-cell>
          <table:table-cell table:formula="of:=IF([.F236]&lt;=0.6223;1;0)" office:value-type="float" office:value="1" calcext:value-type="float">
            <text:p>1</text:p>
          </table:table-cell>
          <table:table-cell office:value-type="float" office:value="0.377384371275988" calcext:value-type="float">
            <text:p>0.377384371275988</text:p>
          </table:table-cell>
          <table:table-cell table:formula="of:=IF([.H23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6]; 1)" office:value-type="float" office:value="236" calcext:value-type="float">
            <text:p>236</text:p>
          </table:table-cell>
          <table:table-cell office:value-type="float" office:value="0.160514134892446" calcext:value-type="float">
            <text:p>0.160514134892446</text:p>
          </table:table-cell>
          <table:table-cell table:formula="of:=IF([.B237]&lt;=0.5345;1; 0)" office:value-type="float" office:value="1" calcext:value-type="float">
            <text:p>1</text:p>
          </table:table-cell>
          <table:table-cell office:value-type="float" office:value="0.868685509275221" calcext:value-type="float">
            <text:p>0.868685509275221</text:p>
          </table:table-cell>
          <table:table-cell table:style-name="ce31" table:formula="of:=IF([.D237]&lt;=0.4473;1; 0)" office:value-type="float" office:value="0" calcext:value-type="float">
            <text:p>0</text:p>
          </table:table-cell>
          <table:table-cell office:value-type="float" office:value="0.986073108323088" calcext:value-type="float">
            <text:p>0.986073108323088</text:p>
          </table:table-cell>
          <table:table-cell table:formula="of:=IF([.F237]&lt;=0.6223;1;0)" office:value-type="float" office:value="0" calcext:value-type="float">
            <text:p>0</text:p>
          </table:table-cell>
          <table:table-cell office:value-type="float" office:value="0.984127191986999" calcext:value-type="float">
            <text:p>0.984127191986999</text:p>
          </table:table-cell>
          <table:table-cell table:formula="of:=IF([.H23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7]; 1)" office:value-type="float" office:value="237" calcext:value-type="float">
            <text:p>237</text:p>
          </table:table-cell>
          <table:table-cell office:value-type="float" office:value="0.596978078822853" calcext:value-type="float">
            <text:p>0.596978078822853</text:p>
          </table:table-cell>
          <table:table-cell table:formula="of:=IF([.B238]&lt;=0.5345;1; 0)" office:value-type="float" office:value="0" calcext:value-type="float">
            <text:p>0</text:p>
          </table:table-cell>
          <table:table-cell office:value-type="float" office:value="0.697318540384533" calcext:value-type="float">
            <text:p>0.697318540384533</text:p>
          </table:table-cell>
          <table:table-cell table:style-name="ce31" table:formula="of:=IF([.D238]&lt;=0.4473;1; 0)" office:value-type="float" office:value="0" calcext:value-type="float">
            <text:p>0</text:p>
          </table:table-cell>
          <table:table-cell office:value-type="float" office:value="0.613432668383984" calcext:value-type="float">
            <text:p>0.613432668383984</text:p>
          </table:table-cell>
          <table:table-cell table:formula="of:=IF([.F238]&lt;=0.6223;1;0)" office:value-type="float" office:value="1" calcext:value-type="float">
            <text:p>1</text:p>
          </table:table-cell>
          <table:table-cell office:value-type="float" office:value="0.126247578899219" calcext:value-type="float">
            <text:p>0.126247578899219</text:p>
          </table:table-cell>
          <table:table-cell table:formula="of:=IF([.H238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38]; 1)" office:value-type="float" office:value="238" calcext:value-type="float">
            <text:p>238</text:p>
          </table:table-cell>
          <table:table-cell office:value-type="float" office:value="0.326831715759915" calcext:value-type="float">
            <text:p>0.326831715759915</text:p>
          </table:table-cell>
          <table:table-cell table:formula="of:=IF([.B239]&lt;=0.5345;1; 0)" office:value-type="float" office:value="1" calcext:value-type="float">
            <text:p>1</text:p>
          </table:table-cell>
          <table:table-cell office:value-type="float" office:value="0.967788400989383" calcext:value-type="float">
            <text:p>0.967788400989383</text:p>
          </table:table-cell>
          <table:table-cell table:style-name="ce31" table:formula="of:=IF([.D239]&lt;=0.4473;1; 0)" office:value-type="float" office:value="0" calcext:value-type="float">
            <text:p>0</text:p>
          </table:table-cell>
          <table:table-cell office:value-type="float" office:value="0.203884140667963" calcext:value-type="float">
            <text:p>0.203884140667963</text:p>
          </table:table-cell>
          <table:table-cell table:formula="of:=IF([.F239]&lt;=0.6223;1;0)" office:value-type="float" office:value="1" calcext:value-type="float">
            <text:p>1</text:p>
          </table:table-cell>
          <table:table-cell office:value-type="float" office:value="0.422793669704914" calcext:value-type="float">
            <text:p>0.422793669704914</text:p>
          </table:table-cell>
          <table:table-cell table:formula="of:=IF([.H23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39]; 1)" office:value-type="float" office:value="239" calcext:value-type="float">
            <text:p>239</text:p>
          </table:table-cell>
          <table:table-cell office:value-type="float" office:value="0.721992252849604" calcext:value-type="float">
            <text:p>0.721992252849604</text:p>
          </table:table-cell>
          <table:table-cell table:formula="of:=IF([.B240]&lt;=0.5345;1; 0)" office:value-type="float" office:value="0" calcext:value-type="float">
            <text:p>0</text:p>
          </table:table-cell>
          <table:table-cell office:value-type="float" office:value="0.0495265309533062" calcext:value-type="float">
            <text:p>0.049526530953306</text:p>
          </table:table-cell>
          <table:table-cell table:style-name="ce31" table:formula="of:=IF([.D240]&lt;=0.4473;1; 0)" office:value-type="float" office:value="1" calcext:value-type="float">
            <text:p>1</text:p>
          </table:table-cell>
          <table:table-cell office:value-type="float" office:value="0.227406485123792" calcext:value-type="float">
            <text:p>0.227406485123792</text:p>
          </table:table-cell>
          <table:table-cell table:formula="of:=IF([.F240]&lt;=0.6223;1;0)" office:value-type="float" office:value="1" calcext:value-type="float">
            <text:p>1</text:p>
          </table:table-cell>
          <table:table-cell office:value-type="float" office:value="0.0163533688242349" calcext:value-type="float">
            <text:p>0.016353368824235</text:p>
          </table:table-cell>
          <table:table-cell table:formula="of:=IF([.H240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40]; 1)" office:value-type="float" office:value="240" calcext:value-type="float">
            <text:p>240</text:p>
          </table:table-cell>
          <table:table-cell office:value-type="float" office:value="0.643068479300935" calcext:value-type="float">
            <text:p>0.643068479300935</text:p>
          </table:table-cell>
          <table:table-cell table:formula="of:=IF([.B241]&lt;=0.5345;1; 0)" office:value-type="float" office:value="0" calcext:value-type="float">
            <text:p>0</text:p>
          </table:table-cell>
          <table:table-cell office:value-type="float" office:value="0.929501900041186" calcext:value-type="float">
            <text:p>0.929501900041186</text:p>
          </table:table-cell>
          <table:table-cell table:style-name="ce31" table:formula="of:=IF([.D241]&lt;=0.4473;1; 0)" office:value-type="float" office:value="0" calcext:value-type="float">
            <text:p>0</text:p>
          </table:table-cell>
          <table:table-cell office:value-type="float" office:value="0.301534507107961" calcext:value-type="float">
            <text:p>0.301534507107961</text:p>
          </table:table-cell>
          <table:table-cell table:formula="of:=IF([.F241]&lt;=0.6223;1;0)" office:value-type="float" office:value="1" calcext:value-type="float">
            <text:p>1</text:p>
          </table:table-cell>
          <table:table-cell office:value-type="float" office:value="0.936819443210086" calcext:value-type="float">
            <text:p>0.936819443210086</text:p>
          </table:table-cell>
          <table:table-cell table:formula="of:=IF([.H24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1]; 1)" office:value-type="float" office:value="241" calcext:value-type="float">
            <text:p>241</text:p>
          </table:table-cell>
          <table:table-cell office:value-type="float" office:value="0.792239776422081" calcext:value-type="float">
            <text:p>0.792239776422081</text:p>
          </table:table-cell>
          <table:table-cell table:formula="of:=IF([.B242]&lt;=0.5345;1; 0)" office:value-type="float" office:value="0" calcext:value-type="float">
            <text:p>0</text:p>
          </table:table-cell>
          <table:table-cell office:value-type="float" office:value="0.964931928839642" calcext:value-type="float">
            <text:p>0.964931928839642</text:p>
          </table:table-cell>
          <table:table-cell table:style-name="ce31" table:formula="of:=IF([.D242]&lt;=0.4473;1; 0)" office:value-type="float" office:value="0" calcext:value-type="float">
            <text:p>0</text:p>
          </table:table-cell>
          <table:table-cell office:value-type="float" office:value="0.700637198792969" calcext:value-type="float">
            <text:p>0.700637198792969</text:p>
          </table:table-cell>
          <table:table-cell table:formula="of:=IF([.F242]&lt;=0.6223;1;0)" office:value-type="float" office:value="0" calcext:value-type="float">
            <text:p>0</text:p>
          </table:table-cell>
          <table:table-cell office:value-type="float" office:value="0.935612207397517" calcext:value-type="float">
            <text:p>0.935612207397517</text:p>
          </table:table-cell>
          <table:table-cell table:formula="of:=IF([.H24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2]; 1)" office:value-type="float" office:value="242" calcext:value-type="float">
            <text:p>242</text:p>
          </table:table-cell>
          <table:table-cell office:value-type="float" office:value="0.230287211863843" calcext:value-type="float">
            <text:p>0.230287211863843</text:p>
          </table:table-cell>
          <table:table-cell table:formula="of:=IF([.B243]&lt;=0.5345;1; 0)" office:value-type="float" office:value="1" calcext:value-type="float">
            <text:p>1</text:p>
          </table:table-cell>
          <table:table-cell office:value-type="float" office:value="0.324809318041518" calcext:value-type="float">
            <text:p>0.324809318041518</text:p>
          </table:table-cell>
          <table:table-cell table:style-name="ce31" table:formula="of:=IF([.D243]&lt;=0.4473;1; 0)" office:value-type="float" office:value="1" calcext:value-type="float">
            <text:p>1</text:p>
          </table:table-cell>
          <table:table-cell office:value-type="float" office:value="0.290632774618374" calcext:value-type="float">
            <text:p>0.290632774618374</text:p>
          </table:table-cell>
          <table:table-cell table:formula="of:=IF([.F243]&lt;=0.6223;1;0)" office:value-type="float" office:value="1" calcext:value-type="float">
            <text:p>1</text:p>
          </table:table-cell>
          <table:table-cell office:value-type="float" office:value="0.218543555904298" calcext:value-type="float">
            <text:p>0.218543555904298</text:p>
          </table:table-cell>
          <table:table-cell table:formula="of:=IF([.H24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3]; 1)" office:value-type="float" office:value="243" calcext:value-type="float">
            <text:p>243</text:p>
          </table:table-cell>
          <table:table-cell office:value-type="float" office:value="0.199061428058382" calcext:value-type="float">
            <text:p>0.199061428058382</text:p>
          </table:table-cell>
          <table:table-cell table:formula="of:=IF([.B244]&lt;=0.5345;1; 0)" office:value-type="float" office:value="1" calcext:value-type="float">
            <text:p>1</text:p>
          </table:table-cell>
          <table:table-cell office:value-type="float" office:value="0.160456293310899" calcext:value-type="float">
            <text:p>0.160456293310899</text:p>
          </table:table-cell>
          <table:table-cell table:style-name="ce31" table:formula="of:=IF([.D244]&lt;=0.4473;1; 0)" office:value-type="float" office:value="1" calcext:value-type="float">
            <text:p>1</text:p>
          </table:table-cell>
          <table:table-cell office:value-type="float" office:value="0.524528196177833" calcext:value-type="float">
            <text:p>0.524528196177833</text:p>
          </table:table-cell>
          <table:table-cell table:formula="of:=IF([.F244]&lt;=0.6223;1;0)" office:value-type="float" office:value="1" calcext:value-type="float">
            <text:p>1</text:p>
          </table:table-cell>
          <table:table-cell office:value-type="float" office:value="0.290898902525451" calcext:value-type="float">
            <text:p>0.290898902525451</text:p>
          </table:table-cell>
          <table:table-cell table:formula="of:=IF([.H24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4]; 1)" office:value-type="float" office:value="244" calcext:value-type="float">
            <text:p>244</text:p>
          </table:table-cell>
          <table:table-cell office:value-type="float" office:value="0.814786961600717" calcext:value-type="float">
            <text:p>0.814786961600717</text:p>
          </table:table-cell>
          <table:table-cell table:formula="of:=IF([.B245]&lt;=0.5345;1; 0)" office:value-type="float" office:value="0" calcext:value-type="float">
            <text:p>0</text:p>
          </table:table-cell>
          <table:table-cell office:value-type="float" office:value="0.0245817733227511" calcext:value-type="float">
            <text:p>0.024581773322751</text:p>
          </table:table-cell>
          <table:table-cell table:style-name="ce31" table:formula="of:=IF([.D245]&lt;=0.4473;1; 0)" office:value-type="float" office:value="1" calcext:value-type="float">
            <text:p>1</text:p>
          </table:table-cell>
          <table:table-cell office:value-type="float" office:value="0.738924175812644" calcext:value-type="float">
            <text:p>0.738924175812644</text:p>
          </table:table-cell>
          <table:table-cell table:formula="of:=IF([.F245]&lt;=0.6223;1;0)" office:value-type="float" office:value="0" calcext:value-type="float">
            <text:p>0</text:p>
          </table:table-cell>
          <table:table-cell office:value-type="float" office:value="0.172148900683065" calcext:value-type="float">
            <text:p>0.172148900683065</text:p>
          </table:table-cell>
          <table:table-cell table:formula="of:=IF([.H24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5]; 1)" office:value-type="float" office:value="245" calcext:value-type="float">
            <text:p>245</text:p>
          </table:table-cell>
          <table:table-cell office:value-type="float" office:value="0.934779673464267" calcext:value-type="float">
            <text:p>0.934779673464267</text:p>
          </table:table-cell>
          <table:table-cell table:formula="of:=IF([.B246]&lt;=0.5345;1; 0)" office:value-type="float" office:value="0" calcext:value-type="float">
            <text:p>0</text:p>
          </table:table-cell>
          <table:table-cell office:value-type="float" office:value="0.264609996167747" calcext:value-type="float">
            <text:p>0.264609996167747</text:p>
          </table:table-cell>
          <table:table-cell table:style-name="ce31" table:formula="of:=IF([.D246]&lt;=0.4473;1; 0)" office:value-type="float" office:value="1" calcext:value-type="float">
            <text:p>1</text:p>
          </table:table-cell>
          <table:table-cell office:value-type="float" office:value="0.756021047039223" calcext:value-type="float">
            <text:p>0.756021047039223</text:p>
          </table:table-cell>
          <table:table-cell table:formula="of:=IF([.F246]&lt;=0.6223;1;0)" office:value-type="float" office:value="0" calcext:value-type="float">
            <text:p>0</text:p>
          </table:table-cell>
          <table:table-cell office:value-type="float" office:value="0.774500979742994" calcext:value-type="float">
            <text:p>0.774500979742994</text:p>
          </table:table-cell>
          <table:table-cell table:formula="of:=IF([.H24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6]; 1)" office:value-type="float" office:value="246" calcext:value-type="float">
            <text:p>246</text:p>
          </table:table-cell>
          <table:table-cell office:value-type="float" office:value="0.294574872627626" calcext:value-type="float">
            <text:p>0.294574872627626</text:p>
          </table:table-cell>
          <table:table-cell table:formula="of:=IF([.B247]&lt;=0.5345;1; 0)" office:value-type="float" office:value="1" calcext:value-type="float">
            <text:p>1</text:p>
          </table:table-cell>
          <table:table-cell office:value-type="float" office:value="0.607078984593873" calcext:value-type="float">
            <text:p>0.607078984593873</text:p>
          </table:table-cell>
          <table:table-cell table:style-name="ce31" table:formula="of:=IF([.D247]&lt;=0.4473;1; 0)" office:value-type="float" office:value="0" calcext:value-type="float">
            <text:p>0</text:p>
          </table:table-cell>
          <table:table-cell office:value-type="float" office:value="0.747990938499703" calcext:value-type="float">
            <text:p>0.747990938499703</text:p>
          </table:table-cell>
          <table:table-cell table:formula="of:=IF([.F247]&lt;=0.6223;1;0)" office:value-type="float" office:value="0" calcext:value-type="float">
            <text:p>0</text:p>
          </table:table-cell>
          <table:table-cell office:value-type="float" office:value="0.277662150797075" calcext:value-type="float">
            <text:p>0.277662150797075</text:p>
          </table:table-cell>
          <table:table-cell table:formula="of:=IF([.H24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7]; 1)" office:value-type="float" office:value="247" calcext:value-type="float">
            <text:p>247</text:p>
          </table:table-cell>
          <table:table-cell office:value-type="float" office:value="0.113264269808665" calcext:value-type="float">
            <text:p>0.113264269808665</text:p>
          </table:table-cell>
          <table:table-cell table:formula="of:=IF([.B248]&lt;=0.5345;1; 0)" office:value-type="float" office:value="1" calcext:value-type="float">
            <text:p>1</text:p>
          </table:table-cell>
          <table:table-cell office:value-type="float" office:value="0.211839943359519" calcext:value-type="float">
            <text:p>0.211839943359519</text:p>
          </table:table-cell>
          <table:table-cell table:style-name="ce31" table:formula="of:=IF([.D248]&lt;=0.4473;1; 0)" office:value-type="float" office:value="1" calcext:value-type="float">
            <text:p>1</text:p>
          </table:table-cell>
          <table:table-cell office:value-type="float" office:value="0.876028153665597" calcext:value-type="float">
            <text:p>0.876028153665597</text:p>
          </table:table-cell>
          <table:table-cell table:formula="of:=IF([.F248]&lt;=0.6223;1;0)" office:value-type="float" office:value="0" calcext:value-type="float">
            <text:p>0</text:p>
          </table:table-cell>
          <table:table-cell office:value-type="float" office:value="0.24998538080397" calcext:value-type="float">
            <text:p>0.24998538080397</text:p>
          </table:table-cell>
          <table:table-cell table:formula="of:=IF([.H24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8]; 1)" office:value-type="float" office:value="248" calcext:value-type="float">
            <text:p>248</text:p>
          </table:table-cell>
          <table:table-cell office:value-type="float" office:value="0.716840817805214" calcext:value-type="float">
            <text:p>0.716840817805214</text:p>
          </table:table-cell>
          <table:table-cell table:formula="of:=IF([.B249]&lt;=0.5345;1; 0)" office:value-type="float" office:value="0" calcext:value-type="float">
            <text:p>0</text:p>
          </table:table-cell>
          <table:table-cell office:value-type="float" office:value="0.745608578228709" calcext:value-type="float">
            <text:p>0.745608578228709</text:p>
          </table:table-cell>
          <table:table-cell table:style-name="ce31" table:formula="of:=IF([.D249]&lt;=0.4473;1; 0)" office:value-type="float" office:value="0" calcext:value-type="float">
            <text:p>0</text:p>
          </table:table-cell>
          <table:table-cell office:value-type="float" office:value="0.822574165373672" calcext:value-type="float">
            <text:p>0.822574165373672</text:p>
          </table:table-cell>
          <table:table-cell table:formula="of:=IF([.F249]&lt;=0.6223;1;0)" office:value-type="float" office:value="0" calcext:value-type="float">
            <text:p>0</text:p>
          </table:table-cell>
          <table:table-cell office:value-type="float" office:value="0.173891816164897" calcext:value-type="float">
            <text:p>0.173891816164897</text:p>
          </table:table-cell>
          <table:table-cell table:formula="of:=IF([.H24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49]; 1)" office:value-type="float" office:value="249" calcext:value-type="float">
            <text:p>249</text:p>
          </table:table-cell>
          <table:table-cell office:value-type="float" office:value="0.2814714863879" calcext:value-type="float">
            <text:p>0.2814714863879</text:p>
          </table:table-cell>
          <table:table-cell table:formula="of:=IF([.B250]&lt;=0.5345;1; 0)" office:value-type="float" office:value="1" calcext:value-type="float">
            <text:p>1</text:p>
          </table:table-cell>
          <table:table-cell office:value-type="float" office:value="0.727137109815848" calcext:value-type="float">
            <text:p>0.727137109815848</text:p>
          </table:table-cell>
          <table:table-cell table:style-name="ce31" table:formula="of:=IF([.D250]&lt;=0.4473;1; 0)" office:value-type="float" office:value="0" calcext:value-type="float">
            <text:p>0</text:p>
          </table:table-cell>
          <table:table-cell office:value-type="float" office:value="0.913191569170494" calcext:value-type="float">
            <text:p>0.913191569170494</text:p>
          </table:table-cell>
          <table:table-cell table:formula="of:=IF([.F250]&lt;=0.6223;1;0)" office:value-type="float" office:value="0" calcext:value-type="float">
            <text:p>0</text:p>
          </table:table-cell>
          <table:table-cell office:value-type="float" office:value="0.827400638647143" calcext:value-type="float">
            <text:p>0.827400638647143</text:p>
          </table:table-cell>
          <table:table-cell table:formula="of:=IF([.H25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0]; 1)" office:value-type="float" office:value="250" calcext:value-type="float">
            <text:p>250</text:p>
          </table:table-cell>
          <table:table-cell office:value-type="float" office:value="0.418240131071677" calcext:value-type="float">
            <text:p>0.418240131071677</text:p>
          </table:table-cell>
          <table:table-cell table:formula="of:=IF([.B251]&lt;=0.5345;1; 0)" office:value-type="float" office:value="1" calcext:value-type="float">
            <text:p>1</text:p>
          </table:table-cell>
          <table:table-cell office:value-type="float" office:value="0.857792703572711" calcext:value-type="float">
            <text:p>0.857792703572711</text:p>
          </table:table-cell>
          <table:table-cell table:style-name="ce31" table:formula="of:=IF([.D251]&lt;=0.4473;1; 0)" office:value-type="float" office:value="0" calcext:value-type="float">
            <text:p>0</text:p>
          </table:table-cell>
          <table:table-cell office:value-type="float" office:value="0.677854720574671" calcext:value-type="float">
            <text:p>0.677854720574671</text:p>
          </table:table-cell>
          <table:table-cell table:formula="of:=IF([.F251]&lt;=0.6223;1;0)" office:value-type="float" office:value="0" calcext:value-type="float">
            <text:p>0</text:p>
          </table:table-cell>
          <table:table-cell office:value-type="float" office:value="0.289012859089686" calcext:value-type="float">
            <text:p>0.289012859089686</text:p>
          </table:table-cell>
          <table:table-cell table:formula="of:=IF([.H25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1]; 1)" office:value-type="float" office:value="251" calcext:value-type="float">
            <text:p>251</text:p>
          </table:table-cell>
          <table:table-cell office:value-type="float" office:value="0.583730896800634" calcext:value-type="float">
            <text:p>0.583730896800634</text:p>
          </table:table-cell>
          <table:table-cell table:formula="of:=IF([.B252]&lt;=0.5345;1; 0)" office:value-type="float" office:value="0" calcext:value-type="float">
            <text:p>0</text:p>
          </table:table-cell>
          <table:table-cell office:value-type="float" office:value="0.463971960537233" calcext:value-type="float">
            <text:p>0.463971960537233</text:p>
          </table:table-cell>
          <table:table-cell table:style-name="ce31" table:formula="of:=IF([.D252]&lt;=0.4473;1; 0)" office:value-type="float" office:value="0" calcext:value-type="float">
            <text:p>0</text:p>
          </table:table-cell>
          <table:table-cell office:value-type="float" office:value="0.822048384807488" calcext:value-type="float">
            <text:p>0.822048384807488</text:p>
          </table:table-cell>
          <table:table-cell table:formula="of:=IF([.F252]&lt;=0.6223;1;0)" office:value-type="float" office:value="0" calcext:value-type="float">
            <text:p>0</text:p>
          </table:table-cell>
          <table:table-cell office:value-type="float" office:value="0.134457068189386" calcext:value-type="float">
            <text:p>0.134457068189386</text:p>
          </table:table-cell>
          <table:table-cell table:formula="of:=IF([.H25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52]; 1)" office:value-type="float" office:value="252" calcext:value-type="float">
            <text:p>252</text:p>
          </table:table-cell>
          <table:table-cell office:value-type="float" office:value="0.457006714378976" calcext:value-type="float">
            <text:p>0.457006714378976</text:p>
          </table:table-cell>
          <table:table-cell table:formula="of:=IF([.B253]&lt;=0.5345;1; 0)" office:value-type="float" office:value="1" calcext:value-type="float">
            <text:p>1</text:p>
          </table:table-cell>
          <table:table-cell office:value-type="float" office:value="0.0917956894225724" calcext:value-type="float">
            <text:p>0.091795689422573</text:p>
          </table:table-cell>
          <table:table-cell table:style-name="ce31" table:formula="of:=IF([.D253]&lt;=0.4473;1; 0)" office:value-type="float" office:value="1" calcext:value-type="float">
            <text:p>1</text:p>
          </table:table-cell>
          <table:table-cell office:value-type="float" office:value="0.384672059456551" calcext:value-type="float">
            <text:p>0.384672059456551</text:p>
          </table:table-cell>
          <table:table-cell table:formula="of:=IF([.F253]&lt;=0.6223;1;0)" office:value-type="float" office:value="1" calcext:value-type="float">
            <text:p>1</text:p>
          </table:table-cell>
          <table:table-cell office:value-type="float" office:value="0.72127298178308" calcext:value-type="float">
            <text:p>0.72127298178308</text:p>
          </table:table-cell>
          <table:table-cell table:formula="of:=IF([.H25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3]; 1)" office:value-type="float" office:value="253" calcext:value-type="float">
            <text:p>253</text:p>
          </table:table-cell>
          <table:table-cell office:value-type="float" office:value="0.122098531880396" calcext:value-type="float">
            <text:p>0.122098531880396</text:p>
          </table:table-cell>
          <table:table-cell table:formula="of:=IF([.B254]&lt;=0.5345;1; 0)" office:value-type="float" office:value="1" calcext:value-type="float">
            <text:p>1</text:p>
          </table:table-cell>
          <table:table-cell office:value-type="float" office:value="0.111054930234554" calcext:value-type="float">
            <text:p>0.111054930234554</text:p>
          </table:table-cell>
          <table:table-cell table:style-name="ce31" table:formula="of:=IF([.D254]&lt;=0.4473;1; 0)" office:value-type="float" office:value="1" calcext:value-type="float">
            <text:p>1</text:p>
          </table:table-cell>
          <table:table-cell office:value-type="float" office:value="0.559308168972028" calcext:value-type="float">
            <text:p>0.559308168972028</text:p>
          </table:table-cell>
          <table:table-cell table:formula="of:=IF([.F254]&lt;=0.6223;1;0)" office:value-type="float" office:value="1" calcext:value-type="float">
            <text:p>1</text:p>
          </table:table-cell>
          <table:table-cell office:value-type="float" office:value="0.881655244122292" calcext:value-type="float">
            <text:p>0.881655244122292</text:p>
          </table:table-cell>
          <table:table-cell table:formula="of:=IF([.H25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4]; 1)" office:value-type="float" office:value="254" calcext:value-type="float">
            <text:p>254</text:p>
          </table:table-cell>
          <table:table-cell office:value-type="float" office:value="0.779962840650762" calcext:value-type="float">
            <text:p>0.779962840650762</text:p>
          </table:table-cell>
          <table:table-cell table:formula="of:=IF([.B255]&lt;=0.5345;1; 0)" office:value-type="float" office:value="0" calcext:value-type="float">
            <text:p>0</text:p>
          </table:table-cell>
          <table:table-cell office:value-type="float" office:value="0.950714145501376" calcext:value-type="float">
            <text:p>0.950714145501376</text:p>
          </table:table-cell>
          <table:table-cell table:style-name="ce31" table:formula="of:=IF([.D255]&lt;=0.4473;1; 0)" office:value-type="float" office:value="0" calcext:value-type="float">
            <text:p>0</text:p>
          </table:table-cell>
          <table:table-cell office:value-type="float" office:value="0.826088628474352" calcext:value-type="float">
            <text:p>0.826088628474352</text:p>
          </table:table-cell>
          <table:table-cell table:formula="of:=IF([.F255]&lt;=0.6223;1;0)" office:value-type="float" office:value="0" calcext:value-type="float">
            <text:p>0</text:p>
          </table:table-cell>
          <table:table-cell office:value-type="float" office:value="0.960530186576931" calcext:value-type="float">
            <text:p>0.960530186576931</text:p>
          </table:table-cell>
          <table:table-cell table:formula="of:=IF([.H25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5]; 1)" office:value-type="float" office:value="255" calcext:value-type="float">
            <text:p>255</text:p>
          </table:table-cell>
          <table:table-cell office:value-type="float" office:value="0.785892233908353" calcext:value-type="float">
            <text:p>0.785892233908353</text:p>
          </table:table-cell>
          <table:table-cell table:formula="of:=IF([.B256]&lt;=0.5345;1; 0)" office:value-type="float" office:value="0" calcext:value-type="float">
            <text:p>0</text:p>
          </table:table-cell>
          <table:table-cell office:value-type="float" office:value="0.671409021190091" calcext:value-type="float">
            <text:p>0.671409021190091</text:p>
          </table:table-cell>
          <table:table-cell table:style-name="ce31" table:formula="of:=IF([.D256]&lt;=0.4473;1; 0)" office:value-type="float" office:value="0" calcext:value-type="float">
            <text:p>0</text:p>
          </table:table-cell>
          <table:table-cell office:value-type="float" office:value="0.490518509561792" calcext:value-type="float">
            <text:p>0.490518509561792</text:p>
          </table:table-cell>
          <table:table-cell table:formula="of:=IF([.F256]&lt;=0.6223;1;0)" office:value-type="float" office:value="1" calcext:value-type="float">
            <text:p>1</text:p>
          </table:table-cell>
          <table:table-cell office:value-type="float" office:value="0.460770280685262" calcext:value-type="float">
            <text:p>0.460770280685262</text:p>
          </table:table-cell>
          <table:table-cell table:formula="of:=IF([.H25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6]; 1)" office:value-type="float" office:value="256" calcext:value-type="float">
            <text:p>256</text:p>
          </table:table-cell>
          <table:table-cell office:value-type="float" office:value="0.479499385664071" calcext:value-type="float">
            <text:p>0.479499385664071</text:p>
          </table:table-cell>
          <table:table-cell table:formula="of:=IF([.B257]&lt;=0.5345;1; 0)" office:value-type="float" office:value="1" calcext:value-type="float">
            <text:p>1</text:p>
          </table:table-cell>
          <table:table-cell office:value-type="float" office:value="0.347134600984522" calcext:value-type="float">
            <text:p>0.347134600984522</text:p>
          </table:table-cell>
          <table:table-cell table:style-name="ce31" table:formula="of:=IF([.D257]&lt;=0.4473;1; 0)" office:value-type="float" office:value="1" calcext:value-type="float">
            <text:p>1</text:p>
          </table:table-cell>
          <table:table-cell office:value-type="float" office:value="0.982901615304043" calcext:value-type="float">
            <text:p>0.982901615304043</text:p>
          </table:table-cell>
          <table:table-cell table:formula="of:=IF([.F257]&lt;=0.6223;1;0)" office:value-type="float" office:value="0" calcext:value-type="float">
            <text:p>0</text:p>
          </table:table-cell>
          <table:table-cell office:value-type="float" office:value="0.47234898657605" calcext:value-type="float">
            <text:p>0.47234898657605</text:p>
          </table:table-cell>
          <table:table-cell table:formula="of:=IF([.H25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7]; 1)" office:value-type="float" office:value="257" calcext:value-type="float">
            <text:p>257</text:p>
          </table:table-cell>
          <table:table-cell office:value-type="float" office:value="0.320523920098778" calcext:value-type="float">
            <text:p>0.320523920098778</text:p>
          </table:table-cell>
          <table:table-cell table:formula="of:=IF([.B258]&lt;=0.5345;1; 0)" office:value-type="float" office:value="1" calcext:value-type="float">
            <text:p>1</text:p>
          </table:table-cell>
          <table:table-cell office:value-type="float" office:value="0.106609464227145" calcext:value-type="float">
            <text:p>0.106609464227145</text:p>
          </table:table-cell>
          <table:table-cell table:style-name="ce31" table:formula="of:=IF([.D258]&lt;=0.4473;1; 0)" office:value-type="float" office:value="1" calcext:value-type="float">
            <text:p>1</text:p>
          </table:table-cell>
          <table:table-cell office:value-type="float" office:value="0.0344546861626106" calcext:value-type="float">
            <text:p>0.034454686162611</text:p>
          </table:table-cell>
          <table:table-cell table:formula="of:=IF([.F258]&lt;=0.6223;1;0)" office:value-type="float" office:value="1" calcext:value-type="float">
            <text:p>1</text:p>
          </table:table-cell>
          <table:table-cell office:value-type="float" office:value="0.981280458947501" calcext:value-type="float">
            <text:p>0.981280458947501</text:p>
          </table:table-cell>
          <table:table-cell table:formula="of:=IF([.H25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8]; 1)" office:value-type="float" office:value="258" calcext:value-type="float">
            <text:p>258</text:p>
          </table:table-cell>
          <table:table-cell office:value-type="float" office:value="0.994824881853714" calcext:value-type="float">
            <text:p>0.994824881853714</text:p>
          </table:table-cell>
          <table:table-cell table:formula="of:=IF([.B259]&lt;=0.5345;1; 0)" office:value-type="float" office:value="0" calcext:value-type="float">
            <text:p>0</text:p>
          </table:table-cell>
          <table:table-cell office:value-type="float" office:value="0.546752726271491" calcext:value-type="float">
            <text:p>0.546752726271491</text:p>
          </table:table-cell>
          <table:table-cell table:style-name="ce31" table:formula="of:=IF([.D259]&lt;=0.4473;1; 0)" office:value-type="float" office:value="0" calcext:value-type="float">
            <text:p>0</text:p>
          </table:table-cell>
          <table:table-cell office:value-type="float" office:value="0.597261905350359" calcext:value-type="float">
            <text:p>0.597261905350359</text:p>
          </table:table-cell>
          <table:table-cell table:formula="of:=IF([.F259]&lt;=0.6223;1;0)" office:value-type="float" office:value="1" calcext:value-type="float">
            <text:p>1</text:p>
          </table:table-cell>
          <table:table-cell office:value-type="float" office:value="0.871633011724159" calcext:value-type="float">
            <text:p>0.871633011724159</text:p>
          </table:table-cell>
          <table:table-cell table:formula="of:=IF([.H25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59]; 1)" office:value-type="float" office:value="259" calcext:value-type="float">
            <text:p>259</text:p>
          </table:table-cell>
          <table:table-cell office:value-type="float" office:value="0.842010213512061" calcext:value-type="float">
            <text:p>0.842010213512061</text:p>
          </table:table-cell>
          <table:table-cell table:formula="of:=IF([.B260]&lt;=0.5345;1; 0)" office:value-type="float" office:value="0" calcext:value-type="float">
            <text:p>0</text:p>
          </table:table-cell>
          <table:table-cell office:value-type="float" office:value="0.798738817130162" calcext:value-type="float">
            <text:p>0.798738817130162</text:p>
          </table:table-cell>
          <table:table-cell table:style-name="ce31" table:formula="of:=IF([.D260]&lt;=0.4473;1; 0)" office:value-type="float" office:value="0" calcext:value-type="float">
            <text:p>0</text:p>
          </table:table-cell>
          <table:table-cell office:value-type="float" office:value="0.557278404284714" calcext:value-type="float">
            <text:p>0.557278404284714</text:p>
          </table:table-cell>
          <table:table-cell table:formula="of:=IF([.F260]&lt;=0.6223;1;0)" office:value-type="float" office:value="1" calcext:value-type="float">
            <text:p>1</text:p>
          </table:table-cell>
          <table:table-cell office:value-type="float" office:value="0.64000826099544" calcext:value-type="float">
            <text:p>0.64000826099544</text:p>
          </table:table-cell>
          <table:table-cell table:formula="of:=IF([.H26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0]; 1)" office:value-type="float" office:value="260" calcext:value-type="float">
            <text:p>260</text:p>
          </table:table-cell>
          <table:table-cell office:value-type="float" office:value="0.765610208873388" calcext:value-type="float">
            <text:p>0.765610208873388</text:p>
          </table:table-cell>
          <table:table-cell table:formula="of:=IF([.B261]&lt;=0.5345;1; 0)" office:value-type="float" office:value="0" calcext:value-type="float">
            <text:p>0</text:p>
          </table:table-cell>
          <table:table-cell office:value-type="float" office:value="0.542181506874624" calcext:value-type="float">
            <text:p>0.542181506874624</text:p>
          </table:table-cell>
          <table:table-cell table:style-name="ce31" table:formula="of:=IF([.D261]&lt;=0.4473;1; 0)" office:value-type="float" office:value="0" calcext:value-type="float">
            <text:p>0</text:p>
          </table:table-cell>
          <table:table-cell office:value-type="float" office:value="0.814711858673599" calcext:value-type="float">
            <text:p>0.814711858673599</text:p>
          </table:table-cell>
          <table:table-cell table:formula="of:=IF([.F261]&lt;=0.6223;1;0)" office:value-type="float" office:value="0" calcext:value-type="float">
            <text:p>0</text:p>
          </table:table-cell>
          <table:table-cell office:value-type="float" office:value="0.0768227770060412" calcext:value-type="float">
            <text:p>0.076822777006041</text:p>
          </table:table-cell>
          <table:table-cell table:formula="of:=IF([.H261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61]; 1)" office:value-type="float" office:value="261" calcext:value-type="float">
            <text:p>261</text:p>
          </table:table-cell>
          <table:table-cell office:value-type="float" office:value="0.454277206419557" calcext:value-type="float">
            <text:p>0.454277206419557</text:p>
          </table:table-cell>
          <table:table-cell table:formula="of:=IF([.B262]&lt;=0.5345;1; 0)" office:value-type="float" office:value="1" calcext:value-type="float">
            <text:p>1</text:p>
          </table:table-cell>
          <table:table-cell office:value-type="float" office:value="0.434693630787392" calcext:value-type="float">
            <text:p>0.434693630787392</text:p>
          </table:table-cell>
          <table:table-cell table:style-name="ce31" table:formula="of:=IF([.D262]&lt;=0.4473;1; 0)" office:value-type="float" office:value="1" calcext:value-type="float">
            <text:p>1</text:p>
          </table:table-cell>
          <table:table-cell office:value-type="float" office:value="0.84666042318969" calcext:value-type="float">
            <text:p>0.84666042318969</text:p>
          </table:table-cell>
          <table:table-cell table:formula="of:=IF([.F262]&lt;=0.6223;1;0)" office:value-type="float" office:value="0" calcext:value-type="float">
            <text:p>0</text:p>
          </table:table-cell>
          <table:table-cell office:value-type="float" office:value="0.0153069553418049" calcext:value-type="float">
            <text:p>0.015306955341805</text:p>
          </table:table-cell>
          <table:table-cell table:formula="of:=IF([.H26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62]; 1)" office:value-type="float" office:value="262" calcext:value-type="float">
            <text:p>262</text:p>
          </table:table-cell>
          <table:table-cell office:value-type="float" office:value="0.0500928500903134" calcext:value-type="float">
            <text:p>0.050092850090313</text:p>
          </table:table-cell>
          <table:table-cell table:formula="of:=IF([.B263]&lt;=0.5345;1; 0)" office:value-type="float" office:value="1" calcext:value-type="float">
            <text:p>1</text:p>
          </table:table-cell>
          <table:table-cell office:value-type="float" office:value="0.713036340277648" calcext:value-type="float">
            <text:p>0.713036340277648</text:p>
          </table:table-cell>
          <table:table-cell table:style-name="ce31" table:formula="of:=IF([.D263]&lt;=0.4473;1; 0)" office:value-type="float" office:value="0" calcext:value-type="float">
            <text:p>0</text:p>
          </table:table-cell>
          <table:table-cell office:value-type="float" office:value="0.273548638066927" calcext:value-type="float">
            <text:p>0.273548638066927</text:p>
          </table:table-cell>
          <table:table-cell table:formula="of:=IF([.F263]&lt;=0.6223;1;0)" office:value-type="float" office:value="1" calcext:value-type="float">
            <text:p>1</text:p>
          </table:table-cell>
          <table:table-cell office:value-type="float" office:value="0.846234528610002" calcext:value-type="float">
            <text:p>0.846234528610002</text:p>
          </table:table-cell>
          <table:table-cell table:formula="of:=IF([.H26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3]; 1)" office:value-type="float" office:value="263" calcext:value-type="float">
            <text:p>263</text:p>
          </table:table-cell>
          <table:table-cell office:value-type="float" office:value="0.119893014432514" calcext:value-type="float">
            <text:p>0.119893014432514</text:p>
          </table:table-cell>
          <table:table-cell table:formula="of:=IF([.B264]&lt;=0.5345;1; 0)" office:value-type="float" office:value="1" calcext:value-type="float">
            <text:p>1</text:p>
          </table:table-cell>
          <table:table-cell office:value-type="float" office:value="0.28715808497962" calcext:value-type="float">
            <text:p>0.28715808497962</text:p>
          </table:table-cell>
          <table:table-cell table:style-name="ce31" table:formula="of:=IF([.D264]&lt;=0.4473;1; 0)" office:value-type="float" office:value="1" calcext:value-type="float">
            <text:p>1</text:p>
          </table:table-cell>
          <table:table-cell office:value-type="float" office:value="0.302065126912635" calcext:value-type="float">
            <text:p>0.302065126912635</text:p>
          </table:table-cell>
          <table:table-cell table:formula="of:=IF([.F264]&lt;=0.6223;1;0)" office:value-type="float" office:value="1" calcext:value-type="float">
            <text:p>1</text:p>
          </table:table-cell>
          <table:table-cell office:value-type="float" office:value="0.986580206400611" calcext:value-type="float">
            <text:p>0.986580206400611</text:p>
          </table:table-cell>
          <table:table-cell table:formula="of:=IF([.H26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4]; 1)" office:value-type="float" office:value="264" calcext:value-type="float">
            <text:p>264</text:p>
          </table:table-cell>
          <table:table-cell office:value-type="float" office:value="0.84738478533662" calcext:value-type="float">
            <text:p>0.84738478533662</text:p>
          </table:table-cell>
          <table:table-cell table:formula="of:=IF([.B265]&lt;=0.5345;1; 0)" office:value-type="float" office:value="0" calcext:value-type="float">
            <text:p>0</text:p>
          </table:table-cell>
          <table:table-cell office:value-type="float" office:value="0.821580107375184" calcext:value-type="float">
            <text:p>0.821580107375184</text:p>
          </table:table-cell>
          <table:table-cell table:style-name="ce31" table:formula="of:=IF([.D265]&lt;=0.4473;1; 0)" office:value-type="float" office:value="0" calcext:value-type="float">
            <text:p>0</text:p>
          </table:table-cell>
          <table:table-cell office:value-type="float" office:value="0.109935120329704" calcext:value-type="float">
            <text:p>0.109935120329704</text:p>
          </table:table-cell>
          <table:table-cell table:formula="of:=IF([.F265]&lt;=0.6223;1;0)" office:value-type="float" office:value="1" calcext:value-type="float">
            <text:p>1</text:p>
          </table:table-cell>
          <table:table-cell office:value-type="float" office:value="0.795981321630925" calcext:value-type="float">
            <text:p>0.795981321630925</text:p>
          </table:table-cell>
          <table:table-cell table:formula="of:=IF([.H26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5]; 1)" office:value-type="float" office:value="265" calcext:value-type="float">
            <text:p>265</text:p>
          </table:table-cell>
          <table:table-cell office:value-type="float" office:value="0.702612203736944" calcext:value-type="float">
            <text:p>0.702612203736944</text:p>
          </table:table-cell>
          <table:table-cell table:formula="of:=IF([.B266]&lt;=0.5345;1; 0)" office:value-type="float" office:value="0" calcext:value-type="float">
            <text:p>0</text:p>
          </table:table-cell>
          <table:table-cell office:value-type="float" office:value="0.73214832156513" calcext:value-type="float">
            <text:p>0.73214832156513</text:p>
          </table:table-cell>
          <table:table-cell table:style-name="ce31" table:formula="of:=IF([.D266]&lt;=0.4473;1; 0)" office:value-type="float" office:value="0" calcext:value-type="float">
            <text:p>0</text:p>
          </table:table-cell>
          <table:table-cell office:value-type="float" office:value="0.686292233231828" calcext:value-type="float">
            <text:p>0.686292233231828</text:p>
          </table:table-cell>
          <table:table-cell table:formula="of:=IF([.F266]&lt;=0.6223;1;0)" office:value-type="float" office:value="0" calcext:value-type="float">
            <text:p>0</text:p>
          </table:table-cell>
          <table:table-cell office:value-type="float" office:value="0.788901675209561" calcext:value-type="float">
            <text:p>0.788901675209561</text:p>
          </table:table-cell>
          <table:table-cell table:formula="of:=IF([.H26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6]; 1)" office:value-type="float" office:value="266" calcext:value-type="float">
            <text:p>266</text:p>
          </table:table-cell>
          <table:table-cell office:value-type="float" office:value="0.916909158482108" calcext:value-type="float">
            <text:p>0.916909158482108</text:p>
          </table:table-cell>
          <table:table-cell table:formula="of:=IF([.B267]&lt;=0.5345;1; 0)" office:value-type="float" office:value="0" calcext:value-type="float">
            <text:p>0</text:p>
          </table:table-cell>
          <table:table-cell office:value-type="float" office:value="0.188274988846797" calcext:value-type="float">
            <text:p>0.188274988846797</text:p>
          </table:table-cell>
          <table:table-cell table:style-name="ce31" table:formula="of:=IF([.D267]&lt;=0.4473;1; 0)" office:value-type="float" office:value="1" calcext:value-type="float">
            <text:p>1</text:p>
          </table:table-cell>
          <table:table-cell office:value-type="float" office:value="0.556718247889231" calcext:value-type="float">
            <text:p>0.556718247889231</text:p>
          </table:table-cell>
          <table:table-cell table:formula="of:=IF([.F267]&lt;=0.6223;1;0)" office:value-type="float" office:value="1" calcext:value-type="float">
            <text:p>1</text:p>
          </table:table-cell>
          <table:table-cell office:value-type="float" office:value="0.928043958008369" calcext:value-type="float">
            <text:p>0.928043958008369</text:p>
          </table:table-cell>
          <table:table-cell table:formula="of:=IF([.H26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7]; 1)" office:value-type="float" office:value="267" calcext:value-type="float">
            <text:p>267</text:p>
          </table:table-cell>
          <table:table-cell office:value-type="float" office:value="0.826666745698335" calcext:value-type="float">
            <text:p>0.826666745698335</text:p>
          </table:table-cell>
          <table:table-cell table:formula="of:=IF([.B268]&lt;=0.5345;1; 0)" office:value-type="float" office:value="0" calcext:value-type="float">
            <text:p>0</text:p>
          </table:table-cell>
          <table:table-cell office:value-type="float" office:value="0.685976711297671" calcext:value-type="float">
            <text:p>0.685976711297671</text:p>
          </table:table-cell>
          <table:table-cell table:style-name="ce31" table:formula="of:=IF([.D268]&lt;=0.4473;1; 0)" office:value-type="float" office:value="0" calcext:value-type="float">
            <text:p>0</text:p>
          </table:table-cell>
          <table:table-cell office:value-type="float" office:value="0.700824231363522" calcext:value-type="float">
            <text:p>0.700824231363522</text:p>
          </table:table-cell>
          <table:table-cell table:formula="of:=IF([.F268]&lt;=0.6223;1;0)" office:value-type="float" office:value="0" calcext:value-type="float">
            <text:p>0</text:p>
          </table:table-cell>
          <table:table-cell office:value-type="float" office:value="0.835262240052514" calcext:value-type="float">
            <text:p>0.835262240052514</text:p>
          </table:table-cell>
          <table:table-cell table:formula="of:=IF([.H26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8]; 1)" office:value-type="float" office:value="268" calcext:value-type="float">
            <text:p>268</text:p>
          </table:table-cell>
          <table:table-cell office:value-type="float" office:value="0.146454681370649" calcext:value-type="float">
            <text:p>0.146454681370649</text:p>
          </table:table-cell>
          <table:table-cell table:formula="of:=IF([.B269]&lt;=0.5345;1; 0)" office:value-type="float" office:value="1" calcext:value-type="float">
            <text:p>1</text:p>
          </table:table-cell>
          <table:table-cell office:value-type="float" office:value="0.340275285946479" calcext:value-type="float">
            <text:p>0.340275285946479</text:p>
          </table:table-cell>
          <table:table-cell table:style-name="ce31" table:formula="of:=IF([.D269]&lt;=0.4473;1; 0)" office:value-type="float" office:value="1" calcext:value-type="float">
            <text:p>1</text:p>
          </table:table-cell>
          <table:table-cell office:value-type="float" office:value="0.328200290316961" calcext:value-type="float">
            <text:p>0.328200290316961</text:p>
          </table:table-cell>
          <table:table-cell table:formula="of:=IF([.F269]&lt;=0.6223;1;0)" office:value-type="float" office:value="1" calcext:value-type="float">
            <text:p>1</text:p>
          </table:table-cell>
          <table:table-cell office:value-type="float" office:value="0.854518007302569" calcext:value-type="float">
            <text:p>0.854518007302569</text:p>
          </table:table-cell>
          <table:table-cell table:formula="of:=IF([.H26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69]; 1)" office:value-type="float" office:value="269" calcext:value-type="float">
            <text:p>269</text:p>
          </table:table-cell>
          <table:table-cell office:value-type="float" office:value="0.270786387192017" calcext:value-type="float">
            <text:p>0.270786387192017</text:p>
          </table:table-cell>
          <table:table-cell table:formula="of:=IF([.B270]&lt;=0.5345;1; 0)" office:value-type="float" office:value="1" calcext:value-type="float">
            <text:p>1</text:p>
          </table:table-cell>
          <table:table-cell office:value-type="float" office:value="0.399356586013271" calcext:value-type="float">
            <text:p>0.399356586013271</text:p>
          </table:table-cell>
          <table:table-cell table:style-name="ce31" table:formula="of:=IF([.D270]&lt;=0.4473;1; 0)" office:value-type="float" office:value="1" calcext:value-type="float">
            <text:p>1</text:p>
          </table:table-cell>
          <table:table-cell office:value-type="float" office:value="0.219828072625416" calcext:value-type="float">
            <text:p>0.219828072625416</text:p>
          </table:table-cell>
          <table:table-cell table:formula="of:=IF([.F270]&lt;=0.6223;1;0)" office:value-type="float" office:value="1" calcext:value-type="float">
            <text:p>1</text:p>
          </table:table-cell>
          <table:table-cell office:value-type="float" office:value="0.567897590576576" calcext:value-type="float">
            <text:p>0.567897590576576</text:p>
          </table:table-cell>
          <table:table-cell table:formula="of:=IF([.H27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0]; 1)" office:value-type="float" office:value="270" calcext:value-type="float">
            <text:p>270</text:p>
          </table:table-cell>
          <table:table-cell office:value-type="float" office:value="0.19229148607967" calcext:value-type="float">
            <text:p>0.19229148607967</text:p>
          </table:table-cell>
          <table:table-cell table:formula="of:=IF([.B271]&lt;=0.5345;1; 0)" office:value-type="float" office:value="1" calcext:value-type="float">
            <text:p>1</text:p>
          </table:table-cell>
          <table:table-cell office:value-type="float" office:value="0.158093140920989" calcext:value-type="float">
            <text:p>0.158093140920989</text:p>
          </table:table-cell>
          <table:table-cell table:style-name="ce31" table:formula="of:=IF([.D271]&lt;=0.4473;1; 0)" office:value-type="float" office:value="1" calcext:value-type="float">
            <text:p>1</text:p>
          </table:table-cell>
          <table:table-cell office:value-type="float" office:value="0.162495172697369" calcext:value-type="float">
            <text:p>0.162495172697369</text:p>
          </table:table-cell>
          <table:table-cell table:formula="of:=IF([.F271]&lt;=0.6223;1;0)" office:value-type="float" office:value="1" calcext:value-type="float">
            <text:p>1</text:p>
          </table:table-cell>
          <table:table-cell office:value-type="float" office:value="0.990051569438985" calcext:value-type="float">
            <text:p>0.990051569438985</text:p>
          </table:table-cell>
          <table:table-cell table:formula="of:=IF([.H27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1]; 1)" office:value-type="float" office:value="271" calcext:value-type="float">
            <text:p>271</text:p>
          </table:table-cell>
          <table:table-cell office:value-type="float" office:value="0.375294995355259" calcext:value-type="float">
            <text:p>0.375294995355259</text:p>
          </table:table-cell>
          <table:table-cell table:formula="of:=IF([.B272]&lt;=0.5345;1; 0)" office:value-type="float" office:value="1" calcext:value-type="float">
            <text:p>1</text:p>
          </table:table-cell>
          <table:table-cell office:value-type="float" office:value="0.350861048517656" calcext:value-type="float">
            <text:p>0.350861048517656</text:p>
          </table:table-cell>
          <table:table-cell table:style-name="ce31" table:formula="of:=IF([.D272]&lt;=0.4473;1; 0)" office:value-type="float" office:value="1" calcext:value-type="float">
            <text:p>1</text:p>
          </table:table-cell>
          <table:table-cell office:value-type="float" office:value="0.0817200707434831" calcext:value-type="float">
            <text:p>0.081720070743483</text:p>
          </table:table-cell>
          <table:table-cell table:formula="of:=IF([.F272]&lt;=0.6223;1;0)" office:value-type="float" office:value="1" calcext:value-type="float">
            <text:p>1</text:p>
          </table:table-cell>
          <table:table-cell office:value-type="float" office:value="0.755746897310274" calcext:value-type="float">
            <text:p>0.755746897310274</text:p>
          </table:table-cell>
          <table:table-cell table:formula="of:=IF([.H27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2]; 1)" office:value-type="float" office:value="272" calcext:value-type="float">
            <text:p>272</text:p>
          </table:table-cell>
          <table:table-cell office:value-type="float" office:value="0.68627191957806" calcext:value-type="float">
            <text:p>0.68627191957806</text:p>
          </table:table-cell>
          <table:table-cell table:formula="of:=IF([.B273]&lt;=0.5345;1; 0)" office:value-type="float" office:value="0" calcext:value-type="float">
            <text:p>0</text:p>
          </table:table-cell>
          <table:table-cell office:value-type="float" office:value="0.0193816582759501" calcext:value-type="float">
            <text:p>0.01938165827595</text:p>
          </table:table-cell>
          <table:table-cell table:style-name="ce31" table:formula="of:=IF([.D273]&lt;=0.4473;1; 0)" office:value-type="float" office:value="1" calcext:value-type="float">
            <text:p>1</text:p>
          </table:table-cell>
          <table:table-cell office:value-type="float" office:value="0.613564325903687" calcext:value-type="float">
            <text:p>0.613564325903687</text:p>
          </table:table-cell>
          <table:table-cell table:formula="of:=IF([.F273]&lt;=0.6223;1;0)" office:value-type="float" office:value="1" calcext:value-type="float">
            <text:p>1</text:p>
          </table:table-cell>
          <table:table-cell office:value-type="float" office:value="0.652322421447525" calcext:value-type="float">
            <text:p>0.652322421447525</text:p>
          </table:table-cell>
          <table:table-cell table:formula="of:=IF([.H27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3]; 1)" office:value-type="float" office:value="273" calcext:value-type="float">
            <text:p>273</text:p>
          </table:table-cell>
          <table:table-cell office:value-type="float" office:value="0.932257278684205" calcext:value-type="float">
            <text:p>0.932257278684205</text:p>
          </table:table-cell>
          <table:table-cell table:formula="of:=IF([.B274]&lt;=0.5345;1; 0)" office:value-type="float" office:value="0" calcext:value-type="float">
            <text:p>0</text:p>
          </table:table-cell>
          <table:table-cell office:value-type="float" office:value="0.426884127659361" calcext:value-type="float">
            <text:p>0.426884127659361</text:p>
          </table:table-cell>
          <table:table-cell table:style-name="ce31" table:formula="of:=IF([.D274]&lt;=0.4473;1; 0)" office:value-type="float" office:value="1" calcext:value-type="float">
            <text:p>1</text:p>
          </table:table-cell>
          <table:table-cell office:value-type="float" office:value="0.370562538461045" calcext:value-type="float">
            <text:p>0.370562538461045</text:p>
          </table:table-cell>
          <table:table-cell table:formula="of:=IF([.F274]&lt;=0.6223;1;0)" office:value-type="float" office:value="1" calcext:value-type="float">
            <text:p>1</text:p>
          </table:table-cell>
          <table:table-cell office:value-type="float" office:value="0.435996101353097" calcext:value-type="float">
            <text:p>0.435996101353097</text:p>
          </table:table-cell>
          <table:table-cell table:formula="of:=IF([.H27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4]; 1)" office:value-type="float" office:value="274" calcext:value-type="float">
            <text:p>274</text:p>
          </table:table-cell>
          <table:table-cell office:value-type="float" office:value="0.990099710828701" calcext:value-type="float">
            <text:p>0.990099710828701</text:p>
          </table:table-cell>
          <table:table-cell table:formula="of:=IF([.B275]&lt;=0.5345;1; 0)" office:value-type="float" office:value="0" calcext:value-type="float">
            <text:p>0</text:p>
          </table:table-cell>
          <table:table-cell office:value-type="float" office:value="0.190141671975804" calcext:value-type="float">
            <text:p>0.190141671975804</text:p>
          </table:table-cell>
          <table:table-cell table:style-name="ce31" table:formula="of:=IF([.D275]&lt;=0.4473;1; 0)" office:value-type="float" office:value="1" calcext:value-type="float">
            <text:p>1</text:p>
          </table:table-cell>
          <table:table-cell office:value-type="float" office:value="0.0881677648284853" calcext:value-type="float">
            <text:p>0.088167764828485</text:p>
          </table:table-cell>
          <table:table-cell table:formula="of:=IF([.F275]&lt;=0.6223;1;0)" office:value-type="float" office:value="1" calcext:value-type="float">
            <text:p>1</text:p>
          </table:table-cell>
          <table:table-cell office:value-type="float" office:value="0.116532485235692" calcext:value-type="float">
            <text:p>0.116532485235692</text:p>
          </table:table-cell>
          <table:table-cell table:formula="of:=IF([.H275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75]; 1)" office:value-type="float" office:value="275" calcext:value-type="float">
            <text:p>275</text:p>
          </table:table-cell>
          <table:table-cell office:value-type="float" office:value="0.24860835597258" calcext:value-type="float">
            <text:p>0.24860835597258</text:p>
          </table:table-cell>
          <table:table-cell table:formula="of:=IF([.B276]&lt;=0.5345;1; 0)" office:value-type="float" office:value="1" calcext:value-type="float">
            <text:p>1</text:p>
          </table:table-cell>
          <table:table-cell office:value-type="float" office:value="0.954574401805289" calcext:value-type="float">
            <text:p>0.954574401805289</text:p>
          </table:table-cell>
          <table:table-cell table:style-name="ce31" table:formula="of:=IF([.D276]&lt;=0.4473;1; 0)" office:value-type="float" office:value="0" calcext:value-type="float">
            <text:p>0</text:p>
          </table:table-cell>
          <table:table-cell office:value-type="float" office:value="0.990382997145926" calcext:value-type="float">
            <text:p>0.990382997145926</text:p>
          </table:table-cell>
          <table:table-cell table:formula="of:=IF([.F276]&lt;=0.6223;1;0)" office:value-type="float" office:value="0" calcext:value-type="float">
            <text:p>0</text:p>
          </table:table-cell>
          <table:table-cell office:value-type="float" office:value="0.530624978774301" calcext:value-type="float">
            <text:p>0.530624978774301</text:p>
          </table:table-cell>
          <table:table-cell table:formula="of:=IF([.H27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6]; 1)" office:value-type="float" office:value="276" calcext:value-type="float">
            <text:p>276</text:p>
          </table:table-cell>
          <table:table-cell office:value-type="float" office:value="0.668377023654662" calcext:value-type="float">
            <text:p>0.668377023654662</text:p>
          </table:table-cell>
          <table:table-cell table:formula="of:=IF([.B277]&lt;=0.5345;1; 0)" office:value-type="float" office:value="0" calcext:value-type="float">
            <text:p>0</text:p>
          </table:table-cell>
          <table:table-cell office:value-type="float" office:value="0.606927227593961" calcext:value-type="float">
            <text:p>0.606927227593961</text:p>
          </table:table-cell>
          <table:table-cell table:style-name="ce31" table:formula="of:=IF([.D277]&lt;=0.4473;1; 0)" office:value-type="float" office:value="0" calcext:value-type="float">
            <text:p>0</text:p>
          </table:table-cell>
          <table:table-cell office:value-type="float" office:value="0.866011974990734" calcext:value-type="float">
            <text:p>0.866011974990734</text:p>
          </table:table-cell>
          <table:table-cell table:formula="of:=IF([.F277]&lt;=0.6223;1;0)" office:value-type="float" office:value="0" calcext:value-type="float">
            <text:p>0</text:p>
          </table:table-cell>
          <table:table-cell office:value-type="float" office:value="0.523890003096205" calcext:value-type="float">
            <text:p>0.523890003096205</text:p>
          </table:table-cell>
          <table:table-cell table:formula="of:=IF([.H27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77]; 1)" office:value-type="float" office:value="277" calcext:value-type="float">
            <text:p>277</text:p>
          </table:table-cell>
          <table:table-cell office:value-type="float" office:value="0.22068681010198" calcext:value-type="float">
            <text:p>0.22068681010198</text:p>
          </table:table-cell>
          <table:table-cell table:formula="of:=IF([.B278]&lt;=0.5345;1; 0)" office:value-type="float" office:value="1" calcext:value-type="float">
            <text:p>1</text:p>
          </table:table-cell>
          <table:table-cell office:value-type="float" office:value="0.714991542837275" calcext:value-type="float">
            <text:p>0.714991542837275</text:p>
          </table:table-cell>
          <table:table-cell table:style-name="ce31" table:formula="of:=IF([.D278]&lt;=0.4473;1; 0)" office:value-type="float" office:value="0" calcext:value-type="float">
            <text:p>0</text:p>
          </table:table-cell>
          <table:table-cell office:value-type="float" office:value="0.552583232636387" calcext:value-type="float">
            <text:p>0.552583232636387</text:p>
          </table:table-cell>
          <table:table-cell table:formula="of:=IF([.F278]&lt;=0.6223;1;0)" office:value-type="float" office:value="1" calcext:value-type="float">
            <text:p>1</text:p>
          </table:table-cell>
          <table:table-cell office:value-type="float" office:value="0.058788934858256" calcext:value-type="float">
            <text:p>0.058788934858256</text:p>
          </table:table-cell>
          <table:table-cell table:formula="of:=IF([.H278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78]; 1)" office:value-type="float" office:value="278" calcext:value-type="float">
            <text:p>278</text:p>
          </table:table-cell>
          <table:table-cell office:value-type="float" office:value="0.570136012290458" calcext:value-type="float">
            <text:p>0.570136012290458</text:p>
          </table:table-cell>
          <table:table-cell table:formula="of:=IF([.B279]&lt;=0.5345;1; 0)" office:value-type="float" office:value="0" calcext:value-type="float">
            <text:p>0</text:p>
          </table:table-cell>
          <table:table-cell office:value-type="float" office:value="0.671182845490535" calcext:value-type="float">
            <text:p>0.671182845490535</text:p>
          </table:table-cell>
          <table:table-cell table:style-name="ce31" table:formula="of:=IF([.D279]&lt;=0.4473;1; 0)" office:value-type="float" office:value="0" calcext:value-type="float">
            <text:p>0</text:p>
          </table:table-cell>
          <table:table-cell office:value-type="float" office:value="0.347178160140868" calcext:value-type="float">
            <text:p>0.347178160140868</text:p>
          </table:table-cell>
          <table:table-cell table:formula="of:=IF([.F279]&lt;=0.6223;1;0)" office:value-type="float" office:value="1" calcext:value-type="float">
            <text:p>1</text:p>
          </table:table-cell>
          <table:table-cell office:value-type="float" office:value="0.158601229367105" calcext:value-type="float">
            <text:p>0.158601229367105</text:p>
          </table:table-cell>
          <table:table-cell table:formula="of:=IF([.H279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79]; 1)" office:value-type="float" office:value="279" calcext:value-type="float">
            <text:p>279</text:p>
          </table:table-cell>
          <table:table-cell office:value-type="float" office:value="0.988926275928777" calcext:value-type="float">
            <text:p>0.988926275928777</text:p>
          </table:table-cell>
          <table:table-cell table:formula="of:=IF([.B280]&lt;=0.5345;1; 0)" office:value-type="float" office:value="0" calcext:value-type="float">
            <text:p>0</text:p>
          </table:table-cell>
          <table:table-cell office:value-type="float" office:value="0.756167815224954" calcext:value-type="float">
            <text:p>0.756167815224954</text:p>
          </table:table-cell>
          <table:table-cell table:style-name="ce31" table:formula="of:=IF([.D280]&lt;=0.4473;1; 0)" office:value-type="float" office:value="0" calcext:value-type="float">
            <text:p>0</text:p>
          </table:table-cell>
          <table:table-cell office:value-type="float" office:value="0.559346132949054" calcext:value-type="float">
            <text:p>0.559346132949054</text:p>
          </table:table-cell>
          <table:table-cell table:formula="of:=IF([.F280]&lt;=0.6223;1;0)" office:value-type="float" office:value="1" calcext:value-type="float">
            <text:p>1</text:p>
          </table:table-cell>
          <table:table-cell office:value-type="float" office:value="0.645731993679746" calcext:value-type="float">
            <text:p>0.645731993679746</text:p>
          </table:table-cell>
          <table:table-cell table:formula="of:=IF([.H28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0]; 1)" office:value-type="float" office:value="280" calcext:value-type="float">
            <text:p>280</text:p>
          </table:table-cell>
          <table:table-cell office:value-type="float" office:value="0.751964746391492" calcext:value-type="float">
            <text:p>0.751964746391492</text:p>
          </table:table-cell>
          <table:table-cell table:formula="of:=IF([.B281]&lt;=0.5345;1; 0)" office:value-type="float" office:value="0" calcext:value-type="float">
            <text:p>0</text:p>
          </table:table-cell>
          <table:table-cell office:value-type="float" office:value="0.0092011649116609" calcext:value-type="float">
            <text:p>0.009201164911661</text:p>
          </table:table-cell>
          <table:table-cell table:style-name="ce31" table:formula="of:=IF([.D281]&lt;=0.4473;1; 0)" office:value-type="float" office:value="1" calcext:value-type="float">
            <text:p>1</text:p>
          </table:table-cell>
          <table:table-cell office:value-type="float" office:value="0.477949576833433" calcext:value-type="float">
            <text:p>0.477949576833433</text:p>
          </table:table-cell>
          <table:table-cell table:formula="of:=IF([.F281]&lt;=0.6223;1;0)" office:value-type="float" office:value="1" calcext:value-type="float">
            <text:p>1</text:p>
          </table:table-cell>
          <table:table-cell office:value-type="float" office:value="0.948824283684738" calcext:value-type="float">
            <text:p>0.948824283684738</text:p>
          </table:table-cell>
          <table:table-cell table:formula="of:=IF([.H28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1]; 1)" office:value-type="float" office:value="281" calcext:value-type="float">
            <text:p>281</text:p>
          </table:table-cell>
          <table:table-cell office:value-type="float" office:value="0.910089829225992" calcext:value-type="float">
            <text:p>0.910089829225992</text:p>
          </table:table-cell>
          <table:table-cell table:formula="of:=IF([.B282]&lt;=0.5345;1; 0)" office:value-type="float" office:value="0" calcext:value-type="float">
            <text:p>0</text:p>
          </table:table-cell>
          <table:table-cell office:value-type="float" office:value="0.553162365041199" calcext:value-type="float">
            <text:p>0.553162365041199</text:p>
          </table:table-cell>
          <table:table-cell table:style-name="ce31" table:formula="of:=IF([.D282]&lt;=0.4473;1; 0)" office:value-type="float" office:value="0" calcext:value-type="float">
            <text:p>0</text:p>
          </table:table-cell>
          <table:table-cell office:value-type="float" office:value="0.114396357043944" calcext:value-type="float">
            <text:p>0.114396357043944</text:p>
          </table:table-cell>
          <table:table-cell table:formula="of:=IF([.F282]&lt;=0.6223;1;0)" office:value-type="float" office:value="1" calcext:value-type="float">
            <text:p>1</text:p>
          </table:table-cell>
          <table:table-cell office:value-type="float" office:value="0.609878673643497" calcext:value-type="float">
            <text:p>0.609878673643497</text:p>
          </table:table-cell>
          <table:table-cell table:formula="of:=IF([.H282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2]; 1)" office:value-type="float" office:value="282" calcext:value-type="float">
            <text:p>282</text:p>
          </table:table-cell>
          <table:table-cell office:value-type="float" office:value="0.871302792984004" calcext:value-type="float">
            <text:p>0.871302792984004</text:p>
          </table:table-cell>
          <table:table-cell table:formula="of:=IF([.B283]&lt;=0.5345;1; 0)" office:value-type="float" office:value="0" calcext:value-type="float">
            <text:p>0</text:p>
          </table:table-cell>
          <table:table-cell office:value-type="float" office:value="0.686975057110345" calcext:value-type="float">
            <text:p>0.686975057110345</text:p>
          </table:table-cell>
          <table:table-cell table:style-name="ce31" table:formula="of:=IF([.D283]&lt;=0.4473;1; 0)" office:value-type="float" office:value="0" calcext:value-type="float">
            <text:p>0</text:p>
          </table:table-cell>
          <table:table-cell office:value-type="float" office:value="0.418526272437471" calcext:value-type="float">
            <text:p>0.418526272437471</text:p>
          </table:table-cell>
          <table:table-cell table:formula="of:=IF([.F283]&lt;=0.6223;1;0)" office:value-type="float" office:value="1" calcext:value-type="float">
            <text:p>1</text:p>
          </table:table-cell>
          <table:table-cell office:value-type="float" office:value="0.283293747360498" calcext:value-type="float">
            <text:p>0.283293747360498</text:p>
          </table:table-cell>
          <table:table-cell table:formula="of:=IF([.H28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3]; 1)" office:value-type="float" office:value="283" calcext:value-type="float">
            <text:p>283</text:p>
          </table:table-cell>
          <table:table-cell office:value-type="float" office:value="0.500923637186116" calcext:value-type="float">
            <text:p>0.500923637186116</text:p>
          </table:table-cell>
          <table:table-cell table:formula="of:=IF([.B284]&lt;=0.5345;1; 0)" office:value-type="float" office:value="1" calcext:value-type="float">
            <text:p>1</text:p>
          </table:table-cell>
          <table:table-cell office:value-type="float" office:value="0.931020422918068" calcext:value-type="float">
            <text:p>0.931020422918068</text:p>
          </table:table-cell>
          <table:table-cell table:style-name="ce31" table:formula="of:=IF([.D284]&lt;=0.4473;1; 0)" office:value-type="float" office:value="0" calcext:value-type="float">
            <text:p>0</text:p>
          </table:table-cell>
          <table:table-cell office:value-type="float" office:value="0.857288126058637" calcext:value-type="float">
            <text:p>0.857288126058637</text:p>
          </table:table-cell>
          <table:table-cell table:formula="of:=IF([.F284]&lt;=0.6223;1;0)" office:value-type="float" office:value="0" calcext:value-type="float">
            <text:p>0</text:p>
          </table:table-cell>
          <table:table-cell office:value-type="float" office:value="0.531048571613823" calcext:value-type="float">
            <text:p>0.531048571613823</text:p>
          </table:table-cell>
          <table:table-cell table:formula="of:=IF([.H28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4]; 1)" office:value-type="float" office:value="284" calcext:value-type="float">
            <text:p>284</text:p>
          </table:table-cell>
          <table:table-cell office:value-type="float" office:value="0.13089417394257" calcext:value-type="float">
            <text:p>0.13089417394257</text:p>
          </table:table-cell>
          <table:table-cell table:formula="of:=IF([.B285]&lt;=0.5345;1; 0)" office:value-type="float" office:value="1" calcext:value-type="float">
            <text:p>1</text:p>
          </table:table-cell>
          <table:table-cell office:value-type="float" office:value="0.78519247852869" calcext:value-type="float">
            <text:p>0.78519247852869</text:p>
          </table:table-cell>
          <table:table-cell table:style-name="ce31" table:formula="of:=IF([.D285]&lt;=0.4473;1; 0)" office:value-type="float" office:value="0" calcext:value-type="float">
            <text:p>0</text:p>
          </table:table-cell>
          <table:table-cell office:value-type="float" office:value="0.25354592620125" calcext:value-type="float">
            <text:p>0.25354592620125</text:p>
          </table:table-cell>
          <table:table-cell table:formula="of:=IF([.F285]&lt;=0.6223;1;0)" office:value-type="float" office:value="1" calcext:value-type="float">
            <text:p>1</text:p>
          </table:table-cell>
          <table:table-cell office:value-type="float" office:value="0.988975087259246" calcext:value-type="float">
            <text:p>0.988975087259246</text:p>
          </table:table-cell>
          <table:table-cell table:formula="of:=IF([.H28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5]; 1)" office:value-type="float" office:value="285" calcext:value-type="float">
            <text:p>285</text:p>
          </table:table-cell>
          <table:table-cell office:value-type="float" office:value="0.684158092641022" calcext:value-type="float">
            <text:p>0.684158092641022</text:p>
          </table:table-cell>
          <table:table-cell table:formula="of:=IF([.B286]&lt;=0.5345;1; 0)" office:value-type="float" office:value="0" calcext:value-type="float">
            <text:p>0</text:p>
          </table:table-cell>
          <table:table-cell office:value-type="float" office:value="0.736362180806542" calcext:value-type="float">
            <text:p>0.736362180806542</text:p>
          </table:table-cell>
          <table:table-cell table:style-name="ce31" table:formula="of:=IF([.D286]&lt;=0.4473;1; 0)" office:value-type="float" office:value="0" calcext:value-type="float">
            <text:p>0</text:p>
          </table:table-cell>
          <table:table-cell office:value-type="float" office:value="0.0698683070230092" calcext:value-type="float">
            <text:p>0.069868307023009</text:p>
          </table:table-cell>
          <table:table-cell table:formula="of:=IF([.F286]&lt;=0.6223;1;0)" office:value-type="float" office:value="1" calcext:value-type="float">
            <text:p>1</text:p>
          </table:table-cell>
          <table:table-cell office:value-type="float" office:value="0.681760802013058" calcext:value-type="float">
            <text:p>0.681760802013058</text:p>
          </table:table-cell>
          <table:table-cell table:formula="of:=IF([.H28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6]; 1)" office:value-type="float" office:value="286" calcext:value-type="float">
            <text:p>286</text:p>
          </table:table-cell>
          <table:table-cell office:value-type="float" office:value="0.197749606381596" calcext:value-type="float">
            <text:p>0.197749606381596</text:p>
          </table:table-cell>
          <table:table-cell table:formula="of:=IF([.B287]&lt;=0.5345;1; 0)" office:value-type="float" office:value="1" calcext:value-type="float">
            <text:p>1</text:p>
          </table:table-cell>
          <table:table-cell office:value-type="float" office:value="0.790666151914465" calcext:value-type="float">
            <text:p>0.790666151914465</text:p>
          </table:table-cell>
          <table:table-cell table:style-name="ce31" table:formula="of:=IF([.D287]&lt;=0.4473;1; 0)" office:value-type="float" office:value="0" calcext:value-type="float">
            <text:p>0</text:p>
          </table:table-cell>
          <table:table-cell office:value-type="float" office:value="0.394172863138907" calcext:value-type="float">
            <text:p>0.394172863138907</text:p>
          </table:table-cell>
          <table:table-cell table:formula="of:=IF([.F287]&lt;=0.6223;1;0)" office:value-type="float" office:value="1" calcext:value-type="float">
            <text:p>1</text:p>
          </table:table-cell>
          <table:table-cell office:value-type="float" office:value="0.911348819895456" calcext:value-type="float">
            <text:p>0.911348819895456</text:p>
          </table:table-cell>
          <table:table-cell table:formula="of:=IF([.H28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7]; 1)" office:value-type="float" office:value="287" calcext:value-type="float">
            <text:p>287</text:p>
          </table:table-cell>
          <table:table-cell office:value-type="float" office:value="0.0712151158545259" calcext:value-type="float">
            <text:p>0.071215115854526</text:p>
          </table:table-cell>
          <table:table-cell table:formula="of:=IF([.B288]&lt;=0.5345;1; 0)" office:value-type="float" office:value="1" calcext:value-type="float">
            <text:p>1</text:p>
          </table:table-cell>
          <table:table-cell office:value-type="float" office:value="0.776822533606147" calcext:value-type="float">
            <text:p>0.776822533606147</text:p>
          </table:table-cell>
          <table:table-cell table:style-name="ce31" table:formula="of:=IF([.D288]&lt;=0.4473;1; 0)" office:value-type="float" office:value="0" calcext:value-type="float">
            <text:p>0</text:p>
          </table:table-cell>
          <table:table-cell office:value-type="float" office:value="0.405612320809233" calcext:value-type="float">
            <text:p>0.405612320809233</text:p>
          </table:table-cell>
          <table:table-cell table:formula="of:=IF([.F288]&lt;=0.6223;1;0)" office:value-type="float" office:value="1" calcext:value-type="float">
            <text:p>1</text:p>
          </table:table-cell>
          <table:table-cell office:value-type="float" office:value="0.68585246679936" calcext:value-type="float">
            <text:p>0.68585246679936</text:p>
          </table:table-cell>
          <table:table-cell table:formula="of:=IF([.H28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8]; 1)" office:value-type="float" office:value="288" calcext:value-type="float">
            <text:p>288</text:p>
          </table:table-cell>
          <table:table-cell office:value-type="float" office:value="0.66342263836972" calcext:value-type="float">
            <text:p>0.66342263836972</text:p>
          </table:table-cell>
          <table:table-cell table:formula="of:=IF([.B289]&lt;=0.5345;1; 0)" office:value-type="float" office:value="0" calcext:value-type="float">
            <text:p>0</text:p>
          </table:table-cell>
          <table:table-cell office:value-type="float" office:value="0.0296136251055612" calcext:value-type="float">
            <text:p>0.029613625105561</text:p>
          </table:table-cell>
          <table:table-cell table:style-name="ce31" table:formula="of:=IF([.D289]&lt;=0.4473;1; 0)" office:value-type="float" office:value="1" calcext:value-type="float">
            <text:p>1</text:p>
          </table:table-cell>
          <table:table-cell office:value-type="float" office:value="0.279749568646658" calcext:value-type="float">
            <text:p>0.279749568646658</text:p>
          </table:table-cell>
          <table:table-cell table:formula="of:=IF([.F289]&lt;=0.6223;1;0)" office:value-type="float" office:value="1" calcext:value-type="float">
            <text:p>1</text:p>
          </table:table-cell>
          <table:table-cell office:value-type="float" office:value="0.256076313902795" calcext:value-type="float">
            <text:p>0.256076313902795</text:p>
          </table:table-cell>
          <table:table-cell table:formula="of:=IF([.H289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89]; 1)" office:value-type="float" office:value="289" calcext:value-type="float">
            <text:p>289</text:p>
          </table:table-cell>
          <table:table-cell office:value-type="float" office:value="0.314736837086102" calcext:value-type="float">
            <text:p>0.314736837086102</text:p>
          </table:table-cell>
          <table:table-cell table:formula="of:=IF([.B290]&lt;=0.5345;1; 0)" office:value-type="float" office:value="1" calcext:value-type="float">
            <text:p>1</text:p>
          </table:table-cell>
          <table:table-cell office:value-type="float" office:value="0.2605646827336" calcext:value-type="float">
            <text:p>0.2605646827336</text:p>
          </table:table-cell>
          <table:table-cell table:style-name="ce31" table:formula="of:=IF([.D290]&lt;=0.4473;1; 0)" office:value-type="float" office:value="1" calcext:value-type="float">
            <text:p>1</text:p>
          </table:table-cell>
          <table:table-cell office:value-type="float" office:value="0.0466902762561346" calcext:value-type="float">
            <text:p>0.046690276256135</text:p>
          </table:table-cell>
          <table:table-cell table:formula="of:=IF([.F290]&lt;=0.6223;1;0)" office:value-type="float" office:value="1" calcext:value-type="float">
            <text:p>1</text:p>
          </table:table-cell>
          <table:table-cell office:value-type="float" office:value="0.977761895682594" calcext:value-type="float">
            <text:p>0.977761895682594</text:p>
          </table:table-cell>
          <table:table-cell table:formula="of:=IF([.H29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0]; 1)" office:value-type="float" office:value="290" calcext:value-type="float">
            <text:p>290</text:p>
          </table:table-cell>
          <table:table-cell office:value-type="float" office:value="0.796199505152217" calcext:value-type="float">
            <text:p>0.796199505152217</text:p>
          </table:table-cell>
          <table:table-cell table:formula="of:=IF([.B291]&lt;=0.5345;1; 0)" office:value-type="float" office:value="0" calcext:value-type="float">
            <text:p>0</text:p>
          </table:table-cell>
          <table:table-cell office:value-type="float" office:value="0.516537776840734" calcext:value-type="float">
            <text:p>0.516537776840734</text:p>
          </table:table-cell>
          <table:table-cell table:style-name="ce31" table:formula="of:=IF([.D291]&lt;=0.4473;1; 0)" office:value-type="float" office:value="0" calcext:value-type="float">
            <text:p>0</text:p>
          </table:table-cell>
          <table:table-cell office:value-type="float" office:value="0.824227949889226" calcext:value-type="float">
            <text:p>0.824227949889226</text:p>
          </table:table-cell>
          <table:table-cell table:formula="of:=IF([.F291]&lt;=0.6223;1;0)" office:value-type="float" office:value="0" calcext:value-type="float">
            <text:p>0</text:p>
          </table:table-cell>
          <table:table-cell office:value-type="float" office:value="0.170306555559269" calcext:value-type="float">
            <text:p>0.170306555559269</text:p>
          </table:table-cell>
          <table:table-cell table:formula="of:=IF([.H291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91]; 1)" office:value-type="float" office:value="291" calcext:value-type="float">
            <text:p>291</text:p>
          </table:table-cell>
          <table:table-cell office:value-type="float" office:value="0.380200374799541" calcext:value-type="float">
            <text:p>0.380200374799541</text:p>
          </table:table-cell>
          <table:table-cell table:formula="of:=IF([.B292]&lt;=0.5345;1; 0)" office:value-type="float" office:value="1" calcext:value-type="float">
            <text:p>1</text:p>
          </table:table-cell>
          <table:table-cell office:value-type="float" office:value="0.279541574543463" calcext:value-type="float">
            <text:p>0.279541574543463</text:p>
          </table:table-cell>
          <table:table-cell table:style-name="ce31" table:formula="of:=IF([.D292]&lt;=0.4473;1; 0)" office:value-type="float" office:value="1" calcext:value-type="float">
            <text:p>1</text:p>
          </table:table-cell>
          <table:table-cell office:value-type="float" office:value="0.29305697292026" calcext:value-type="float">
            <text:p>0.29305697292026</text:p>
          </table:table-cell>
          <table:table-cell table:formula="of:=IF([.F292]&lt;=0.6223;1;0)" office:value-type="float" office:value="1" calcext:value-type="float">
            <text:p>1</text:p>
          </table:table-cell>
          <table:table-cell office:value-type="float" office:value="0.123577433609493" calcext:value-type="float">
            <text:p>0.123577433609493</text:p>
          </table:table-cell>
          <table:table-cell table:formula="of:=IF([.H292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92]; 1)" office:value-type="float" office:value="292" calcext:value-type="float">
            <text:p>292</text:p>
          </table:table-cell>
          <table:table-cell office:value-type="float" office:value="0.377325933981757" calcext:value-type="float">
            <text:p>0.377325933981757</text:p>
          </table:table-cell>
          <table:table-cell table:formula="of:=IF([.B293]&lt;=0.5345;1; 0)" office:value-type="float" office:value="1" calcext:value-type="float">
            <text:p>1</text:p>
          </table:table-cell>
          <table:table-cell office:value-type="float" office:value="0.609261375309082" calcext:value-type="float">
            <text:p>0.609261375309082</text:p>
          </table:table-cell>
          <table:table-cell table:style-name="ce31" table:formula="of:=IF([.D293]&lt;=0.4473;1; 0)" office:value-type="float" office:value="0" calcext:value-type="float">
            <text:p>0</text:p>
          </table:table-cell>
          <table:table-cell office:value-type="float" office:value="0.550038278429988" calcext:value-type="float">
            <text:p>0.550038278429988</text:p>
          </table:table-cell>
          <table:table-cell table:formula="of:=IF([.F293]&lt;=0.6223;1;0)" office:value-type="float" office:value="1" calcext:value-type="float">
            <text:p>1</text:p>
          </table:table-cell>
          <table:table-cell office:value-type="float" office:value="0.898316834684081" calcext:value-type="float">
            <text:p>0.898316834684081</text:p>
          </table:table-cell>
          <table:table-cell table:formula="of:=IF([.H293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3]; 1)" office:value-type="float" office:value="293" calcext:value-type="float">
            <text:p>293</text:p>
          </table:table-cell>
          <table:table-cell office:value-type="float" office:value="0.24462568044597" calcext:value-type="float">
            <text:p>0.24462568044597</text:p>
          </table:table-cell>
          <table:table-cell table:formula="of:=IF([.B294]&lt;=0.5345;1; 0)" office:value-type="float" office:value="1" calcext:value-type="float">
            <text:p>1</text:p>
          </table:table-cell>
          <table:table-cell office:value-type="float" office:value="0.662149449065955" calcext:value-type="float">
            <text:p>0.662149449065955</text:p>
          </table:table-cell>
          <table:table-cell table:style-name="ce31" table:formula="of:=IF([.D294]&lt;=0.4473;1; 0)" office:value-type="float" office:value="0" calcext:value-type="float">
            <text:p>0</text:p>
          </table:table-cell>
          <table:table-cell office:value-type="float" office:value="0.266360590296323" calcext:value-type="float">
            <text:p>0.266360590296323</text:p>
          </table:table-cell>
          <table:table-cell table:formula="of:=IF([.F294]&lt;=0.6223;1;0)" office:value-type="float" office:value="1" calcext:value-type="float">
            <text:p>1</text:p>
          </table:table-cell>
          <table:table-cell office:value-type="float" office:value="0.461212425765309" calcext:value-type="float">
            <text:p>0.461212425765309</text:p>
          </table:table-cell>
          <table:table-cell table:formula="of:=IF([.H294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4]; 1)" office:value-type="float" office:value="294" calcext:value-type="float">
            <text:p>294</text:p>
          </table:table-cell>
          <table:table-cell office:value-type="float" office:value="0.958151770793948" calcext:value-type="float">
            <text:p>0.958151770793948</text:p>
          </table:table-cell>
          <table:table-cell table:formula="of:=IF([.B295]&lt;=0.5345;1; 0)" office:value-type="float" office:value="0" calcext:value-type="float">
            <text:p>0</text:p>
          </table:table-cell>
          <table:table-cell office:value-type="float" office:value="0.813325254466736" calcext:value-type="float">
            <text:p>0.813325254466736</text:p>
          </table:table-cell>
          <table:table-cell table:style-name="ce31" table:formula="of:=IF([.D295]&lt;=0.4473;1; 0)" office:value-type="float" office:value="0" calcext:value-type="float">
            <text:p>0</text:p>
          </table:table-cell>
          <table:table-cell office:value-type="float" office:value="0.557562484076562" calcext:value-type="float">
            <text:p>0.557562484076562</text:p>
          </table:table-cell>
          <table:table-cell table:formula="of:=IF([.F295]&lt;=0.6223;1;0)" office:value-type="float" office:value="1" calcext:value-type="float">
            <text:p>1</text:p>
          </table:table-cell>
          <table:table-cell office:value-type="float" office:value="0.877236487775112" calcext:value-type="float">
            <text:p>0.877236487775112</text:p>
          </table:table-cell>
          <table:table-cell table:formula="of:=IF([.H295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5]; 1)" office:value-type="float" office:value="295" calcext:value-type="float">
            <text:p>295</text:p>
          </table:table-cell>
          <table:table-cell office:value-type="float" office:value="0.310033838774421" calcext:value-type="float">
            <text:p>0.310033838774421</text:p>
          </table:table-cell>
          <table:table-cell table:formula="of:=IF([.B296]&lt;=0.5345;1; 0)" office:value-type="float" office:value="1" calcext:value-type="float">
            <text:p>1</text:p>
          </table:table-cell>
          <table:table-cell office:value-type="float" office:value="0.348604954386459" calcext:value-type="float">
            <text:p>0.348604954386459</text:p>
          </table:table-cell>
          <table:table-cell table:style-name="ce31" table:formula="of:=IF([.D296]&lt;=0.4473;1; 0)" office:value-type="float" office:value="1" calcext:value-type="float">
            <text:p>1</text:p>
          </table:table-cell>
          <table:table-cell office:value-type="float" office:value="0.093445123573282" calcext:value-type="float">
            <text:p>0.093445123573282</text:p>
          </table:table-cell>
          <table:table-cell table:formula="of:=IF([.F296]&lt;=0.6223;1;0)" office:value-type="float" office:value="1" calcext:value-type="float">
            <text:p>1</text:p>
          </table:table-cell>
          <table:table-cell office:value-type="float" office:value="0.279842372527874" calcext:value-type="float">
            <text:p>0.279842372527874</text:p>
          </table:table-cell>
          <table:table-cell table:formula="of:=IF([.H296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6]; 1)" office:value-type="float" office:value="296" calcext:value-type="float">
            <text:p>296</text:p>
          </table:table-cell>
          <table:table-cell office:value-type="float" office:value="0.646699856789914" calcext:value-type="float">
            <text:p>0.646699856789914</text:p>
          </table:table-cell>
          <table:table-cell table:formula="of:=IF([.B297]&lt;=0.5345;1; 0)" office:value-type="float" office:value="0" calcext:value-type="float">
            <text:p>0</text:p>
          </table:table-cell>
          <table:table-cell office:value-type="float" office:value="0.862975169216996" calcext:value-type="float">
            <text:p>0.862975169216996</text:p>
          </table:table-cell>
          <table:table-cell table:style-name="ce31" table:formula="of:=IF([.D297]&lt;=0.4473;1; 0)" office:value-type="float" office:value="0" calcext:value-type="float">
            <text:p>0</text:p>
          </table:table-cell>
          <table:table-cell office:value-type="float" office:value="0.95543336349003" calcext:value-type="float">
            <text:p>0.95543336349003</text:p>
          </table:table-cell>
          <table:table-cell table:formula="of:=IF([.F297]&lt;=0.6223;1;0)" office:value-type="float" office:value="0" calcext:value-type="float">
            <text:p>0</text:p>
          </table:table-cell>
          <table:table-cell office:value-type="float" office:value="0.935098967002168" calcext:value-type="float">
            <text:p>0.935098967002168</text:p>
          </table:table-cell>
          <table:table-cell table:formula="of:=IF([.H297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7]; 1)" office:value-type="float" office:value="297" calcext:value-type="float">
            <text:p>297</text:p>
          </table:table-cell>
          <table:table-cell office:value-type="float" office:value="0.201321753942678" calcext:value-type="float">
            <text:p>0.201321753942678</text:p>
          </table:table-cell>
          <table:table-cell table:formula="of:=IF([.B298]&lt;=0.5345;1; 0)" office:value-type="float" office:value="1" calcext:value-type="float">
            <text:p>1</text:p>
          </table:table-cell>
          <table:table-cell office:value-type="float" office:value="0.844098508808126" calcext:value-type="float">
            <text:p>0.844098508808126</text:p>
          </table:table-cell>
          <table:table-cell table:style-name="ce31" table:formula="of:=IF([.D298]&lt;=0.4473;1; 0)" office:value-type="float" office:value="0" calcext:value-type="float">
            <text:p>0</text:p>
          </table:table-cell>
          <table:table-cell office:value-type="float" office:value="0.284719520551888" calcext:value-type="float">
            <text:p>0.284719520551888</text:p>
          </table:table-cell>
          <table:table-cell table:formula="of:=IF([.F298]&lt;=0.6223;1;0)" office:value-type="float" office:value="1" calcext:value-type="float">
            <text:p>1</text:p>
          </table:table-cell>
          <table:table-cell office:value-type="float" office:value="0.424164509909153" calcext:value-type="float">
            <text:p>0.424164509909153</text:p>
          </table:table-cell>
          <table:table-cell table:formula="of:=IF([.H298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298]; 1)" office:value-type="float" office:value="298" calcext:value-type="float">
            <text:p>298</text:p>
          </table:table-cell>
          <table:table-cell office:value-type="float" office:value="0.582416638596209" calcext:value-type="float">
            <text:p>0.582416638596209</text:p>
          </table:table-cell>
          <table:table-cell table:formula="of:=IF([.B299]&lt;=0.5345;1; 0)" office:value-type="float" office:value="0" calcext:value-type="float">
            <text:p>0</text:p>
          </table:table-cell>
          <table:table-cell office:value-type="float" office:value="0.794970975354305" calcext:value-type="float">
            <text:p>0.794970975354305</text:p>
          </table:table-cell>
          <table:table-cell table:style-name="ce31" table:formula="of:=IF([.D299]&lt;=0.4473;1; 0)" office:value-type="float" office:value="0" calcext:value-type="float">
            <text:p>0</text:p>
          </table:table-cell>
          <table:table-cell office:value-type="float" office:value="0.454582918229627" calcext:value-type="float">
            <text:p>0.454582918229627</text:p>
          </table:table-cell>
          <table:table-cell table:formula="of:=IF([.F299]&lt;=0.6223;1;0)" office:value-type="float" office:value="1" calcext:value-type="float">
            <text:p>1</text:p>
          </table:table-cell>
          <table:table-cell office:value-type="float" office:value="0.109353564770845" calcext:value-type="float">
            <text:p>0.109353564770845</text:p>
          </table:table-cell>
          <table:table-cell table:formula="of:=IF([.H299]&lt;=0.1708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table:formula="of:=SUM([.A299]; 1)" office:value-type="float" office:value="299" calcext:value-type="float">
            <text:p>299</text:p>
          </table:table-cell>
          <table:table-cell office:value-type="float" office:value="0.537152692134222" calcext:value-type="float">
            <text:p>0.537152692134222</text:p>
          </table:table-cell>
          <table:table-cell table:formula="of:=IF([.B300]&lt;=0.5345;1; 0)" office:value-type="float" office:value="0" calcext:value-type="float">
            <text:p>0</text:p>
          </table:table-cell>
          <table:table-cell office:value-type="float" office:value="0.0119800436267931" calcext:value-type="float">
            <text:p>0.011980043626793</text:p>
          </table:table-cell>
          <table:table-cell table:style-name="ce31" table:formula="of:=IF([.D300]&lt;=0.4473;1; 0)" office:value-type="float" office:value="1" calcext:value-type="float">
            <text:p>1</text:p>
          </table:table-cell>
          <table:table-cell office:value-type="float" office:value="0.097347030973087" calcext:value-type="float">
            <text:p>0.097347030973087</text:p>
          </table:table-cell>
          <table:table-cell table:formula="of:=IF([.F300]&lt;=0.6223;1;0)" office:value-type="float" office:value="1" calcext:value-type="float">
            <text:p>1</text:p>
          </table:table-cell>
          <table:table-cell office:value-type="float" office:value="0.64137115292218" calcext:value-type="float">
            <text:p>0.64137115292218</text:p>
          </table:table-cell>
          <table:table-cell table:formula="of:=IF([.H300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table:formula="of:=SUM([.A300]; 1)" office:value-type="float" office:value="300" calcext:value-type="float">
            <text:p>300</text:p>
          </table:table-cell>
          <table:table-cell office:value-type="float" office:value="0.216621232795046" calcext:value-type="float">
            <text:p>0.216621232795046</text:p>
          </table:table-cell>
          <table:table-cell table:formula="of:=IF([.B301]&lt;=0.5345;1; 0)" office:value-type="float" office:value="1" calcext:value-type="float">
            <text:p>1</text:p>
          </table:table-cell>
          <table:table-cell office:value-type="float" office:value="0.427210377978663" calcext:value-type="float">
            <text:p>0.427210377978663</text:p>
          </table:table-cell>
          <table:table-cell table:style-name="ce31" table:formula="of:=IF([.D301]&lt;=0.4473;1; 0)" office:value-type="float" office:value="1" calcext:value-type="float">
            <text:p>1</text:p>
          </table:table-cell>
          <table:table-cell office:value-type="float" office:value="0.852037696271591" calcext:value-type="float">
            <text:p>0.852037696271591</text:p>
          </table:table-cell>
          <table:table-cell table:formula="of:=IF([.F301]&lt;=0.6223;1;0)" office:value-type="float" office:value="0" calcext:value-type="float">
            <text:p>0</text:p>
          </table:table-cell>
          <table:table-cell table:style-name="ce28" office:value-type="float" office:value="0.766308770501287" calcext:value-type="float">
            <text:p>0.766308770501287</text:p>
          </table:table-cell>
          <table:table-cell table:formula="of:=IF([.H301]&lt;=0.1708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table:formula="of:=SUM([.C2:.C301])" office:value-type="float" office:value="156" calcext:value-type="float">
            <text:p>156</text:p>
          </table:table-cell>
          <table:table-cell table:style-name="ce28"/>
          <table:table-cell table:style-name="ce28" table:formula="of:=SUM([.E2:.E301])" office:value-type="float" office:value="141" calcext:value-type="float">
            <text:p>141</text:p>
          </table:table-cell>
          <table:table-cell table:style-name="ce28"/>
          <table:table-cell table:style-name="ce28" table:formula="of:=SUM([.G2:.G301])" office:value-type="float" office:value="195" calcext:value-type="float">
            <text:p>195</text:p>
          </table:table-cell>
          <table:table-cell table:style-name="ce28"/>
          <table:table-cell table:style-name="ce28" table:formula="of:=SUM([.I2:.I301])" office:value-type="float" office:value="54" calcext:value-type="float">
            <text:p>54</text:p>
          </table:table-cell>
          <table:table-cell table:style-name="ce28"/>
          <table:table-cell table:number-columns-repeated="1014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4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formula="of:=RAND()" office:value-type="float" office:value="0.755661146787639" calcext:value-type="float">
            <text:p>0.755661146787639</text:p>
          </table:table-cell>
          <table:table-cell office:value-type="float" office:value="0.869804417405481" calcext:value-type="float">
            <text:p>0.869804417405481</text:p>
          </table:table-cell>
          <table:table-cell table:formula="of:=IF([.C2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25947712873952" calcext:value-type="float">
            <text:p>0.625947712873952</text:p>
          </table:table-cell>
          <table:table-cell office:value-type="float" office:value="0.207811360625908" calcext:value-type="float">
            <text:p>0.207811360625908</text:p>
          </table:table-cell>
          <table:table-cell table:formula="of:=IF([.C3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14585091301675" calcext:value-type="float">
            <text:p>0.814585091301675</text:p>
          </table:table-cell>
          <table:table-cell office:value-type="float" office:value="0.475122415108025" calcext:value-type="float">
            <text:p>0.475122415108025</text:p>
          </table:table-cell>
          <table:table-cell table:formula="of:=IF([.C4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1421371215041" calcext:value-type="float">
            <text:p>0.21421371215041</text:p>
          </table:table-cell>
          <table:table-cell office:value-type="float" office:value="0.410692258976851" calcext:value-type="float">
            <text:p>0.410692258976851</text:p>
          </table:table-cell>
          <table:table-cell table:formula="of:=IF([.C5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0801037786575803" calcext:value-type="float">
            <text:p>0.08010377865758</text:p>
          </table:table-cell>
          <table:table-cell office:value-type="float" office:value="0.587951120221527" calcext:value-type="float">
            <text:p>0.587951120221527</text:p>
          </table:table-cell>
          <table:table-cell table:formula="of:=IF([.C6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88245332373925" calcext:value-type="float">
            <text:p>0.888245332373925</text:p>
          </table:table-cell>
          <table:table-cell office:value-type="float" office:value="0.895572801995571" calcext:value-type="float">
            <text:p>0.895572801995571</text:p>
          </table:table-cell>
          <table:table-cell table:formula="of:=IF([.C7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86887267347017" calcext:value-type="float">
            <text:p>0.486887267347017</text:p>
          </table:table-cell>
          <table:table-cell office:value-type="float" office:value="0.40205982343121" calcext:value-type="float">
            <text:p>0.40205982343121</text:p>
          </table:table-cell>
          <table:table-cell table:formula="of:=IF([.C8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76565882810063" calcext:value-type="float">
            <text:p>0.476565882810063</text:p>
          </table:table-cell>
          <table:table-cell office:value-type="float" office:value="0.0692131635666878" calcext:value-type="float">
            <text:p>0.069213163566688</text:p>
          </table:table-cell>
          <table:table-cell table:formula="of:=IF([.C9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593760687741294" calcext:value-type="float">
            <text:p>0.593760687741294</text:p>
          </table:table-cell>
          <table:table-cell office:value-type="float" office:value="0.980636669075855" calcext:value-type="float">
            <text:p>0.980636669075855</text:p>
          </table:table-cell>
          <table:table-cell table:formula="of:=IF([.C10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567168995243025" calcext:value-type="float">
            <text:p>0.567168995243025</text:p>
          </table:table-cell>
          <table:table-cell office:value-type="float" office:value="0.856105515751334" calcext:value-type="float">
            <text:p>0.856105515751334</text:p>
          </table:table-cell>
          <table:table-cell table:formula="of:=IF([.C11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66746500263967" calcext:value-type="float">
            <text:p>0.866746500263967</text:p>
          </table:table-cell>
          <table:table-cell office:value-type="float" office:value="0.560762723751674" calcext:value-type="float">
            <text:p>0.560762723751674</text:p>
          </table:table-cell>
          <table:table-cell table:formula="of:=IF([.C12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92779563901533" calcext:value-type="float">
            <text:p>0.692779563901533</text:p>
          </table:table-cell>
          <table:table-cell office:value-type="float" office:value="0.166906093110747" calcext:value-type="float">
            <text:p>0.166906093110747</text:p>
          </table:table-cell>
          <table:table-cell table:formula="of:=IF([.C13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02193683750613" calcext:value-type="float">
            <text:p>0.902193683750613</text:p>
          </table:table-cell>
          <table:table-cell office:value-type="float" office:value="0.641208234002412" calcext:value-type="float">
            <text:p>0.641208234002412</text:p>
          </table:table-cell>
          <table:table-cell table:formula="of:=IF([.C14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77409595853356" calcext:value-type="float">
            <text:p>0.977409595853356</text:p>
          </table:table-cell>
          <table:table-cell office:value-type="float" office:value="0.138883349240626" calcext:value-type="float">
            <text:p>0.138883349240626</text:p>
          </table:table-cell>
          <table:table-cell table:formula="of:=IF([.C15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0806887988374088" calcext:value-type="float">
            <text:p>0.080688798837409</text:p>
          </table:table-cell>
          <table:table-cell office:value-type="float" office:value="0.462581752931308" calcext:value-type="float">
            <text:p>0.462581752931308</text:p>
          </table:table-cell>
          <table:table-cell table:formula="of:=IF([.C16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44122263699462" calcext:value-type="float">
            <text:p>0.944122263699462</text:p>
          </table:table-cell>
          <table:table-cell office:value-type="float" office:value="0.71589631964882" calcext:value-type="float">
            <text:p>0.71589631964882</text:p>
          </table:table-cell>
          <table:table-cell table:formula="of:=IF([.C17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95351741279515" calcext:value-type="float">
            <text:p>0.295351741279515</text:p>
          </table:table-cell>
          <table:table-cell office:value-type="float" office:value="0.803854245077397" calcext:value-type="float">
            <text:p>0.803854245077397</text:p>
          </table:table-cell>
          <table:table-cell table:formula="of:=IF([.C18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14502181199241" calcext:value-type="float">
            <text:p>0.414502181199241</text:p>
          </table:table-cell>
          <table:table-cell office:value-type="float" office:value="0.58642452975292" calcext:value-type="float">
            <text:p>0.58642452975292</text:p>
          </table:table-cell>
          <table:table-cell table:formula="of:=IF([.C19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54724156861476" calcext:value-type="float">
            <text:p>0.854724156861476</text:p>
          </table:table-cell>
          <table:table-cell office:value-type="float" office:value="0.955181919283277" calcext:value-type="float">
            <text:p>0.955181919283277</text:p>
          </table:table-cell>
          <table:table-cell table:formula="of:=IF([.C20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53770242851124" calcext:value-type="float">
            <text:p>0.853770242851124</text:p>
          </table:table-cell>
          <table:table-cell office:value-type="float" office:value="0.676046673616607" calcext:value-type="float">
            <text:p>0.676046673616607</text:p>
          </table:table-cell>
          <table:table-cell table:formula="of:=IF([.C21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32286321612779" calcext:value-type="float">
            <text:p>0.232286321612779</text:p>
          </table:table-cell>
          <table:table-cell office:value-type="float" office:value="0.765208628203453" calcext:value-type="float">
            <text:p>0.765208628203453</text:p>
          </table:table-cell>
          <table:table-cell table:formula="of:=IF([.C22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0746458098483504" calcext:value-type="float">
            <text:p>0.07464580984835</text:p>
          </table:table-cell>
          <table:table-cell office:value-type="float" office:value="0.347265879456045" calcext:value-type="float">
            <text:p>0.347265879456045</text:p>
          </table:table-cell>
          <table:table-cell table:formula="of:=IF([.C23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506281788332033" calcext:value-type="float">
            <text:p>0.506281788332033</text:p>
          </table:table-cell>
          <table:table-cell office:value-type="float" office:value="0.736213242181232" calcext:value-type="float">
            <text:p>0.736213242181232</text:p>
          </table:table-cell>
          <table:table-cell table:formula="of:=IF([.C24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77273520677574" calcext:value-type="float">
            <text:p>0.477273520677574</text:p>
          </table:table-cell>
          <table:table-cell office:value-type="float" office:value="0.824589274912314" calcext:value-type="float">
            <text:p>0.824589274912314</text:p>
          </table:table-cell>
          <table:table-cell table:formula="of:=IF([.C25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171293338446889" calcext:value-type="float">
            <text:p>0.171293338446889</text:p>
          </table:table-cell>
          <table:table-cell office:value-type="float" office:value="0.890272368001988" calcext:value-type="float">
            <text:p>0.890272368001988</text:p>
          </table:table-cell>
          <table:table-cell table:formula="of:=IF([.C26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13217292411986" calcext:value-type="float">
            <text:p>0.213217292411986</text:p>
          </table:table-cell>
          <table:table-cell office:value-type="float" office:value="0.594294426735625" calcext:value-type="float">
            <text:p>0.594294426735625</text:p>
          </table:table-cell>
          <table:table-cell table:formula="of:=IF([.C27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99260753554842" calcext:value-type="float">
            <text:p>0.899260753554842</text:p>
          </table:table-cell>
          <table:table-cell office:value-type="float" office:value="0.144856253553001" calcext:value-type="float">
            <text:p>0.144856253553001</text:p>
          </table:table-cell>
          <table:table-cell table:formula="of:=IF([.C28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523370551340511" calcext:value-type="float">
            <text:p>0.523370551340511</text:p>
          </table:table-cell>
          <table:table-cell office:value-type="float" office:value="0.162489819496987" calcext:value-type="float">
            <text:p>0.162489819496987</text:p>
          </table:table-cell>
          <table:table-cell table:formula="of:=IF([.C29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578984715820341" calcext:value-type="float">
            <text:p>0.578984715820341</text:p>
          </table:table-cell>
          <table:table-cell office:value-type="float" office:value="0.0109102955259822" calcext:value-type="float">
            <text:p>0.010910295525982</text:p>
          </table:table-cell>
          <table:table-cell table:formula="of:=IF([.C30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24878460243735" calcext:value-type="float">
            <text:p>0.224878460243735</text:p>
          </table:table-cell>
          <table:table-cell office:value-type="float" office:value="0.456157755353213" calcext:value-type="float">
            <text:p>0.456157755353213</text:p>
          </table:table-cell>
          <table:table-cell table:formula="of:=IF([.C31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47867162766657" calcext:value-type="float">
            <text:p>0.247867162766657</text:p>
          </table:table-cell>
          <table:table-cell office:value-type="float" office:value="0.807566895730722" calcext:value-type="float">
            <text:p>0.807566895730722</text:p>
          </table:table-cell>
          <table:table-cell table:formula="of:=IF([.C32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36396628083007" calcext:value-type="float">
            <text:p>0.936396628083007</text:p>
          </table:table-cell>
          <table:table-cell office:value-type="float" office:value="0.762238292832641" calcext:value-type="float">
            <text:p>0.762238292832641</text:p>
          </table:table-cell>
          <table:table-cell table:formula="of:=IF([.C33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50412544573729" calcext:value-type="float">
            <text:p>0.850412544573729</text:p>
          </table:table-cell>
          <table:table-cell office:value-type="float" office:value="0.225376449903629" calcext:value-type="float">
            <text:p>0.225376449903629</text:p>
          </table:table-cell>
          <table:table-cell table:formula="of:=IF([.C34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336101495886062" calcext:value-type="float">
            <text:p>0.336101495886062</text:p>
          </table:table-cell>
          <table:table-cell office:value-type="float" office:value="0.68998141438077" calcext:value-type="float">
            <text:p>0.68998141438077</text:p>
          </table:table-cell>
          <table:table-cell table:formula="of:=IF([.C35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29598815396696" calcext:value-type="float">
            <text:p>0.229598815396696</text:p>
          </table:table-cell>
          <table:table-cell office:value-type="float" office:value="0.867665725391766" calcext:value-type="float">
            <text:p>0.867665725391766</text:p>
          </table:table-cell>
          <table:table-cell table:formula="of:=IF([.C36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48777180871953" calcext:value-type="float">
            <text:p>0.948777180871953</text:p>
          </table:table-cell>
          <table:table-cell office:value-type="float" office:value="0.560392164402731" calcext:value-type="float">
            <text:p>0.560392164402731</text:p>
          </table:table-cell>
          <table:table-cell table:formula="of:=IF([.C37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31744754789857" calcext:value-type="float">
            <text:p>0.431744754789857</text:p>
          </table:table-cell>
          <table:table-cell office:value-type="float" office:value="0.46376681488689" calcext:value-type="float">
            <text:p>0.46376681488689</text:p>
          </table:table-cell>
          <table:table-cell table:formula="of:=IF([.C38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11523116589575" calcext:value-type="float">
            <text:p>0.11523116589575</text:p>
          </table:table-cell>
          <table:table-cell office:value-type="float" office:value="0.550380202619265" calcext:value-type="float">
            <text:p>0.550380202619265</text:p>
          </table:table-cell>
          <table:table-cell table:formula="of:=IF([.C39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45148004684668" calcext:value-type="float">
            <text:p>0.445148004684668</text:p>
          </table:table-cell>
          <table:table-cell office:value-type="float" office:value="0.337986358875606" calcext:value-type="float">
            <text:p>0.337986358875606</text:p>
          </table:table-cell>
          <table:table-cell table:formula="of:=IF([.C40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101949294740917" calcext:value-type="float">
            <text:p>0.101949294740917</text:p>
          </table:table-cell>
          <table:table-cell office:value-type="float" office:value="0.103081757554184" calcext:value-type="float">
            <text:p>0.103081757554184</text:p>
          </table:table-cell>
          <table:table-cell table:formula="of:=IF([.C41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17365415935832" calcext:value-type="float">
            <text:p>0.217365415935832</text:p>
          </table:table-cell>
          <table:table-cell office:value-type="float" office:value="0.696993415387462" calcext:value-type="float">
            <text:p>0.696993415387462</text:p>
          </table:table-cell>
          <table:table-cell table:formula="of:=IF([.C42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51260202772399" calcext:value-type="float">
            <text:p>0.451260202772399</text:p>
          </table:table-cell>
          <table:table-cell office:value-type="float" office:value="0.642757831487711" calcext:value-type="float">
            <text:p>0.642757831487711</text:p>
          </table:table-cell>
          <table:table-cell table:formula="of:=IF([.C43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26824151803047" calcext:value-type="float">
            <text:p>0.826824151803047</text:p>
          </table:table-cell>
          <table:table-cell office:value-type="float" office:value="0.581618425652017" calcext:value-type="float">
            <text:p>0.581618425652017</text:p>
          </table:table-cell>
          <table:table-cell table:formula="of:=IF([.C44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505500095840279" calcext:value-type="float">
            <text:p>0.505500095840279</text:p>
          </table:table-cell>
          <table:table-cell office:value-type="float" office:value="0.663819397100539" calcext:value-type="float">
            <text:p>0.663819397100539</text:p>
          </table:table-cell>
          <table:table-cell table:formula="of:=IF([.C45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0879323154276551" calcext:value-type="float">
            <text:p>0.087932315427655</text:p>
          </table:table-cell>
          <table:table-cell office:value-type="float" office:value="0.335818869150982" calcext:value-type="float">
            <text:p>0.335818869150982</text:p>
          </table:table-cell>
          <table:table-cell table:formula="of:=IF([.C46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88746675069967" calcext:value-type="float">
            <text:p>0.688746675069967</text:p>
          </table:table-cell>
          <table:table-cell office:value-type="float" office:value="0.288146688001166" calcext:value-type="float">
            <text:p>0.288146688001166</text:p>
          </table:table-cell>
          <table:table-cell table:formula="of:=IF([.C47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0167366354064112" calcext:value-type="float">
            <text:p>0.016736635406411</text:p>
          </table:table-cell>
          <table:table-cell office:value-type="float" office:value="0.0478511278608191" calcext:value-type="float">
            <text:p>0.047851127860819</text:p>
          </table:table-cell>
          <table:table-cell table:formula="of:=IF([.C48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25363410826584" calcext:value-type="float">
            <text:p>0.625363410826584</text:p>
          </table:table-cell>
          <table:table-cell office:value-type="float" office:value="0.470337436490681" calcext:value-type="float">
            <text:p>0.470337436490681</text:p>
          </table:table-cell>
          <table:table-cell table:formula="of:=IF([.C49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0723161437576" calcext:value-type="float">
            <text:p>0.60723161437576</text:p>
          </table:table-cell>
          <table:table-cell office:value-type="float" office:value="0.191686344312319" calcext:value-type="float">
            <text:p>0.191686344312319</text:p>
          </table:table-cell>
          <table:table-cell table:formula="of:=IF([.C50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15925526973844" calcext:value-type="float">
            <text:p>0.615925526973844</text:p>
          </table:table-cell>
          <table:table-cell office:value-type="float" office:value="0.0723483102094915" calcext:value-type="float">
            <text:p>0.072348310209492</text:p>
          </table:table-cell>
          <table:table-cell table:formula="of:=IF([.C51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80817736851209" calcext:value-type="float">
            <text:p>0.480817736851209</text:p>
          </table:table-cell>
          <table:table-cell office:value-type="float" office:value="0.168743076305715" calcext:value-type="float">
            <text:p>0.168743076305715</text:p>
          </table:table-cell>
          <table:table-cell table:formula="of:=IF([.C52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90727650087611" calcext:value-type="float">
            <text:p>0.990727650087611</text:p>
          </table:table-cell>
          <table:table-cell office:value-type="float" office:value="0.000812778976352679" calcext:value-type="float">
            <text:p>0.000812778976353</text:p>
          </table:table-cell>
          <table:table-cell table:formula="of:=IF([.C53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909044709223292" calcext:value-type="float">
            <text:p>0.909044709223292</text:p>
          </table:table-cell>
          <table:table-cell office:value-type="float" office:value="0.352524537539593" calcext:value-type="float">
            <text:p>0.352524537539593</text:p>
          </table:table-cell>
          <table:table-cell table:formula="of:=IF([.C54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429216693872981" calcext:value-type="float">
            <text:p>0.429216693872981</text:p>
          </table:table-cell>
          <table:table-cell office:value-type="float" office:value="0.803892011151504" calcext:value-type="float">
            <text:p>0.803892011151504</text:p>
          </table:table-cell>
          <table:table-cell table:formula="of:=IF([.C55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76174260567433" calcext:value-type="float">
            <text:p>0.676174260567433</text:p>
          </table:table-cell>
          <table:table-cell office:value-type="float" office:value="0.756314979866719" calcext:value-type="float">
            <text:p>0.756314979866719</text:p>
          </table:table-cell>
          <table:table-cell table:formula="of:=IF([.C56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225520796863774" calcext:value-type="float">
            <text:p>0.225520796863774</text:p>
          </table:table-cell>
          <table:table-cell office:value-type="float" office:value="0.439718284801582" calcext:value-type="float">
            <text:p>0.439718284801582</text:p>
          </table:table-cell>
          <table:table-cell table:formula="of:=IF([.C57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0164144398439875" calcext:value-type="float">
            <text:p>0.016414439843988</text:p>
          </table:table-cell>
          <table:table-cell office:value-type="float" office:value="0.464403278108364" calcext:value-type="float">
            <text:p>0.464403278108364</text:p>
          </table:table-cell>
          <table:table-cell table:formula="of:=IF([.C58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805706834356867" calcext:value-type="float">
            <text:p>0.805706834356867</text:p>
          </table:table-cell>
          <table:table-cell office:value-type="float" office:value="0.0633372712585369" calcext:value-type="float">
            <text:p>0.063337271258537</text:p>
          </table:table-cell>
          <table:table-cell table:formula="of:=IF([.C59]&lt;=0.2; 1; 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669591342963296" calcext:value-type="float">
            <text:p>0.669591342963296</text:p>
          </table:table-cell>
          <table:table-cell office:value-type="float" office:value="0.331181606910243" calcext:value-type="float">
            <text:p>0.331181606910243</text:p>
          </table:table-cell>
          <table:table-cell table:formula="of:=IF([.C60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176900493143689" calcext:value-type="float">
            <text:p>0.176900493143689</text:p>
          </table:table-cell>
          <table:table-cell office:value-type="float" office:value="0.419674588395346" calcext:value-type="float">
            <text:p>0.419674588395346</text:p>
          </table:table-cell>
          <table:table-cell table:formula="of:=IF([.C61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167285029419205" calcext:value-type="float">
            <text:p>0.167285029419205</text:p>
          </table:table-cell>
          <table:table-cell office:value-type="float" office:value="0.203859759922647" calcext:value-type="float">
            <text:p>0.203859759922647</text:p>
          </table:table-cell>
          <table:table-cell table:formula="of:=IF([.C62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RAND()" office:value-type="float" office:value="0.15382118250376" calcext:value-type="float">
            <text:p>0.15382118250376</text:p>
          </table:table-cell>
          <table:table-cell office:value-type="float" office:value="0.890703677409525" calcext:value-type="float">
            <text:p>0.890703677409525</text:p>
          </table:table-cell>
          <table:table-cell table:formula="of:=IF([.C63]&lt;=0.2; 1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D2:.D63])" office:value-type="float" office:value="13" calcext:value-type="float">
            <text:p>13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pples" table:style-name="ta5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garette_20__26__20_Vaping_20_Data" style:display-name="PageStyle_Cigarette &amp; Vaping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th_20_Vapor" style:display-name="PageStyle_Darth Vap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ve_20_or_20_Under_20_the_20_Influence" style:display-name="PageStyle_Above or Under the Influ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pples" style:display-name="PageStyle_Rip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228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pt" style:font-size-asian="1pt" style:font-size-complex="1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pt" style:font-size-asian="1pt" style:font-size-complex="1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pt" style:font-size-asian="1pt" style:font-size-complex="1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.07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pt" style:font-size-asian="1pt" style:font-size-complex="1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pt" style:font-size-asian="1pt" style:font-size-complex="1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none" svg:stroke-width="0.053cm"/>
    </style:style>
    <style:style style:name="ch12" style:family="chart">
      <style:text-properties style:text-position="0% 100%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4.909cm" svg:y="1.769cm" style:legend-expansion="high" chart:style-name="ch2"/>
        <chart:plot-area chart:style-name="ch3" table:cell-range-address="'Cigarette &amp; Vaping Data'.A11:'Cigarette &amp; Vaping Data'.D15" chart:data-source-has-labels="both" svg:x="2.255cm" svg:y="0.196cm" svg:width="2.337cm" svg:height="7.516cm">
          <chartooo:coordinate-region svg:x="3.813cm" svg:y="0.196cm" svg:width="0.779cm" svg:height="4.96cm"/>
          <chart:axis chart:dimension="x" chart:name="primary-x" chart:style-name="ch4" chartooo:axis-type="text">
            <chart:title svg:x="2.517cm" svg:y="7.909cm" chart:style-name="ch5">
              <text:p>Year</text:p>
            </chart:title>
            <chart:categories table:cell-range-address="'Cigarette &amp; Vaping Data'.A12:'Cigarette &amp; Vaping Data'.A15"/>
          </chart:axis>
          <chart:axis chart:dimension="y" chart:name="primary-y" chart:style-name="ch6">
            <chart:title svg:x="0.451cm" svg:y="5.363cm" chart:style-name="ch7">
              <text:p>Use (%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Cigarette &amp; Vaping Data'.B12:'Cigarette &amp; Vaping Data'.B15" chart:label-cell-address="'Cigarette &amp; Vaping Data'.B11:'Cigarette &amp; Vaping Data'.B11" chart:class="chart:line">
            <chart:regression-curve chart:style-name="ch11">
              <chart:equation chart:display-equation="true" chart:display-r-square="true" chart:style-name="ch12"/>
            </chart:regression-curve>
            <chart:data-point chart:repeated="4"/>
          </chart:series>
          <chart:series chart:style-name="ch13" chart:values-cell-range-address="'Cigarette &amp; Vaping Data'.C12:'Cigarette &amp; Vaping Data'.C15" chart:label-cell-address="'Cigarette &amp; Vaping Data'.C11:'Cigarette &amp; Vaping Data'.C11" chart:class="chart:line">
            <chart:regression-curve chart:style-name="ch11">
              <chart:equation chart:display-equation="true" chart:display-r-square="true" chart:style-name="ch12"/>
            </chart:regression-curve>
            <chart:data-point chart:repeated="4"/>
          </chart:series>
          <chart:series chart:style-name="ch14" chart:values-cell-range-address="'Cigarette &amp; Vaping Data'.D12:'Cigarette &amp; Vaping Data'.D15" chart:label-cell-address="'Cigarette &amp; Vaping Data'.D11:'Cigarette &amp; Vaping Data'.D11" chart:class="chart:line">
            <chart:regression-curve chart:style-name="ch11">
              <chart:equation chart:display-equation="true" chart:display-r-square="true" chart:style-name="ch12"/>
            </chart:regression-curve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th Graders</text:p>
                <draw:g>
                  <svg:desc>'Cigarette &amp; Vaping Data'.B11:'Cigarette &amp; Vaping Data'.B11</svg:desc>
                </draw:g>
              </table:table-cell>
              <table:table-cell office:value-type="string">
                <text:p>10th Grader</text:p>
                <draw:g>
                  <svg:desc>'Cigarette &amp; Vaping Data'.C11:'Cigarette &amp; Vaping Data'.C11</svg:desc>
                </draw:g>
              </table:table-cell>
              <table:table-cell office:value-type="string">
                <text:p>12th Graders</text:p>
                <draw:g>
                  <svg:desc>'Cigarette &amp; Vaping Data'.D11:'Cigarette &amp; Vaping Data'.D1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Cigarette &amp; Vaping Data'.A12:'Cigarette &amp; Vaping Data'.A15</svg:desc>
                </draw:g>
              </table:table-cell>
              <table:table-cell office:value-type="float" office:value="0.133">
                <text:p>0.133</text:p>
                <draw:g>
                  <svg:desc>'Cigarette &amp; Vaping Data'.B12:'Cigarette &amp; Vaping Data'.B15</svg:desc>
                </draw:g>
              </table:table-cell>
              <table:table-cell office:value-type="float" office:value="0.199">
                <text:p>0.199</text:p>
                <draw:g>
                  <svg:desc>'Cigarette &amp; Vaping Data'.C12:'Cigarette &amp; Vaping Data'.C15</svg:desc>
                </draw:g>
              </table:table-cell>
              <table:table-cell office:value-type="float" office:value="0.311">
                <text:p>0.311</text:p>
                <draw:g>
                  <svg:desc>'Cigarette &amp; Vaping Data'.D12:'Cigarette &amp; Vaping Data'.D15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98">
                <text:p>0.098</text:p>
              </table:table-cell>
              <table:table-cell office:value-type="float" office:value="0.175">
                <text:p>0.17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94">
                <text:p>0.094</text:p>
              </table:table-cell>
              <table:table-cell office:value-type="float" office:value="0.159">
                <text:p>0.159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91">
                <text:p>0.091</text:p>
              </table:table-cell>
              <table:table-cell office:value-type="float" office:value="0.16">
                <text:p>0.16</text:p>
              </table:table-cell>
              <table:table-cell office:value-type="float" office:value="0.238">
                <text:p>0.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pt" style:font-size-asian="1pt" style:font-size-complex="1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pt" style:font-size-asian="1pt" style:font-size-complex="1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pt" style:font-size-asian="1pt" style:font-size-complex="1pt"/>
    </style:style>
    <style:style style:name="ch6" style:family="chart">
      <style:graphic-properties svg:stroke-color="#b7b7b7"/>
    </style:style>
    <style:style style:name="ch7" style:family="chart">
      <style:graphic-properties svg:stroke-color="#cccccc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none" svg:stroke-width="0.053cm"/>
    </style:style>
    <style:style style:name="ch10" style:family="chart">
      <style:text-properties style:text-position="0% 100%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4.909cm" svg:y="0.301cm" style:legend-expansion="high" chart:style-name="ch2"/>
        <chart:plot-area chart:style-name="ch3" table:cell-range-address="'Cigarette &amp; Vaping Data'.A22:'Cigarette &amp; Vaping Data'.D26" chart:data-source-has-labels="both" svg:x="0.317cm" svg:y="0.196cm" svg:width="4.275cm" svg:height="9.424cm">
          <chartooo:coordinate-region svg:x="1.787cm" svg:y="0.196cm" svg:width="2.458cm" svg:height="6.869cm"/>
          <chart:axis chart:dimension="x" chart:name="primary-x" chart:style-name="ch4" chartooo:axis-type="text">
            <chart:categories table:cell-range-address="'Cigarette &amp; Vaping Data'.A24:'Cigarette &amp; Vaping Data'.A2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igarette &amp; Vaping Data'.B24:'Cigarette &amp; Vaping Data'.B26" chart:label-cell-address="'Cigarette &amp; Vaping Data'.B22:'Cigarette &amp; Vaping Data'.B23" chart:class="chart:line">
            <chart:regression-curve chart:style-name="ch9">
              <chart:equation chart:display-equation="true" chart:display-r-square="true" chart:style-name="ch10"/>
            </chart:regression-curve>
            <chart:data-point chart:repeated="3"/>
          </chart:series>
          <chart:series chart:style-name="ch11" chart:values-cell-range-address="'Cigarette &amp; Vaping Data'.C24:'Cigarette &amp; Vaping Data'.C26" chart:label-cell-address="'Cigarette &amp; Vaping Data'.C22:'Cigarette &amp; Vaping Data'.C23" chart:class="chart:line">
            <chart:regression-curve chart:style-name="ch9">
              <chart:equation chart:display-equation="true" chart:display-r-square="true" chart:style-name="ch10"/>
            </chart:regression-curve>
            <chart:data-point chart:repeated="3"/>
          </chart:series>
          <chart:series chart:style-name="ch12" chart:values-cell-range-address="'Cigarette &amp; Vaping Data'.D24:'Cigarette &amp; Vaping Data'.D26" chart:label-cell-address="'Cigarette &amp; Vaping Data'.D22:'Cigarette &amp; Vaping Data'.D23" chart:class="chart:line">
            <chart:regression-curve chart:style-name="ch9">
              <chart:equation chart:display-equation="true" chart:display-r-square="true" chart:style-name="ch10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th Graders 21.70%</text:p>
                <text:list>
                  <text:list-item>
                    <text:p>8th Graders</text:p>
                  </text:list-item>
                  <text:list-item>
                    <text:p>21.70%</text:p>
                  </text:list-item>
                </text:list>
                <draw:g>
                  <svg:desc>'Cigarette &amp; Vaping Data'.B22:'Cigarette &amp; Vaping Data'.B23</svg:desc>
                </draw:g>
              </table:table-cell>
              <table:table-cell office:value-type="string">
                <text:p>10th Graders 32.80%</text:p>
                <text:list>
                  <text:list-item>
                    <text:p>10th Graders</text:p>
                  </text:list-item>
                  <text:list-item>
                    <text:p>32.80%</text:p>
                  </text:list-item>
                </text:list>
                <draw:g>
                  <svg:desc>'Cigarette &amp; Vaping Data'.C22:'Cigarette &amp; Vaping Data'.C23</svg:desc>
                </draw:g>
              </table:table-cell>
              <table:table-cell office:value-type="string">
                <text:p>12th Graders 35.50%</text:p>
                <text:list>
                  <text:list-item>
                    <text:p>12th Graders</text:p>
                  </text:list-item>
                  <text:list-item>
                    <text:p>35.50%</text:p>
                  </text:list-item>
                </text:list>
                <draw:g>
                  <svg:desc>'Cigarette &amp; Vaping Data'.D22:'Cigarette &amp; Vaping Data'.D23</svg:desc>
                </draw:g>
              </table:table-cell>
            </table:table-row>
          </table:table-header-rows>
          <table:table-rows>
            <table:table-row>
              <table:table-cell office:value-type="float" office:value="2016">
                <text:p>2016</text:p>
                <draw:g>
                  <svg:desc>'Cigarette &amp; Vaping Data'.A24:'Cigarette &amp; Vaping Data'.A26</svg:desc>
                </draw:g>
              </table:table-cell>
              <table:table-cell office:value-type="float" office:value="0.175">
                <text:p>0.175</text:p>
                <draw:g>
                  <svg:desc>'Cigarette &amp; Vaping Data'.B24:'Cigarette &amp; Vaping Data'.B26</svg:desc>
                </draw:g>
              </table:table-cell>
              <table:table-cell office:value-type="float" office:value="0.29">
                <text:p>0.29</text:p>
                <draw:g>
                  <svg:desc>'Cigarette &amp; Vaping Data'.C24:'Cigarette &amp; Vaping Data'.C26</svg:desc>
                </draw:g>
              </table:table-cell>
              <table:table-cell office:value-type="float" office:value="0.338">
                <text:p>0.338</text:p>
                <draw:g>
                  <svg:desc>'Cigarette &amp; Vaping Data'.D24:'Cigarette &amp; Vaping Data'.D26</svg:desc>
                </draw:g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85">
                <text:p>0.185</text:p>
              </table:table-cell>
              <table:table-cell office:value-type="float" office:value="0.309">
                <text:p>0.309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215">
                <text:p>0.215</text:p>
              </table:table-cell>
              <table:table-cell office:value-type="float" office:value="0.369">
                <text:p>0.369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pt" style:font-size-asian="1pt" style:font-size-complex="1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pt" style:font-size-asian="1pt" style:font-size-complex="1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pt" style:font-size-asian="1pt" style:font-size-complex="1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pt" style:font-size-asian="1pt" style:font-size-complex="1pt"/>
    </style:style>
    <style:style style:name="ch7" style:family="chart">
      <style:graphic-properties svg:stroke-color="#b7b7b7"/>
    </style:style>
    <style:style style:name="ch8" style:family="chart">
      <style:graphic-properties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26cm" svg:height="7.858cm" xlink:href=".." xlink:type="simple" chart:class="chart:line" chart:style-name="ch1">
        <chart:legend chart:legend-position="end" svg:x="8.689cm" svg:y="0.79cm" style:legend-expansion="high" chart:style-name="ch2"/>
        <chart:plot-area chart:style-name="ch3" table:cell-range-address="'Darth Vapor'.A1:'Darth Vapor'.D15" chart:data-source-has-labels="both" svg:x="0.254cm" svg:y="0.157cm" svg:width="8.181cm" svg:height="5.636cm">
          <chartooo:coordinate-region svg:x="1.96cm" svg:y="0.52cm" svg:width="6.475cm" svg:height="4.656cm"/>
          <chart:axis chart:dimension="x" chart:name="primary-x" chart:style-name="ch4" chartooo:axis-type="text">
            <chart:title svg:x="2.274cm" svg:y="5.951cm" chart:style-name="ch5">
              <text:p>Cigarrettes</text:p>
            </chart:title>
            <chart:categories table:cell-range-address="'Darth Vapor'.A2:'Darth Vapor'.A15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Darth Vapor'.B2:'Darth Vapor'.B15" chart:label-cell-address="'Darth Vapor'.B1:'Darth Vapor'.B1" chart:class="chart:line">
            <chart:data-point chart:repeated="14"/>
          </chart:series>
          <chart:series chart:style-name="ch10" chart:values-cell-range-address="'Darth Vapor'.C2:'Darth Vapor'.C15" chart:label-cell-address="'Darth Vapor'.C1:'Darth Vapor'.C1" chart:class="chart:line">
            <chart:data-point chart:repeated="14"/>
          </chart:series>
          <chart:series chart:style-name="ch11" chart:values-cell-range-address="'Darth Vapor'.D2:'Darth Vapor'.D15" chart:label-cell-address="'Darth Vapor'.D1:'Darth Vapor'.D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th Graders</text:p>
                <draw:g>
                  <svg:desc>'Darth Vapor'.B1:'Darth Vapor'.B1</svg:desc>
                </draw:g>
              </table:table-cell>
              <table:table-cell office:value-type="string">
                <text:p>10th Graders</text:p>
                <draw:g>
                  <svg:desc>'Darth Vapor'.C1:'Darth Vapor'.C1</svg:desc>
                </draw:g>
              </table:table-cell>
              <table:table-cell office:value-type="string">
                <text:p>12th Graders</text:p>
                <draw:g>
                  <svg:desc>'Darth Vapor'.D1:'Darth Vapor'.D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Darth Vapor'.A2:'Darth Vapor'.A15</svg:desc>
                </draw:g>
              </table:table-cell>
              <table:table-cell office:value-type="float" office:value="0.104999999999997">
                <text:p>0.104999999999997</text:p>
                <draw:g>
                  <svg:desc>'Darth Vapor'.B2:'Darth Vapor'.B15</svg:desc>
                </draw:g>
              </table:table-cell>
              <table:table-cell office:value-type="float" office:value="0.200499999999998">
                <text:p>0.200499999999998</text:p>
                <draw:g>
                  <svg:desc>'Darth Vapor'.C2:'Darth Vapor'.C15</svg:desc>
                </draw:g>
              </table:table-cell>
              <table:table-cell office:value-type="float" office:value="0.345999999999997">
                <text:p>0.345999999999997</text:p>
                <draw:g>
                  <svg:desc>'Darth Vapor'.D2:'Darth Vapor'.D15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919999999999988">
                <text:p>0.0919999999999988</text:p>
              </table:table-cell>
              <table:table-cell office:value-type="float" office:value="0.187199999999997">
                <text:p>0.187199999999997</text:p>
              </table:table-cell>
              <table:table-cell office:value-type="float" office:value="0.322400000000002">
                <text:p>0.32240000000000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789999999999971">
                <text:p>0.0789999999999971</text:p>
              </table:table-cell>
              <table:table-cell office:value-type="float" office:value="0.173899999999996">
                <text:p>0.173899999999996</text:p>
              </table:table-cell>
              <table:table-cell office:value-type="float" office:value="0.2988">
                <text:p>0.29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65999999999999">
                <text:p>0.065999999999999</text:p>
              </table:table-cell>
              <table:table-cell office:value-type="float" office:value="0.160599999999999">
                <text:p>0.160599999999999</text:p>
              </table:table-cell>
              <table:table-cell office:value-type="float" office:value="0.275199999999998">
                <text:p>0.27519999999999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529999999999973">
                <text:p>0.0529999999999973</text:p>
              </table:table-cell>
              <table:table-cell office:value-type="float" office:value="0.147299999999998">
                <text:p>0.147299999999998</text:p>
              </table:table-cell>
              <table:table-cell office:value-type="float" office:value="0.251599999999996">
                <text:p>0.25159999999999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133999999999997">
                <text:p>0.133999999999997</text:p>
              </table:table-cell>
              <table:table-cell office:value-type="float" office:value="0.228000000000002">
                <text:p>0.22800000000000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269999999999975">
                <text:p>0.0269999999999975</text:p>
              </table:table-cell>
              <table:table-cell office:value-type="float" office:value="0.120699999999999">
                <text:p>0.120699999999999</text:p>
              </table:table-cell>
              <table:table-cell office:value-type="float" office:value="0.2044">
                <text:p>0.204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139999999999993">
                <text:p>0.0139999999999993</text:p>
              </table:table-cell>
              <table:table-cell office:value-type="float" office:value="0.107399999999998">
                <text:p>0.107399999999998</text:p>
              </table:table-cell>
              <table:table-cell office:value-type="float" office:value="0.180799999999998">
                <text:p>0.18079999999999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00999999999997669">
                <text:p>0.000999999999997669</text:p>
              </table:table-cell>
              <table:table-cell office:value-type="float" office:value="0.0940999999999974">
                <text:p>0.0940999999999974</text:p>
              </table:table-cell>
              <table:table-cell office:value-type="float" office:value="0.157200000000003">
                <text:p>0.157200000000003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-0.0120000000000005">
                <text:p>-0.0120000000000005</text:p>
              </table:table-cell>
              <table:table-cell office:value-type="float" office:value="0.0807999999999964">
                <text:p>0.0807999999999964</text:p>
              </table:table-cell>
              <table:table-cell office:value-type="float" office:value="0.133600000000001">
                <text:p>0.133600000000001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-0.0250000000000021">
                <text:p>-0.0250000000000021</text:p>
              </table:table-cell>
              <table:table-cell office:value-type="float" office:value="0.067499999999999">
                <text:p>0.067499999999999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-0.0380000000000003">
                <text:p>-0.0380000000000003</text:p>
              </table:table-cell>
              <table:table-cell office:value-type="float" office:value="0.054199999999998">
                <text:p>0.054199999999998</text:p>
              </table:table-cell>
              <table:table-cell office:value-type="float" office:value="0.0863999999999976">
                <text:p>0.0863999999999976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-0.0510000000000019">
                <text:p>-0.0510000000000019</text:p>
              </table:table-cell>
              <table:table-cell office:value-type="float" office:value="0.0408999999999971">
                <text:p>0.0408999999999971</text:p>
              </table:table-cell>
              <table:table-cell office:value-type="float" office:value="0.0628000000000029">
                <text:p>0.0628000000000029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-0.0640000000000001">
                <text:p>-0.0640000000000001</text:p>
              </table:table-cell>
              <table:table-cell office:value-type="float" office:value="0.0275999999999996">
                <text:p>0.0275999999999996</text:p>
              </table:table-cell>
              <table:table-cell office:value-type="float" office:value="0.039200000000001">
                <text:p>0.0392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pt" style:font-size-asian="1pt" style:font-size-complex="1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pt" style:font-size-asian="1pt" style:font-size-complex="1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pt" style:font-size-asian="1pt" style:font-size-complex="1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pt" style:font-size-asian="1pt" style:font-size-complex="1pt"/>
    </style:style>
    <style:style style:name="ch7" style:family="chart">
      <style:graphic-properties svg:stroke-color="#b7b7b7"/>
    </style:style>
    <style:style style:name="ch8" style:family="chart">
      <style:graphic-properties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68cm" svg:height="7.858cm" xlink:href=".." xlink:type="simple" chart:class="chart:line" chart:style-name="ch1">
        <chart:legend chart:legend-position="end" svg:x="8.531cm" svg:y="0.79cm" style:legend-expansion="high" chart:style-name="ch2"/>
        <chart:plot-area chart:style-name="ch3" table:cell-range-address="'Darth Vapor'.A17:'Darth Vapor'.D31" chart:data-source-has-labels="both" svg:x="0.251cm" svg:y="0.157cm" svg:width="8.029cm" svg:height="5.636cm">
          <chartooo:coordinate-region svg:x="1.721cm" svg:y="0.157cm" svg:width="6.559cm" svg:height="3.081cm"/>
          <chart:axis chart:dimension="x" chart:name="primary-x" chart:style-name="ch4" chartooo:axis-type="text">
            <chart:title svg:x="2.882cm" svg:y="5.951cm" chart:style-name="ch5">
              <text:p>Vaping</text:p>
            </chart:title>
            <chart:categories table:cell-range-address="'Darth Vapor'.A18:'Darth Vapor'.A31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Darth Vapor'.B18:'Darth Vapor'.B31" chart:label-cell-address="'Darth Vapor'.B17:'Darth Vapor'.B17" chart:class="chart:line">
            <chart:data-point chart:repeated="14"/>
          </chart:series>
          <chart:series chart:style-name="ch10" chart:values-cell-range-address="'Darth Vapor'.C18:'Darth Vapor'.C31" chart:label-cell-address="'Darth Vapor'.C17:'Darth Vapor'.C17" chart:class="chart:line">
            <chart:data-point chart:repeated="14"/>
          </chart:series>
          <chart:series chart:style-name="ch11" chart:values-cell-range-address="'Darth Vapor'.D18:'Darth Vapor'.D31" chart:label-cell-address="'Darth Vapor'.D17:'Darth Vapor'.D17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th Graders</text:p>
                <draw:g>
                  <svg:desc>'Darth Vapor'.B17:'Darth Vapor'.B17</svg:desc>
                </draw:g>
              </table:table-cell>
              <table:table-cell office:value-type="string">
                <text:p>10th Graders</text:p>
                <draw:g>
                  <svg:desc>'Darth Vapor'.C17:'Darth Vapor'.C17</svg:desc>
                </draw:g>
              </table:table-cell>
              <table:table-cell office:value-type="string">
                <text:p>12th Graders</text:p>
                <draw:g>
                  <svg:desc>'Darth Vapor'.D17:'Darth Vapor'.D17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Darth Vapor'.A18:'Darth Vapor'.A31</svg:desc>
                </draw:g>
              </table:table-cell>
              <table:table-cell office:value-type="float" office:value="0.1991">
                <text:p>0.1991</text:p>
                <draw:g>
                  <svg:desc>'Darth Vapor'.B18:'Darth Vapor'.B31</svg:desc>
                </draw:g>
              </table:table-cell>
              <table:table-cell office:value-type="float" office:value="0.313000000000002">
                <text:p>0.313000000000002</text:p>
                <draw:g>
                  <svg:desc>'Darth Vapor'.C18:'Darth Vapor'.C31</svg:desc>
                </draw:g>
              </table:table-cell>
              <table:table-cell office:value-type="float" office:value="0.344999999999999">
                <text:p>0.344999999999999</text:p>
                <draw:g>
                  <svg:desc>'Darth Vapor'.D18:'Darth Vapor'.D31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1995">
                <text:p>0.1995</text:p>
              </table:table-cell>
              <table:table-cell office:value-type="float" office:value="0.327200000000001">
                <text:p>0.327200000000001</text:p>
              </table:table-cell>
              <table:table-cell office:value-type="float" office:value="0.368000000000002">
                <text:p>0.36800000000000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999">
                <text:p>0.1999</text:p>
              </table:table-cell>
              <table:table-cell office:value-type="float" office:value="0.3414">
                <text:p>0.3414</text:p>
              </table:table-cell>
              <table:table-cell office:value-type="float" office:value="0.390999999999998">
                <text:p>0.39099999999999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2003">
                <text:p>0.2003</text:p>
              </table:table-cell>
              <table:table-cell office:value-type="float" office:value="0.355600000000003">
                <text:p>0.355600000000003</text:p>
              </table:table-cell>
              <table:table-cell office:value-type="float" office:value="0.414000000000002">
                <text:p>0.41400000000000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2007">
                <text:p>0.2007</text:p>
              </table:table-cell>
              <table:table-cell office:value-type="float" office:value="0.369800000000001">
                <text:p>0.369800000000001</text:p>
              </table:table-cell>
              <table:table-cell office:value-type="float" office:value="0.436999999999998">
                <text:p>0.43699999999999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2011">
                <text:p>0.2011</text:p>
              </table:table-cell>
              <table:table-cell office:value-type="float" office:value="0.384">
                <text:p>0.384</text:p>
              </table:table-cell>
              <table:table-cell office:value-type="float" office:value="0.460000000000001">
                <text:p>0.4600000000000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2015">
                <text:p>0.2015</text:p>
              </table:table-cell>
              <table:table-cell office:value-type="float" office:value="0.398199999999999">
                <text:p>0.398199999999999</text:p>
              </table:table-cell>
              <table:table-cell office:value-type="float" office:value="0.482999999999997">
                <text:p>0.48299999999999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2019">
                <text:p>0.2019</text:p>
              </table:table-cell>
              <table:table-cell office:value-type="float" office:value="0.412400000000002">
                <text:p>0.412400000000002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2023">
                <text:p>0.2023</text:p>
              </table:table-cell>
              <table:table-cell office:value-type="float" office:value="0.426600000000001">
                <text:p>0.426600000000001</text:p>
              </table:table-cell>
              <table:table-cell office:value-type="float" office:value="0.528999999999996">
                <text:p>0.52899999999999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2027">
                <text:p>0.2027</text:p>
              </table:table-cell>
              <table:table-cell office:value-type="float" office:value="0.440799999999999">
                <text:p>0.44079999999999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2031">
                <text:p>0.2031</text:p>
              </table:table-cell>
              <table:table-cell office:value-type="float" office:value="0.455000000000002">
                <text:p>0.455000000000002</text:p>
              </table:table-cell>
              <table:table-cell office:value-type="float" office:value="0.574999999999996">
                <text:p>0.574999999999996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2035">
                <text:p>0.2035</text:p>
              </table:table-cell>
              <table:table-cell office:value-type="float" office:value="0.469200000000001">
                <text:p>0.469200000000001</text:p>
              </table:table-cell>
              <table:table-cell office:value-type="float" office:value="0.597999999999999">
                <text:p>0.597999999999999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2039">
                <text:p>0.2039</text:p>
              </table:table-cell>
              <table:table-cell office:value-type="float" office:value="0.4834">
                <text:p>0.4834</text:p>
              </table:table-cell>
              <table:table-cell office:value-type="float" office:value="0.621000000000002">
                <text:p>0.621000000000002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2043">
                <text:p>0.2043</text:p>
              </table:table-cell>
              <table:table-cell office:value-type="float" office:value="0.497600000000002">
                <text:p>0.497600000000002</text:p>
              </table:table-cell>
              <table:table-cell office:value-type="float" office:value="0.643999999999998">
                <text:p>0.643999999999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data-label-number="none" chart:data-label-text="tru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data-label-number="non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="solid" draw:fill-color="#e69138"/>
    </style:style>
    <style:style style:name="ch7" style:family="chart">
      <style:chart-properties chart:solid-type="cuboid"/>
      <style:graphic-properties draw:fill="solid" draw:fill-color="#fce5cd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plot-area chart:style-name="ch2" table:cell-range-address="'Above or Under the Influence'.P2:'Above or Under the Influence'.P3 'Above or Under the Influence'.K11:'Above or Under the Influence'.K12" chart:data-source-has-labels="column" svg:x="0.317cm" svg:y="0.196cm" svg:width="15.241cm" svg:height="9.424cm">
          <chartooo:coordinate-region svg:x="3.226cm" svg:y="0.197cm" svg:width="9.423cm" svg:height="9.423cm"/>
          <chart:axis chart:dimension="x" chart:name="primary-x" chart:style-name="ch3" chartooo:axis-type="text">
            <chart:categories table:cell-range-address="'Above or Under the Influence'.P2:'Above or Under the Influence'.P3"/>
          </chart:axis>
          <chart:axis chart:dimension="y" chart:name="primary-y" chart:style-name="ch4"/>
          <chart:series chart:style-name="ch5" chart:values-cell-range-address="'Above or Under the Influence'.K11:'Above or Under the Influence'.K12" chart:class="chart:circle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icotine (52%)</text:p>
                <draw:g>
                  <svg:desc>'Above or Under the Influence'.P2:'Above or Under the Influence'.P3</svg:desc>
                </draw:g>
              </table:table-cell>
              <table:table-cell office:value-type="float" office:value="156">
                <text:p>156</text:p>
                <draw:g>
                  <svg:desc>'Above or Under the Influence'.K11:'Above or Under the Influence'.K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data-label-number="none" chart:data-label-text="tru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data-label-number="non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="solid" draw:fill-color="#6aa84f"/>
    </style:style>
    <style:style style:name="ch7" style:family="chart">
      <style:chart-properties chart:solid-type="cuboid"/>
      <style:graphic-properties draw:fill="solid" draw:fill-color="#d9ead3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plot-area chart:style-name="ch2" table:cell-range-address="'Above or Under the Influence'.Q2:'Above or Under the Influence'.Q3 'Above or Under the Influence'.L11:'Above or Under the Influence'.L12" chart:data-source-has-labels="column" svg:x="0.317cm" svg:y="0.196cm" svg:width="15.241cm" svg:height="9.424cm">
          <chartooo:coordinate-region svg:x="3.226cm" svg:y="0.197cm" svg:width="9.423cm" svg:height="9.423cm"/>
          <chart:axis chart:dimension="x" chart:name="primary-x" chart:style-name="ch3" chartooo:axis-type="text">
            <chart:categories table:cell-range-address="'Above or Under the Influence'.Q2:'Above or Under the Influence'.Q3"/>
          </chart:axis>
          <chart:axis chart:dimension="y" chart:name="primary-y" chart:style-name="ch4"/>
          <chart:series chart:style-name="ch5" chart:values-cell-range-address="'Above or Under the Influence'.L11:'Above or Under the Influence'.L12" chart:class="chart:circle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Marijauna (47%)</text:p>
                <draw:g>
                  <svg:desc>'Above or Under the Influence'.Q2:'Above or Under the Influence'.Q3</svg:desc>
                </draw:g>
              </table:table-cell>
              <table:table-cell office:value-type="float" office:value="141">
                <text:p>141</text:p>
                <draw:g>
                  <svg:desc>'Above or Under the Influence'.L11:'Above or Under the Influence'.L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data-label-number="none" chart:data-label-text="tru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data-label-number="non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="solid" draw:fill-color="#5b0f00"/>
    </style:style>
    <style:style style:name="ch7" style:family="chart">
      <style:chart-properties chart:solid-type="cuboid"/>
      <style:graphic-properties draw:fill="solid" draw:fill-color="#dd7e6b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plot-area chart:style-name="ch2" table:cell-range-address="'Above or Under the Influence'.R2:'Above or Under the Influence'.R3 'Above or Under the Influence'.M11:'Above or Under the Influence'.M12" chart:data-source-has-labels="column" svg:x="0.317cm" svg:y="0.196cm" svg:width="15.241cm" svg:height="9.424cm">
          <chartooo:coordinate-region svg:x="3.226cm" svg:y="0.197cm" svg:width="9.423cm" svg:height="9.423cm"/>
          <chart:axis chart:dimension="x" chart:name="primary-x" chart:style-name="ch3" chartooo:axis-type="text">
            <chart:categories table:cell-range-address="'Above or Under the Influence'.R2:'Above or Under the Influence'.R3"/>
          </chart:axis>
          <chart:axis chart:dimension="y" chart:name="primary-y" chart:style-name="ch4"/>
          <chart:series chart:style-name="ch5" chart:values-cell-range-address="'Above or Under the Influence'.M11:'Above or Under the Influence'.M12" chart:class="chart:circle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lcohol (65%)</text:p>
                <draw:g>
                  <svg:desc>'Above or Under the Influence'.R2:'Above or Under the Influence'.R3</svg:desc>
                </draw:g>
              </table:table-cell>
              <table:table-cell office:value-type="float" office:value="195">
                <text:p>195</text:p>
                <draw:g>
                  <svg:desc>'Above or Under the Influence'.M11:'Above or Under the Influence'.M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6" style:family="chart">
      <style:chart-properties chart:solid-type="cuboid"/>
      <style:graphic-properties draw:fill="solid" draw:fill-color="#efefef"/>
    </style:style>
    <style:style style:name="ch7" style:family="chart">
      <style:chart-properties chart:solid-type="cuboid"/>
      <style:graphic-properties draw:fill="solid" draw:fill-color="#660000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plot-area chart:style-name="ch2" table:cell-range-address="'Above or Under the Influence'.S2:'Above or Under the Influence'.S3 'Above or Under the Influence'.N11:'Above or Under the Influence'.N12" chart:data-source-has-labels="column" svg:x="0.317cm" svg:y="0.196cm" svg:width="15.241cm" svg:height="9.424cm">
          <chartooo:coordinate-region svg:x="3.226cm" svg:y="0.197cm" svg:width="9.423cm" svg:height="9.423cm"/>
          <chart:axis chart:dimension="x" chart:name="primary-x" chart:style-name="ch3" chartooo:axis-type="text">
            <chart:categories table:cell-range-address="'Above or Under the Influence'.S2:'Above or Under the Influence'.S3"/>
          </chart:axis>
          <chart:axis chart:dimension="y" chart:name="primary-y" chart:style-name="ch4"/>
          <chart:series chart:style-name="ch5" chart:values-cell-range-address="'Above or Under the Influence'.N11:'Above or Under the Influence'.N12" chart:class="chart:circle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Opioids</text:p>
                <draw:g>
                  <svg:desc>'Above or Under the Influence'.S2:'Above or Under the Influence'.S3</svg:desc>
                </draw:g>
              </table:table-cell>
              <table:table-cell office:value-type="float" office:value="54">
                <text:p>54</text:p>
                <draw:g>
                  <svg:desc>'Above or Under the Influence'.N11:'Above or Under the Influence'.N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